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number-columns-spanned="4" table:number-rows-spanned="1" table:style-name="ce4">
            <text:p>Average Charge</text:p>
          </table:table-cell>
          <table:covered-table-cell table:number-columns-repeated="3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182.00378694822476" table:formula="of:=AVERAGE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182.0037869</text:p>
          </table:table-cell>
          <table:table-cell office:value-type="float" office:value="188.62916621449699" table:formula="of:=AVERAGE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188.6291662</text:p>
          </table:table-cell>
          <table:table-cell office:value-type="float" office:value="181.32671597630014" table:formula="of:=AVERAGE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181.326716</text:p>
          </table:table-cell>
          <table:table-cell office:value-type="float" office:value="303.39878705694844" table:formula="of:=AVERAGE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ce2">
            <text:p>303.3987871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91.265240000000006" table:formula="of:=MIN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91.26524</text:p>
          </table:table-cell>
          <table:table-cell office:value-type="float" office:value="94.760450000000006" table:formula="of:=MIN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94.76045</text:p>
          </table:table-cell>
          <table:table-cell office:value-type="float" office:value="96.999999999946397" table:formula="of:=MIN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97</text:p>
          </table:table-cell>
          <table:table-cell office:value-type="float" office:value="55.784999999999599" table:formula="of:=MIN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ce2">
            <text:p>55.785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387.82986" table:formula="of:=MAX(['sa-exhaustive-charge'.B:.B];['sa-exhaustive-charge'.D:.D];['sa-exhaustive-charge'.F:.F];['sa-exhaustive-charge'.H:.H];['sa-exhaustive-charge'.J:.J];['sa-exhaustive-charge'.L:.L];['sa-exhaustive-charge'.N:.N];['sa-exhaustive-charge'.P:.P];['sa-exhaustive-charge'.R:.R];['sa-exhaustive-charge'.T:.T];['sa-exhaustive-charge'.V:.V];['sa-exhaustive-charge'.X:.X];['sa-exhaustive-charge'.Z:.Z];['sa-exhaustive-charge'.AB:.AB];['sa-exhaustive-charge'.AD:.AD];['sa-exhaustive-charge'.AF:.AF];['sa-exhaustive-charge'.AH:.AH];['sa-exhaustive-charge'.AJ:.AJ];['sa-exhaustive-charge'.AL:.AL];['sa-exhaustive-charge'.AN:.AN];['sa-exhaustive-charge'.AP:.AP];['sa-exhaustive-charge'.AR:.AR];['sa-exhaustive-charge'.AT:.AT];['sa-exhaustive-charge'.AV:.AV];['sa-exhaustive-charge'.AX:.AX];['sa-exhaustive-charge'.AZ:.AZ];['sa-exhaustive-charge'.BB:.BB];['sa-exhaustive-charge'.BD:.BD];['sa-exhaustive-charge'.BF:.BF];['sa-exhaustive-charge'.BH:.BH];['sa-exhaustive-charge'.BJ:.BJ];['sa-exhaustive-charge'.BL:.BL];['sa-exhaustive-charge'.BN:.BN];['sa-exhaustive-charge'.BP:.BP];['sa-exhaustive-charge'.BR:.BR])" table:style-name="ce2">
            <text:p>387.82986</text:p>
          </table:table-cell>
          <table:table-cell office:value-type="float" office:value="388" table:formula="of:=MAX(['sa-quick-charge'.B:.B];['sa-quick-charge'.D:.D];['sa-quick-charge'.F:.F];['sa-quick-charge'.H:.H];['sa-quick-charge'.J:.J];['sa-quick-charge'.L:.L];['sa-quick-charge'.N:.N];['sa-quick-charge'.P:.P];['sa-quick-charge'.R:.R];['sa-quick-charge'.T:.T];['sa-quick-charge'.V:.V];['sa-quick-charge'.X:.X];['sa-quick-charge'.Z:.Z];['sa-quick-charge'.AB:.AB];['sa-quick-charge'.AD:.AD];['sa-quick-charge'.AF:.AF];['sa-quick-charge'.AH:.AH];['sa-quick-charge'.AJ:.AJ];['sa-quick-charge'.AL:.AL];['sa-quick-charge'.AN:.AN];['sa-quick-charge'.AP:.AP];['sa-quick-charge'.AR:.AR];['sa-quick-charge'.AT:.AT];['sa-quick-charge'.AV:.AV];['sa-quick-charge'.AX:.AX];['sa-quick-charge'.AZ:.AZ];['sa-quick-charge'.BB:.BB];['sa-quick-charge'.BD:.BD];['sa-quick-charge'.BF:.BF];['sa-quick-charge'.BH:.BH];['sa-quick-charge'.BJ:.BJ];['sa-quick-charge'.BL:.BL];['sa-quick-charge'.BN:.BN];['sa-quick-charge'.BP:.BP];['sa-quick-charge'.BR:.BR])" table:style-name="ce2">
            <text:p>388</text:p>
          </table:table-cell>
          <table:table-cell office:value-type="float" office:value="382.92999999994902" table:formula="of:=MAX(['milp-charge'.B:.B];['milp-charge'.D:.D];['milp-charge'.F:.F];['milp-charge'.H:.H];['milp-charge'.J:.J];['milp-charge'.L:.L];['milp-charge'.N:.N];['milp-charge'.P:.P];['milp-charge'.R:.R];['milp-charge'.T:.T];['milp-charge'.V:.V];['milp-charge'.X:.X];['milp-charge'.Z:.Z];['milp-charge'.AB:.AB];['milp-charge'.AD:.AD];['milp-charge'.AF:.AF];['milp-charge'.AH:.AH];['milp-charge'.AJ:.AJ];['milp-charge'.AL:.AL];['milp-charge'.AN:.AN];['milp-charge'.AP:.AP];['milp-charge'.AR:.AR];['milp-charge'.AT:.AT];['milp-charge'.AV:.AV];['milp-charge'.AX:.AX];['milp-charge'.AZ:.AZ];['milp-charge'.BB:.BB];['milp-charge'.BD:.BD];['milp-charge'.BF:.BF];['milp-charge'.BH:.BH];['milp-charge'.BJ:.BJ];['milp-charge'.BL:.BL];['milp-charge'.BN:.BN];['milp-charge'.BP:.BP];['milp-charge'.BR:.BR])" table:style-name="ce2">
            <text:p>382.93</text:p>
          </table:table-cell>
          <table:table-cell office:value-type="float" office:value="376.20999999999901" table:formula="of:=MAX(['qm-charge'.B:.B];['qm-charge'.D:.D];['qm-charge'.F:.F];['qm-charge'.H:.H];['qm-charge'.J:.J];['qm-charge'.L:.L];['qm-charge'.N:.N];['qm-charge'.P:.P];['qm-charge'.R:.R];['qm-charge'.T:.T];['qm-charge'.V:.V];['qm-charge'.X:.X];['qm-charge'.Z:.Z];['qm-charge'.AB:.AB];['qm-charge'.AD:.AD];['qm-charge'.AF:.AF];['qm-charge'.AH:.AH];['qm-charge'.AJ:.AJ];['qm-charge'.AL:.AL];['qm-charge'.AN:.AN];['qm-charge'.AP:.AP];['qm-charge'.AR:.AR];['qm-charge'.AT:.AT];['qm-charge'.AV:.AV];['qm-charge'.AX:.AX];['qm-charge'.AZ:.AZ];['qm-charge'.BB:.BB];['qm-charge'.BD:.BD];['qm-charge'.BF:.BF];['qm-charge'.BH:.BH];['qm-charge'.BJ:.BJ];['qm-charge'.BL:.BL];['qm-charge'.BN:.BN];['qm-charge'.BP:.BP];['qm-charge'.BR:.BR])" table:style-name="ce2">
            <text:p>376.21</text:p>
          </table:table-cell>
          <table:table-cell table:number-columns-repeated="2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table:number-columns-repeated="6" table:style-name="ce2"/>
          <table:table-cell table:style-name="ce3"/>
          <table:table-cell table:number-columns-repeated="16377"/>
        </table:table-row>
        <table:table-row table:number-rows-repeated="1048568" table:style-name="ro2">
          <table:table-cell table:number-columns-repeated="16384"/>
        </table:table-row>
      </table:table>
      <table:table table:name="sa-exhaustive-charg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me0</text:p>
          </table:table-cell>
          <table:table-cell office:value-type="string" table:style-name="ce1">
            <text:p>eta0</text:p>
          </table:table-cell>
          <table:table-cell office:value-type="string" table:style-name="ce1">
            <text:p>time1</text:p>
          </table:table-cell>
          <table:table-cell office:value-type="string" table:style-name="ce1">
            <text:p>eta1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eta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eta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eta4</text:p>
          </table:table-cell>
          <table:table-cell office:value-type="string" table:style-name="ce1">
            <text:p>time5</text:p>
          </table:table-cell>
          <table:table-cell office:value-type="string" table:style-name="ce1">
            <text:p>eta5</text:p>
          </table:table-cell>
          <table:table-cell office:value-type="string" table:style-name="ce1">
            <text:p>time6</text:p>
          </table:table-cell>
          <table:table-cell office:value-type="string" table:style-name="ce1">
            <text:p>eta6</text:p>
          </table:table-cell>
          <table:table-cell office:value-type="string" table:style-name="ce1">
            <text:p>time7</text:p>
          </table:table-cell>
          <table:table-cell office:value-type="string" table:style-name="ce1">
            <text:p>eta7</text:p>
          </table:table-cell>
          <table:table-cell office:value-type="string" table:style-name="ce1">
            <text:p>time8</text:p>
          </table:table-cell>
          <table:table-cell office:value-type="string" table:style-name="ce1">
            <text:p>eta8</text:p>
          </table:table-cell>
          <table:table-cell office:value-type="string" table:style-name="ce1">
            <text:p>time9</text:p>
          </table:table-cell>
          <table:table-cell office:value-type="string" table:style-name="ce1">
            <text:p>eta9</text:p>
          </table:table-cell>
          <table:table-cell office:value-type="string" table:style-name="ce1">
            <text:p>time10</text:p>
          </table:table-cell>
          <table:table-cell office:value-type="string" table:style-name="ce1">
            <text:p>eta10</text:p>
          </table:table-cell>
          <table:table-cell office:value-type="string" table:style-name="ce1">
            <text:p>time11</text:p>
          </table:table-cell>
          <table:table-cell office:value-type="string" table:style-name="ce1">
            <text:p>eta11</text:p>
          </table:table-cell>
          <table:table-cell office:value-type="string" table:style-name="ce1">
            <text:p>time12</text:p>
          </table:table-cell>
          <table:table-cell office:value-type="string" table:style-name="ce1">
            <text:p>eta12</text:p>
          </table:table-cell>
          <table:table-cell office:value-type="string" table:style-name="ce1">
            <text:p>time13</text:p>
          </table:table-cell>
          <table:table-cell office:value-type="string" table:style-name="ce1">
            <text:p>eta13</text:p>
          </table:table-cell>
          <table:table-cell office:value-type="string" table:style-name="ce1">
            <text:p>time14</text:p>
          </table:table-cell>
          <table:table-cell office:value-type="string" table:style-name="ce1">
            <text:p>eta14</text:p>
          </table:table-cell>
          <table:table-cell office:value-type="string" table:style-name="ce1">
            <text:p>time15</text:p>
          </table:table-cell>
          <table:table-cell office:value-type="string" table:style-name="ce1">
            <text:p>eta15</text:p>
          </table:table-cell>
          <table:table-cell office:value-type="string" table:style-name="ce1">
            <text:p>time16</text:p>
          </table:table-cell>
          <table:table-cell office:value-type="string" table:style-name="ce1">
            <text:p>eta16</text:p>
          </table:table-cell>
          <table:table-cell office:value-type="string" table:style-name="ce1">
            <text:p>time17</text:p>
          </table:table-cell>
          <table:table-cell office:value-type="string" table:style-name="ce1">
            <text:p>eta17</text:p>
          </table:table-cell>
          <table:table-cell office:value-type="string" table:style-name="ce1">
            <text:p>time18</text:p>
          </table:table-cell>
          <table:table-cell office:value-type="string" table:style-name="ce1">
            <text:p>eta18</text:p>
          </table:table-cell>
          <table:table-cell office:value-type="string" table:style-name="ce1">
            <text:p>time19</text:p>
          </table:table-cell>
          <table:table-cell office:value-type="string" table:style-name="ce1">
            <text:p>eta19</text:p>
          </table:table-cell>
          <table:table-cell office:value-type="string" table:style-name="ce1">
            <text:p>time20</text:p>
          </table:table-cell>
          <table:table-cell office:value-type="string" table:style-name="ce1">
            <text:p>eta20</text:p>
          </table:table-cell>
          <table:table-cell office:value-type="string" table:style-name="ce1">
            <text:p>time21</text:p>
          </table:table-cell>
          <table:table-cell office:value-type="string" table:style-name="ce1">
            <text:p>eta21</text:p>
          </table:table-cell>
          <table:table-cell office:value-type="string" table:style-name="ce1">
            <text:p>time22</text:p>
          </table:table-cell>
          <table:table-cell office:value-type="string" table:style-name="ce1">
            <text:p>eta22</text:p>
          </table:table-cell>
          <table:table-cell office:value-type="string" table:style-name="ce1">
            <text:p>time23</text:p>
          </table:table-cell>
          <table:table-cell office:value-type="string" table:style-name="ce1">
            <text:p>eta23</text:p>
          </table:table-cell>
          <table:table-cell office:value-type="string" table:style-name="ce1">
            <text:p>time24</text:p>
          </table:table-cell>
          <table:table-cell office:value-type="string" table:style-name="ce1">
            <text:p>eta24</text:p>
          </table:table-cell>
          <table:table-cell office:value-type="string" table:style-name="ce1">
            <text:p>time25</text:p>
          </table:table-cell>
          <table:table-cell office:value-type="string" table:style-name="ce1">
            <text:p>eta25</text:p>
          </table:table-cell>
          <table:table-cell office:value-type="string" table:style-name="ce1">
            <text:p>time26</text:p>
          </table:table-cell>
          <table:table-cell office:value-type="string" table:style-name="ce1">
            <text:p>eta26</text:p>
          </table:table-cell>
          <table:table-cell office:value-type="string" table:style-name="ce1">
            <text:p>time27</text:p>
          </table:table-cell>
          <table:table-cell office:value-type="string" table:style-name="ce1">
            <text:p>eta27</text:p>
          </table:table-cell>
          <table:table-cell office:value-type="string" table:style-name="ce1">
            <text:p>time28</text:p>
          </table:table-cell>
          <table:table-cell office:value-type="string" table:style-name="ce1">
            <text:p>eta28</text:p>
          </table:table-cell>
          <table:table-cell office:value-type="string" table:style-name="ce1">
            <text:p>time29</text:p>
          </table:table-cell>
          <table:table-cell office:value-type="string" table:style-name="ce1">
            <text:p>eta29</text:p>
          </table:table-cell>
          <table:table-cell office:value-type="string" table:style-name="ce1">
            <text:p>time30</text:p>
          </table:table-cell>
          <table:table-cell office:value-type="string" table:style-name="ce1">
            <text:p>eta30</text:p>
          </table:table-cell>
          <table:table-cell office:value-type="string" table:style-name="ce1">
            <text:p>time31</text:p>
          </table:table-cell>
          <table:table-cell office:value-type="string" table:style-name="ce1">
            <text:p>eta31</text:p>
          </table:table-cell>
          <table:table-cell office:value-type="string" table:style-name="ce1">
            <text:p>time32</text:p>
          </table:table-cell>
          <table:table-cell office:value-type="string" table:style-name="ce1">
            <text:p>eta32</text:p>
          </table:table-cell>
          <table:table-cell office:value-type="string" table:style-name="ce1">
            <text:p>time33</text:p>
          </table:table-cell>
          <table:table-cell office:value-type="string" table:style-name="ce1">
            <text:p>eta33</text:p>
          </table:table-cell>
          <table:table-cell office:value-type="string" table:style-name="ce1">
            <text:p>time34</text:p>
          </table:table-cell>
          <table:table-cell office:value-type="string" table:style-name="ce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8.7324216E-4" table:style-name="ce1">
            <text:p>0.00087324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6694863E-4" table:style-name="ce1">
            <text:p>0.00036694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7283779999999997E-4" table:style-name="ce1">
            <text:p>0.00067283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3445209999999999E-4" table:style-name="ce1">
            <text:p>0.00083445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5529866E-4" table:style-name="ce1">
            <text:p>0.00035529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1123141999999999E-5" table:style-name="ce1">
            <text:p>2.11231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9.2635579999999996E-5" table:style-name="ce1">
            <text:p>9.26356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5759600000000003E-4" table:style-name="ce1">
            <text:p>0.00075759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8295984E-4" table:style-name="ce1">
            <text:p>0.0002829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9878263000000001E-4" table:style-name="ce1">
            <text:p>0.00039878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2932797E-4" table:style-name="ce1">
            <text:p>0.00032932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7169230000000005E-4" table:style-name="ce1">
            <text:p>0.00057169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4132952E-4" table:style-name="ce1">
            <text:p>0.0001413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7477813999999997E-4" table:style-name="ce1">
            <text:p>0.00027477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1265209999999996E-4" table:style-name="ce1">
            <text:p>0.00071265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8623700000000002E-4" table:style-name="ce1">
            <text:p>0.00068623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9392079999999996E-4" table:style-name="ce1">
            <text:p>0.00049392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1518290000000002E-4" table:style-name="ce1">
            <text:p>0.00061518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8662419999999999E-4" table:style-name="ce1">
            <text:p>0.00028662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2149741000000001E-5" table:style-name="ce1">
            <text:p>2.21497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7692529999999999E-5" table:style-name="ce1">
            <text:p>5.76925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0513044E-4" table:style-name="ce1">
            <text:p>0.0003051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1159036999999998E-5" table:style-name="ce1">
            <text:p>4.1159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1567649999999998E-4" table:style-name="ce1">
            <text:p>0.00041567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7387719999999997E-4" table:style-name="ce1">
            <text:p>0.00087387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4394229999999995E-5" table:style-name="ce1">
            <text:p>7.43942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6049449999999997E-4" table:style-name="ce1">
            <text:p>0.00076049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4669680000000001E-4" table:style-name="ce1">
            <text:p>0.00044669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7406310000000001E-5" table:style-name="ce1">
            <text:p>4.74063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7804126E-4" table:style-name="ce1">
            <text:p>0.00017804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7327975000000002E-4" table:style-name="ce1">
            <text:p>0.0007732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9182813E-4" table:style-name="ce1">
            <text:p>0.00019182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1609758E-4" table:style-name="ce1">
            <text:p>0.00041609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8373014000000002E-4" table:style-name="ce1">
            <text:p>0.0004837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1222859999999996E-5" table:style-name="ce1">
            <text:p>7.12229E-05</text:p>
          </table:table-cell>
          <table:table-cell office:value-type="float" office:value="349.19997999999998" table:style-name="ce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9.920281999999999E-4" table:style-name="ce1">
            <text:p>0.000992028</text:p>
          </table:table-cell>
          <table:table-cell office:value-type="float" office:value="349.20355000000001" table:style-name="ce1">
            <text:p>349.20355</text:p>
          </table:table-cell>
          <table:table-cell office:value-type="float" office:value="6.7135450000000004E-4" table:style-name="ce1">
            <text:p>0.000671355</text:p>
          </table:table-cell>
          <table:table-cell office:value-type="float" office:value="349.20909999999998" table:style-name="ce1">
            <text:p>349.2091</text:p>
          </table:table-cell>
          <table:table-cell office:value-type="float" office:value="8.0925995E-4" table:style-name="ce1">
            <text:p>0.00080926</text:p>
          </table:table-cell>
          <table:table-cell office:value-type="float" office:value="349.20407" table:style-name="ce1">
            <text:p>349.20407</text:p>
          </table:table-cell>
          <table:table-cell office:value-type="float" office:value="9.4918197000000003E-4" table:style-name="ce1">
            <text:p>0.000949182</text:p>
          </table:table-cell>
          <table:table-cell office:value-type="float" office:value="349.20343000000003" table:style-name="ce1">
            <text:p>349.20343</text:p>
          </table:table-cell>
          <table:table-cell office:value-type="float" office:value="7.5331360000000002E-4" table:style-name="ce1">
            <text:p>0.000753314</text:p>
          </table:table-cell>
          <table:table-cell office:value-type="float" office:value="349.21190000000001" table:style-name="ce1">
            <text:p>349.2119</text:p>
          </table:table-cell>
          <table:table-cell office:value-type="float" office:value="2.8586574000000003E-4" table:style-name="ce1">
            <text:p>0.000285866</text:p>
          </table:table-cell>
          <table:table-cell office:value-type="float" office:value="349.44116000000002" table:style-name="ce1">
            <text:p>349.44116</text:p>
          </table:table-cell>
          <table:table-cell office:value-type="float" office:value="2.6818478000000001E-4" table:style-name="ce1">
            <text:p>0.000268185</text:p>
          </table:table-cell>
          <table:table-cell office:value-type="float" office:value="349.20526000000001" table:style-name="ce1">
            <text:p>349.20526</text:p>
          </table:table-cell>
          <table:table-cell office:value-type="float" office:value="9.7528009999999995E-4" table:style-name="ce1">
            <text:p>0.00097528</text:p>
          </table:table-cell>
          <table:table-cell office:value-type="float" office:value="349.20650000000001" table:style-name="ce1">
            <text:p>349.2065</text:p>
          </table:table-cell>
          <table:table-cell office:value-type="float" office:value="4.4647334000000002E-4" table:style-name="ce1">
            <text:p>0.000446473</text:p>
          </table:table-cell>
          <table:table-cell office:value-type="float" office:value="349.20490000000001" table:style-name="ce1">
            <text:p>349.2049</text:p>
          </table:table-cell>
          <table:table-cell office:value-type="float" office:value="8.4772500000000002E-4" table:style-name="ce1">
            <text:p>0.000847725</text:p>
          </table:table-cell>
          <table:table-cell office:value-type="float" office:value="349.21343999999999" table:style-name="ce1">
            <text:p>349.21344</text:p>
          </table:table-cell>
          <table:table-cell office:value-type="float" office:value="4.4635292999999998E-4" table:style-name="ce1">
            <text:p>0.000446353</text:p>
          </table:table-cell>
          <table:table-cell office:value-type="float" office:value="349.20350000000002" table:style-name="ce1">
            <text:p>349.2035</text:p>
          </table:table-cell>
          <table:table-cell office:value-type="float" office:value="6.8112404999999998E-4" table:style-name="ce1">
            <text:p>0.000681124</text:p>
          </table:table-cell>
          <table:table-cell office:value-type="float" office:value="349.20328000000001" table:style-name="ce1">
            <text:p>349.20328</text:p>
          </table:table-cell>
          <table:table-cell office:value-type="float" office:value="3.6210124E-4" table:style-name="ce1">
            <text:p>0.000362101</text:p>
          </table:table-cell>
          <table:table-cell office:value-type="float" office:value="349.20659999999998" table:style-name="ce1">
            <text:p>349.2066</text:p>
          </table:table-cell>
          <table:table-cell office:value-type="float" office:value="9.820769E-4" table:style-name="ce1">
            <text:p>0.000982077</text:p>
          </table:table-cell>
          <table:table-cell office:value-type="float" office:value="349.22120000000001" table:style-name="ce1">
            <text:p>349.2212</text:p>
          </table:table-cell>
          <table:table-cell office:value-type="float" office:value="9.3226279999999995E-4" table:style-name="ce1">
            <text:p>0.000932263</text:p>
          </table:table-cell>
          <table:table-cell office:value-type="float" office:value="349.20657" table:style-name="ce1">
            <text:p>349.20657</text:p>
          </table:table-cell>
          <table:table-cell office:value-type="float" office:value="8.2919980000000003E-4" table:style-name="ce1">
            <text:p>0.0008292</text:p>
          </table:table-cell>
          <table:table-cell office:value-type="float" office:value="349.20427999999998" table:style-name="ce1">
            <text:p>349.20428</text:p>
          </table:table-cell>
          <table:table-cell office:value-type="float" office:value="6.6588754999999996E-4" table:style-name="ce1">
            <text:p>0.000665888</text:p>
          </table:table-cell>
          <table:table-cell office:value-type="float" office:value="349.35663" table:style-name="ce1">
            <text:p>349.35663</text:p>
          </table:table-cell>
          <table:table-cell office:value-type="float" office:value="9.9223840000000002E-4" table:style-name="ce1">
            <text:p>0.000992238</text:p>
          </table:table-cell>
          <table:table-cell office:value-type="float" office:value="349.54345999999998" table:style-name="ce1">
            <text:p>349.54346</text:p>
          </table:table-cell>
          <table:table-cell office:value-type="float" office:value="6.9361330000000004E-4" table:style-name="ce1">
            <text:p>0.000693613</text:p>
          </table:table-cell>
          <table:table-cell office:value-type="float" office:value="349.57074" table:style-name="ce1">
            <text:p>349.57074</text:p>
          </table:table-cell>
          <table:table-cell office:value-type="float" office:value="1.6063677000000001E-4" table:style-name="ce1">
            <text:p>0.000160637</text:p>
          </table:table-cell>
          <table:table-cell office:value-type="float" office:value="349.20413000000002" table:style-name="ce1">
            <text:p>349.20413</text:p>
          </table:table-cell>
          <table:table-cell office:value-type="float" office:value="6.6586176000000001E-4" table:style-name="ce1">
            <text:p>0.000665862</text:p>
          </table:table-cell>
          <table:table-cell office:value-type="float" office:value="349.21823000000001" table:style-name="ce1">
            <text:p>349.21823</text:p>
          </table:table-cell>
          <table:table-cell office:value-type="float" office:value="9.4795006000000001E-4" table:style-name="ce1">
            <text:p>0.00094795</text:p>
          </table:table-cell>
          <table:table-cell office:value-type="float" office:value="349.21926999999999" table:style-name="ce1">
            <text:p>349.21927</text:p>
          </table:table-cell>
          <table:table-cell office:value-type="float" office:value="1.6796868E-4" table:style-name="ce1">
            <text:p>0.000167969</text:p>
          </table:table-cell>
          <table:table-cell office:value-type="float" office:value="349.2038" table:style-name="ce1">
            <text:p>349.2038</text:p>
          </table:table-cell>
          <table:table-cell office:value-type="float" office:value="6.2634970000000002E-4" table:style-name="ce1">
            <text:p>0.00062635</text:p>
          </table:table-cell>
          <table:table-cell office:value-type="float" office:value="349.39190000000002" table:style-name="ce1">
            <text:p>349.3919</text:p>
          </table:table-cell>
          <table:table-cell office:value-type="float" office:value="9.8191089999999999E-4" table:style-name="ce1">
            <text:p>0.000981911</text:p>
          </table:table-cell>
          <table:table-cell office:value-type="float" office:value="349.20321999999999" table:style-name="ce1">
            <text:p>349.20322</text:p>
          </table:table-cell>
          <table:table-cell office:value-type="float" office:value="4.8524347999999998E-4" table:style-name="ce1">
            <text:p>0.000485243</text:p>
          </table:table-cell>
          <table:table-cell office:value-type="float" office:value="349.57425000000001" table:style-name="ce1">
            <text:p>349.57425</text:p>
          </table:table-cell>
          <table:table-cell office:value-type="float" office:value="8.7685599999999997E-4" table:style-name="ce1">
            <text:p>0.000876856</text:p>
          </table:table-cell>
          <table:table-cell office:value-type="float" office:value="349.30597" table:style-name="ce1">
            <text:p>349.30597</text:p>
          </table:table-cell>
          <table:table-cell office:value-type="float" office:value="5.6763295999999995E-4" table:style-name="ce1">
            <text:p>0.000567633</text:p>
          </table:table-cell>
          <table:table-cell office:value-type="float" office:value="349.20359999999999" table:style-name="ce1">
            <text:p>349.2036</text:p>
          </table:table-cell>
          <table:table-cell office:value-type="float" office:value="1.5879328E-4" table:style-name="ce1">
            <text:p>0.000158793</text:p>
          </table:table-cell>
          <table:table-cell office:value-type="float" office:value="349.20330000000001" table:style-name="ce1">
            <text:p>349.2033</text:p>
          </table:table-cell>
          <table:table-cell office:value-type="float" office:value="4.2456722999999999E-4" table:style-name="ce1">
            <text:p>0.000424567</text:p>
          </table:table-cell>
          <table:table-cell office:value-type="float" office:value="349.42455999999999" table:style-name="ce1">
            <text:p>349.42456</text:p>
          </table:table-cell>
          <table:table-cell office:value-type="float" office:value="9.4730954000000003E-4" table:style-name="ce1">
            <text:p>0.00094731</text:p>
          </table:table-cell>
          <table:table-cell office:value-type="float" office:value="349.20519999999999" table:style-name="ce1">
            <text:p>349.2052</text:p>
          </table:table-cell>
          <table:table-cell office:value-type="float" office:value="3.4552881999999998E-4" table:style-name="ce1">
            <text:p>0.000345529</text:p>
          </table:table-cell>
          <table:table-cell office:value-type="float" office:value="349.20460000000003" table:style-name="ce1">
            <text:p>349.2046</text:p>
          </table:table-cell>
          <table:table-cell office:value-type="float" office:value="5.4357083999999995E-4" table:style-name="ce1">
            <text:p>0.000543571</text:p>
          </table:table-cell>
          <table:table-cell office:value-type="float" office:value="349.2038" table:style-name="ce1">
            <text:p>349.2038</text:p>
          </table:table-cell>
          <table:table-cell office:value-type="float" office:value="6.2034700000000004E-4" table:style-name="ce1">
            <text:p>0.000620347</text:p>
          </table:table-cell>
          <table:table-cell office:value-type="float" office:value="349.20407" table:style-name="ce1">
            <text:p>349.20407</text:p>
          </table:table-cell>
          <table:table-cell office:value-type="float" office:value="2.5396840000000001E-4" table:style-name="ce1">
            <text:p>0.000253968</text:p>
          </table:table-cell>
          <table:table-cell office:value-type="float" office:value="349.20546999999999" table:style-name="ce1">
            <text:p>349.20547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ce1">
            <text:p>5.3333335</text:p>
          </table:table-cell>
          <table:table-cell office:value-type="float" office:value="176.40352999999999" table:style-name="ce1">
            <text:p>176.40353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910000000001" table:style-name="ce1">
            <text:p>165.6091</text:p>
          </table:table-cell>
          <table:table-cell office:value-type="float" office:value="6" table:style-name="ce1">
            <text:p>6</text:p>
          </table:table-cell>
          <table:table-cell office:value-type="float" office:value="154.80405999999999" table:style-name="ce1">
            <text:p>154.80406</text:p>
          </table:table-cell>
          <table:table-cell office:value-type="float" office:value="5" table:style-name="ce1">
            <text:p>5</text:p>
          </table:table-cell>
          <table:table-cell office:value-type="float" office:value="187.20343" table:style-name="ce1">
            <text:p>187.20343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119" table:style-name="ce1">
            <text:p>176.4119</text:p>
          </table:table-cell>
          <table:table-cell office:value-type="float" office:value="5.6670800000000003" table:style-name="ce1">
            <text:p>5.66708</text:p>
          </table:table-cell>
          <table:table-cell office:value-type="float" office:value="165.84116" table:style-name="ce1">
            <text:p>165.84116</text:p>
          </table:table-cell>
          <table:table-cell office:value-type="float" office:value="6.000127" table:style-name="ce1">
            <text:p>6.000127</text:p>
          </table:table-cell>
          <table:table-cell office:value-type="float" office:value="154.80525" table:style-name="ce1">
            <text:p>154.80525</text:p>
          </table:table-cell>
          <table:table-cell office:value-type="float" office:value="5" table:style-name="ce1">
            <text:p>5</text:p>
          </table:table-cell>
          <table:table-cell office:value-type="float" office:value="187.20651000000001" table:style-name="ce1">
            <text:p>187.20651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487999999999" table:style-name="ce1">
            <text:p>176.40488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1342999999999" table:style-name="ce1">
            <text:p>165.61343</text:p>
          </table:table-cell>
          <table:table-cell office:value-type="float" office:value="8.1736319999999996" table:style-name="ce1">
            <text:p>8.173632</text:p>
          </table:table-cell>
          <table:table-cell office:value-type="float" office:value="154.80348000000001" table:style-name="ce1">
            <text:p>154.80348</text:p>
          </table:table-cell>
          <table:table-cell office:value-type="float" office:value="5.0006956999999996" table:style-name="ce1">
            <text:p>5.0006957</text:p>
          </table:table-cell>
          <table:table-cell office:value-type="float" office:value="187.20328000000001" table:style-name="ce1">
            <text:p>187.20328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658999999999" table:style-name="ce1">
            <text:p>176.40659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2119000000001" table:style-name="ce1">
            <text:p>165.62119</text:p>
          </table:table-cell>
          <table:table-cell office:value-type="float" office:value="6.0000710000000002" table:style-name="ce1">
            <text:p>6.000071</text:p>
          </table:table-cell>
          <table:table-cell office:value-type="float" office:value="154.80655999999999" table:style-name="ce1">
            <text:p>154.80656</text:p>
          </table:table-cell>
          <table:table-cell office:value-type="float" office:value="5" table:style-name="ce1">
            <text:p>5</text:p>
          </table:table-cell>
          <table:table-cell office:value-type="float" office:value="187.20428000000001" table:style-name="ce1">
            <text:p>187.20428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55661000000001" table:style-name="ce1">
            <text:p>176.55661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94345000000001" table:style-name="ce1">
            <text:p>165.94345</text:p>
          </table:table-cell>
          <table:table-cell office:value-type="float" office:value="6" table:style-name="ce1">
            <text:p>6</text:p>
          </table:table-cell>
          <table:table-cell office:value-type="float" office:value="155.17072999999999" table:style-name="ce1">
            <text:p>155.17073</text:p>
          </table:table-cell>
          <table:table-cell office:value-type="float" office:value="5" table:style-name="ce1">
            <text:p>5</text:p>
          </table:table-cell>
          <table:table-cell office:value-type="float" office:value="187.20412999999999" table:style-name="ce1">
            <text:p>187.20413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1820999999999" table:style-name="ce1">
            <text:p>176.41821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1926" table:style-name="ce1">
            <text:p>165.61926</text:p>
          </table:table-cell>
          <table:table-cell office:value-type="float" office:value="6" table:style-name="ce1">
            <text:p>6</text:p>
          </table:table-cell>
          <table:table-cell office:value-type="float" office:value="154.80378999999999" table:style-name="ce1">
            <text:p>154.80379</text:p>
          </table:table-cell>
          <table:table-cell office:value-type="float" office:value="5" table:style-name="ce1">
            <text:p>5</text:p>
          </table:table-cell>
          <table:table-cell office:value-type="float" office:value="187.39189999999999" table:style-name="ce1">
            <text:p>187.3919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32" table:style-name="ce1">
            <text:p>176.4032</text:p>
          </table:table-cell>
          <table:table-cell office:value-type="float" office:value="9.4469429999999992" table:style-name="ce1">
            <text:p>9.446943</text:p>
          </table:table-cell>
          <table:table-cell office:value-type="float" office:value="165.97424000000001" table:style-name="ce1">
            <text:p>165.97424</text:p>
          </table:table-cell>
          <table:table-cell office:value-type="float" office:value="6" table:style-name="ce1">
            <text:p>6</text:p>
          </table:table-cell>
          <table:table-cell office:value-type="float" office:value="154.90595999999999" table:style-name="ce1">
            <text:p>154.90596</text:p>
          </table:table-cell>
          <table:table-cell office:value-type="float" office:value="5" table:style-name="ce1">
            <text:p>5</text:p>
          </table:table-cell>
          <table:table-cell office:value-type="float" office:value="187.20361" table:style-name="ce1">
            <text:p>187.20361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329" table:style-name="ce1">
            <text:p>176.40329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82454999999999" table:style-name="ce1">
            <text:p>165.82455</text:p>
          </table:table-cell>
          <table:table-cell office:value-type="float" office:value="11.6645355" table:style-name="ce1">
            <text:p>11.6645355</text:p>
          </table:table-cell>
          <table:table-cell office:value-type="float" office:value="154.80519000000001" table:style-name="ce1">
            <text:p>154.80519</text:p>
          </table:table-cell>
          <table:table-cell office:value-type="float" office:value="5" table:style-name="ce1">
            <text:p>5</text:p>
          </table:table-cell>
          <table:table-cell office:value-type="float" office:value="187.20459" table:style-name="ce1">
            <text:p>187.20459</text:p>
          </table:table-cell>
          <table:table-cell office:value-type="float" office:value="5.3340983" table:style-name="ce1">
            <text:p>5.3340983</text:p>
          </table:table-cell>
          <table:table-cell office:value-type="float" office:value="176.40378000000001" table:style-name="ce1">
            <text:p>176.40378</text:p>
          </table:table-cell>
          <table:table-cell office:value-type="float" office:value="5.6673603000000004" table:style-name="ce1">
            <text:p>5.6673603</text:p>
          </table:table-cell>
          <table:table-cell office:value-type="float" office:value="165.60406" table:style-name="ce1">
            <text:p>165.60406</text:p>
          </table:table-cell>
          <table:table-cell office:value-type="float" office:value="6" table:style-name="ce1">
            <text:p>6</text:p>
          </table:table-cell>
          <table:table-cell office:value-type="float" office:value="154.80547000000001" table:style-name="ce1">
            <text:p>154.80547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ce1">
            <text:p>5.3343334</text:p>
          </table:table-cell>
          <table:table-cell office:value-type="float" office:value="176.40352999999999" table:style-name="ce1">
            <text:p>176.40353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0910000000001" table:style-name="ce1">
            <text:p>165.6091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405999999999" table:style-name="ce1">
            <text:p>154.80406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343" table:style-name="ce1">
            <text:p>187.20343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119" table:style-name="ce1">
            <text:p>176.4119</text:p>
          </table:table-cell>
          <table:table-cell office:value-type="float" office:value="5.6673369999999998" table:style-name="ce1">
            <text:p>5.667337</text:p>
          </table:table-cell>
          <table:table-cell office:value-type="float" office:value="165.84116" table:style-name="ce1">
            <text:p>165.84116</text:p>
          </table:table-cell>
          <table:table-cell office:value-type="float" office:value="6.000883" table:style-name="ce1">
            <text:p>6.000883</text:p>
          </table:table-cell>
          <table:table-cell office:value-type="float" office:value="154.80525" table:style-name="ce1">
            <text:p>154.80525</text:p>
          </table:table-cell>
          <table:table-cell office:value-type="float" office:value="10.208333" table:style-name="ce1">
            <text:p>10.208333</text:p>
          </table:table-cell>
          <table:table-cell office:value-type="float" office:value="187.20651000000001" table:style-name="ce1">
            <text:p>187.20651</text:p>
          </table:table-cell>
          <table:table-cell office:value-type="float" office:value="10.541667" table:style-name="ce1">
            <text:p>10.541667</text:p>
          </table:table-cell>
          <table:table-cell office:value-type="float" office:value="176.40487999999999" table:style-name="ce1">
            <text:p>176.40488</text:p>
          </table:table-cell>
          <table:table-cell office:value-type="float" office:value="10.875" table:style-name="ce1">
            <text:p>10.875</text:p>
          </table:table-cell>
          <table:table-cell office:value-type="float" office:value="165.61342999999999" table:style-name="ce1">
            <text:p>165.61343</text:p>
          </table:table-cell>
          <table:table-cell office:value-type="float" office:value="9.4107350000000007" table:style-name="ce1">
            <text:p>9.410735</text:p>
          </table:table-cell>
          <table:table-cell office:value-type="float" office:value="154.80348000000001" table:style-name="ce1">
            <text:p>154.80348</text:p>
          </table:table-cell>
          <table:table-cell office:value-type="float" office:value="5.0009690000000004" table:style-name="ce1">
            <text:p>5.000969</text:p>
          </table:table-cell>
          <table:table-cell office:value-type="float" office:value="187.20328000000001" table:style-name="ce1">
            <text:p>187.20328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0658999999999" table:style-name="ce1">
            <text:p>176.40659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2119000000001" table:style-name="ce1">
            <text:p>165.62119</text:p>
          </table:table-cell>
          <table:table-cell office:value-type="float" office:value="6.0002250000000004" table:style-name="ce1">
            <text:p>6.000225</text:p>
          </table:table-cell>
          <table:table-cell office:value-type="float" office:value="154.80655999999999" table:style-name="ce1">
            <text:p>154.80656</text:p>
          </table:table-cell>
          <table:table-cell office:value-type="float" office:value="5.375" table:style-name="ce1">
            <text:p>5.375</text:p>
          </table:table-cell>
          <table:table-cell office:value-type="float" office:value="187.20428000000001" table:style-name="ce1">
            <text:p>187.20428</text:p>
          </table:table-cell>
          <table:table-cell office:value-type="float" office:value="5.7083335000000002" table:style-name="ce1">
            <text:p>5.7083335</text:p>
          </table:table-cell>
          <table:table-cell office:value-type="float" office:value="176.55661000000001" table:style-name="ce1">
            <text:p>176.55661</text:p>
          </table:table-cell>
          <table:table-cell office:value-type="float" office:value="6.0416664999999998" table:style-name="ce1">
            <text:p>6.0416665</text:p>
          </table:table-cell>
          <table:table-cell office:value-type="float" office:value="165.94345000000001" table:style-name="ce1">
            <text:p>165.94345</text:p>
          </table:table-cell>
          <table:table-cell office:value-type="float" office:value="6.375" table:style-name="ce1">
            <text:p>6.375</text:p>
          </table:table-cell>
          <table:table-cell office:value-type="float" office:value="155.17072999999999" table:style-name="ce1">
            <text:p>155.17073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412999999999" table:style-name="ce1">
            <text:p>187.20413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1820999999999" table:style-name="ce1">
            <text:p>176.41821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1926" table:style-name="ce1">
            <text:p>165.61926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378999999999" table:style-name="ce1">
            <text:p>154.80379</text:p>
          </table:table-cell>
          <table:table-cell office:value-type="float" office:value="9.25" table:style-name="ce1">
            <text:p>9.25</text:p>
          </table:table-cell>
          <table:table-cell office:value-type="float" office:value="187.39189999999999" table:style-name="ce1">
            <text:p>187.3919</text:p>
          </table:table-cell>
          <table:table-cell office:value-type="float" office:value="9.5833329999999997" table:style-name="ce1">
            <text:p>9.583333</text:p>
          </table:table-cell>
          <table:table-cell office:value-type="float" office:value="176.4032" table:style-name="ce1">
            <text:p>176.4032</text:p>
          </table:table-cell>
          <table:table-cell office:value-type="float" office:value="9.4915470000000006" table:style-name="ce1">
            <text:p>9.491547</text:p>
          </table:table-cell>
          <table:table-cell office:value-type="float" office:value="165.97424000000001" table:style-name="ce1">
            <text:p>165.97424</text:p>
          </table:table-cell>
          <table:table-cell office:value-type="float" office:value="10.25" table:style-name="ce1">
            <text:p>10.25</text:p>
          </table:table-cell>
          <table:table-cell office:value-type="float" office:value="154.90595999999999" table:style-name="ce1">
            <text:p>154.90596</text:p>
          </table:table-cell>
          <table:table-cell office:value-type="float" office:value="21.991667" table:style-name="ce1">
            <text:p>21.991667</text:p>
          </table:table-cell>
          <table:table-cell office:value-type="float" office:value="187.20361" table:style-name="ce1">
            <text:p>187.20361</text:p>
          </table:table-cell>
          <table:table-cell office:value-type="float" office:value="22.324999999999999" table:style-name="ce1">
            <text:p>22.325</text:p>
          </table:table-cell>
          <table:table-cell office:value-type="float" office:value="176.40329" table:style-name="ce1">
            <text:p>176.40329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165.82454999999999" table:style-name="ce1">
            <text:p>165.82455</text:p>
          </table:table-cell>
          <table:table-cell office:value-type="float" office:value="15.163869999999999" table:style-name="ce1">
            <text:p>15.16387</text:p>
          </table:table-cell>
          <table:table-cell office:value-type="float" office:value="154.80519000000001" table:style-name="ce1">
            <text:p>154.80519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459" table:style-name="ce1">
            <text:p>187.20459</text:p>
          </table:table-cell>
          <table:table-cell office:value-type="float" office:value="5.3342390000000002" table:style-name="ce1">
            <text:p>5.334239</text:p>
          </table:table-cell>
          <table:table-cell office:value-type="float" office:value="176.40378000000001" table:style-name="ce1">
            <text:p>176.40378</text:p>
          </table:table-cell>
          <table:table-cell office:value-type="float" office:value="5.6676029999999997" table:style-name="ce1">
            <text:p>5.667603</text:p>
          </table:table-cell>
          <table:table-cell office:value-type="float" office:value="165.60406" table:style-name="ce1">
            <text:p>165.60406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547000000001" table:style-name="ce1">
            <text:p>154.80547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1">
            <text:p>6.016667</text:p>
          </table:table-cell>
          <table:table-cell office:value-type="float" office:value="154.26353" table:style-name="ce1">
            <text:p>154.26353</text:p>
          </table:table-cell>
          <table:table-cell office:value-type="float" office:value="6.35" table:style-name="ce1">
            <text:p>6.35</text:p>
          </table:table-cell>
          <table:table-cell office:value-type="float" office:value="143.4691" table:style-name="ce1">
            <text:p>143.4691</text:p>
          </table:table-cell>
          <table:table-cell office:value-type="float" office:value="7.7443542000000001" table:style-name="ce1">
            <text:p>7.7443542</text:p>
          </table:table-cell>
          <table:table-cell office:value-type="float" office:value="132.66406000000001" table:style-name="ce1">
            <text:p>132.66406</text:p>
          </table:table-cell>
          <table:table-cell office:value-type="float" office:value="5.7514997000000001" table:style-name="ce1">
            <text:p>5.7514997</text:p>
          </table:table-cell>
          <table:table-cell office:value-type="float" office:value="176.94344000000001" table:style-name="ce1">
            <text:p>176.94344</text:p>
          </table:table-cell>
          <table:table-cell office:value-type="float" office:value="5.65" table:style-name="ce1">
            <text:p>5.65</text:p>
          </table:table-cell>
          <table:table-cell office:value-type="float" office:value="166.15190000000001" table:style-name="ce1">
            <text:p>166.1519</text:p>
          </table:table-cell>
          <table:table-cell office:value-type="float" office:value="6.1037903" table:style-name="ce1">
            <text:p>6.1037903</text:p>
          </table:table-cell>
          <table:table-cell office:value-type="float" office:value="155.58116000000001" table:style-name="ce1">
            <text:p>155.58116</text:p>
          </table:table-cell>
          <table:table-cell office:value-type="float" office:value="6.3166665999999996" table:style-name="ce1">
            <text:p>6.3166666</text:p>
          </table:table-cell>
          <table:table-cell office:value-type="float" office:value="144.54526000000001" table:style-name="ce1">
            <text:p>144.54526</text:p>
          </table:table-cell>
          <table:table-cell office:value-type="float" office:value="10.683332999999999" table:style-name="ce1">
            <text:p>10.683333</text:p>
          </table:table-cell>
          <table:table-cell office:value-type="float" office:value="171.81649999999999" table:style-name="ce1">
            <text:p>171.8165</text:p>
          </table:table-cell>
          <table:table-cell office:value-type="float" office:value="11.016666000000001" table:style-name="ce1">
            <text:p>11.016666</text:p>
          </table:table-cell>
          <table:table-cell office:value-type="float" office:value="161.01490000000001" table:style-name="ce1">
            <text:p>161.0149</text:p>
          </table:table-cell>
          <table:table-cell office:value-type="float" office:value="13.43103" table:style-name="ce1">
            <text:p>13.43103</text:p>
          </table:table-cell>
          <table:table-cell office:value-type="float" office:value="150.22342" table:style-name="ce1">
            <text:p>150.22342</text:p>
          </table:table-cell>
          <table:table-cell office:value-type="float" office:value="11.683332999999999" table:style-name="ce1">
            <text:p>11.683333</text:p>
          </table:table-cell>
          <table:table-cell office:value-type="float" office:value="139.41346999999999" table:style-name="ce1">
            <text:p>139.41347</text:p>
          </table:table-cell>
          <table:table-cell office:value-type="float" office:value="8.0199010000000008" table:style-name="ce1">
            <text:p>8.019901</text:p>
          </table:table-cell>
          <table:table-cell office:value-type="float" office:value="133.47327000000001" table:style-name="ce1">
            <text:p>133.47327</text:p>
          </table:table-cell>
          <table:table-cell office:value-type="float" office:value="8.4141560000000002" table:style-name="ce1">
            <text:p>8.414156</text:p>
          </table:table-cell>
          <table:table-cell office:value-type="float" office:value="122.67658" table:style-name="ce1">
            <text:p>122.67658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111.89118000000001" table:style-name="ce1">
            <text:p>111.89118</text:p>
          </table:table-cell>
          <table:table-cell office:value-type="float" office:value="7.6583332999999998" table:style-name="ce1">
            <text:p>7.6583333</text:p>
          </table:table-cell>
          <table:table-cell office:value-type="float" office:value="101.07656" table:style-name="ce1">
            <text:p>101.07656</text:p>
          </table:table-cell>
          <table:table-cell office:value-type="float" office:value="5.9382973000000003" table:style-name="ce1">
            <text:p>5.9382973</text:p>
          </table:table-cell>
          <table:table-cell office:value-type="float" office:value="173.16427999999999" table:style-name="ce1">
            <text:p>173.16428</text:p>
          </table:table-cell>
          <table:table-cell office:value-type="float" office:value="6.141667" table:style-name="ce1">
            <text:p>6.141667</text:p>
          </table:table-cell>
          <table:table-cell office:value-type="float" office:value="162.51660000000001" table:style-name="ce1">
            <text:p>162.5166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151.90343999999999" table:style-name="ce1">
            <text:p>151.90344</text:p>
          </table:table-cell>
          <table:table-cell office:value-type="float" office:value="6.8083334000000004" table:style-name="ce1">
            <text:p>6.8083334</text:p>
          </table:table-cell>
          <table:table-cell office:value-type="float" office:value="141.13072" table:style-name="ce1">
            <text:p>141.13072</text:p>
          </table:table-cell>
          <table:table-cell office:value-type="float" office:value="5.6923914" table:style-name="ce1">
            <text:p>5.6923914</text:p>
          </table:table-cell>
          <table:table-cell office:value-type="float" office:value="179.91414" table:style-name="ce1">
            <text:p>179.91414</text:p>
          </table:table-cell>
          <table:table-cell office:value-type="float" office:value="5.9608480000000004" table:style-name="ce1">
            <text:p>5.960848</text:p>
          </table:table-cell>
          <table:table-cell office:value-type="float" office:value="169.12822" table:style-name="ce1">
            <text:p>169.12822</text:p>
          </table:table-cell>
          <table:table-cell office:value-type="float" office:value="5.891667" table:style-name="ce1">
            <text:p>5.891667</text:p>
          </table:table-cell>
          <table:table-cell office:value-type="float" office:value="158.32925" table:style-name="ce1">
            <text:p>158.32925</text:p>
          </table:table-cell>
          <table:table-cell office:value-type="float" office:value="6.2249999999999996" table:style-name="ce1">
            <text:p>6.225</text:p>
          </table:table-cell>
          <table:table-cell office:value-type="float" office:value="147.5138" table:style-name="ce1">
            <text:p>147.5138</text:p>
          </table:table-cell>
          <table:table-cell office:value-type="float" office:value="9.7333339999999993" table:style-name="ce1">
            <text:p>9.733334</text:p>
          </table:table-cell>
          <table:table-cell office:value-type="float" office:value="171.7319" table:style-name="ce1">
            <text:p>171.7319</text:p>
          </table:table-cell>
          <table:table-cell office:value-type="float" office:value="10.066667000000001" table:style-name="ce1">
            <text:p>10.066667</text:p>
          </table:table-cell>
          <table:table-cell office:value-type="float" office:value="160.7432" table:style-name="ce1">
            <text:p>160.7432</text:p>
          </table:table-cell>
          <table:table-cell office:value-type="float" office:value="10.4" table:style-name="ce1">
            <text:p>10.4</text:p>
          </table:table-cell>
          <table:table-cell office:value-type="float" office:value="150.31426999999999" table:style-name="ce1">
            <text:p>150.31427</text:p>
          </table:table-cell>
          <table:table-cell office:value-type="float" office:value="12.140281999999999" table:style-name="ce1">
            <text:p>12.140282</text:p>
          </table:table-cell>
          <table:table-cell office:value-type="float" office:value="139.24596" table:style-name="ce1">
            <text:p>139.24596</text:p>
          </table:table-cell>
          <table:table-cell office:value-type="float" office:value="23.000274999999998" table:style-name="ce1">
            <text:p>23.000275</text:p>
          </table:table-cell>
          <table:table-cell office:value-type="float" office:value="154.53362000000001" table:style-name="ce1">
            <text:p>154.53362</text:p>
          </table:table-cell>
          <table:table-cell office:value-type="float" office:value="23.000599000000001" table:style-name="ce1">
            <text:p>23.000599</text:p>
          </table:table-cell>
          <table:table-cell office:value-type="float" office:value="154.53331" table:style-name="ce1">
            <text:p>154.53331</text:p>
          </table:table-cell>
          <table:table-cell office:value-type="float" office:value="23" table:style-name="ce1">
            <text:p>23</text:p>
          </table:table-cell>
          <table:table-cell office:value-type="float" office:value="154.75452999999999" table:style-name="ce1">
            <text:p>154.75453</text:p>
          </table:table-cell>
          <table:table-cell office:value-type="float" office:value="23.000451999999999" table:style-name="ce1">
            <text:p>23.000452</text:p>
          </table:table-cell>
          <table:table-cell office:value-type="float" office:value="154.5352" table:style-name="ce1">
            <text:p>154.5352</text:p>
          </table:table-cell>
          <table:table-cell office:value-type="float" office:value="6.9242850000000002" table:style-name="ce1">
            <text:p>6.924285</text:p>
          </table:table-cell>
          <table:table-cell office:value-type="float" office:value="136.98459" table:style-name="ce1">
            <text:p>136.98459</text:p>
          </table:table-cell>
          <table:table-cell office:value-type="float" office:value="6.8833330000000004" table:style-name="ce1">
            <text:p>6.883333</text:p>
          </table:table-cell>
          <table:table-cell office:value-type="float" office:value="126.183784" table:style-name="ce1">
            <text:p>126.183784</text:p>
          </table:table-cell>
          <table:table-cell office:value-type="float" office:value="7.2166667000000002" table:style-name="ce1">
            <text:p>7.2166667</text:p>
          </table:table-cell>
          <table:table-cell office:value-type="float" office:value="115.384056" table:style-name="ce1">
            <text:p>115.384056</text:p>
          </table:table-cell>
          <table:table-cell office:value-type="float" office:value="7.9541040000000001" table:style-name="ce1">
            <text:p>7.954104</text:p>
          </table:table-cell>
          <table:table-cell office:value-type="float" office:value="104.58546" table:style-name="ce1">
            <text:p>104.58546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1">
            <text:p>8.075</text:p>
          </table:table-cell>
          <table:table-cell office:value-type="float" office:value="154.26353" table:style-name="ce1">
            <text:p>154.26353</text:p>
          </table:table-cell>
          <table:table-cell office:value-type="float" office:value="8.408334" table:style-name="ce1">
            <text:p>8.408334</text:p>
          </table:table-cell>
          <table:table-cell office:value-type="float" office:value="143.4691" table:style-name="ce1">
            <text:p>143.4691</text:p>
          </table:table-cell>
          <table:table-cell office:value-type="float" office:value="7.8846869999999996" table:style-name="ce1">
            <text:p>7.884687</text:p>
          </table:table-cell>
          <table:table-cell office:value-type="float" office:value="132.66406000000001" table:style-name="ce1">
            <text:p>132.66406</text:p>
          </table:table-cell>
          <table:table-cell office:value-type="float" office:value="9.3788280000000004" table:style-name="ce1">
            <text:p>9.378828</text:p>
          </table:table-cell>
          <table:table-cell office:value-type="float" office:value="285.76330000000002" table:style-name="ce1">
            <text:p>285.7633</text:p>
          </table:table-cell>
          <table:table-cell office:value-type="float" office:value="10.074999999999999" table:style-name="ce1">
            <text:p>10.075</text:p>
          </table:table-cell>
          <table:table-cell office:value-type="float" office:value="298.90190000000001" table:style-name="ce1">
            <text:p>298.9019</text:p>
          </table:table-cell>
          <table:table-cell office:value-type="float" office:value="10.392466000000001" table:style-name="ce1">
            <text:p>10.392466</text:p>
          </table:table-cell>
          <table:table-cell office:value-type="float" office:value="284.24142000000001" table:style-name="ce1">
            <text:p>284.24142</text:p>
          </table:table-cell>
          <table:table-cell office:value-type="float" office:value="10.741667" table:style-name="ce1">
            <text:p>10.741667</text:p>
          </table:table-cell>
          <table:table-cell office:value-type="float" office:value="277.29525999999998" table:style-name="ce1">
            <text:p>277.29526</text:p>
          </table:table-cell>
          <table:table-cell office:value-type="float" office:value="12.783334" table:style-name="ce1">
            <text:p>12.783334</text:p>
          </table:table-cell>
          <table:table-cell office:value-type="float" office:value="171.81649999999999" table:style-name="ce1">
            <text:p>171.8165</text:p>
          </table:table-cell>
          <table:table-cell office:value-type="float" office:value="13.116667" table:style-name="ce1">
            <text:p>13.116667</text:p>
          </table:table-cell>
          <table:table-cell office:value-type="float" office:value="224.01490999999999" table:style-name="ce1">
            <text:p>224.01491</text:p>
          </table:table-cell>
          <table:table-cell office:value-type="float" office:value="13.435808" table:style-name="ce1">
            <text:p>13.435808</text:p>
          </table:table-cell>
          <table:table-cell office:value-type="float" office:value="150.22342" table:style-name="ce1">
            <text:p>150.22342</text:p>
          </table:table-cell>
          <table:table-cell office:value-type="float" office:value="13.783334" table:style-name="ce1">
            <text:p>13.783334</text:p>
          </table:table-cell>
          <table:table-cell office:value-type="float" office:value="139.41346999999999" table:style-name="ce1">
            <text:p>139.41347</text:p>
          </table:table-cell>
          <table:table-cell office:value-type="float" office:value="8.7351170000000007" table:style-name="ce1">
            <text:p>8.735117</text:p>
          </table:table-cell>
          <table:table-cell office:value-type="float" office:value="154.92973000000001" table:style-name="ce1">
            <text:p>154.92973</text:p>
          </table:table-cell>
          <table:table-cell office:value-type="float" office:value="8.9193049999999996" table:style-name="ce1">
            <text:p>8.919305</text:p>
          </table:table-cell>
          <table:table-cell office:value-type="float" office:value="122.67658" table:style-name="ce1">
            <text:p>122.67658</text:p>
          </table:table-cell>
          <table:table-cell office:value-type="float" office:value="9.783334" table:style-name="ce1">
            <text:p>9.783334</text:p>
          </table:table-cell>
          <table:table-cell office:value-type="float" office:value="185.6412" table:style-name="ce1">
            <text:p>185.6412</text:p>
          </table:table-cell>
          <table:table-cell office:value-type="float" office:value="10.116667" table:style-name="ce1">
            <text:p>10.116667</text:p>
          </table:table-cell>
          <table:table-cell office:value-type="float" office:value="174.82657" table:style-name="ce1">
            <text:p>174.82657</text:p>
          </table:table-cell>
          <table:table-cell office:value-type="float" office:value="6.0465736000000003" table:style-name="ce1">
            <text:p>6.0465736</text:p>
          </table:table-cell>
          <table:table-cell office:value-type="float" office:value="173.16427999999999" table:style-name="ce1">
            <text:p>173.16428</text:p>
          </table:table-cell>
          <table:table-cell office:value-type="float" office:value="6.6916665999999996" table:style-name="ce1">
            <text:p>6.6916666</text:p>
          </table:table-cell>
          <table:table-cell office:value-type="float" office:value="179.01660000000001" table:style-name="ce1">
            <text:p>179.0166</text:p>
          </table:table-cell>
          <table:table-cell office:value-type="float" office:value="7.0250000000000004" table:style-name="ce1">
            <text:p>7.025</text:p>
          </table:table-cell>
          <table:table-cell office:value-type="float" office:value="151.90343999999999" table:style-name="ce1">
            <text:p>151.90344</text:p>
          </table:table-cell>
          <table:table-cell office:value-type="float" office:value="7.358333" table:style-name="ce1">
            <text:p>7.358333</text:p>
          </table:table-cell>
          <table:table-cell office:value-type="float" office:value="141.13072" table:style-name="ce1">
            <text:p>141.13072</text:p>
          </table:table-cell>
          <table:table-cell office:value-type="float" office:value="5.7213425999999998" table:style-name="ce1">
            <text:p>5.7213426</text:p>
          </table:table-cell>
          <table:table-cell office:value-type="float" office:value="179.91414" table:style-name="ce1">
            <text:p>179.91414</text:p>
          </table:table-cell>
          <table:table-cell office:value-type="float" office:value="6.038475" table:style-name="ce1">
            <text:p>6.038475</text:p>
          </table:table-cell>
          <table:table-cell office:value-type="float" office:value="169.12822" table:style-name="ce1">
            <text:p>169.12822</text:p>
          </table:table-cell>
          <table:table-cell office:value-type="float" office:value="6.4083332999999998" table:style-name="ce1">
            <text:p>6.4083333</text:p>
          </table:table-cell>
          <table:table-cell office:value-type="float" office:value="158.32925" table:style-name="ce1">
            <text:p>158.32925</text:p>
          </table:table-cell>
          <table:table-cell office:value-type="float" office:value="6.7416669999999996" table:style-name="ce1">
            <text:p>6.741667</text:p>
          </table:table-cell>
          <table:table-cell office:value-type="float" office:value="147.5138" table:style-name="ce1">
            <text:p>147.5138</text:p>
          </table:table-cell>
          <table:table-cell office:value-type="float" office:value="11.75" table:style-name="ce1">
            <text:p>11.75</text:p>
          </table:table-cell>
          <table:table-cell office:value-type="float" office:value="171.7319" table:style-name="ce1">
            <text:p>171.7319</text:p>
          </table:table-cell>
          <table:table-cell office:value-type="float" office:value="12.083333" table:style-name="ce1">
            <text:p>12.083333</text:p>
          </table:table-cell>
          <table:table-cell office:value-type="float" office:value="221.2432" table:style-name="ce1">
            <text:p>221.2432</text:p>
          </table:table-cell>
          <table:table-cell office:value-type="float" office:value="12.416667" table:style-name="ce1">
            <text:p>12.416667</text:p>
          </table:table-cell>
          <table:table-cell office:value-type="float" office:value="210.8143" table:style-name="ce1">
            <text:p>210.8143</text:p>
          </table:table-cell>
          <table:table-cell office:value-type="float" office:value="12.405782" table:style-name="ce1">
            <text:p>12.405782</text:p>
          </table:table-cell>
          <table:table-cell office:value-type="float" office:value="139.24596" table:style-name="ce1">
            <text:p>139.24596</text:p>
          </table:table-cell>
          <table:table-cell office:value-type="float" office:value="23.000923" table:style-name="ce1">
            <text:p>23.000923</text:p>
          </table:table-cell>
          <table:table-cell office:value-type="float" office:value="154.53362000000001" table:style-name="ce1">
            <text:p>154.53362</text:p>
          </table:table-cell>
          <table:table-cell office:value-type="float" office:value="23.000786000000002" table:style-name="ce1">
            <text:p>23.000786</text:p>
          </table:table-cell>
          <table:table-cell office:value-type="float" office:value="154.53331" table:style-name="ce1">
            <text:p>154.5333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75452999999999" table:style-name="ce1">
            <text:p>154.75453</text:p>
          </table:table-cell>
          <table:table-cell office:value-type="float" office:value="23.000810000000001" table:style-name="ce1">
            <text:p>23.00081</text:p>
          </table:table-cell>
          <table:table-cell office:value-type="float" office:value="154.5352" table:style-name="ce1">
            <text:p>154.5352</text:p>
          </table:table-cell>
          <table:table-cell office:value-type="float" office:value="7.1896209999999998" table:style-name="ce1">
            <text:p>7.189621</text:p>
          </table:table-cell>
          <table:table-cell office:value-type="float" office:value="378.69243999999998" table:style-name="ce1">
            <text:p>378.69244</text:p>
          </table:table-cell>
          <table:table-cell office:value-type="float" office:value="7.7166667000000002" table:style-name="ce1">
            <text:p>7.7166667</text:p>
          </table:table-cell>
          <table:table-cell office:value-type="float" office:value="151.18378999999999" table:style-name="ce1">
            <text:p>151.18379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115.384056" table:style-name="ce1">
            <text:p>115.384056</text:p>
          </table:table-cell>
          <table:table-cell office:value-type="float" office:value="8.2043459999999993" table:style-name="ce1">
            <text:p>8.204346</text:p>
          </table:table-cell>
          <table:table-cell office:value-type="float" office:value="332.54318000000001" table:style-name="ce1">
            <text:p>332.54318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ce1">
            <text:p>8.508333</text:p>
          </table:table-cell>
          <table:table-cell office:value-type="float" office:value="140.22353000000001" table:style-name="ce1">
            <text:p>140.22353</text:p>
          </table:table-cell>
          <table:table-cell office:value-type="float" office:value="8.841666" table:style-name="ce1">
            <text:p>8.841666</text:p>
          </table:table-cell>
          <table:table-cell office:value-type="float" office:value="129.42912000000001" table:style-name="ce1">
            <text:p>129.42912</text:p>
          </table:table-cell>
          <table:table-cell office:value-type="float" office:value="9.6823449999999998" table:style-name="ce1">
            <text:p>9.682345</text:p>
          </table:table-cell>
          <table:table-cell office:value-type="float" office:value="118.62406" table:style-name="ce1">
            <text:p>118.62406</text:p>
          </table:table-cell>
          <table:table-cell office:value-type="float" office:value="16.530933000000001" table:style-name="ce1">
            <text:p>16.530933</text:p>
          </table:table-cell>
          <table:table-cell office:value-type="float" office:value="99.733289999999997" table:style-name="ce1">
            <text:p>99.73329</text:p>
          </table:table-cell>
          <table:table-cell office:value-type="float" office:value="16.553493" table:style-name="ce1">
            <text:p>16.553493</text:p>
          </table:table-cell>
          <table:table-cell office:value-type="float" office:value="112.87187" table:style-name="ce1">
            <text:p>112.87187</text:p>
          </table:table-cell>
          <table:table-cell office:value-type="float" office:value="17.727205000000001" table:style-name="ce1">
            <text:p>17.727205</text:p>
          </table:table-cell>
          <table:table-cell office:value-type="float" office:value="98.211439999999996" table:style-name="ce1">
            <text:p>98.21144</text:p>
          </table:table-cell>
          <table:table-cell office:value-type="float" office:value="19.12555" table:style-name="ce1">
            <text:p>19.12555</text:p>
          </table:table-cell>
          <table:table-cell office:value-type="float" office:value="91.265240000000006" table:style-name="ce1">
            <text:p>91.26524</text:p>
          </table:table-cell>
          <table:table-cell office:value-type="float" office:value="13.275" table:style-name="ce1">
            <text:p>13.275</text:p>
          </table:table-cell>
          <table:table-cell office:value-type="float" office:value="155.88651999999999" table:style-name="ce1">
            <text:p>155.88652</text:p>
          </table:table-cell>
          <table:table-cell office:value-type="float" office:value="13.608333999999999" table:style-name="ce1">
            <text:p>13.608334</text:p>
          </table:table-cell>
          <table:table-cell office:value-type="float" office:value="208.0849" table:style-name="ce1">
            <text:p>208.0849</text:p>
          </table:table-cell>
          <table:table-cell office:value-type="float" office:value="14.307186" table:style-name="ce1">
            <text:p>14.307186</text:p>
          </table:table-cell>
          <table:table-cell office:value-type="float" office:value="134.29340999999999" table:style-name="ce1">
            <text:p>134.29341</text:p>
          </table:table-cell>
          <table:table-cell office:value-type="float" office:value="14.275" table:style-name="ce1">
            <text:p>14.275</text:p>
          </table:table-cell>
          <table:table-cell office:value-type="float" office:value="123.48349" table:style-name="ce1">
            <text:p>123.48349</text:p>
          </table:table-cell>
          <table:table-cell office:value-type="float" office:value="14.863797" table:style-name="ce1">
            <text:p>14.863797</text:p>
          </table:table-cell>
          <table:table-cell office:value-type="float" office:value="137.10973000000001" table:style-name="ce1">
            <text:p>137.10973</text:p>
          </table:table-cell>
          <table:table-cell office:value-type="float" office:value="15.44003" table:style-name="ce1">
            <text:p>15.44003</text:p>
          </table:table-cell>
          <table:table-cell office:value-type="float" office:value="104.85657500000001" table:style-name="ce1">
            <text:p>104.856575</text:p>
          </table:table-cell>
          <table:table-cell office:value-type="float" office:value="10.333333" table:style-name="ce1">
            <text:p>10.333333</text:p>
          </table:table-cell>
          <table:table-cell office:value-type="float" office:value="167.82123000000001" table:style-name="ce1">
            <text:p>167.82123</text:p>
          </table:table-cell>
          <table:table-cell office:value-type="float" office:value="13.148903000000001" table:style-name="ce1">
            <text:p>13.148903</text:p>
          </table:table-cell>
          <table:table-cell office:value-type="float" office:value="157.00656000000001" table:style-name="ce1">
            <text:p>157.00656</text:p>
          </table:table-cell>
          <table:table-cell office:value-type="float" office:value="6.8113073999999996" table:style-name="ce1">
            <text:p>6.8113074</text:p>
          </table:table-cell>
          <table:table-cell office:value-type="float" office:value="159.12427" table:style-name="ce1">
            <text:p>159.12427</text:p>
          </table:table-cell>
          <table:table-cell office:value-type="float" office:value="7.3938446000000004" table:style-name="ce1">
            <text:p>7.3938446</text:p>
          </table:table-cell>
          <table:table-cell office:value-type="float" office:value="164.97659999999999" table:style-name="ce1">
            <text:p>164.9766</text:p>
          </table:table-cell>
          <table:table-cell office:value-type="float" office:value="7.4583335000000002" table:style-name="ce1">
            <text:p>7.4583335</text:p>
          </table:table-cell>
          <table:table-cell office:value-type="float" office:value="137.86342999999999" table:style-name="ce1">
            <text:p>137.86343</text:p>
          </table:table-cell>
          <table:table-cell office:value-type="float" office:value="7.7916664999999998" table:style-name="ce1">
            <text:p>7.7916665</text:p>
          </table:table-cell>
          <table:table-cell office:value-type="float" office:value="127.09072" table:style-name="ce1">
            <text:p>127.09072</text:p>
          </table:table-cell>
          <table:table-cell office:value-type="float" office:value="6.233333" table:style-name="ce1">
            <text:p>6.233333</text:p>
          </table:table-cell>
          <table:table-cell office:value-type="float" office:value="163.98415" table:style-name="ce1">
            <text:p>163.98415</text:p>
          </table:table-cell>
          <table:table-cell office:value-type="float" office:value="6.5666665999999996" table:style-name="ce1">
            <text:p>6.5666666</text:p>
          </table:table-cell>
          <table:table-cell office:value-type="float" office:value="153.19820999999999" table:style-name="ce1">
            <text:p>153.19821</text:p>
          </table:table-cell>
          <table:table-cell office:value-type="float" office:value="6.9" table:style-name="ce1">
            <text:p>6.9</text:p>
          </table:table-cell>
          <table:table-cell office:value-type="float" office:value="142.39924999999999" table:style-name="ce1">
            <text:p>142.39925</text:p>
          </table:table-cell>
          <table:table-cell office:value-type="float" office:value="7.233333" table:style-name="ce1">
            <text:p>7.233333</text:p>
          </table:table-cell>
          <table:table-cell office:value-type="float" office:value="131.5838" table:style-name="ce1">
            <text:p>131.5838</text:p>
          </table:table-cell>
          <table:table-cell office:value-type="float" office:value="12.638451" table:style-name="ce1">
            <text:p>12.638451</text:p>
          </table:table-cell>
          <table:table-cell office:value-type="float" office:value="155.80189999999999" table:style-name="ce1">
            <text:p>155.8019</text:p>
          </table:table-cell>
          <table:table-cell office:value-type="float" office:value="13.558688999999999" table:style-name="ce1">
            <text:p>13.558689</text:p>
          </table:table-cell>
          <table:table-cell office:value-type="float" office:value="205.31318999999999" table:style-name="ce1">
            <text:p>205.31319</text:p>
          </table:table-cell>
          <table:table-cell office:value-type="float" office:value="12.908334" table:style-name="ce1">
            <text:p>12.908334</text:p>
          </table:table-cell>
          <table:table-cell office:value-type="float" office:value="194.8843" table:style-name="ce1">
            <text:p>194.8843</text:p>
          </table:table-cell>
          <table:table-cell office:value-type="float" office:value="13.241667" table:style-name="ce1">
            <text:p>13.241667</text:p>
          </table:table-cell>
          <table:table-cell office:value-type="float" office:value="123.31595" table:style-name="ce1">
            <text:p>123.3159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361" table:style-name="ce1">
            <text:p>122.4036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3305" table:style-name="ce1">
            <text:p>122.40330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62452999999999" table:style-name="ce1">
            <text:p>122.6245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519999999999" table:style-name="ce1">
            <text:p>122.4052</text:p>
          </table:table-cell>
          <table:table-cell office:value-type="float" office:value="7.5666665999999996" table:style-name="ce1">
            <text:p>7.5666666</text:p>
          </table:table-cell>
          <table:table-cell office:value-type="float" office:value="372.75243999999998" table:style-name="ce1">
            <text:p>372.75244</text:p>
          </table:table-cell>
          <table:table-cell office:value-type="float" office:value="8.5199630000000006" table:style-name="ce1">
            <text:p>8.519963</text:p>
          </table:table-cell>
          <table:table-cell office:value-type="float" office:value="145.24378999999999" table:style-name="ce1">
            <text:p>145.24379</text:p>
          </table:table-cell>
          <table:table-cell office:value-type="float" office:value="8.7165470000000003" table:style-name="ce1">
            <text:p>8.716547</text:p>
          </table:table-cell>
          <table:table-cell office:value-type="float" office:value="109.44405" table:style-name="ce1">
            <text:p>109.44405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326.60318000000001" table:style-name="ce1">
            <text:p>326.60318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ce1">
            <text:p>10.616667</text:p>
          </table:table-cell>
          <table:table-cell office:value-type="float" office:value="140.22353000000001" table:style-name="ce1">
            <text:p>140.22353</text:p>
          </table:table-cell>
          <table:table-cell office:value-type="float" office:value="10.95" table:style-name="ce1">
            <text:p>10.95</text:p>
          </table:table-cell>
          <table:table-cell office:value-type="float" office:value="129.42912000000001" table:style-name="ce1">
            <text:p>129.42912</text:p>
          </table:table-cell>
          <table:table-cell office:value-type="float" office:value="11.134895" table:style-name="ce1">
            <text:p>11.134895</text:p>
          </table:table-cell>
          <table:table-cell office:value-type="float" office:value="162.20056" table:style-name="ce1">
            <text:p>162.20056</text:p>
          </table:table-cell>
          <table:table-cell office:value-type="float" office:value="19.769891999999999" table:style-name="ce1">
            <text:p>19.769892</text:p>
          </table:table-cell>
          <table:table-cell office:value-type="float" office:value="196.90204" table:style-name="ce1">
            <text:p>196.90204</text:p>
          </table:table-cell>
          <table:table-cell office:value-type="float" office:value="19.010190000000001" table:style-name="ce1">
            <text:p>19.01019</text:p>
          </table:table-cell>
          <table:table-cell office:value-type="float" office:value="186.57274000000001" table:style-name="ce1">
            <text:p>186.57274</text:p>
          </table:table-cell>
          <table:table-cell office:value-type="float" office:value="20.371700000000001" table:style-name="ce1">
            <text:p>20.3717</text:p>
          </table:table-cell>
          <table:table-cell office:value-type="float" office:value="177.5463" table:style-name="ce1">
            <text:p>177.5463</text:p>
          </table:table-cell>
          <table:table-cell office:value-type="float" office:value="21.5672" table:style-name="ce1">
            <text:p>21.5672</text:p>
          </table:table-cell>
          <table:table-cell office:value-type="float" office:value="164.51476" table:style-name="ce1">
            <text:p>164.51476</text:p>
          </table:table-cell>
          <table:table-cell office:value-type="float" office:value="15.808332999999999" table:style-name="ce1">
            <text:p>15.808333</text:p>
          </table:table-cell>
          <table:table-cell office:value-type="float" office:value="155.88651999999999" table:style-name="ce1">
            <text:p>155.88652</text:p>
          </table:table-cell>
          <table:table-cell office:value-type="float" office:value="16.141666000000001" table:style-name="ce1">
            <text:p>16.141666</text:p>
          </table:table-cell>
          <table:table-cell office:value-type="float" office:value="208.0849" table:style-name="ce1">
            <text:p>208.0849</text:p>
          </table:table-cell>
          <table:table-cell office:value-type="float" office:value="15.728088" table:style-name="ce1">
            <text:p>15.728088</text:p>
          </table:table-cell>
          <table:table-cell office:value-type="float" office:value="134.29340999999999" table:style-name="ce1">
            <text:p>134.29341</text:p>
          </table:table-cell>
          <table:table-cell office:value-type="float" office:value="16.808332" table:style-name="ce1">
            <text:p>16.808332</text:p>
          </table:table-cell>
          <table:table-cell office:value-type="float" office:value="123.48349" table:style-name="ce1">
            <text:p>123.48349</text:p>
          </table:table-cell>
          <table:table-cell office:value-type="float" office:value="15.912271499999999" table:style-name="ce1">
            <text:p>15.9122715</text:p>
          </table:table-cell>
          <table:table-cell office:value-type="float" office:value="168.56395000000001" table:style-name="ce1">
            <text:p>168.56395</text:p>
          </table:table-cell>
          <table:table-cell office:value-type="float" office:value="17.599997999999999" table:style-name="ce1">
            <text:p>17.599998</text:p>
          </table:table-cell>
          <table:table-cell office:value-type="float" office:value="169.65562" table:style-name="ce1">
            <text:p>169.65562</text:p>
          </table:table-cell>
          <table:table-cell office:value-type="float" office:value="18.683332" table:style-name="ce1">
            <text:p>18.683332</text:p>
          </table:table-cell>
          <table:table-cell office:value-type="float" office:value="167.82123000000001" table:style-name="ce1">
            <text:p>167.82123</text:p>
          </table:table-cell>
          <table:table-cell office:value-type="float" office:value="16.855467000000001" table:style-name="ce1">
            <text:p>16.855467</text:p>
          </table:table-cell>
          <table:table-cell office:value-type="float" office:value="157.00656000000001" table:style-name="ce1">
            <text:p>157.00656</text:p>
          </table:table-cell>
          <table:table-cell office:value-type="float" office:value="7.3174020000000004" table:style-name="ce1">
            <text:p>7.317402</text:p>
          </table:table-cell>
          <table:table-cell office:value-type="float" office:value="159.12427" table:style-name="ce1">
            <text:p>159.12427</text:p>
          </table:table-cell>
          <table:table-cell office:value-type="float" office:value="7.5804343000000003" table:style-name="ce1">
            <text:p>7.5804343</text:p>
          </table:table-cell>
          <table:table-cell office:value-type="float" office:value="164.97659999999999" table:style-name="ce1">
            <text:p>164.9766</text:p>
          </table:table-cell>
          <table:table-cell office:value-type="float" office:value="8.0416670000000003" table:style-name="ce1">
            <text:p>8.041667</text:p>
          </table:table-cell>
          <table:table-cell office:value-type="float" office:value="137.86342999999999" table:style-name="ce1">
            <text:p>137.86343</text:p>
          </table:table-cell>
          <table:table-cell office:value-type="float" office:value="8.375" table:style-name="ce1">
            <text:p>8.375</text:p>
          </table:table-cell>
          <table:table-cell office:value-type="float" office:value="127.09072" table:style-name="ce1">
            <text:p>127.09072</text:p>
          </table:table-cell>
          <table:table-cell office:value-type="float" office:value="6.858333" table:style-name="ce1">
            <text:p>6.858333</text:p>
          </table:table-cell>
          <table:table-cell office:value-type="float" office:value="163.98415" table:style-name="ce1">
            <text:p>163.98415</text:p>
          </table:table-cell>
          <table:table-cell office:value-type="float" office:value="7.1916665999999996" table:style-name="ce1">
            <text:p>7.1916666</text:p>
          </table:table-cell>
          <table:table-cell office:value-type="float" office:value="153.19820999999999" table:style-name="ce1">
            <text:p>153.19821</text:p>
          </table:table-cell>
          <table:table-cell office:value-type="float" office:value="7.5250000000000004" table:style-name="ce1">
            <text:p>7.525</text:p>
          </table:table-cell>
          <table:table-cell office:value-type="float" office:value="142.39924999999999" table:style-name="ce1">
            <text:p>142.39925</text:p>
          </table:table-cell>
          <table:table-cell office:value-type="float" office:value="7.858333" table:style-name="ce1">
            <text:p>7.858333</text:p>
          </table:table-cell>
          <table:table-cell office:value-type="float" office:value="131.5838" table:style-name="ce1">
            <text:p>131.5838</text:p>
          </table:table-cell>
          <table:table-cell office:value-type="float" office:value="14.208189000000001" table:style-name="ce1">
            <text:p>14.208189</text:p>
          </table:table-cell>
          <table:table-cell office:value-type="float" office:value="202.89403999999999" table:style-name="ce1">
            <text:p>202.89404</text:p>
          </table:table-cell>
          <table:table-cell office:value-type="float" office:value="14.135994999999999" table:style-name="ce1">
            <text:p>14.135995</text:p>
          </table:table-cell>
          <table:table-cell office:value-type="float" office:value="222.63235" table:style-name="ce1">
            <text:p>222.63235</text:p>
          </table:table-cell>
          <table:table-cell office:value-type="float" office:value="14.925000000000001" table:style-name="ce1">
            <text:p>14.925</text:p>
          </table:table-cell>
          <table:table-cell office:value-type="float" office:value="194.8843" table:style-name="ce1">
            <text:p>194.8843</text:p>
          </table:table-cell>
          <table:table-cell office:value-type="float" office:value="15.258333" table:style-name="ce1">
            <text:p>15.258333</text:p>
          </table:table-cell>
          <table:table-cell office:value-type="float" office:value="183.81594999999999" table:style-name="ce1">
            <text:p>183.81595</text:p>
          </table:table-cell>
          <table:table-cell office:value-type="float" office:value="24" table:style-name="ce1">
            <text:p>24</text:p>
          </table:table-cell>
          <table:table-cell office:value-type="float" office:value="122.40361" table:style-name="ce1">
            <text:p>122.40361</text:p>
          </table:table-cell>
          <table:table-cell office:value-type="float" office:value="24" table:style-name="ce1">
            <text:p>24</text:p>
          </table:table-cell>
          <table:table-cell office:value-type="float" office:value="122.403305" table:style-name="ce1">
            <text:p>122.403305</text:p>
          </table:table-cell>
          <table:table-cell office:value-type="float" office:value="24" table:style-name="ce1">
            <text:p>24</text:p>
          </table:table-cell>
          <table:table-cell office:value-type="float" office:value="122.62452999999999" table:style-name="ce1">
            <text:p>122.62453</text:p>
          </table:table-cell>
          <table:table-cell office:value-type="float" office:value="24" table:style-name="ce1">
            <text:p>24</text:p>
          </table:table-cell>
          <table:table-cell office:value-type="float" office:value="122.40519999999999" table:style-name="ce1">
            <text:p>122.4052</text:p>
          </table:table-cell>
          <table:table-cell office:value-type="float" office:value="8.35" table:style-name="ce1">
            <text:p>8.35</text:p>
          </table:table-cell>
          <table:table-cell office:value-type="float" office:value="372.75243999999998" table:style-name="ce1">
            <text:p>372.75244</text:p>
          </table:table-cell>
          <table:table-cell office:value-type="float" office:value="8.6653059999999993" table:style-name="ce1">
            <text:p>8.665306</text:p>
          </table:table-cell>
          <table:table-cell office:value-type="float" office:value="145.24378999999999" table:style-name="ce1">
            <text:p>145.24379</text:p>
          </table:table-cell>
          <table:table-cell office:value-type="float" office:value="8.9622089999999996" table:style-name="ce1">
            <text:p>8.962209</text:p>
          </table:table-cell>
          <table:table-cell office:value-type="float" office:value="333.2296" table:style-name="ce1">
            <text:p>333.2296</text:p>
          </table:table-cell>
          <table:table-cell office:value-type="float" office:value="9.35" table:style-name="ce1">
            <text:p>9.35</text:p>
          </table:table-cell>
          <table:table-cell office:value-type="float" office:value="326.60318000000001" table:style-name="ce1">
            <text:p>326.60318</text:p>
          </table:table-cell>
          <table:table-cell table:number-columns-repeated="16314"/>
        </table:table-row>
        <table:table-row table:style-name="ro1">
          <table:table-cell office:value-type="float" office:value="13.036963" table:style-name="ce1">
            <text:p>13.036963</text:p>
          </table:table-cell>
          <table:table-cell office:value-type="float" office:value="127.80352999999999" table:style-name="ce1">
            <text:p>127.80353</text:p>
          </table:table-cell>
          <table:table-cell office:value-type="float" office:value="12.108155" table:style-name="ce1">
            <text:p>12.108155</text:p>
          </table:table-cell>
          <table:table-cell office:value-type="float" office:value="117.009125" table:style-name="ce1">
            <text:p>117.009125</text:p>
          </table:table-cell>
          <table:table-cell office:value-type="float" office:value="11.666667" table:style-name="ce1">
            <text:p>11.666667</text:p>
          </table:table-cell>
          <table:table-cell office:value-type="float" office:value="149.78056000000001" table:style-name="ce1">
            <text:p>149.78056</text:p>
          </table:table-cell>
          <table:table-cell office:value-type="float" office:value="23" table:style-name="ce1">
            <text:p>23</text:p>
          </table:table-cell>
          <table:table-cell office:value-type="float" office:value="129.13202000000001" table:style-name="ce1">
            <text:p>129.13202</text:p>
          </table:table-cell>
          <table:table-cell office:value-type="float" office:value="23" table:style-name="ce1">
            <text:p>23</text:p>
          </table:table-cell>
          <table:table-cell office:value-type="float" office:value="129.60274000000001" table:style-name="ce1">
            <text:p>129.60274</text:p>
          </table:table-cell>
          <table:table-cell office:value-type="float" office:value="23" table:style-name="ce1">
            <text:p>23</text:p>
          </table:table-cell>
          <table:table-cell office:value-type="float" office:value="131.37630999999999" table:style-name="ce1">
            <text:p>131.37631</text:p>
          </table:table-cell>
          <table:table-cell office:value-type="float" office:value="23.000591" table:style-name="ce1">
            <text:p>23.000591</text:p>
          </table:table-cell>
          <table:table-cell office:value-type="float" office:value="129.14474000000001" table:style-name="ce1">
            <text:p>129.14474</text:p>
          </table:table-cell>
          <table:table-cell office:value-type="float" office:value="16.183332" table:style-name="ce1">
            <text:p>16.183332</text:p>
          </table:table-cell>
          <table:table-cell office:value-type="float" office:value="143.73656" table:style-name="ce1">
            <text:p>143.73656</text:p>
          </table:table-cell>
          <table:table-cell office:value-type="float" office:value="16.516666000000001" table:style-name="ce1">
            <text:p>16.516666</text:p>
          </table:table-cell>
          <table:table-cell office:value-type="float" office:value="195.9349" table:style-name="ce1">
            <text:p>195.9349</text:p>
          </table:table-cell>
          <table:table-cell office:value-type="float" office:value="18.064795" table:style-name="ce1">
            <text:p>18.064795</text:p>
          </table:table-cell>
          <table:table-cell office:value-type="float" office:value="122.14341" table:style-name="ce1">
            <text:p>122.14341</text:p>
          </table:table-cell>
          <table:table-cell office:value-type="float" office:value="17.212101000000001" table:style-name="ce1">
            <text:p>17.212101</text:p>
          </table:table-cell>
          <table:table-cell office:value-type="float" office:value="111.33349" table:style-name="ce1">
            <text:p>111.33349</text:p>
          </table:table-cell>
          <table:table-cell office:value-type="float" office:value="18.716822000000001" table:style-name="ce1">
            <text:p>18.716822</text:p>
          </table:table-cell>
          <table:table-cell office:value-type="float" office:value="149.39393999999999" table:style-name="ce1">
            <text:p>149.39394</text:p>
          </table:table-cell>
          <table:table-cell office:value-type="float" office:value="18.941668" table:style-name="ce1">
            <text:p>18.941668</text:p>
          </table:table-cell>
          <table:table-cell office:value-type="float" office:value="150.48561000000001" table:style-name="ce1">
            <text:p>150.48561</text:p>
          </table:table-cell>
          <table:table-cell office:value-type="float" office:value="19.274999999999999" table:style-name="ce1">
            <text:p>19.275</text:p>
          </table:table-cell>
          <table:table-cell office:value-type="float" office:value="148.65120999999999" table:style-name="ce1">
            <text:p>148.65121</text:p>
          </table:table-cell>
          <table:table-cell office:value-type="float" office:value="19.608333999999999" table:style-name="ce1">
            <text:p>19.608334</text:p>
          </table:table-cell>
          <table:table-cell office:value-type="float" office:value="137.83654999999999" table:style-name="ce1">
            <text:p>137.83655</text:p>
          </table:table-cell>
          <table:table-cell office:value-type="float" office:value="7.733333" table:style-name="ce1">
            <text:p>7.733333</text:p>
          </table:table-cell>
          <table:table-cell office:value-type="float" office:value="147.51428000000001" table:style-name="ce1">
            <text:p>147.5142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153.36661000000001" table:style-name="ce1">
            <text:p>153.36661</text:p>
          </table:table-cell>
          <table:table-cell office:value-type="float" office:value="8.8679749999999995" table:style-name="ce1">
            <text:p>8.867975</text:p>
          </table:table-cell>
          <table:table-cell office:value-type="float" office:value="126.253456" table:style-name="ce1">
            <text:p>126.253456</text:p>
          </table:table-cell>
          <table:table-cell office:value-type="float" office:value="8.9602489999999992" table:style-name="ce1">
            <text:p>8.960249</text:p>
          </table:table-cell>
          <table:table-cell office:value-type="float" office:value="115.48071" table:style-name="ce1">
            <text:p>115.48071</text:p>
          </table:table-cell>
          <table:table-cell office:value-type="float" office:value="7.2166667000000002" table:style-name="ce1">
            <text:p>7.2166667</text:p>
          </table:table-cell>
          <table:table-cell office:value-type="float" office:value="152.37413000000001" table:style-name="ce1">
            <text:p>152.37413</text:p>
          </table:table-cell>
          <table:table-cell office:value-type="float" office:value="7.55" table:style-name="ce1">
            <text:p>7.55</text:p>
          </table:table-cell>
          <table:table-cell office:value-type="float" office:value="141.5882" table:style-name="ce1">
            <text:p>141.5882</text:p>
          </table:table-cell>
          <table:table-cell office:value-type="float" office:value="7.8833330000000004" table:style-name="ce1">
            <text:p>7.883333</text:p>
          </table:table-cell>
          <table:table-cell office:value-type="float" office:value="130.78925000000001" table:style-name="ce1">
            <text:p>130.78925</text:p>
          </table:table-cell>
          <table:table-cell office:value-type="float" office:value="8.216666" table:style-name="ce1">
            <text:p>8.216666</text:p>
          </table:table-cell>
          <table:table-cell office:value-type="float" office:value="119.97381" table:style-name="ce1">
            <text:p>119.97381</text:p>
          </table:table-cell>
          <table:table-cell office:value-type="float" office:value="14.683332999999999" table:style-name="ce1">
            <text:p>14.683333</text:p>
          </table:table-cell>
          <table:table-cell office:value-type="float" office:value="189.12404000000001" table:style-name="ce1">
            <text:p>189.12404</text:p>
          </table:table-cell>
          <table:table-cell office:value-type="float" office:value="15.016666000000001" table:style-name="ce1">
            <text:p>15.016666</text:p>
          </table:table-cell>
          <table:table-cell office:value-type="float" office:value="208.86234999999999" table:style-name="ce1">
            <text:p>208.86235</text:p>
          </table:table-cell>
          <table:table-cell office:value-type="float" office:value="16.206007" table:style-name="ce1">
            <text:p>16.206007</text:p>
          </table:table-cell>
          <table:table-cell office:value-type="float" office:value="181.11429000000001" table:style-name="ce1">
            <text:p>181.11429</text:p>
          </table:table-cell>
          <table:table-cell office:value-type="float" office:value="15.683332999999999" table:style-name="ce1">
            <text:p>15.683333</text:p>
          </table:table-cell>
          <table:table-cell office:value-type="float" office:value="170.04594" table:style-name="ce1">
            <text:p>170.0459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4207420000000006" table:style-name="ce1">
            <text:p>9.420742</text:p>
          </table:table-cell>
          <table:table-cell office:value-type="float" office:value="357.63245000000001" table:style-name="ce1">
            <text:p>357.63245</text:p>
          </table:table-cell>
          <table:table-cell office:value-type="float" office:value="9.84924" table:style-name="ce1">
            <text:p>9.84924</text:p>
          </table:table-cell>
          <table:table-cell office:value-type="float" office:value="130.12380999999999" table:style-name="ce1">
            <text:p>130.12381</text:p>
          </table:table-cell>
          <table:table-cell office:value-type="float" office:value="9.9623740000000005" table:style-name="ce1">
            <text:p>9.962374</text:p>
          </table:table-cell>
          <table:table-cell office:value-type="float" office:value="318.1096" table:style-name="ce1">
            <text:p>318.1096</text:p>
          </table:table-cell>
          <table:table-cell office:value-type="float" office:value="10.387888" table:style-name="ce1">
            <text:p>10.387888</text:p>
          </table:table-cell>
          <table:table-cell office:value-type="float" office:value="311.48320000000001" table:style-name="ce1">
            <text:p>311.4832</text:p>
          </table:table-cell>
          <table:table-cell table:number-columns-repeated="16314"/>
        </table:table-row>
        <table:table-row table:style-name="ro1">
          <table:table-cell office:value-type="float" office:value="13.069229999999999" table:style-name="ce1">
            <text:p>13.06923</text:p>
          </table:table-cell>
          <table:table-cell office:value-type="float" office:value="127.80352999999999" table:style-name="ce1">
            <text:p>127.80353</text:p>
          </table:table-cell>
          <table:table-cell office:value-type="float" office:value="13.399525000000001" table:style-name="ce1">
            <text:p>13.399525</text:p>
          </table:table-cell>
          <table:table-cell office:value-type="float" office:value="155.75021000000001" table:style-name="ce1">
            <text:p>155.75021</text:p>
          </table:table-cell>
          <table:table-cell office:value-type="float" office:value="13.783334" table:style-name="ce1">
            <text:p>13.783334</text:p>
          </table:table-cell>
          <table:table-cell office:value-type="float" office:value="149.78056000000001" table:style-name="ce1">
            <text:p>149.78056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13202000000001" table:style-name="ce1">
            <text:p>129.1320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60274000000001" table:style-name="ce1">
            <text:p>129.6027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1.37630999999999" table:style-name="ce1">
            <text:p>131.37631</text:p>
          </table:table-cell>
          <table:table-cell office:value-type="float" office:value="23.000698" table:style-name="ce1">
            <text:p>23.000698</text:p>
          </table:table-cell>
          <table:table-cell office:value-type="float" office:value="129.14474000000001" table:style-name="ce1">
            <text:p>129.14474</text:p>
          </table:table-cell>
          <table:table-cell office:value-type="float" office:value="18.291665999999999" table:style-name="ce1">
            <text:p>18.291666</text:p>
          </table:table-cell>
          <table:table-cell office:value-type="float" office:value="206.98657" table:style-name="ce1">
            <text:p>206.98657</text:p>
          </table:table-cell>
          <table:table-cell office:value-type="float" office:value="18.625" table:style-name="ce1">
            <text:p>18.625</text:p>
          </table:table-cell>
          <table:table-cell office:value-type="float" office:value="195.9349" table:style-name="ce1">
            <text:p>195.9349</text:p>
          </table:table-cell>
          <table:table-cell office:value-type="float" office:value="18.126223" table:style-name="ce1">
            <text:p>18.126223</text:p>
          </table:table-cell>
          <table:table-cell office:value-type="float" office:value="122.14341" table:style-name="ce1">
            <text:p>122.14341</text:p>
          </table:table-cell>
          <table:table-cell office:value-type="float" office:value="19.278309" table:style-name="ce1">
            <text:p>19.278309</text:p>
          </table:table-cell>
          <table:table-cell office:value-type="float" office:value="173.31972999999999" table:style-name="ce1">
            <text:p>173.31973</text:p>
          </table:table-cell>
          <table:table-cell office:value-type="float" office:value="19.258945000000001" table:style-name="ce1">
            <text:p>19.258945</text:p>
          </table:table-cell>
          <table:table-cell office:value-type="float" office:value="149.39393999999999" table:style-name="ce1">
            <text:p>149.39394</text:p>
          </table:table-cell>
          <table:table-cell office:value-type="float" office:value="20.458334000000001" table:style-name="ce1">
            <text:p>20.458334</text:p>
          </table:table-cell>
          <table:table-cell office:value-type="float" office:value="150.48561000000001" table:style-name="ce1">
            <text:p>150.48561</text:p>
          </table:table-cell>
          <table:table-cell office:value-type="float" office:value="20.791665999999999" table:style-name="ce1">
            <text:p>20.791666</text:p>
          </table:table-cell>
          <table:table-cell office:value-type="float" office:value="148.65120999999999" table:style-name="ce1">
            <text:p>148.65121</text:p>
          </table:table-cell>
          <table:table-cell office:value-type="float" office:value="21.125" table:style-name="ce1">
            <text:p>21.125</text:p>
          </table:table-cell>
          <table:table-cell office:value-type="float" office:value="137.83654999999999" table:style-name="ce1">
            <text:p>137.83655</text:p>
          </table:table-cell>
          <table:table-cell office:value-type="float" office:value="8.5166660000000007" table:style-name="ce1">
            <text:p>8.516666</text:p>
          </table:table-cell>
          <table:table-cell office:value-type="float" office:value="147.51428000000001" table:style-name="ce1">
            <text:p>147.51428</text:p>
          </table:table-cell>
          <table:table-cell office:value-type="float" office:value="8.85" table:style-name="ce1">
            <text:p>8.85</text:p>
          </table:table-cell>
          <table:table-cell office:value-type="float" office:value="176.86662000000001" table:style-name="ce1">
            <text:p>176.86662</text:p>
          </table:table-cell>
          <table:table-cell office:value-type="float" office:value="8.8904949999999996" table:style-name="ce1">
            <text:p>8.890495</text:p>
          </table:table-cell>
          <table:table-cell office:value-type="float" office:value="126.253456" table:style-name="ce1">
            <text:p>126.253456</text:p>
          </table:table-cell>
          <table:table-cell office:value-type="float" office:value="9.4620820000000005" table:style-name="ce1">
            <text:p>9.462082</text:p>
          </table:table-cell>
          <table:table-cell office:value-type="float" office:value="130.53569999999999" table:style-name="ce1">
            <text:p>130.5357</text:p>
          </table:table-cell>
          <table:table-cell office:value-type="float" office:value="7.983333" table:style-name="ce1">
            <text:p>7.983333</text:p>
          </table:table-cell>
          <table:table-cell office:value-type="float" office:value="152.37413000000001" table:style-name="ce1">
            <text:p>152.37413</text:p>
          </table:table-cell>
          <table:table-cell office:value-type="float" office:value="8.3166670000000007" table:style-name="ce1">
            <text:p>8.316667</text:p>
          </table:table-cell>
          <table:table-cell office:value-type="float" office:value="141.5882" table:style-name="ce1">
            <text:p>141.5882</text:p>
          </table:table-cell>
          <table:table-cell office:value-type="float" office:value="8.65" table:style-name="ce1">
            <text:p>8.65</text:p>
          </table:table-cell>
          <table:table-cell office:value-type="float" office:value="130.78925000000001" table:style-name="ce1">
            <text:p>130.78925</text:p>
          </table:table-cell>
          <table:table-cell office:value-type="float" office:value="8.9833339999999993" table:style-name="ce1">
            <text:p>8.983334</text:p>
          </table:table-cell>
          <table:table-cell office:value-type="float" office:value="119.97381" table:style-name="ce1">
            <text:p>119.97381</text:p>
          </table:table-cell>
          <table:table-cell office:value-type="float" office:value="17.25" table:style-name="ce1">
            <text:p>17.25</text:p>
          </table:table-cell>
          <table:table-cell office:value-type="float" office:value="189.12404000000001" table:style-name="ce1">
            <text:p>189.12404</text:p>
          </table:table-cell>
          <table:table-cell office:value-type="float" office:value="17.583334000000001" table:style-name="ce1">
            <text:p>17.583334</text:p>
          </table:table-cell>
          <table:table-cell office:value-type="float" office:value="208.86234999999999" table:style-name="ce1">
            <text:p>208.86235</text:p>
          </table:table-cell>
          <table:table-cell office:value-type="float" office:value="16.791419999999999" table:style-name="ce1">
            <text:p>16.79142</text:p>
          </table:table-cell>
          <table:table-cell office:value-type="float" office:value="198.67668" table:style-name="ce1">
            <text:p>198.67668</text:p>
          </table:table-cell>
          <table:table-cell office:value-type="float" office:value="18.25" table:style-name="ce1">
            <text:p>18.25</text:p>
          </table:table-cell>
          <table:table-cell office:value-type="float" office:value="170.04594" table:style-name="ce1">
            <text:p>170.0459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5480560000000008" table:style-name="ce1">
            <text:p>9.548056</text:p>
          </table:table-cell>
          <table:table-cell office:value-type="float" office:value="357.63245000000001" table:style-name="ce1">
            <text:p>357.63245</text:p>
          </table:table-cell>
          <table:table-cell office:value-type="float" office:value="9.8947669999999999" table:style-name="ce1">
            <text:p>9.894767</text:p>
          </table:table-cell>
          <table:table-cell office:value-type="float" office:value="130.12380999999999" table:style-name="ce1">
            <text:p>130.12381</text:p>
          </table:table-cell>
          <table:table-cell office:value-type="float" office:value="9.9972740000000009" table:style-name="ce1">
            <text:p>9.997274</text:p>
          </table:table-cell>
          <table:table-cell office:value-type="float" office:value="318.1096" table:style-name="ce1">
            <text:p>318.1096</text:p>
          </table:table-cell>
          <table:table-cell office:value-type="float" office:value="10.565725" table:style-name="ce1">
            <text:p>10.565725</text:p>
          </table:table-cell>
          <table:table-cell office:value-type="float" office:value="311.48320000000001" table:style-name="ce1">
            <text:p>311.4832</text:p>
          </table:table-cell>
          <table:table-cell table:number-columns-repeated="16314"/>
        </table:table-row>
        <table:table-row table:style-name="ro1">
          <table:table-cell office:value-type="float" office:value="13.979642999999999" table:style-name="ce1">
            <text:p>13.979643</text:p>
          </table:table-cell>
          <table:table-cell office:value-type="float" office:value="114.03352" table:style-name="ce1">
            <text:p>114.03352</text:p>
          </table:table-cell>
          <table:table-cell office:value-type="float" office:value="13.875" table:style-name="ce1">
            <text:p>13.875</text:p>
          </table:table-cell>
          <table:table-cell office:value-type="float" office:value="141.98021" table:style-name="ce1">
            <text:p>141.98021</text:p>
          </table:table-cell>
          <table:table-cell office:value-type="float" office:value="15.294204000000001" table:style-name="ce1">
            <text:p>15.294204</text:p>
          </table:table-cell>
          <table:table-cell office:value-type="float" office:value="136.01059000000001" table:style-name="ce1">
            <text:p>136.0105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02014000000003" table:style-name="ce1">
            <text:p>97.00201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472729999999999" table:style-name="ce1">
            <text:p>97.47273</text:p>
          </table:table-cell>
          <table:table-cell office:value-type="float" office:value="23.995056000000002" table:style-name="ce1">
            <text:p>23.995056</text:p>
          </table:table-cell>
          <table:table-cell office:value-type="float" office:value="99.246309999999994" table:style-name="ce1">
            <text:p>99.2463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14740000000003" table:style-name="ce1">
            <text:p>97.01474</text:p>
          </table:table-cell>
          <table:table-cell office:value-type="float" office:value="19.65502" table:style-name="ce1">
            <text:p>19.65502</text:p>
          </table:table-cell>
          <table:table-cell office:value-type="float" office:value="193.21654000000001" table:style-name="ce1">
            <text:p>193.21654</text:p>
          </table:table-cell>
          <table:table-cell office:value-type="float" office:value="19.05" table:style-name="ce1">
            <text:p>19.05</text:p>
          </table:table-cell>
          <table:table-cell office:value-type="float" office:value="182.16493" table:style-name="ce1">
            <text:p>182.16493</text:p>
          </table:table-cell>
          <table:table-cell office:value-type="float" office:value="19.383333" table:style-name="ce1">
            <text:p>19.383333</text:p>
          </table:table-cell>
          <table:table-cell office:value-type="float" office:value="108.373436" table:style-name="ce1">
            <text:p>108.373436</text:p>
          </table:table-cell>
          <table:table-cell office:value-type="float" office:value="19.716667000000001" table:style-name="ce1">
            <text:p>19.716667</text:p>
          </table:table-cell>
          <table:table-cell office:value-type="float" office:value="159.5497" table:style-name="ce1">
            <text:p>159.5497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29.95392000000001" table:style-name="ce1">
            <text:p>129.95392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31.04564999999999" table:style-name="ce1">
            <text:p>131.04565</text:p>
          </table:table-cell>
          <table:table-cell office:value-type="float" office:value="21.391666000000001" table:style-name="ce1">
            <text:p>21.391666</text:p>
          </table:table-cell>
          <table:table-cell office:value-type="float" office:value="129.21119999999999" table:style-name="ce1">
            <text:p>129.2112</text:p>
          </table:table-cell>
          <table:table-cell office:value-type="float" office:value="22.200513999999998" table:style-name="ce1">
            <text:p>22.200514</text:p>
          </table:table-cell>
          <table:table-cell office:value-type="float" office:value="118.39653" table:style-name="ce1">
            <text:p>118.39653</text:p>
          </table:table-cell>
          <table:table-cell office:value-type="float" office:value="9" table:style-name="ce1">
            <text:p>9</text:p>
          </table:table-cell>
          <table:table-cell office:value-type="float" office:value="131.85427999999999" table:style-name="ce1">
            <text:p>131.85428</text:p>
          </table:table-cell>
          <table:table-cell office:value-type="float" office:value="10.0030775" table:style-name="ce1">
            <text:p>10.0030775</text:p>
          </table:table-cell>
          <table:table-cell office:value-type="float" office:value="161.20665" table:style-name="ce1">
            <text:p>161.20665</text:p>
          </table:table-cell>
          <table:table-cell office:value-type="float" office:value="9.6666670000000003" table:style-name="ce1">
            <text:p>9.666667</text:p>
          </table:table-cell>
          <table:table-cell office:value-type="float" office:value="110.593445" table:style-name="ce1">
            <text:p>110.593445</text:p>
          </table:table-cell>
          <table:table-cell office:value-type="float" office:value="10" table:style-name="ce1">
            <text:p>10</text:p>
          </table:table-cell>
          <table:table-cell office:value-type="float" office:value="114.875694" table:style-name="ce1">
            <text:p>114.875694</text:p>
          </table:table-cell>
          <table:table-cell office:value-type="float" office:value="9.0161494999999992" table:style-name="ce1">
            <text:p>9.0161495</text:p>
          </table:table-cell>
          <table:table-cell office:value-type="float" office:value="136.17411999999999" table:style-name="ce1">
            <text:p>136.17412</text:p>
          </table:table-cell>
          <table:table-cell office:value-type="float" office:value="8.8166670000000007" table:style-name="ce1">
            <text:p>8.816667</text:p>
          </table:table-cell>
          <table:table-cell office:value-type="float" office:value="125.3882" table:style-name="ce1">
            <text:p>125.3882</text:p>
          </table:table-cell>
          <table:table-cell office:value-type="float" office:value="9.15" table:style-name="ce1">
            <text:p>9.15</text:p>
          </table:table-cell>
          <table:table-cell office:value-type="float" office:value="114.58925000000001" table:style-name="ce1">
            <text:p>114.58925</text:p>
          </table:table-cell>
          <table:table-cell office:value-type="float" office:value="9.5013039999999993" table:style-name="ce1">
            <text:p>9.501304</text:p>
          </table:table-cell>
          <table:table-cell office:value-type="float" office:value="103.77379999999999" table:style-name="ce1">
            <text:p>103.7738</text:p>
          </table:table-cell>
          <table:table-cell office:value-type="float" office:value="17.75" table:style-name="ce1">
            <text:p>17.75</text:p>
          </table:table-cell>
          <table:table-cell office:value-type="float" office:value="172.92403999999999" table:style-name="ce1">
            <text:p>172.92404</text:p>
          </table:table-cell>
          <table:table-cell office:value-type="float" office:value="20.057655" table:style-name="ce1">
            <text:p>20.057655</text:p>
          </table:table-cell>
          <table:table-cell office:value-type="float" office:value="192.66235" table:style-name="ce1">
            <text:p>192.66235</text:p>
          </table:table-cell>
          <table:table-cell office:value-type="float" office:value="18.416665999999999" table:style-name="ce1">
            <text:p>18.416666</text:p>
          </table:table-cell>
          <table:table-cell office:value-type="float" office:value="182.47667999999999" table:style-name="ce1">
            <text:p>182.47668</text:p>
          </table:table-cell>
          <table:table-cell office:value-type="float" office:value="18.75" table:style-name="ce1">
            <text:p>18.75</text:p>
          </table:table-cell>
          <table:table-cell office:value-type="float" office:value="153.84594999999999" table:style-name="ce1">
            <text:p>153.845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025" table:style-name="ce1">
            <text:p>10.025</text:p>
          </table:table-cell>
          <table:table-cell office:value-type="float" office:value="343.86246" table:style-name="ce1">
            <text:p>343.86246</text:p>
          </table:table-cell>
          <table:table-cell office:value-type="float" office:value="10.358333999999999" table:style-name="ce1">
            <text:p>10.358334</text:p>
          </table:table-cell>
          <table:table-cell office:value-type="float" office:value="116.35380600000001" table:style-name="ce1">
            <text:p>116.353806</text:p>
          </table:table-cell>
          <table:table-cell office:value-type="float" office:value="11.360274" table:style-name="ce1">
            <text:p>11.360274</text:p>
          </table:table-cell>
          <table:table-cell office:value-type="float" office:value="304.33956999999998" table:style-name="ce1">
            <text:p>304.33957</text:p>
          </table:table-cell>
          <table:table-cell office:value-type="float" office:value="11.388373" table:style-name="ce1">
            <text:p>11.388373</text:p>
          </table:table-cell>
          <table:table-cell office:value-type="float" office:value="297.71319999999997" table:style-name="ce1">
            <text:p>297.7132</text:p>
          </table:table-cell>
          <table:table-cell table:number-columns-repeated="16314"/>
        </table:table-row>
        <table:table-row table:style-name="ro1">
          <table:table-cell office:value-type="float" office:value="15.223817" table:style-name="ce1">
            <text:p>15.223817</text:p>
          </table:table-cell>
          <table:table-cell office:value-type="float" office:value="151.35873000000001" table:style-name="ce1">
            <text:p>151.35873</text:p>
          </table:table-cell>
          <table:table-cell office:value-type="float" office:value="16.416665999999999" table:style-name="ce1">
            <text:p>16.416666</text:p>
          </table:table-cell>
          <table:table-cell office:value-type="float" office:value="141.98021" table:style-name="ce1">
            <text:p>141.98021</text:p>
          </table:table-cell>
          <table:table-cell office:value-type="float" office:value="16.621576000000001" table:style-name="ce1">
            <text:p>16.621576</text:p>
          </table:table-cell>
          <table:table-cell office:value-type="float" office:value="136.01059000000001" table:style-name="ce1">
            <text:p>136.01059</text:p>
          </table:table-cell>
          <table:table-cell office:value-type="float" office:value="24" table:style-name="ce1">
            <text:p>24</text:p>
          </table:table-cell>
          <table:table-cell office:value-type="float" office:value="97.002014000000003" table:style-name="ce1">
            <text:p>97.002014</text:p>
          </table:table-cell>
          <table:table-cell office:value-type="float" office:value="24" table:style-name="ce1">
            <text:p>24</text:p>
          </table:table-cell>
          <table:table-cell office:value-type="float" office:value="97.472729999999999" table:style-name="ce1">
            <text:p>97.47273</text:p>
          </table:table-cell>
          <table:table-cell office:value-type="float" office:value="23.999289000000001" table:style-name="ce1">
            <text:p>23.999289</text:p>
          </table:table-cell>
          <table:table-cell office:value-type="float" office:value="99.246309999999994" table:style-name="ce1">
            <text:p>99.24631</text:p>
          </table:table-cell>
          <table:table-cell office:value-type="float" office:value="24" table:style-name="ce1">
            <text:p>24</text:p>
          </table:table-cell>
          <table:table-cell office:value-type="float" office:value="97.014740000000003" table:style-name="ce1">
            <text:p>97.01474</text:p>
          </table:table-cell>
          <table:table-cell office:value-type="float" office:value="20.760859" table:style-name="ce1">
            <text:p>20.760859</text:p>
          </table:table-cell>
          <table:table-cell office:value-type="float" office:value="193.21654000000001" table:style-name="ce1">
            <text:p>193.21654</text:p>
          </table:table-cell>
          <table:table-cell office:value-type="float" office:value="21.116667" table:style-name="ce1">
            <text:p>21.116667</text:p>
          </table:table-cell>
          <table:table-cell office:value-type="float" office:value="182.16493" table:style-name="ce1">
            <text:p>182.16493</text:p>
          </table:table-cell>
          <table:table-cell office:value-type="float" office:value="21.45" table:style-name="ce1">
            <text:p>21.45</text:p>
          </table:table-cell>
          <table:table-cell office:value-type="float" office:value="170.37345999999999" table:style-name="ce1">
            <text:p>170.37346</text:p>
          </table:table-cell>
          <table:table-cell office:value-type="float" office:value="21.783332999999999" table:style-name="ce1">
            <text:p>21.783333</text:p>
          </table:table-cell>
          <table:table-cell office:value-type="float" office:value="159.5497" table:style-name="ce1">
            <text:p>159.5497</text:p>
          </table:table-cell>
          <table:table-cell office:value-type="float" office:value="23" table:style-name="ce1">
            <text:p>23</text:p>
          </table:table-cell>
          <table:table-cell office:value-type="float" office:value="129.95392000000001" table:style-name="ce1">
            <text:p>129.95392</text:p>
          </table:table-cell>
          <table:table-cell office:value-type="float" office:value="23" table:style-name="ce1">
            <text:p>23</text:p>
          </table:table-cell>
          <table:table-cell office:value-type="float" office:value="131.04564999999999" table:style-name="ce1">
            <text:p>131.04565</text:p>
          </table:table-cell>
          <table:table-cell office:value-type="float" office:value="23" table:style-name="ce1">
            <text:p>23</text:p>
          </table:table-cell>
          <table:table-cell office:value-type="float" office:value="129.21119999999999" table:style-name="ce1">
            <text:p>129.2112</text:p>
          </table:table-cell>
          <table:table-cell office:value-type="float" office:value="22.594525999999998" table:style-name="ce1">
            <text:p>22.594526</text:p>
          </table:table-cell>
          <table:table-cell office:value-type="float" office:value="130.21690000000001" table:style-name="ce1">
            <text:p>130.2169</text:p>
          </table:table-cell>
          <table:table-cell office:value-type="float" office:value="9.7666660000000007" table:style-name="ce1">
            <text:p>9.766666</text:p>
          </table:table-cell>
          <table:table-cell office:value-type="float" office:value="131.85427999999999" table:style-name="ce1">
            <text:p>131.85428</text:p>
          </table:table-cell>
          <table:table-cell office:value-type="float" office:value="10.067297999999999" table:style-name="ce1">
            <text:p>10.067298</text:p>
          </table:table-cell>
          <table:table-cell office:value-type="float" office:value="161.20665" table:style-name="ce1">
            <text:p>161.20665</text:p>
          </table:table-cell>
          <table:table-cell office:value-type="float" office:value="10.433332999999999" table:style-name="ce1">
            <text:p>10.433333</text:p>
          </table:table-cell>
          <table:table-cell office:value-type="float" office:value="133.59343999999999" table:style-name="ce1">
            <text:p>133.59344</text:p>
          </table:table-cell>
          <table:table-cell office:value-type="float" office:value="10.766666000000001" table:style-name="ce1">
            <text:p>10.766666</text:p>
          </table:table-cell>
          <table:table-cell office:value-type="float" office:value="114.875694" table:style-name="ce1">
            <text:p>114.875694</text:p>
          </table:table-cell>
          <table:table-cell office:value-type="float" office:value="9.0400790000000004" table:style-name="ce1">
            <text:p>9.040079</text:p>
          </table:table-cell>
          <table:table-cell office:value-type="float" office:value="136.17411999999999" table:style-name="ce1">
            <text:p>136.17412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25.3882" table:style-name="ce1">
            <text:p>125.3882</text:p>
          </table:table-cell>
          <table:table-cell office:value-type="float" office:value="9.8833330000000004" table:style-name="ce1">
            <text:p>9.883333</text:p>
          </table:table-cell>
          <table:table-cell office:value-type="float" office:value="114.58925000000001" table:style-name="ce1">
            <text:p>114.58925</text:p>
          </table:table-cell>
          <table:table-cell office:value-type="float" office:value="9.8131275000000002" table:style-name="ce1">
            <text:p>9.8131275</text:p>
          </table:table-cell>
          <table:table-cell office:value-type="float" office:value="387.82986" table:style-name="ce1">
            <text:p>387.82986</text:p>
          </table:table-cell>
          <table:table-cell office:value-type="float" office:value="19.75" table:style-name="ce1">
            <text:p>19.75</text:p>
          </table:table-cell>
          <table:table-cell office:value-type="float" office:value="172.92403999999999" table:style-name="ce1">
            <text:p>172.92404</text:p>
          </table:table-cell>
          <table:table-cell office:value-type="float" office:value="20.065784000000001" table:style-name="ce1">
            <text:p>20.065784</text:p>
          </table:table-cell>
          <table:table-cell office:value-type="float" office:value="192.66235" table:style-name="ce1">
            <text:p>192.66235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82.47667999999999" table:style-name="ce1">
            <text:p>182.47668</text:p>
          </table:table-cell>
          <table:table-cell office:value-type="float" office:value="20.75" table:style-name="ce1">
            <text:p>20.75</text:p>
          </table:table-cell>
          <table:table-cell office:value-type="float" office:value="153.84594999999999" table:style-name="ce1">
            <text:p>153.8459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733333999999999" table:style-name="ce1">
            <text:p>10.733334</text:p>
          </table:table-cell>
          <table:table-cell office:value-type="float" office:value="343.86246" table:style-name="ce1">
            <text:p>343.86246</text:p>
          </table:table-cell>
          <table:table-cell office:value-type="float" office:value="11.066667000000001" table:style-name="ce1">
            <text:p>11.066667</text:p>
          </table:table-cell>
          <table:table-cell office:value-type="float" office:value="116.35380600000001" table:style-name="ce1">
            <text:p>116.353806</text:p>
          </table:table-cell>
          <table:table-cell office:value-type="float" office:value="11.398395000000001" table:style-name="ce1">
            <text:p>11.398395</text:p>
          </table:table-cell>
          <table:table-cell office:value-type="float" office:value="304.33956999999998" table:style-name="ce1">
            <text:p>304.33957</text:p>
          </table:table-cell>
          <table:table-cell office:value-type="float" office:value="11.709263999999999" table:style-name="ce1">
            <text:p>11.709264</text:p>
          </table:table-cell>
          <table:table-cell office:value-type="float" office:value="297.71319999999997" table:style-name="ce1">
            <text:p>297.7132</text:p>
          </table:table-cell>
          <table:table-cell table:number-columns-repeated="16314"/>
        </table:table-row>
        <table:table-row table:style-name="ro1">
          <table:table-cell office:value-type="float" office:value="16.508333" table:style-name="ce1">
            <text:p>16.508333</text:p>
          </table:table-cell>
          <table:table-cell office:value-type="float" office:value="137.58876000000001" table:style-name="ce1">
            <text:p>137.58876</text:p>
          </table:table-cell>
          <table:table-cell office:value-type="float" office:value="16.841667000000001" table:style-name="ce1">
            <text:p>16.841667</text:p>
          </table:table-cell>
          <table:table-cell office:value-type="float" office:value="128.21017000000001" table:style-name="ce1">
            <text:p>128.21017</text:p>
          </table:table-cell>
          <table:table-cell office:value-type="float" office:value="17.688578" table:style-name="ce1">
            <text:p>17.688578</text:p>
          </table:table-cell>
          <table:table-cell office:value-type="float" office:value="122.240616" table:style-name="ce1">
            <text:p>122.24061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041665999999999" table:style-name="ce1">
            <text:p>21.041666</text:p>
          </table:table-cell>
          <table:table-cell office:value-type="float" office:value="184.84654" table:style-name="ce1">
            <text:p>184.84654</text:p>
          </table:table-cell>
          <table:table-cell office:value-type="float" office:value="21.375" table:style-name="ce1">
            <text:p>21.375</text:p>
          </table:table-cell>
          <table:table-cell office:value-type="float" office:value="173.79494" table:style-name="ce1">
            <text:p>173.79494</text:p>
          </table:table-cell>
          <table:table-cell office:value-type="float" office:value="21.708334000000001" table:style-name="ce1">
            <text:p>21.708334</text:p>
          </table:table-cell>
          <table:table-cell office:value-type="float" office:value="162.00345999999999" table:style-name="ce1">
            <text:p>162.00346</text:p>
          </table:table-cell>
          <table:table-cell office:value-type="float" office:value="22.125745999999999" table:style-name="ce1">
            <text:p>22.125746</text:p>
          </table:table-cell>
          <table:table-cell office:value-type="float" office:value="151.1797" table:style-name="ce1">
            <text:p>151.179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823909999999998" table:style-name="ce1">
            <text:p>97.8239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915649999999999" table:style-name="ce1">
            <text:p>98.9156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081190000000007" table:style-name="ce1">
            <text:p>97.0811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0869" table:style-name="ce1">
            <text:p>98.0869</text:p>
          </table:table-cell>
          <table:table-cell office:value-type="float" office:value="11.982904" table:style-name="ce1">
            <text:p>11.982904</text:p>
          </table:table-cell>
          <table:table-cell office:value-type="float" office:value="115.92427000000001" table:style-name="ce1">
            <text:p>115.92427</text:p>
          </table:table-cell>
          <table:table-cell office:value-type="float" office:value="11.821937999999999" table:style-name="ce1">
            <text:p>11.821938</text:p>
          </table:table-cell>
          <table:table-cell office:value-type="float" office:value="145.27667" table:style-name="ce1">
            <text:p>145.27667</text:p>
          </table:table-cell>
          <table:table-cell office:value-type="float" office:value="14.370684000000001" table:style-name="ce1">
            <text:p>14.370684</text:p>
          </table:table-cell>
          <table:table-cell office:value-type="float" office:value="117.66343999999999" table:style-name="ce1">
            <text:p>117.66344</text:p>
          </table:table-cell>
          <table:table-cell office:value-type="float" office:value="13.438143" table:style-name="ce1">
            <text:p>13.438143</text:p>
          </table:table-cell>
          <table:table-cell office:value-type="float" office:value="98.945689999999999" table:style-name="ce1">
            <text:p>98.94569</text:p>
          </table:table-cell>
          <table:table-cell office:value-type="float" office:value="9.9936399999999992" table:style-name="ce1">
            <text:p>9.99364</text:p>
          </table:table-cell>
          <table:table-cell office:value-type="float" office:value="119.70408999999999" table:style-name="ce1">
            <text:p>119.70409</text:p>
          </table:table-cell>
          <table:table-cell office:value-type="float" office:value="10.306576" table:style-name="ce1">
            <text:p>10.306576</text:p>
          </table:table-cell>
          <table:table-cell office:value-type="float" office:value="108.9182" table:style-name="ce1">
            <text:p>108.9182</text:p>
          </table:table-cell>
          <table:table-cell office:value-type="float" office:value="10.610974000000001" table:style-name="ce1">
            <text:p>10.610974</text:p>
          </table:table-cell>
          <table:table-cell office:value-type="float" office:value="98.119249999999994" table:style-name="ce1">
            <text:p>98.11925</text:p>
          </table:table-cell>
          <table:table-cell office:value-type="float" office:value="10.725" table:style-name="ce1">
            <text:p>10.725</text:p>
          </table:table-cell>
          <table:table-cell office:value-type="float" office:value="371.35982999999999" table:style-name="ce1">
            <text:p>371.35983</text:p>
          </table:table-cell>
          <table:table-cell office:value-type="float" office:value="20.42896" table:style-name="ce1">
            <text:p>20.42896</text:p>
          </table:table-cell>
          <table:table-cell office:value-type="float" office:value="158.61401000000001" table:style-name="ce1">
            <text:p>158.61401</text:p>
          </table:table-cell>
          <table:table-cell office:value-type="float" office:value="20.584962999999998" table:style-name="ce1">
            <text:p>20.584963</text:p>
          </table:table-cell>
          <table:table-cell office:value-type="float" office:value="178.35239000000001" table:style-name="ce1">
            <text:p>178.35239</text:p>
          </table:table-cell>
          <table:table-cell office:value-type="float" office:value="20.858333999999999" table:style-name="ce1">
            <text:p>20.858334</text:p>
          </table:table-cell>
          <table:table-cell office:value-type="float" office:value="168.16666000000001" table:style-name="ce1">
            <text:p>168.16666</text:p>
          </table:table-cell>
          <table:table-cell office:value-type="float" office:value="21.237646000000002" table:style-name="ce1">
            <text:p>21.237646</text:p>
          </table:table-cell>
          <table:table-cell office:value-type="float" office:value="139.53592" table:style-name="ce1">
            <text:p>139.5359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291667" table:style-name="ce1">
            <text:p>11.291667</text:p>
          </table:table-cell>
          <table:table-cell office:value-type="float" office:value="325.77246000000002" table:style-name="ce1">
            <text:p>325.77246</text:p>
          </table:table-cell>
          <table:table-cell office:value-type="float" office:value="11.896425000000001" table:style-name="ce1">
            <text:p>11.896425</text:p>
          </table:table-cell>
          <table:table-cell office:value-type="float" office:value="98.263800000000003" table:style-name="ce1">
            <text:p>98.2638</text:p>
          </table:table-cell>
          <table:table-cell office:value-type="float" office:value="11.958333" table:style-name="ce1">
            <text:p>11.958333</text:p>
          </table:table-cell>
          <table:table-cell office:value-type="float" office:value="286.24957000000001" table:style-name="ce1">
            <text:p>286.24957</text:p>
          </table:table-cell>
          <table:table-cell office:value-type="float" office:value="12.507012" table:style-name="ce1">
            <text:p>12.507012</text:p>
          </table:table-cell>
          <table:table-cell office:value-type="float" office:value="279.6232" table:style-name="ce1">
            <text:p>279.6232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1">
            <text:p>18.675</text:p>
          </table:table-cell>
          <table:table-cell office:value-type="float" office:value="202.58875" table:style-name="ce1">
            <text:p>202.58875</text:p>
          </table:table-cell>
          <table:table-cell office:value-type="float" office:value="19.008333" table:style-name="ce1">
            <text:p>19.008333</text:p>
          </table:table-cell>
          <table:table-cell office:value-type="float" office:value="128.21017000000001" table:style-name="ce1">
            <text:p>128.21017</text:p>
          </table:table-cell>
          <table:table-cell office:value-type="float" office:value="19.170684999999999" table:style-name="ce1">
            <text:p>19.170685</text:p>
          </table:table-cell>
          <table:table-cell office:value-type="float" office:value="122.240616" table:style-name="ce1">
            <text:p>122.24061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33334000000001" table:style-name="ce1">
            <text:p>21.333334</text:p>
          </table:table-cell>
          <table:table-cell office:value-type="float" office:value="184.84654" table:style-name="ce1">
            <text:p>184.84654</text:p>
          </table:table-cell>
          <table:table-cell office:value-type="float" office:value="21.666665999999999" table:style-name="ce1">
            <text:p>21.666666</text:p>
          </table:table-cell>
          <table:table-cell office:value-type="float" office:value="173.79494" table:style-name="ce1">
            <text:p>173.79494</text:p>
          </table:table-cell>
          <table:table-cell office:value-type="float" office:value="22" table:style-name="ce1">
            <text:p>22</text:p>
          </table:table-cell>
          <table:table-cell office:value-type="float" office:value="162.00345999999999" table:style-name="ce1">
            <text:p>162.00346</text:p>
          </table:table-cell>
          <table:table-cell office:value-type="float" office:value="22.244778" table:style-name="ce1">
            <text:p>22.244778</text:p>
          </table:table-cell>
          <table:table-cell office:value-type="float" office:value="151.1797" table:style-name="ce1">
            <text:p>151.1797</text:p>
          </table:table-cell>
          <table:table-cell office:value-type="float" office:value="24" table:style-name="ce1">
            <text:p>24</text:p>
          </table:table-cell>
          <table:table-cell office:value-type="float" office:value="97.823909999999998" table:style-name="ce1">
            <text:p>97.82391</text:p>
          </table:table-cell>
          <table:table-cell office:value-type="float" office:value="24" table:style-name="ce1">
            <text:p>24</text:p>
          </table:table-cell>
          <table:table-cell office:value-type="float" office:value="98.915649999999999" table:style-name="ce1">
            <text:p>98.91565</text:p>
          </table:table-cell>
          <table:table-cell office:value-type="float" office:value="24" table:style-name="ce1">
            <text:p>24</text:p>
          </table:table-cell>
          <table:table-cell office:value-type="float" office:value="97.081190000000007" table:style-name="ce1">
            <text:p>97.08119</text:p>
          </table:table-cell>
          <table:table-cell office:value-type="float" office:value="24" table:style-name="ce1">
            <text:p>24</text:p>
          </table:table-cell>
          <table:table-cell office:value-type="float" office:value="98.0869" table:style-name="ce1">
            <text:p>98.0869</text:p>
          </table:table-cell>
          <table:table-cell office:value-type="float" office:value="14.060309" table:style-name="ce1">
            <text:p>14.060309</text:p>
          </table:table-cell>
          <table:table-cell office:value-type="float" office:value="178.24643" table:style-name="ce1">
            <text:p>178.24643</text:p>
          </table:table-cell>
          <table:table-cell office:value-type="float" office:value="12.00323" table:style-name="ce1">
            <text:p>12.00323</text:p>
          </table:table-cell>
          <table:table-cell office:value-type="float" office:value="145.27667" table:style-name="ce1">
            <text:p>145.27667</text:p>
          </table:table-cell>
          <table:table-cell office:value-type="float" office:value="16.470924" table:style-name="ce1">
            <text:p>16.470924</text:p>
          </table:table-cell>
          <table:table-cell office:value-type="float" office:value="180.67064999999999" table:style-name="ce1">
            <text:p>180.67065</text:p>
          </table:table-cell>
          <table:table-cell office:value-type="float" office:value="16.048121999999999" table:style-name="ce1">
            <text:p>16.048122</text:p>
          </table:table-cell>
          <table:table-cell office:value-type="float" office:value="177.24509" table:style-name="ce1">
            <text:p>177.24509</text:p>
          </table:table-cell>
          <table:table-cell office:value-type="float" office:value="10.278699" table:style-name="ce1">
            <text:p>10.278699</text:p>
          </table:table-cell>
          <table:table-cell office:value-type="float" office:value="379.37866000000002" table:style-name="ce1">
            <text:p>379.37866</text:p>
          </table:table-cell>
          <table:table-cell office:value-type="float" office:value="10.610345000000001" table:style-name="ce1">
            <text:p>10.610345</text:p>
          </table:table-cell>
          <table:table-cell office:value-type="float" office:value="385.63654000000002" table:style-name="ce1">
            <text:p>385.63654</text:p>
          </table:table-cell>
          <table:table-cell office:value-type="float" office:value="10.925520000000001" table:style-name="ce1">
            <text:p>10.92552</text:p>
          </table:table-cell>
          <table:table-cell office:value-type="float" office:value="384.65417000000002" table:style-name="ce1">
            <text:p>384.65417</text:p>
          </table:table-cell>
          <table:table-cell office:value-type="float" office:value="11.416667" table:style-name="ce1">
            <text:p>11.416667</text:p>
          </table:table-cell>
          <table:table-cell office:value-type="float" office:value="371.35982999999999" table:style-name="ce1">
            <text:p>371.35983</text:p>
          </table:table-cell>
          <table:table-cell office:value-type="float" office:value="21.113109999999999" table:style-name="ce1">
            <text:p>21.11311</text:p>
          </table:table-cell>
          <table:table-cell office:value-type="float" office:value="179.13847000000001" table:style-name="ce1">
            <text:p>179.13847</text:p>
          </table:table-cell>
          <table:table-cell office:value-type="float" office:value="20.639168000000002" table:style-name="ce1">
            <text:p>20.639168</text:p>
          </table:table-cell>
          <table:table-cell office:value-type="float" office:value="178.35239000000001" table:style-name="ce1">
            <text:p>178.35239</text:p>
          </table:table-cell>
          <table:table-cell office:value-type="float" office:value="21.824999999999999" table:style-name="ce1">
            <text:p>21.825</text:p>
          </table:table-cell>
          <table:table-cell office:value-type="float" office:value="168.16666000000001" table:style-name="ce1">
            <text:p>168.16666</text:p>
          </table:table-cell>
          <table:table-cell office:value-type="float" office:value="21.811219999999999" table:style-name="ce1">
            <text:p>21.81122</text:p>
          </table:table-cell>
          <table:table-cell office:value-type="float" office:value="156.74313000000001" table:style-name="ce1">
            <text:p>156.7431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9" table:style-name="ce1">
            <text:p>11.9</text:p>
          </table:table-cell>
          <table:table-cell office:value-type="float" office:value="325.77246000000002" table:style-name="ce1">
            <text:p>325.77246</text:p>
          </table:table-cell>
          <table:table-cell office:value-type="float" office:value="12.117036000000001" table:style-name="ce1">
            <text:p>12.117036</text:p>
          </table:table-cell>
          <table:table-cell office:value-type="float" office:value="299.22903000000002" table:style-name="ce1">
            <text:p>299.22903</text:p>
          </table:table-cell>
          <table:table-cell office:value-type="float" office:value="12.566667000000001" table:style-name="ce1">
            <text:p>12.566667</text:p>
          </table:table-cell>
          <table:table-cell office:value-type="float" office:value="286.24957000000001" table:style-name="ce1">
            <text:p>286.24957</text:p>
          </table:table-cell>
          <table:table-cell office:value-type="float" office:value="12.513076" table:style-name="ce1">
            <text:p>12.513076</text:p>
          </table:table-cell>
          <table:table-cell office:value-type="float" office:value="279.6232" table:style-name="ce1">
            <text:p>279.6232</text:p>
          </table:table-cell>
          <table:table-cell table:number-columns-repeated="16314"/>
        </table:table-row>
        <table:table-row table:style-name="ro1">
          <table:table-cell office:value-type="float" office:value="19.016666000000001" table:style-name="ce1">
            <text:p>19.016666</text:p>
          </table:table-cell>
          <table:table-cell office:value-type="float" office:value="191.51872" table:style-name="ce1">
            <text:p>191.51872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17.14015999999999" table:style-name="ce1">
            <text:p>117.14016</text:p>
          </table:table-cell>
          <table:table-cell office:value-type="float" office:value="19.683332" table:style-name="ce1">
            <text:p>19.683332</text:p>
          </table:table-cell>
          <table:table-cell office:value-type="float" office:value="111.17066" table:style-name="ce1">
            <text:p>111.1706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724999999999" table:style-name="ce1">
            <text:p>23.000725</text:p>
          </table:table-cell>
          <table:table-cell office:value-type="float" office:value="130.84656000000001" table:style-name="ce1">
            <text:p>130.84656</text:p>
          </table:table-cell>
          <table:table-cell office:value-type="float" office:value="23.000337999999999" table:style-name="ce1">
            <text:p>23.000338</text:p>
          </table:table-cell>
          <table:table-cell office:value-type="float" office:value="130.59491" table:style-name="ce1">
            <text:p>130.59491</text:p>
          </table:table-cell>
          <table:table-cell office:value-type="float" office:value="23" table:style-name="ce1">
            <text:p>23</text:p>
          </table:table-cell>
          <table:table-cell office:value-type="float" office:value="129.60345000000001" table:style-name="ce1">
            <text:p>129.60345</text:p>
          </table:table-cell>
          <table:table-cell office:value-type="float" office:value="23.000399000000002" table:style-name="ce1">
            <text:p>23.000399</text:p>
          </table:table-cell>
          <table:table-cell office:value-type="float" office:value="129.57973000000001" table:style-name="ce1">
            <text:p>129.5797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824999999999999" table:style-name="ce1">
            <text:p>17.825</text:p>
          </table:table-cell>
          <table:table-cell office:value-type="float" office:value="162.31641999999999" table:style-name="ce1">
            <text:p>162.31642</text:p>
          </table:table-cell>
          <table:table-cell office:value-type="float" office:value="18.633904000000001" table:style-name="ce1">
            <text:p>18.633904</text:p>
          </table:table-cell>
          <table:table-cell office:value-type="float" office:value="129.34666000000001" table:style-name="ce1">
            <text:p>129.34666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4.74064999999999" table:style-name="ce1">
            <text:p>164.74065</text:p>
          </table:table-cell>
          <table:table-cell office:value-type="float" office:value="18.906642999999999" table:style-name="ce1">
            <text:p>18.906643</text:p>
          </table:table-cell>
          <table:table-cell office:value-type="float" office:value="161.31507999999999" table:style-name="ce1">
            <text:p>161.31508</text:p>
          </table:table-cell>
          <table:table-cell office:value-type="float" office:value="17.3" table:style-name="ce1">
            <text:p>17.3</text:p>
          </table:table-cell>
          <table:table-cell office:value-type="float" office:value="156.35869" table:style-name="ce1">
            <text:p>156.35869</text:p>
          </table:table-cell>
          <table:table-cell office:value-type="float" office:value="17.633333" table:style-name="ce1">
            <text:p>17.633333</text:p>
          </table:table-cell>
          <table:table-cell office:value-type="float" office:value="162.61653000000001" table:style-name="ce1">
            <text:p>162.61653</text:p>
          </table:table-cell>
          <table:table-cell office:value-type="float" office:value="17.966667000000001" table:style-name="ce1">
            <text:p>17.966667</text:p>
          </table:table-cell>
          <table:table-cell office:value-type="float" office:value="161.63414" table:style-name="ce1">
            <text:p>161.63414</text:p>
          </table:table-cell>
          <table:table-cell office:value-type="float" office:value="18.3" table:style-name="ce1">
            <text:p>18.3</text:p>
          </table:table-cell>
          <table:table-cell office:value-type="float" office:value="148.33985999999999" table:style-name="ce1">
            <text:p>148.33986</text:p>
          </table:table-cell>
          <table:table-cell office:value-type="float" office:value="22.881456" table:style-name="ce1">
            <text:p>22.881456</text:p>
          </table:table-cell>
          <table:table-cell office:value-type="float" office:value="129.45844" table:style-name="ce1">
            <text:p>129.45844</text:p>
          </table:table-cell>
          <table:table-cell office:value-type="float" office:value="23" table:style-name="ce1">
            <text:p>23</text:p>
          </table:table-cell>
          <table:table-cell office:value-type="float" office:value="129.48239000000001" table:style-name="ce1">
            <text:p>129.48239</text:p>
          </table:table-cell>
          <table:table-cell office:value-type="float" office:value="23" table:style-name="ce1">
            <text:p>23</text:p>
          </table:table-cell>
          <table:table-cell office:value-type="float" office:value="130.09667999999999" table:style-name="ce1">
            <text:p>130.09668</text:p>
          </table:table-cell>
          <table:table-cell office:value-type="float" office:value="23.000506999999999" table:style-name="ce1">
            <text:p>23.000507</text:p>
          </table:table-cell>
          <table:table-cell office:value-type="float" office:value="129.47310999999999" table:style-name="ce1">
            <text:p>129.4731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596897999999999" table:style-name="ce1">
            <text:p>12.596898</text:p>
          </table:table-cell>
          <table:table-cell office:value-type="float" office:value="306.06243999999998" table:style-name="ce1">
            <text:p>306.06244</text:p>
          </table:table-cell>
          <table:table-cell office:value-type="float" office:value="12.841666" table:style-name="ce1">
            <text:p>12.841666</text:p>
          </table:table-cell>
          <table:table-cell office:value-type="float" office:value="279.51904000000002" table:style-name="ce1">
            <text:p>279.51904</text:p>
          </table:table-cell>
          <table:table-cell office:value-type="float" office:value="13.175000000000001" table:style-name="ce1">
            <text:p>13.175</text:p>
          </table:table-cell>
          <table:table-cell office:value-type="float" office:value="266.53955000000002" table:style-name="ce1">
            <text:p>266.53955</text:p>
          </table:table-cell>
          <table:table-cell office:value-type="float" office:value="13.950272999999999" table:style-name="ce1">
            <text:p>13.950273</text:p>
          </table:table-cell>
          <table:table-cell office:value-type="float" office:value="259.91318000000001" table:style-name="ce1">
            <text:p>259.91318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1">
            <text:p>21.125</text:p>
          </table:table-cell>
          <table:table-cell office:value-type="float" office:value="191.51872" table:style-name="ce1">
            <text:p>191.51872</text:p>
          </table:table-cell>
          <table:table-cell office:value-type="float" office:value="21.458334000000001" table:style-name="ce1">
            <text:p>21.458334</text:p>
          </table:table-cell>
          <table:table-cell office:value-type="float" office:value="180.39017000000001" table:style-name="ce1">
            <text:p>180.39017</text:p>
          </table:table-cell>
          <table:table-cell office:value-type="float" office:value="21.791665999999999" table:style-name="ce1">
            <text:p>21.791666</text:p>
          </table:table-cell>
          <table:table-cell office:value-type="float" office:value="174.42067" table:style-name="ce1">
            <text:p>174.4206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0979999999998" table:style-name="ce1">
            <text:p>23.00098</text:p>
          </table:table-cell>
          <table:table-cell office:value-type="float" office:value="130.84656000000001" table:style-name="ce1">
            <text:p>130.84656</text:p>
          </table:table-cell>
          <table:table-cell office:value-type="float" office:value="23.000852999999999" table:style-name="ce1">
            <text:p>23.000853</text:p>
          </table:table-cell>
          <table:table-cell office:value-type="float" office:value="130.59491" table:style-name="ce1">
            <text:p>130.5949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60345000000001" table:style-name="ce1">
            <text:p>129.60345</text:p>
          </table:table-cell>
          <table:table-cell office:value-type="float" office:value="23.000834000000001" table:style-name="ce1">
            <text:p>23.000834</text:p>
          </table:table-cell>
          <table:table-cell office:value-type="float" office:value="129.57973000000001" table:style-name="ce1">
            <text:p>129.57973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2.31641999999999" table:style-name="ce1">
            <text:p>162.31642</text:p>
          </table:table-cell>
          <table:table-cell office:value-type="float" office:value="18.672011999999999" table:style-name="ce1">
            <text:p>18.672012</text:p>
          </table:table-cell>
          <table:table-cell office:value-type="float" office:value="129.34666000000001" table:style-name="ce1">
            <text:p>129.34666</text:p>
          </table:table-cell>
          <table:table-cell office:value-type="float" office:value="19.158332999999999" table:style-name="ce1">
            <text:p>19.158333</text:p>
          </table:table-cell>
          <table:table-cell office:value-type="float" office:value="164.74064999999999" table:style-name="ce1">
            <text:p>164.74065</text:p>
          </table:table-cell>
          <table:table-cell office:value-type="float" office:value="19.183214" table:style-name="ce1">
            <text:p>19.183214</text:p>
          </table:table-cell>
          <table:table-cell office:value-type="float" office:value="161.31507999999999" table:style-name="ce1">
            <text:p>161.31508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56.35869" table:style-name="ce1">
            <text:p>156.35869</text:p>
          </table:table-cell>
          <table:table-cell office:value-type="float" office:value="18.433332" table:style-name="ce1">
            <text:p>18.433332</text:p>
          </table:table-cell>
          <table:table-cell office:value-type="float" office:value="162.61653000000001" table:style-name="ce1">
            <text:p>162.61653</text:p>
          </table:table-cell>
          <table:table-cell office:value-type="float" office:value="18.766666000000001" table:style-name="ce1">
            <text:p>18.766666</text:p>
          </table:table-cell>
          <table:table-cell office:value-type="float" office:value="161.63414" table:style-name="ce1">
            <text:p>161.63414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48.33985999999999" table:style-name="ce1">
            <text:p>148.33986</text:p>
          </table:table-cell>
          <table:table-cell office:value-type="float" office:value="22.882763000000001" table:style-name="ce1">
            <text:p>22.882763</text:p>
          </table:table-cell>
          <table:table-cell office:value-type="float" office:value="129.45844" table:style-name="ce1">
            <text:p>129.4584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48239000000001" table:style-name="ce1">
            <text:p>129.4823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09667999999999" table:style-name="ce1">
            <text:p>130.09668</text:p>
          </table:table-cell>
          <table:table-cell office:value-type="float" office:value="23.000665999999999" table:style-name="ce1">
            <text:p>23.000666</text:p>
          </table:table-cell>
          <table:table-cell office:value-type="float" office:value="129.47310999999999" table:style-name="ce1">
            <text:p>129.4731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951085000000001" table:style-name="ce1">
            <text:p>12.951085</text:p>
          </table:table-cell>
          <table:table-cell office:value-type="float" office:value="306.06243999999998" table:style-name="ce1">
            <text:p>306.06244</text:p>
          </table:table-cell>
          <table:table-cell office:value-type="float" office:value="13.508333" table:style-name="ce1">
            <text:p>13.508333</text:p>
          </table:table-cell>
          <table:table-cell office:value-type="float" office:value="279.51904000000002" table:style-name="ce1">
            <text:p>279.51904</text:p>
          </table:table-cell>
          <table:table-cell office:value-type="float" office:value="13.841666" table:style-name="ce1">
            <text:p>13.841666</text:p>
          </table:table-cell>
          <table:table-cell office:value-type="float" office:value="266.53955000000002" table:style-name="ce1">
            <text:p>266.53955</text:p>
          </table:table-cell>
          <table:table-cell office:value-type="float" office:value="13.984575" table:style-name="ce1">
            <text:p>13.984575</text:p>
          </table:table-cell>
          <table:table-cell office:value-type="float" office:value="259.91318000000001" table:style-name="ce1">
            <text:p>259.91318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0.76872" table:style-name="ce1">
            <text:p>130.76872</text:p>
          </table:table-cell>
          <table:table-cell office:value-type="float" office:value="23" table:style-name="ce1">
            <text:p>23</text:p>
          </table:table-cell>
          <table:table-cell office:value-type="float" office:value="130.44019" table:style-name="ce1">
            <text:p>130.44019</text:p>
          </table:table-cell>
          <table:table-cell office:value-type="float" office:value="23" table:style-name="ce1">
            <text:p>23</text:p>
          </table:table-cell>
          <table:table-cell office:value-type="float" office:value="135.27064999999999" table:style-name="ce1">
            <text:p>135.2706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716549999999998" table:style-name="ce1">
            <text:p>98.7165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464905000000002" table:style-name="ce1">
            <text:p>98.46490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47345" table:style-name="ce1">
            <text:p>97.47345</text:p>
          </table:table-cell>
          <table:table-cell office:value-type="float" office:value="23.999817" table:style-name="ce1">
            <text:p>23.999817</text:p>
          </table:table-cell>
          <table:table-cell office:value-type="float" office:value="97.449719999999999" table:style-name="ce1">
            <text:p>97.4497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382244" table:style-name="ce1">
            <text:p>19.382244</text:p>
          </table:table-cell>
          <table:table-cell office:value-type="float" office:value="143.68639999999999" table:style-name="ce1">
            <text:p>143.6864</text:p>
          </table:table-cell>
          <table:table-cell office:value-type="float" office:value="19.787341999999999" table:style-name="ce1">
            <text:p>19.787342</text:p>
          </table:table-cell>
          <table:table-cell office:value-type="float" office:value="110.716705" table:style-name="ce1">
            <text:p>110.716705</text:p>
          </table:table-cell>
          <table:table-cell office:value-type="float" office:value="19.733333999999999" table:style-name="ce1">
            <text:p>19.733334</text:p>
          </table:table-cell>
          <table:table-cell office:value-type="float" office:value="146.11062999999999" table:style-name="ce1">
            <text:p>146.11063</text:p>
          </table:table-cell>
          <table:table-cell office:value-type="float" office:value="20.066668" table:style-name="ce1">
            <text:p>20.066668</text:p>
          </table:table-cell>
          <table:table-cell office:value-type="float" office:value="142.68505999999999" table:style-name="ce1">
            <text:p>142.68506</text:p>
          </table:table-cell>
          <table:table-cell office:value-type="float" office:value="18.541665999999999" table:style-name="ce1">
            <text:p>18.541666</text:p>
          </table:table-cell>
          <table:table-cell office:value-type="float" office:value="142.04872" table:style-name="ce1">
            <text:p>142.04872</text:p>
          </table:table-cell>
          <table:table-cell office:value-type="float" office:value="18.875" table:style-name="ce1">
            <text:p>18.875</text:p>
          </table:table-cell>
          <table:table-cell office:value-type="float" office:value="148.3065" table:style-name="ce1">
            <text:p>148.3065</text:p>
          </table:table-cell>
          <table:table-cell office:value-type="float" office:value="19.608360000000001" table:style-name="ce1">
            <text:p>19.60836</text:p>
          </table:table-cell>
          <table:table-cell office:value-type="float" office:value="147.32410999999999" table:style-name="ce1">
            <text:p>147.32411</text:p>
          </table:table-cell>
          <table:table-cell office:value-type="float" office:value="19.541665999999999" table:style-name="ce1">
            <text:p>19.541666</text:p>
          </table:table-cell>
          <table:table-cell office:value-type="float" office:value="134.02988999999999" table:style-name="ce1">
            <text:p>134.0298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28429999999997" table:style-name="ce1">
            <text:p>97.3284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5239" table:style-name="ce1">
            <text:p>97.3523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966674999999995" table:style-name="ce1">
            <text:p>97.96667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43109999999996" table:style-name="ce1">
            <text:p>97.3431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758333" table:style-name="ce1">
            <text:p>13.758333</text:p>
          </table:table-cell>
          <table:table-cell office:value-type="float" office:value="287.16244999999998" table:style-name="ce1">
            <text:p>287.16245</text:p>
          </table:table-cell>
          <table:table-cell office:value-type="float" office:value="14.228472999999999" table:style-name="ce1">
            <text:p>14.228473</text:p>
          </table:table-cell>
          <table:table-cell office:value-type="float" office:value="260.61905000000002" table:style-name="ce1">
            <text:p>260.61905</text:p>
          </table:table-cell>
          <table:table-cell office:value-type="float" office:value="14.425000000000001" table:style-name="ce1">
            <text:p>14.425</text:p>
          </table:table-cell>
          <table:table-cell office:value-type="float" office:value="247.63953000000001" table:style-name="ce1">
            <text:p>247.63953</text:p>
          </table:table-cell>
          <table:table-cell office:value-type="float" office:value="15.43877" table:style-name="ce1">
            <text:p>15.43877</text:p>
          </table:table-cell>
          <table:table-cell office:value-type="float" office:value="241.01318000000001" table:style-name="ce1">
            <text:p>241.01318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ce1">
            <text:p>23.001</text:p>
          </table:table-cell>
          <table:table-cell office:value-type="float" office:value="130.76872" table:style-name="ce1">
            <text:p>130.7687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44019" table:style-name="ce1">
            <text:p>130.44019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5.27064999999999" table:style-name="ce1">
            <text:p>135.27065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float" office:value="98.716549999999998" table:style-name="ce1">
            <text:p>98.71655</text:p>
          </table:table-cell>
          <table:table-cell office:value-type="float" office:value="24" table:style-name="ce1">
            <text:p>24</text:p>
          </table:table-cell>
          <table:table-cell office:value-type="float" office:value="98.464905000000002" table:style-name="ce1">
            <text:p>98.464905</text:p>
          </table:table-cell>
          <table:table-cell office:value-type="float" office:value="24" table:style-name="ce1">
            <text:p>24</text:p>
          </table:table-cell>
          <table:table-cell office:value-type="float" office:value="97.47345" table:style-name="ce1">
            <text:p>97.47345</text:p>
          </table:table-cell>
          <table:table-cell office:value-type="float" office:value="23.999931" table:style-name="ce1">
            <text:p>23.999931</text:p>
          </table:table-cell>
          <table:table-cell office:value-type="float" office:value="97.449719999999999" table:style-name="ce1">
            <text:p>97.4497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09007" table:style-name="ce1">
            <text:p>19.709007</text:p>
          </table:table-cell>
          <table:table-cell office:value-type="float" office:value="143.68639999999999" table:style-name="ce1">
            <text:p>143.6864</text:p>
          </table:table-cell>
          <table:table-cell office:value-type="float" office:value="19.916385999999999" table:style-name="ce1">
            <text:p>19.916386</text:p>
          </table:table-cell>
          <table:table-cell office:value-type="float" office:value="110.716705" table:style-name="ce1">
            <text:p>110.716705</text:p>
          </table:table-cell>
          <table:table-cell office:value-type="float" office:value="20.383333" table:style-name="ce1">
            <text:p>20.383333</text:p>
          </table:table-cell>
          <table:table-cell office:value-type="float" office:value="146.11062999999999" table:style-name="ce1">
            <text:p>146.11063</text:p>
          </table:table-cell>
          <table:table-cell office:value-type="float" office:value="20.716667000000001" table:style-name="ce1">
            <text:p>20.716667</text:p>
          </table:table-cell>
          <table:table-cell office:value-type="float" office:value="142.68505999999999" table:style-name="ce1">
            <text:p>142.68506</text:p>
          </table:table-cell>
          <table:table-cell office:value-type="float" office:value="19.258333" table:style-name="ce1">
            <text:p>19.258333</text:p>
          </table:table-cell>
          <table:table-cell office:value-type="float" office:value="142.04872" table:style-name="ce1">
            <text:p>142.04872</text:p>
          </table:table-cell>
          <table:table-cell office:value-type="float" office:value="19.591667000000001" table:style-name="ce1">
            <text:p>19.591667</text:p>
          </table:table-cell>
          <table:table-cell office:value-type="float" office:value="148.3065" table:style-name="ce1">
            <text:p>148.3065</text:p>
          </table:table-cell>
          <table:table-cell office:value-type="float" office:value="19.748101999999999" table:style-name="ce1">
            <text:p>19.748102</text:p>
          </table:table-cell>
          <table:table-cell office:value-type="float" office:value="147.32410999999999" table:style-name="ce1">
            <text:p>147.32411</text:p>
          </table:table-cell>
          <table:table-cell office:value-type="float" office:value="20.258333" table:style-name="ce1">
            <text:p>20.258333</text:p>
          </table:table-cell>
          <table:table-cell office:value-type="float" office:value="134.02988999999999" table:style-name="ce1">
            <text:p>134.02989</text:p>
          </table:table-cell>
          <table:table-cell office:value-type="float" office:value="24" table:style-name="ce1">
            <text:p>24</text:p>
          </table:table-cell>
          <table:table-cell office:value-type="float" office:value="97.328429999999997" table:style-name="ce1">
            <text:p>97.32843</text:p>
          </table:table-cell>
          <table:table-cell office:value-type="float" office:value="24" table:style-name="ce1">
            <text:p>24</text:p>
          </table:table-cell>
          <table:table-cell office:value-type="float" office:value="97.35239" table:style-name="ce1">
            <text:p>97.35239</text:p>
          </table:table-cell>
          <table:table-cell office:value-type="float" office:value="24" table:style-name="ce1">
            <text:p>24</text:p>
          </table:table-cell>
          <table:table-cell office:value-type="float" office:value="97.966674999999995" table:style-name="ce1">
            <text:p>97.966675</text:p>
          </table:table-cell>
          <table:table-cell office:value-type="float" office:value="24" table:style-name="ce1">
            <text:p>24</text:p>
          </table:table-cell>
          <table:table-cell office:value-type="float" office:value="97.343109999999996" table:style-name="ce1">
            <text:p>97.3431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4.441667000000001" table:style-name="ce1">
            <text:p>14.441667</text:p>
          </table:table-cell>
          <table:table-cell office:value-type="float" office:value="287.16244999999998" table:style-name="ce1">
            <text:p>287.16245</text:p>
          </table:table-cell>
          <table:table-cell office:value-type="float" office:value="14.307446000000001" table:style-name="ce1">
            <text:p>14.307446</text:p>
          </table:table-cell>
          <table:table-cell office:value-type="float" office:value="260.61905000000002" table:style-name="ce1">
            <text:p>260.61905</text:p>
          </table:table-cell>
          <table:table-cell office:value-type="float" office:value="15.108333999999999" table:style-name="ce1">
            <text:p>15.108334</text:p>
          </table:table-cell>
          <table:table-cell office:value-type="float" office:value="247.63953000000001" table:style-name="ce1">
            <text:p>247.63953</text:p>
          </table:table-cell>
          <table:table-cell office:value-type="float" office:value="15.441533" table:style-name="ce1">
            <text:p>15.441533</text:p>
          </table:table-cell>
          <table:table-cell office:value-type="float" office:value="241.01318000000001" table:style-name="ce1">
            <text:p>241.01318</text:p>
          </table:table-cell>
          <table:table-cell table:number-columns-repeated="16314"/>
        </table:table-row>
        <table:table-row table:style-name="ro1">
          <table:table-cell office:value-type="float" office:value="23.991667" table:style-name="ce1">
            <text:p>23.991667</text:p>
          </table:table-cell>
          <table:table-cell office:value-type="float" office:value="98.638720000000006" table:style-name="ce1">
            <text:p>98.63872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310180000000003" table:style-name="ce1">
            <text:p>98.3101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3.14064" table:style-name="ce1">
            <text:p>103.1406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066668" table:style-name="ce1">
            <text:p>20.066668</text:p>
          </table:table-cell>
          <table:table-cell office:value-type="float" office:value="132.34639000000001" table:style-name="ce1">
            <text:p>132.34639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99.376689999999996" table:style-name="ce1">
            <text:p>99.37669</text:p>
          </table:table-cell>
          <table:table-cell office:value-type="float" office:value="20.733333999999999" table:style-name="ce1">
            <text:p>20.733334</text:p>
          </table:table-cell>
          <table:table-cell office:value-type="float" office:value="134.77061" table:style-name="ce1">
            <text:p>134.77061</text:p>
          </table:table-cell>
          <table:table-cell office:value-type="float" office:value="21.066668" table:style-name="ce1">
            <text:p>21.066668</text:p>
          </table:table-cell>
          <table:table-cell office:value-type="float" office:value="131.34504999999999" table:style-name="ce1">
            <text:p>131.34505</text:p>
          </table:table-cell>
          <table:table-cell office:value-type="float" office:value="19.441668" table:style-name="ce1">
            <text:p>19.441668</text:p>
          </table:table-cell>
          <table:table-cell office:value-type="float" office:value="136.10869" table:style-name="ce1">
            <text:p>136.10869</text:p>
          </table:table-cell>
          <table:table-cell office:value-type="float" office:value="19.774999999999999" table:style-name="ce1">
            <text:p>19.775</text:p>
          </table:table-cell>
          <table:table-cell office:value-type="float" office:value="142.36653000000001" table:style-name="ce1">
            <text:p>142.36653</text:p>
          </table:table-cell>
          <table:table-cell office:value-type="float" office:value="20.27703" table:style-name="ce1">
            <text:p>20.27703</text:p>
          </table:table-cell>
          <table:table-cell office:value-type="float" office:value="141.38408000000001" table:style-name="ce1">
            <text:p>141.38408</text:p>
          </table:table-cell>
          <table:table-cell office:value-type="float" office:value="20.441668" table:style-name="ce1">
            <text:p>20.441668</text:p>
          </table:table-cell>
          <table:table-cell office:value-type="float" office:value="128.08985999999999" table:style-name="ce1">
            <text:p>128.089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033334" table:style-name="ce1">
            <text:p>15.033334</text:p>
          </table:table-cell>
          <table:table-cell office:value-type="float" office:value="267.99243000000001" table:style-name="ce1">
            <text:p>267.99243</text:p>
          </table:table-cell>
          <table:table-cell office:value-type="float" office:value="15.366667" table:style-name="ce1">
            <text:p>15.366667</text:p>
          </table:table-cell>
          <table:table-cell office:value-type="float" office:value="241.44904" table:style-name="ce1">
            <text:p>241.44904</text:p>
          </table:table-cell>
          <table:table-cell office:value-type="float" office:value="15.7" table:style-name="ce1">
            <text:p>15.7</text:p>
          </table:table-cell>
          <table:table-cell office:value-type="float" office:value="228.46953999999999" table:style-name="ce1">
            <text:p>228.46954</text:p>
          </table:table-cell>
          <table:table-cell office:value-type="float" office:value="16.033332999999999" table:style-name="ce1">
            <text:p>16.033333</text:p>
          </table:table-cell>
          <table:table-cell office:value-type="float" office:value="221.8432" table:style-name="ce1">
            <text:p>221.8432</text:p>
          </table:table-cell>
          <table:table-cell table:number-columns-repeated="1631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.638720000000006" table:style-name="ce1">
            <text:p>98.63872</text:p>
          </table:table-cell>
          <table:table-cell office:value-type="float" office:value="24" table:style-name="ce1">
            <text:p>24</text:p>
          </table:table-cell>
          <table:table-cell office:value-type="float" office:value="98.310180000000003" table:style-name="ce1">
            <text:p>98.31018</text:p>
          </table:table-cell>
          <table:table-cell office:value-type="float" office:value="24" table:style-name="ce1">
            <text:p>24</text:p>
          </table:table-cell>
          <table:table-cell office:value-type="float" office:value="103.14064" table:style-name="ce1">
            <text:p>103.1406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466667000000001" table:style-name="ce1">
            <text:p>20.466667</text:p>
          </table:table-cell>
          <table:table-cell office:value-type="float" office:value="132.34639000000001" table:style-name="ce1">
            <text:p>132.34639</text:p>
          </table:table-cell>
          <table:table-cell office:value-type="float" office:value="20.8" table:style-name="ce1">
            <text:p>20.8</text:p>
          </table:table-cell>
          <table:table-cell office:value-type="float" office:value="99.376689999999996" table:style-name="ce1">
            <text:p>99.37669</text:p>
          </table:table-cell>
          <table:table-cell office:value-type="float" office:value="21.133333" table:style-name="ce1">
            <text:p>21.133333</text:p>
          </table:table-cell>
          <table:table-cell office:value-type="float" office:value="134.77061" table:style-name="ce1">
            <text:p>134.77061</text:p>
          </table:table-cell>
          <table:table-cell office:value-type="float" office:value="21.466667000000001" table:style-name="ce1">
            <text:p>21.466667</text:p>
          </table:table-cell>
          <table:table-cell office:value-type="float" office:value="131.34504999999999" table:style-name="ce1">
            <text:p>131.34505</text:p>
          </table:table-cell>
          <table:table-cell office:value-type="float" office:value="19.816668" table:style-name="ce1">
            <text:p>19.816668</text:p>
          </table:table-cell>
          <table:table-cell office:value-type="float" office:value="136.10869" table:style-name="ce1">
            <text:p>136.10869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142.36653000000001" table:style-name="ce1">
            <text:p>142.36653</text:p>
          </table:table-cell>
          <table:table-cell office:value-type="float" office:value="20.282965000000001" table:style-name="ce1">
            <text:p>20.282965</text:p>
          </table:table-cell>
          <table:table-cell office:value-type="float" office:value="141.38408000000001" table:style-name="ce1">
            <text:p>141.38408</text:p>
          </table:table-cell>
          <table:table-cell office:value-type="float" office:value="20.816668" table:style-name="ce1">
            <text:p>20.816668</text:p>
          </table:table-cell>
          <table:table-cell office:value-type="float" office:value="128.08985999999999" table:style-name="ce1">
            <text:p>128.089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691667000000001" table:style-name="ce1">
            <text:p>15.691667</text:p>
          </table:table-cell>
          <table:table-cell office:value-type="float" office:value="267.99243000000001" table:style-name="ce1">
            <text:p>267.99243</text:p>
          </table:table-cell>
          <table:table-cell office:value-type="float" office:value="16.024999999999999" table:style-name="ce1">
            <text:p>16.025</text:p>
          </table:table-cell>
          <table:table-cell office:value-type="float" office:value="241.44904" table:style-name="ce1">
            <text:p>241.44904</text:p>
          </table:table-cell>
          <table:table-cell office:value-type="float" office:value="16.358333999999999" table:style-name="ce1">
            <text:p>16.358334</text:p>
          </table:table-cell>
          <table:table-cell office:value-type="float" office:value="228.46953999999999" table:style-name="ce1">
            <text:p>228.46954</text:p>
          </table:table-cell>
          <table:table-cell office:value-type="float" office:value="16.691668" table:style-name="ce1">
            <text:p>16.691668</text:p>
          </table:table-cell>
          <table:table-cell office:value-type="float" office:value="221.8432" table:style-name="ce1">
            <text:p>221.843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43805" table:style-name="ce1">
            <text:p>21.343805</text:p>
          </table:table-cell>
          <table:table-cell office:value-type="float" office:value="130.45642000000001" table:style-name="ce1">
            <text:p>130.45642</text:p>
          </table:table-cell>
          <table:table-cell office:value-type="float" office:value="21.719325999999999" table:style-name="ce1">
            <text:p>21.719326</text:p>
          </table:table-cell>
          <table:table-cell office:value-type="float" office:value="97.486664000000005" table:style-name="ce1">
            <text:p>97.486664</text:p>
          </table:table-cell>
          <table:table-cell office:value-type="float" office:value="22.223797000000001" table:style-name="ce1">
            <text:p>22.223797</text:p>
          </table:table-cell>
          <table:table-cell office:value-type="float" office:value="132.88058000000001" table:style-name="ce1">
            <text:p>132.88058</text:p>
          </table:table-cell>
          <table:table-cell office:value-type="float" office:value="21.524999999999999" table:style-name="ce1">
            <text:p>21.525</text:p>
          </table:table-cell>
          <table:table-cell office:value-type="float" office:value="129.45508000000001" table:style-name="ce1">
            <text:p>129.45508</text:p>
          </table:table-cell>
          <table:table-cell office:value-type="float" office:value="20.965129999999998" table:style-name="ce1">
            <text:p>20.96513</text:p>
          </table:table-cell>
          <table:table-cell office:value-type="float" office:value="134.48871" table:style-name="ce1">
            <text:p>134.48871</text:p>
          </table:table-cell>
          <table:table-cell office:value-type="float" office:value="21.752770999999999" table:style-name="ce1">
            <text:p>21.752771</text:p>
          </table:table-cell>
          <table:table-cell office:value-type="float" office:value="140.74648999999999" table:style-name="ce1">
            <text:p>140.74649</text:p>
          </table:table-cell>
          <table:table-cell office:value-type="float" office:value="20.773914000000001" table:style-name="ce1">
            <text:p>20.773914</text:p>
          </table:table-cell>
          <table:table-cell office:value-type="float" office:value="139.76410000000001" table:style-name="ce1">
            <text:p>139.7641</text:p>
          </table:table-cell>
          <table:table-cell office:value-type="float" office:value="22.892239" table:style-name="ce1">
            <text:p>22.892239</text:p>
          </table:table-cell>
          <table:table-cell office:value-type="float" office:value="126.46989000000001" table:style-name="ce1">
            <text:p>126.4698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25" table:style-name="ce1">
            <text:p>16.25</text:p>
          </table:table-cell>
          <table:table-cell office:value-type="float" office:value="249.90244000000001" table:style-name="ce1">
            <text:p>249.90244</text:p>
          </table:table-cell>
          <table:table-cell office:value-type="float" office:value="17.256777" table:style-name="ce1">
            <text:p>17.256777</text:p>
          </table:table-cell>
          <table:table-cell office:value-type="float" office:value="223.35901000000001" table:style-name="ce1">
            <text:p>223.35901</text:p>
          </table:table-cell>
          <table:table-cell office:value-type="float" office:value="16.916665999999999" table:style-name="ce1">
            <text:p>16.916666</text:p>
          </table:table-cell>
          <table:table-cell office:value-type="float" office:value="210.37958" table:style-name="ce1">
            <text:p>210.37958</text:p>
          </table:table-cell>
          <table:table-cell office:value-type="float" office:value="17.25" table:style-name="ce1">
            <text:p>17.25</text:p>
          </table:table-cell>
          <table:table-cell office:value-type="float" office:value="203.75323" table:style-name="ce1">
            <text:p>203.7532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837868" table:style-name="ce1">
            <text:p>21.837868</text:p>
          </table:table-cell>
          <table:table-cell office:value-type="float" office:value="130.45642000000001" table:style-name="ce1">
            <text:p>130.45642</text:p>
          </table:table-cell>
          <table:table-cell office:value-type="float" office:value="22.792427" table:style-name="ce1">
            <text:p>22.792427</text:p>
          </table:table-cell>
          <table:table-cell office:value-type="float" office:value="129.67968999999999" table:style-name="ce1">
            <text:p>129.67969</text:p>
          </table:table-cell>
          <table:table-cell office:value-type="float" office:value="22.599589999999999" table:style-name="ce1">
            <text:p>22.59959</text:p>
          </table:table-cell>
          <table:table-cell office:value-type="float" office:value="132.88058000000001" table:style-name="ce1">
            <text:p>132.88058</text:p>
          </table:table-cell>
          <table:table-cell office:value-type="float" office:value="23" table:style-name="ce1">
            <text:p>23</text:p>
          </table:table-cell>
          <table:table-cell office:value-type="float" office:value="129.45508000000001" table:style-name="ce1">
            <text:p>129.45508</text:p>
          </table:table-cell>
          <table:table-cell office:value-type="float" office:value="22.803398000000001" table:style-name="ce1">
            <text:p>22.803398</text:p>
          </table:table-cell>
          <table:table-cell office:value-type="float" office:value="134.48871" table:style-name="ce1">
            <text:p>134.48871</text:p>
          </table:table-cell>
          <table:table-cell office:value-type="float" office:value="22.368628000000001" table:style-name="ce1">
            <text:p>22.368628</text:p>
          </table:table-cell>
          <table:table-cell office:value-type="float" office:value="140.74648999999999" table:style-name="ce1">
            <text:p>140.74649</text:p>
          </table:table-cell>
          <table:table-cell office:value-type="float" office:value="21.608032000000001" table:style-name="ce1">
            <text:p>21.608032</text:p>
          </table:table-cell>
          <table:table-cell office:value-type="float" office:value="139.76410000000001" table:style-name="ce1">
            <text:p>139.7641</text:p>
          </table:table-cell>
          <table:table-cell office:value-type="float" office:value="22.981739000000001" table:style-name="ce1">
            <text:p>22.981739</text:p>
          </table:table-cell>
          <table:table-cell office:value-type="float" office:value="129.1549" table:style-name="ce1">
            <text:p>129.154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249.90244000000001" table:style-name="ce1">
            <text:p>249.90244</text:p>
          </table:table-cell>
          <table:table-cell office:value-type="float" office:value="17.292686" table:style-name="ce1">
            <text:p>17.292686</text:p>
          </table:table-cell>
          <table:table-cell office:value-type="float" office:value="223.35901000000001" table:style-name="ce1">
            <text:p>223.35901</text:p>
          </table:table-cell>
          <table:table-cell office:value-type="float" office:value="17.691668" table:style-name="ce1">
            <text:p>17.691668</text:p>
          </table:table-cell>
          <table:table-cell office:value-type="float" office:value="210.37958" table:style-name="ce1">
            <text:p>210.37958</text:p>
          </table:table-cell>
          <table:table-cell office:value-type="float" office:value="18.024999999999999" table:style-name="ce1">
            <text:p>18.025</text:p>
          </table:table-cell>
          <table:table-cell office:value-type="float" office:value="203.75323" table:style-name="ce1">
            <text:p>203.7532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6012" table:style-name="ce1">
            <text:p>23.996012</text:p>
          </table:table-cell>
          <table:table-cell office:value-type="float" office:value="98.326415999999995" table:style-name="ce1">
            <text:p>98.32641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549679999999995" table:style-name="ce1">
            <text:p>97.5496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0.75058" table:style-name="ce1">
            <text:p>100.7505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325069999999997" table:style-name="ce1">
            <text:p>97.3250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2.3587" table:style-name="ce1">
            <text:p>102.3587</text:p>
          </table:table-cell>
          <table:table-cell office:value-type="float" office:value="23.995615000000001" table:style-name="ce1">
            <text:p>23.995615</text:p>
          </table:table-cell>
          <table:table-cell office:value-type="float" office:value="108.61648599999999" table:style-name="ce1">
            <text:p>108.61648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7.634094" table:style-name="ce1">
            <text:p>107.634094</text:p>
          </table:table-cell>
          <table:table-cell office:value-type="float" office:value="23.998989999999999" table:style-name="ce1">
            <text:p>23.99899</text:p>
          </table:table-cell>
          <table:table-cell office:value-type="float" office:value="97.024900000000002" table:style-name="ce1">
            <text:p>97.024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524999999999999" table:style-name="ce1">
            <text:p>17.525</text:p>
          </table:table-cell>
          <table:table-cell office:value-type="float" office:value="233.70244" table:style-name="ce1">
            <text:p>233.70244</text:p>
          </table:table-cell>
          <table:table-cell office:value-type="float" office:value="17.858333999999999" table:style-name="ce1">
            <text:p>17.858334</text:p>
          </table:table-cell>
          <table:table-cell office:value-type="float" office:value="207.15900999999999" table:style-name="ce1">
            <text:p>207.15901</text:p>
          </table:table-cell>
          <table:table-cell office:value-type="float" office:value="18.366023999999999" table:style-name="ce1">
            <text:p>18.366024</text:p>
          </table:table-cell>
          <table:table-cell office:value-type="float" office:value="194.17957999999999" table:style-name="ce1">
            <text:p>194.17958</text:p>
          </table:table-cell>
          <table:table-cell office:value-type="float" office:value="18.972985999999999" table:style-name="ce1">
            <text:p>18.972986</text:p>
          </table:table-cell>
          <table:table-cell office:value-type="float" office:value="187.55323999999999" table:style-name="ce1">
            <text:p>187.5532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9124999999999" table:style-name="ce1">
            <text:p>23.999125</text:p>
          </table:table-cell>
          <table:table-cell office:value-type="float" office:value="98.326415999999995" table:style-name="ce1">
            <text:p>98.326416</text:p>
          </table:table-cell>
          <table:table-cell office:value-type="float" office:value="24" table:style-name="ce1">
            <text:p>24</text:p>
          </table:table-cell>
          <table:table-cell office:value-type="float" office:value="97.549679999999995" table:style-name="ce1">
            <text:p>97.54968</text:p>
          </table:table-cell>
          <table:table-cell office:value-type="float" office:value="24" table:style-name="ce1">
            <text:p>24</text:p>
          </table:table-cell>
          <table:table-cell office:value-type="float" office:value="100.75058" table:style-name="ce1">
            <text:p>100.75058</text:p>
          </table:table-cell>
          <table:table-cell office:value-type="float" office:value="24" table:style-name="ce1">
            <text:p>24</text:p>
          </table:table-cell>
          <table:table-cell office:value-type="float" office:value="97.325069999999997" table:style-name="ce1">
            <text:p>97.32507</text:p>
          </table:table-cell>
          <table:table-cell office:value-type="float" office:value="24" table:style-name="ce1">
            <text:p>24</text:p>
          </table:table-cell>
          <table:table-cell office:value-type="float" office:value="102.3587" table:style-name="ce1">
            <text:p>102.3587</text:p>
          </table:table-cell>
          <table:table-cell office:value-type="float" office:value="23.996714000000001" table:style-name="ce1">
            <text:p>23.996714</text:p>
          </table:table-cell>
          <table:table-cell office:value-type="float" office:value="108.61648599999999" table:style-name="ce1">
            <text:p>108.616486</text:p>
          </table:table-cell>
          <table:table-cell office:value-type="float" office:value="24" table:style-name="ce1">
            <text:p>24</text:p>
          </table:table-cell>
          <table:table-cell office:value-type="float" office:value="107.634094" table:style-name="ce1">
            <text:p>107.634094</text:p>
          </table:table-cell>
          <table:table-cell office:value-type="float" office:value="23.999113000000001" table:style-name="ce1">
            <text:p>23.999113</text:p>
          </table:table-cell>
          <table:table-cell office:value-type="float" office:value="97.024900000000002" table:style-name="ce1">
            <text:p>97.024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3" table:style-name="ce1">
            <text:p>18.3</text:p>
          </table:table-cell>
          <table:table-cell office:value-type="float" office:value="233.70244" table:style-name="ce1">
            <text:p>233.70244</text:p>
          </table:table-cell>
          <table:table-cell office:value-type="float" office:value="18.633333" table:style-name="ce1">
            <text:p>18.633333</text:p>
          </table:table-cell>
          <table:table-cell office:value-type="float" office:value="207.15900999999999" table:style-name="ce1">
            <text:p>207.15901</text:p>
          </table:table-cell>
          <table:table-cell office:value-type="float" office:value="18.623940000000001" table:style-name="ce1">
            <text:p>18.62394</text:p>
          </table:table-cell>
          <table:table-cell office:value-type="float" office:value="194.17957999999999" table:style-name="ce1">
            <text:p>194.17958</text:p>
          </table:table-cell>
          <table:table-cell office:value-type="float" office:value="18.979310000000002" table:style-name="ce1">
            <text:p>18.97931</text:p>
          </table:table-cell>
          <table:table-cell office:value-type="float" office:value="187.55323999999999" table:style-name="ce1">
            <text:p>187.5532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8" table:style-name="ce1">
            <text:p>18.8</text:p>
          </table:table-cell>
          <table:table-cell office:value-type="float" office:value="217.50244000000001" table:style-name="ce1">
            <text:p>217.50244</text:p>
          </table:table-cell>
          <table:table-cell office:value-type="float" office:value="19.133333" table:style-name="ce1">
            <text:p>19.133333</text:p>
          </table:table-cell>
          <table:table-cell office:value-type="float" office:value="190.95901000000001" table:style-name="ce1">
            <text:p>190.95901</text:p>
          </table:table-cell>
          <table:table-cell office:value-type="float" office:value="19.466667000000001" table:style-name="ce1">
            <text:p>19.466667</text:p>
          </table:table-cell>
          <table:table-cell office:value-type="float" office:value="177.97958" table:style-name="ce1">
            <text:p>177.97958</text:p>
          </table:table-cell>
          <table:table-cell office:value-type="float" office:value="20.302558999999999" table:style-name="ce1">
            <text:p>20.302559</text:p>
          </table:table-cell>
          <table:table-cell office:value-type="float" office:value="171.35324" table:style-name="ce1">
            <text:p>171.3532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475000000000001" table:style-name="ce1">
            <text:p>19.475</text:p>
          </table:table-cell>
          <table:table-cell office:value-type="float" office:value="217.50244000000001" table:style-name="ce1">
            <text:p>217.50244</text:p>
          </table:table-cell>
          <table:table-cell office:value-type="float" office:value="19.808332" table:style-name="ce1">
            <text:p>19.808332</text:p>
          </table:table-cell>
          <table:table-cell office:value-type="float" office:value="190.95901000000001" table:style-name="ce1">
            <text:p>190.95901</text:p>
          </table:table-cell>
          <table:table-cell office:value-type="float" office:value="20.141666000000001" table:style-name="ce1">
            <text:p>20.141666</text:p>
          </table:table-cell>
          <table:table-cell office:value-type="float" office:value="177.97958" table:style-name="ce1">
            <text:p>177.97958</text:p>
          </table:table-cell>
          <table:table-cell office:value-type="float" office:value="20.410865999999999" table:style-name="ce1">
            <text:p>20.410866</text:p>
          </table:table-cell>
          <table:table-cell office:value-type="float" office:value="171.35324" table:style-name="ce1">
            <text:p>171.3532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89562" table:style-name="ce1">
            <text:p>19.789562</text:p>
          </table:table-cell>
          <table:table-cell office:value-type="float" office:value="208.59245000000001" table:style-name="ce1">
            <text:p>208.59245</text:p>
          </table:table-cell>
          <table:table-cell office:value-type="float" office:value="20.083334000000001" table:style-name="ce1">
            <text:p>20.083334</text:p>
          </table:table-cell>
          <table:table-cell office:value-type="float" office:value="182.04897" table:style-name="ce1">
            <text:p>182.04897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69.06960000000001" table:style-name="ce1">
            <text:p>169.0696</text:p>
          </table:table-cell>
          <table:table-cell office:value-type="float" office:value="20.75" table:style-name="ce1">
            <text:p>20.75</text:p>
          </table:table-cell>
          <table:table-cell office:value-type="float" office:value="162.44325000000001" table:style-name="ce1">
            <text:p>162.443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876614" table:style-name="ce1">
            <text:p>19.876614</text:p>
          </table:table-cell>
          <table:table-cell office:value-type="float" office:value="208.59245000000001" table:style-name="ce1">
            <text:p>208.59245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82.04897" table:style-name="ce1">
            <text:p>182.04897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69.06960000000001" table:style-name="ce1">
            <text:p>169.0696</text:p>
          </table:table-cell>
          <table:table-cell office:value-type="float" office:value="21.391666000000001" table:style-name="ce1">
            <text:p>21.391666</text:p>
          </table:table-cell>
          <table:table-cell office:value-type="float" office:value="162.44325000000001" table:style-name="ce1">
            <text:p>162.443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766666000000001" table:style-name="ce1">
            <text:p>20.766666</text:p>
          </table:table-cell>
          <table:table-cell office:value-type="float" office:value="196.44246000000001" table:style-name="ce1">
            <text:p>196.44246</text:p>
          </table:table-cell>
          <table:table-cell office:value-type="float" office:value="21.1" table:style-name="ce1">
            <text:p>21.1</text:p>
          </table:table-cell>
          <table:table-cell office:value-type="float" office:value="169.89896999999999" table:style-name="ce1">
            <text:p>169.89897</text:p>
          </table:table-cell>
          <table:table-cell office:value-type="float" office:value="21.433332" table:style-name="ce1">
            <text:p>21.433332</text:p>
          </table:table-cell>
          <table:table-cell office:value-type="float" office:value="156.9196" table:style-name="ce1">
            <text:p>156.9196</text:p>
          </table:table-cell>
          <table:table-cell office:value-type="float" office:value="22.247375000000002" table:style-name="ce1">
            <text:p>22.247375</text:p>
          </table:table-cell>
          <table:table-cell office:value-type="float" office:value="150.29326" table:style-name="ce1">
            <text:p>150.293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" table:style-name="ce1">
            <text:p>21.3</text:p>
          </table:table-cell>
          <table:table-cell office:value-type="float" office:value="196.44246000000001" table:style-name="ce1">
            <text:p>196.44246</text:p>
          </table:table-cell>
          <table:table-cell office:value-type="float" office:value="21.633333" table:style-name="ce1">
            <text:p>21.633333</text:p>
          </table:table-cell>
          <table:table-cell office:value-type="float" office:value="169.89896999999999" table:style-name="ce1">
            <text:p>169.89897</text:p>
          </table:table-cell>
          <table:table-cell office:value-type="float" office:value="21.966667000000001" table:style-name="ce1">
            <text:p>21.966667</text:p>
          </table:table-cell>
          <table:table-cell office:value-type="float" office:value="156.9196" table:style-name="ce1">
            <text:p>156.9196</text:p>
          </table:table-cell>
          <table:table-cell office:value-type="float" office:value="22.285966999999999" table:style-name="ce1">
            <text:p>22.285967</text:p>
          </table:table-cell>
          <table:table-cell office:value-type="float" office:value="150.29326" table:style-name="ce1">
            <text:p>150.293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791665999999999" table:style-name="ce1">
            <text:p>21.791666</text:p>
          </table:table-cell>
          <table:table-cell office:value-type="float" office:value="180.51245" table:style-name="ce1">
            <text:p>180.51245</text:p>
          </table:table-cell>
          <table:table-cell office:value-type="float" office:value="22.239439000000001" table:style-name="ce1">
            <text:p>22.239439</text:p>
          </table:table-cell>
          <table:table-cell office:value-type="float" office:value="153.96896000000001" table:style-name="ce1">
            <text:p>153.96896</text:p>
          </table:table-cell>
          <table:table-cell office:value-type="float" office:value="22.519062000000002" table:style-name="ce1">
            <text:p>22.519062</text:p>
          </table:table-cell>
          <table:table-cell office:value-type="float" office:value="140.9896" table:style-name="ce1">
            <text:p>140.9896</text:p>
          </table:table-cell>
          <table:table-cell office:value-type="float" office:value="22.791665999999999" table:style-name="ce1">
            <text:p>22.791666</text:p>
          </table:table-cell>
          <table:table-cell office:value-type="float" office:value="134.36324999999999" table:style-name="ce1">
            <text:p>134.363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991667" table:style-name="ce1">
            <text:p>21.991667</text:p>
          </table:table-cell>
          <table:table-cell office:value-type="float" office:value="180.51245" table:style-name="ce1">
            <text:p>180.51245</text:p>
          </table:table-cell>
          <table:table-cell office:value-type="float" office:value="22.287018" table:style-name="ce1">
            <text:p>22.287018</text:p>
          </table:table-cell>
          <table:table-cell office:value-type="float" office:value="153.96896000000001" table:style-name="ce1">
            <text:p>153.96896</text:p>
          </table:table-cell>
          <table:table-cell office:value-type="float" office:value="22.524242000000001" table:style-name="ce1">
            <text:p>22.524242</text:p>
          </table:table-cell>
          <table:table-cell office:value-type="float" office:value="140.9896" table:style-name="ce1">
            <text:p>140.9896</text:p>
          </table:table-cell>
          <table:table-cell office:value-type="float" office:value="22.991667" table:style-name="ce1">
            <text:p>22.991667</text:p>
          </table:table-cell>
          <table:table-cell office:value-type="float" office:value="134.36324999999999" table:style-name="ce1">
            <text:p>134.36325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float" office:value="147.84245000000001" table:style-name="ce1">
            <text:p>147.84245</text:p>
          </table:table-cell>
          <table:table-cell office:value-type="float" office:value="23" table:style-name="ce1">
            <text:p>23</text:p>
          </table:table-cell>
          <table:table-cell office:value-type="float" office:value="132.09898000000001" table:style-name="ce1">
            <text:p>132.09898</text:p>
          </table:table-cell>
          <table:table-cell office:value-type="float" office:value="23" table:style-name="ce1">
            <text:p>23</text:p>
          </table:table-cell>
          <table:table-cell office:value-type="float" office:value="129.91956999999999" table:style-name="ce1">
            <text:p>129.91957</text:p>
          </table:table-cell>
          <table:table-cell office:value-type="float" office:value="23" table:style-name="ce1">
            <text:p>23</text:p>
          </table:table-cell>
          <table:table-cell office:value-type="float" office:value="134.09325999999999" table:style-name="ce1">
            <text:p>134.093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47.84245000000001" table:style-name="ce1">
            <text:p>147.84245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2.09898000000001" table:style-name="ce1">
            <text:p>132.0989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91956999999999" table:style-name="ce1">
            <text:p>129.91957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4.09325999999999" table:style-name="ce1">
            <text:p>134.093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8052999999999" table:style-name="ce1">
            <text:p>23.998053</text:p>
          </table:table-cell>
          <table:table-cell office:value-type="float" office:value="115.71245" table:style-name="ce1">
            <text:p>115.7124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9.968980000000002" table:style-name="ce1">
            <text:p>99.9689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789565999999994" table:style-name="ce1">
            <text:p>97.78956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1.96326000000001" table:style-name="ce1">
            <text:p>101.96326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8331" table:style-name="ce1">
            <text:p>23.998331</text:p>
          </table:table-cell>
          <table:table-cell office:value-type="float" office:value="115.71245" table:style-name="ce1">
            <text:p>115.71245</text:p>
          </table:table-cell>
          <table:table-cell office:value-type="float" office:value="24" table:style-name="ce1">
            <text:p>24</text:p>
          </table:table-cell>
          <table:table-cell office:value-type="float" office:value="99.968980000000002" table:style-name="ce1">
            <text:p>99.96898</text:p>
          </table:table-cell>
          <table:table-cell office:value-type="float" office:value="24" table:style-name="ce1">
            <text:p>24</text:p>
          </table:table-cell>
          <table:table-cell office:value-type="float" office:value="97.789565999999994" table:style-name="ce1">
            <text:p>97.789566</text:p>
          </table:table-cell>
          <table:table-cell office:value-type="float" office:value="24" table:style-name="ce1">
            <text:p>24</text:p>
          </table:table-cell>
          <table:table-cell office:value-type="float" office:value="101.96326000000001" table:style-name="ce1">
            <text:p>101.96326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14"/>
        </table:table-row>
        <table:table-row table:number-rows-repeated="1047899" table:style-name="ro2">
          <table:table-cell table:number-columns-repeated="16384"/>
        </table:table-row>
      </table:table>
      <table:table table:name="milp-charge" table:style-name="ta1">
        <table:table-column table:style-name="co3" table:number-columns-repeated="5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6" table:style-name="ce2">
            <text:p>6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6" table:style-name="ce2">
            <text:p>6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7.88333333333334" table:style-name="ce2">
            <text:p>7.883333333</text:p>
          </table:table-cell>
          <table:table-cell office:value-type="float" office:value="187.2" table:style-name="ce2">
            <text:p>187.2</text:p>
          </table:table-cell>
          <table:table-cell office:value-type="float" office:value="6" table:style-name="ce2">
            <text:p>6</text:p>
          </table:table-cell>
          <table:table-cell office:value-type="float" office:value="176.4" table:style-name="ce2">
            <text:p>176.4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65.6" table:style-name="ce2">
            <text:p>165.6</text:p>
          </table:table-cell>
          <table:table-cell office:value-type="float" office:value="6.9770695970695904" table:style-name="ce2">
            <text:p>6.97706959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6" table:style-name="ce2">
            <text:p>6</text:p>
          </table:table-cell>
          <table:table-cell office:value-type="float" office:value="165.6" table:style-name="ce2">
            <text:p>165.6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333333333333401" table:style-name="ce2">
            <text:p>5.333333333</text:p>
          </table:table-cell>
          <table:table-cell office:value-type="float" office:value="197.2" table:style-name="ce2">
            <text:p>197.2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98.65" table:style-name="ce2">
            <text:p>198.65</text:p>
          </table:table-cell>
          <table:table-cell office:value-type="float" office:value="6" table:style-name="ce2">
            <text:p>6</text:p>
          </table:table-cell>
          <table:table-cell office:value-type="float" office:value="175.6" table:style-name="ce2">
            <text:p>175.6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86.4" table:style-name="ce2">
            <text:p>186.4</text:p>
          </table:table-cell>
          <table:table-cell office:value-type="float" office:value="6" table:style-name="ce2">
            <text:p>6</text:p>
          </table:table-cell>
          <table:table-cell office:value-type="float" office:value="165.6" table:style-name="ce2">
            <text:p>165.6</text:p>
          </table:table-cell>
          <table:table-cell office:value-type="float" office:value="6.24466666666157" table:style-name="ce2">
            <text:p>6.244666667</text:p>
          </table:table-cell>
          <table:table-cell office:value-type="float" office:value="162.13999999984699" table:style-name="ce2">
            <text:p>162.14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9.1279999999946995" table:style-name="ce2">
            <text:p>9.128</text:p>
          </table:table-cell>
          <table:table-cell office:value-type="float" office:value="224.539999999841" table:style-name="ce2">
            <text:p>224.54</text:p>
          </table:table-cell>
          <table:table-cell office:value-type="float" office:value="6" table:style-name="ce2">
            <text:p>6</text:p>
          </table:table-cell>
          <table:table-cell office:value-type="float" office:value="176.4" table:style-name="ce2">
            <text:p>176.4</text:p>
          </table:table-cell>
          <table:table-cell office:value-type="float" office:value="9.3906666666648793" table:style-name="ce2">
            <text:p>9.390666667</text:p>
          </table:table-cell>
          <table:table-cell office:value-type="float" office:value="243.06999999994599" table:style-name="ce2">
            <text:p>243.07</text:p>
          </table:table-cell>
          <table:table-cell office:value-type="float" office:value="9.4094029303978193" table:style-name="ce2">
            <text:p>9.40940293</text:p>
          </table:table-cell>
          <table:table-cell office:value-type="float" office:value="227.76999999984699" table:style-name="ce2">
            <text:p>227.77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87.2" table:style-name="ce2">
            <text:p>187.2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76.4" table:style-name="ce2">
            <text:p>176.4</text:p>
          </table:table-cell>
          <table:table-cell office:value-type="float" office:value="6" table:style-name="ce2">
            <text:p>6</text:p>
          </table:table-cell>
          <table:table-cell office:value-type="float" office:value="165.6" table:style-name="ce2">
            <text:p>165.6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7416666666762497" table:style-name="ce2">
            <text:p>6.741666667</text:p>
          </table:table-cell>
          <table:table-cell office:value-type="float" office:value="154.26" table:style-name="ce2">
            <text:p>154.26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43.46" table:style-name="ce2">
            <text:p>143.46</text:p>
          </table:table-cell>
          <table:table-cell office:value-type="float" office:value="7.9423333333352799" table:style-name="ce2">
            <text:p>7.942333333</text:p>
          </table:table-cell>
          <table:table-cell office:value-type="float" office:value="132.66" table:style-name="ce2">
            <text:p>132.66</text:p>
          </table:table-cell>
          <table:table-cell office:value-type="float" office:value="5.4236373626374199" table:style-name="ce2">
            <text:p>5.423637363</text:p>
          </table:table-cell>
          <table:table-cell office:value-type="float" office:value="176.94" table:style-name="ce2">
            <text:p>176.94</text:p>
          </table:table-cell>
          <table:table-cell office:value-type="float" office:value="5.7857252747253298" table:style-name="ce2">
            <text:p>5.785725275</text:p>
          </table:table-cell>
          <table:table-cell office:value-type="float" office:value="166.14" table:style-name="ce2">
            <text:p>166.14</text:p>
          </table:table-cell>
          <table:table-cell office:value-type="float" office:value="8.7662637362637899" table:style-name="ce2">
            <text:p>8.766263736</text:p>
          </table:table-cell>
          <table:table-cell office:value-type="float" office:value="155.34" table:style-name="ce2">
            <text:p>155.34</text:p>
          </table:table-cell>
          <table:table-cell office:value-type="float" office:value="6.375" table:style-name="ce2">
            <text:p>6.375</text:p>
          </table:table-cell>
          <table:table-cell office:value-type="float" office:value="144.54" table:style-name="ce2">
            <text:p>144.54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181.81" table:style-name="ce2">
            <text:p>181.81</text:p>
          </table:table-cell>
          <table:table-cell office:value-type="float" office:value="11.4" table:style-name="ce2">
            <text:p>11.4</text:p>
          </table:table-cell>
          <table:table-cell office:value-type="float" office:value="183.260000000052" table:style-name="ce2">
            <text:p>183.26</text:p>
          </table:table-cell>
          <table:table-cell office:value-type="float" office:value="12.4916666666702" table:style-name="ce2">
            <text:p>12.49166667</text:p>
          </table:table-cell>
          <table:table-cell office:value-type="float" office:value="160.21" table:style-name="ce2">
            <text:p>160.21</text:p>
          </table:table-cell>
          <table:table-cell office:value-type="float" office:value="13.174999999997" table:style-name="ce2">
            <text:p>13.175</text:p>
          </table:table-cell>
          <table:table-cell office:value-type="float" office:value="139.41" table:style-name="ce2">
            <text:p>139.41</text:p>
          </table:table-cell>
          <table:table-cell office:value-type="float" office:value="6.9323333333224202" table:style-name="ce2">
            <text:p>6.932333333</text:p>
          </table:table-cell>
          <table:table-cell office:value-type="float" office:value="133.47" table:style-name="ce2">
            <text:p>133.47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22.67" table:style-name="ce2">
            <text:p>122.67</text:p>
          </table:table-cell>
          <table:table-cell office:value-type="float" office:value="7.7606666666631297" table:style-name="ce2">
            <text:p>7.760666667</text:p>
          </table:table-cell>
          <table:table-cell office:value-type="float" office:value="111.87" table:style-name="ce2">
            <text:p>111.87</text:p>
          </table:table-cell>
          <table:table-cell office:value-type="float" office:value="9.4750000000015397" table:style-name="ce2">
            <text:p>9.475</text:p>
          </table:table-cell>
          <table:table-cell office:value-type="float" office:value="101.07" table:style-name="ce2">
            <text:p>101.07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24466666666157" table:style-name="ce2">
            <text:p>6.244666667</text:p>
          </table:table-cell>
          <table:table-cell office:value-type="float" office:value="172.36" table:style-name="ce2">
            <text:p>172.36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51.56" table:style-name="ce2">
            <text:p>151.56</text:p>
          </table:table-cell>
          <table:table-cell office:value-type="float" office:value="6.97233333332915" table:style-name="ce2">
            <text:p>6.972333333</text:p>
          </table:table-cell>
          <table:table-cell office:value-type="float" office:value="148.099999999847" table:style-name="ce2">
            <text:p>148.1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6" table:style-name="ce2">
            <text:p>6</text:p>
          </table:table-cell>
          <table:table-cell office:value-type="float" office:value="169.11" table:style-name="ce2">
            <text:p>169.11</text:p>
          </table:table-cell>
          <table:table-cell office:value-type="float" office:value="6.0000000000000098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47.51" table:style-name="ce2">
            <text:p>147.51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208.879999999841" table:style-name="ce2">
            <text:p>208.88</text:p>
          </table:table-cell>
          <table:table-cell office:value-type="float" office:value="11.4" table:style-name="ce2">
            <text:p>11.4</text:p>
          </table:table-cell>
          <table:table-cell office:value-type="float" office:value="160.74" table:style-name="ce2">
            <text:p>160.74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227.409999999946" table:style-name="ce2">
            <text:p>227.41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212.10999999984699" table:style-name="ce2">
            <text:p>212.11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26.18" table:style-name="ce2">
            <text:p>126.18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15.38" table:style-name="ce2">
            <text:p>115.38</text:p>
          </table:table-cell>
          <table:table-cell office:value-type="float" office:value="7.55" table:style-name="ce2">
            <text:p>7.55</text:p>
          </table:table-cell>
          <table:table-cell office:value-type="float" office:value="104.58" table:style-name="ce2">
            <text:p>104.58</text:p>
          </table:table-cell>
          <table:table-cell table:number-columns-repeated="16314"/>
        </table:table-row>
        <table:table-row table:style-name="ro1">
          <table:table-cell office:value-type="float" office:value="6.8083333333333398" table:style-name="ce2">
            <text:p>6.808333333</text:p>
          </table:table-cell>
          <table:table-cell office:value-type="float" office:value="156.25999999971299" table:style-name="ce2">
            <text:p>156.26</text:p>
          </table:table-cell>
          <table:table-cell office:value-type="float" office:value="6.9323333333224202" table:style-name="ce2">
            <text:p>6.932333333</text:p>
          </table:table-cell>
          <table:table-cell office:value-type="float" office:value="147.17999999967299" table:style-name="ce2">
            <text:p>147.18</text:p>
          </table:table-cell>
          <table:table-cell office:value-type="float" office:value="8.7006666666809291" table:style-name="ce2">
            <text:p>8.700666667</text:p>
          </table:table-cell>
          <table:table-cell office:value-type="float" office:value="155.41000000036999" table:style-name="ce2">
            <text:p>155.41</text:p>
          </table:table-cell>
          <table:table-cell office:value-type="float" office:value="5.65" table:style-name="ce2">
            <text:p>5.65</text:p>
          </table:table-cell>
          <table:table-cell office:value-type="float" office:value="382.92999999994902" table:style-name="ce2">
            <text:p>382.93</text:p>
          </table:table-cell>
          <table:table-cell office:value-type="float" office:value="6" table:style-name="ce2">
            <text:p>6</text:p>
          </table:table-cell>
          <table:table-cell office:value-type="float" office:value="361.12999999994901" table:style-name="ce2">
            <text:p>361.13</text:p>
          </table:table-cell>
          <table:table-cell office:value-type="float" office:value="8.9926263736263703" table:style-name="ce2">
            <text:p>8.992626374</text:p>
          </table:table-cell>
          <table:table-cell office:value-type="float" office:value="361.32999999994598" table:style-name="ce2">
            <text:p>361.33</text:p>
          </table:table-cell>
          <table:table-cell office:value-type="float" office:value="6.60136263736256" table:style-name="ce2">
            <text:p>6.601362637</text:p>
          </table:table-cell>
          <table:table-cell office:value-type="float" office:value="350.52999999992898" table:style-name="ce2">
            <text:p>350.53</text:p>
          </table:table-cell>
          <table:table-cell office:value-type="float" office:value="11.4" table:style-name="ce2">
            <text:p>11.4</text:p>
          </table:table-cell>
          <table:table-cell office:value-type="float" office:value="194.34999999994699" table:style-name="ce2">
            <text:p>194.35</text:p>
          </table:table-cell>
          <table:table-cell office:value-type="float" office:value="11.4" table:style-name="ce2">
            <text:p>11.4</text:p>
          </table:table-cell>
          <table:table-cell office:value-type="float" office:value="183.260000000052" table:style-name="ce2">
            <text:p>183.26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180.709999999893" table:style-name="ce2">
            <text:p>180.71</text:p>
          </table:table-cell>
          <table:table-cell office:value-type="float" office:value="13.508333333333301" table:style-name="ce2">
            <text:p>13.50833333</text:p>
          </table:table-cell>
          <table:table-cell office:value-type="float" office:value="149.410000000091" table:style-name="ce2">
            <text:p>149.41</text:p>
          </table:table-cell>
          <table:table-cell office:value-type="float" office:value="6.97233333332915" table:style-name="ce2">
            <text:p>6.972333333</text:p>
          </table:table-cell>
          <table:table-cell office:value-type="float" office:value="134.67000000020201" table:style-name="ce2">
            <text:p>134.67</text:p>
          </table:table-cell>
          <table:table-cell office:value-type="float" office:value="7.125" table:style-name="ce2">
            <text:p>7.125</text:p>
          </table:table-cell>
          <table:table-cell office:value-type="float" office:value="125.739999999986" table:style-name="ce2">
            <text:p>125.74</text:p>
          </table:table-cell>
          <table:table-cell office:value-type="float" office:value="7.85899999999494" table:style-name="ce2">
            <text:p>7.859</text:p>
          </table:table-cell>
          <table:table-cell office:value-type="float" office:value="114.819999999955" table:style-name="ce2">
            <text:p>114.82</text:p>
          </table:table-cell>
          <table:table-cell office:value-type="float" office:value="9.9333333333333407" table:style-name="ce2">
            <text:p>9.933333333</text:p>
          </table:table-cell>
          <table:table-cell office:value-type="float" office:value="114.81999999995401" table:style-name="ce2">
            <text:p>114.82</text:p>
          </table:table-cell>
          <table:table-cell office:value-type="float" office:value="6" table:style-name="ce2">
            <text:p>6</text:p>
          </table:table-cell>
          <table:table-cell office:value-type="float" office:value="173.16" table:style-name="ce2">
            <text:p>173.16</text:p>
          </table:table-cell>
          <table:table-cell office:value-type="float" office:value="6.69166666666667" table:style-name="ce2">
            <text:p>6.691666667</text:p>
          </table:table-cell>
          <table:table-cell office:value-type="float" office:value="185.770000000153" table:style-name="ce2">
            <text:p>185.77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51.56" table:style-name="ce2">
            <text:p>151.56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49.609999999986" table:style-name="ce2">
            <text:p>149.61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9.91" table:style-name="ce2">
            <text:p>179.91</text:p>
          </table:table-cell>
          <table:table-cell office:value-type="float" office:value="6" table:style-name="ce2">
            <text:p>6</text:p>
          </table:table-cell>
          <table:table-cell office:value-type="float" office:value="169.11" table:style-name="ce2">
            <text:p>169.11</text:p>
          </table:table-cell>
          <table:table-cell office:value-type="float" office:value="6.0000000000000098" table:style-name="ce2">
            <text:p>6</text:p>
          </table:table-cell>
          <table:table-cell office:value-type="float" office:value="158.31" table:style-name="ce2">
            <text:p>158.31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47.51" table:style-name="ce2">
            <text:p>147.51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208.879999999841" table:style-name="ce2">
            <text:p>208.88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168.74" table:style-name="ce2">
            <text:p>168.74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227.409999999946" table:style-name="ce2">
            <text:p>227.41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212.10999999984699" table:style-name="ce2">
            <text:p>212.11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23" table:style-name="ce2">
            <text:p>23</text:p>
          </table:table-cell>
          <table:table-cell office:value-type="float" office:value="154.53" table:style-name="ce2">
            <text:p>154.53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136.97999999999999" table:style-name="ce2">
            <text:p>136.98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26.18" table:style-name="ce2">
            <text:p>126.18</text:p>
          </table:table-cell>
          <table:table-cell office:value-type="float" office:value="7.7166666666652404" table:style-name="ce2">
            <text:p>7.716666667</text:p>
          </table:table-cell>
          <table:table-cell office:value-type="float" office:value="118.059999999957" table:style-name="ce2">
            <text:p>118.06</text:p>
          </table:table-cell>
          <table:table-cell office:value-type="float" office:value="7.7923846153845" table:style-name="ce2">
            <text:p>7.792384615</text:p>
          </table:table-cell>
          <table:table-cell office:value-type="float" office:value="325.14999999989902" table:style-name="ce2">
            <text:p>325.15</text:p>
          </table:table-cell>
          <table:table-cell table:number-columns-repeated="16314"/>
        </table:table-row>
        <table:table-row table:style-name="ro1">
          <table:table-cell office:value-type="float" office:value="9.1750000000000007" table:style-name="ce2">
            <text:p>9.175</text:p>
          </table:table-cell>
          <table:table-cell office:value-type="float" office:value="142.219999999713" table:style-name="ce2">
            <text:p>142.22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33.13999999967299" table:style-name="ce2">
            <text:p>133.14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141.37000000037" table:style-name="ce2">
            <text:p>141.37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96.90000000000299" table:style-name="ce2">
            <text:p>196.9</text:p>
          </table:table-cell>
          <table:table-cell office:value-type="float" office:value="15.8166666666667" table:style-name="ce2">
            <text:p>15.81666667</text:p>
          </table:table-cell>
          <table:table-cell office:value-type="float" office:value="175.10000000000699" table:style-name="ce2">
            <text:p>175.1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75.29999999991699" table:style-name="ce2">
            <text:p>175.3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64.499999999946" table:style-name="ce2">
            <text:p>164.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78.41999999994701" table:style-name="ce2">
            <text:p>178.42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67.330000000052" table:style-name="ce2">
            <text:p>167.33</text:p>
          </table:table-cell>
          <table:table-cell office:value-type="float" office:value="14.094666666653" table:style-name="ce2">
            <text:p>14.09466667</text:p>
          </table:table-cell>
          <table:table-cell office:value-type="float" office:value="164.77999999990899" table:style-name="ce2">
            <text:p>164.78</text:p>
          </table:table-cell>
          <table:table-cell office:value-type="float" office:value="14.774999999975901" table:style-name="ce2">
            <text:p>14.775</text:p>
          </table:table-cell>
          <table:table-cell office:value-type="float" office:value="133.480000000102" table:style-name="ce2">
            <text:p>133.48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116.850000000202" table:style-name="ce2">
            <text:p>116.85</text:p>
          </table:table-cell>
          <table:table-cell office:value-type="float" office:value="10.392333333335101" table:style-name="ce2">
            <text:p>10.39233333</text:p>
          </table:table-cell>
          <table:table-cell office:value-type="float" office:value="107.91999999999901" table:style-name="ce2">
            <text:p>107.92</text:p>
          </table:table-cell>
          <table:table-cell office:value-type="float" office:value="10.5889304029304" table:style-name="ce2">
            <text:p>10.5889304</text:p>
          </table:table-cell>
          <table:table-cell office:value-type="float" office:value="97" table:style-name="ce2">
            <text:p>97</text:p>
          </table:table-cell>
          <table:table-cell office:value-type="float" office:value="10.6666666666667" table:style-name="ce2">
            <text:p>10.66666667</text:p>
          </table:table-cell>
          <table:table-cell office:value-type="float" office:value="97" table:style-name="ce2">
            <text:p>97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59.12" table:style-name="ce2">
            <text:p>159.12</text:p>
          </table:table-cell>
          <table:table-cell office:value-type="float" office:value="7.125" table:style-name="ce2">
            <text:p>7.125</text:p>
          </table:table-cell>
          <table:table-cell office:value-type="float" office:value="171.73000000015301" table:style-name="ce2">
            <text:p>171.73</text:p>
          </table:table-cell>
          <table:table-cell office:value-type="float" office:value="7.7166666666666703" table:style-name="ce2">
            <text:p>7.716666667</text:p>
          </table:table-cell>
          <table:table-cell office:value-type="float" office:value="137.52000000000001" table:style-name="ce2">
            <text:p>137.52</text:p>
          </table:table-cell>
          <table:table-cell office:value-type="float" office:value="7.88333333333334" table:style-name="ce2">
            <text:p>7.883333333</text:p>
          </table:table-cell>
          <table:table-cell office:value-type="float" office:value="135.56999999998601" table:style-name="ce2">
            <text:p>135.57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42.38" table:style-name="ce2">
            <text:p>142.38</text:p>
          </table:table-cell>
          <table:table-cell office:value-type="float" office:value="7.2333333333333298" table:style-name="ce2">
            <text:p>7.233333333</text:p>
          </table:table-cell>
          <table:table-cell office:value-type="float" office:value="131.58000000000001" table:style-name="ce2">
            <text:p>131.58</text:p>
          </table:table-cell>
          <table:table-cell office:value-type="float" office:value="13.5416666666667" table:style-name="ce2">
            <text:p>13.54166667</text:p>
          </table:table-cell>
          <table:table-cell office:value-type="float" office:value="192.949999999841" table:style-name="ce2">
            <text:p>192.95</text:p>
          </table:table-cell>
          <table:table-cell office:value-type="float" office:value="12.574999999999999" table:style-name="ce2">
            <text:p>12.575</text:p>
          </table:table-cell>
          <table:table-cell office:value-type="float" office:value="152.81000000004499" table:style-name="ce2">
            <text:p>152.81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211.47999999994599" table:style-name="ce2">
            <text:p>211.48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96.17999999984701" table:style-name="ce2">
            <text:p>196.1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7.7923846153845" table:style-name="ce2">
            <text:p>7.792384615</text:p>
          </table:table-cell>
          <table:table-cell office:value-type="float" office:value="131.04" table:style-name="ce2">
            <text:p>131.04</text:p>
          </table:table-cell>
          <table:table-cell office:value-type="float" office:value="8.03743956043939" table:style-name="ce2">
            <text:p>8.03743956</text:p>
          </table:table-cell>
          <table:table-cell office:value-type="float" office:value="120.24" table:style-name="ce2">
            <text:p>120.24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12.119999999957" table:style-name="ce2">
            <text:p>112.12</text:p>
          </table:table-cell>
          <table:table-cell office:value-type="float" office:value="8.85" table:style-name="ce2">
            <text:p>8.85</text:p>
          </table:table-cell>
          <table:table-cell office:value-type="float" office:value="319.20999999989903" table:style-name="ce2">
            <text:p>319.21</text:p>
          </table:table-cell>
          <table:table-cell table:number-columns-repeated="16314"/>
        </table:table-row>
        <table:table-row table:style-name="ro1">
          <table:table-cell office:value-type="float" office:value="9.1750000000000007" table:style-name="ce2">
            <text:p>9.175</text:p>
          </table:table-cell>
          <table:table-cell office:value-type="float" office:value="142.219999999713" table:style-name="ce2">
            <text:p>142.22</text:p>
          </table:table-cell>
          <table:table-cell office:value-type="float" office:value="9.0766666666681708" table:style-name="ce2">
            <text:p>9.076666667</text:p>
          </table:table-cell>
          <table:table-cell office:value-type="float" office:value="139.939999999718" table:style-name="ce2">
            <text:p>139.94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164.12000000037" table:style-name="ce2">
            <text:p>164.12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96.90000000000299" table:style-name="ce2">
            <text:p>196.9</text:p>
          </table:table-cell>
          <table:table-cell office:value-type="float" office:value="16.183333333331301" table:style-name="ce2">
            <text:p>16.18333333</text:p>
          </table:table-cell>
          <table:table-cell office:value-type="float" office:value="186.09999999994599" table:style-name="ce2">
            <text:p>186.1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75.29999999991699" table:style-name="ce2">
            <text:p>175.3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64.499999999946" table:style-name="ce2">
            <text:p>164.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78.41999999994701" table:style-name="ce2">
            <text:p>178.42</text:p>
          </table:table-cell>
          <table:table-cell office:value-type="float" office:value="14.094666666653" table:style-name="ce2">
            <text:p>14.09466667</text:p>
          </table:table-cell>
          <table:table-cell office:value-type="float" office:value="174.91999999964199" table:style-name="ce2">
            <text:p>174.92</text:p>
          </table:table-cell>
          <table:table-cell office:value-type="float" office:value="14.774999999975901" table:style-name="ce2">
            <text:p>14.775</text:p>
          </table:table-cell>
          <table:table-cell office:value-type="float" office:value="185.18999999959601" table:style-name="ce2">
            <text:p>185.19</text:p>
          </table:table-cell>
          <table:table-cell office:value-type="float" office:value="14.835333333311" table:style-name="ce2">
            <text:p>14.83533333</text:p>
          </table:table-cell>
          <table:table-cell office:value-type="float" office:value="135.290000000156" table:style-name="ce2">
            <text:p>135.29</text:p>
          </table:table-cell>
          <table:table-cell office:value-type="float" office:value="10.392333333335101" table:style-name="ce2">
            <text:p>10.39233333</text:p>
          </table:table-cell>
          <table:table-cell office:value-type="float" office:value="125.190000000203" table:style-name="ce2">
            <text:p>125.19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125.61" table:style-name="ce2">
            <text:p>125.61</text:p>
          </table:table-cell>
          <table:table-cell office:value-type="float" office:value="12.946930402930301" table:style-name="ce2">
            <text:p>12.9469304</text:p>
          </table:table-cell>
          <table:table-cell office:value-type="float" office:value="167.74" table:style-name="ce2">
            <text:p>167.74</text:p>
          </table:table-cell>
          <table:table-cell office:value-type="float" office:value="10.744402930402901" table:style-name="ce2">
            <text:p>10.74440293</text:p>
          </table:table-cell>
          <table:table-cell office:value-type="float" office:value="167.740000000002" table:style-name="ce2">
            <text:p>167.74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59.12" table:style-name="ce2">
            <text:p>159.12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86.80000000015301" table:style-name="ce2">
            <text:p>186.8</text:p>
          </table:table-cell>
          <table:table-cell office:value-type="float" office:value="7.7166666666666703" table:style-name="ce2">
            <text:p>7.716666667</text:p>
          </table:table-cell>
          <table:table-cell office:value-type="float" office:value="137.52000000000001" table:style-name="ce2">
            <text:p>137.52</text:p>
          </table:table-cell>
          <table:table-cell office:value-type="float" office:value="7.9423333333352799" table:style-name="ce2">
            <text:p>7.942333333</text:p>
          </table:table-cell>
          <table:table-cell office:value-type="float" office:value="137.34000000004499" table:style-name="ce2">
            <text:p>137.34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63.98" table:style-name="ce2">
            <text:p>163.98</text:p>
          </table:table-cell>
          <table:table-cell office:value-type="float" office:value="6.8083333333333398" table:style-name="ce2">
            <text:p>6.808333333</text:p>
          </table:table-cell>
          <table:table-cell office:value-type="float" office:value="153.18" table:style-name="ce2">
            <text:p>153.18</text:p>
          </table:table-cell>
          <table:table-cell office:value-type="float" office:value="7.0226666666671296" table:style-name="ce2">
            <text:p>7.022666667</text:p>
          </table:table-cell>
          <table:table-cell office:value-type="float" office:value="142.38" table:style-name="ce2">
            <text:p>142.38</text:p>
          </table:table-cell>
          <table:table-cell office:value-type="float" office:value="7.7166666666666703" table:style-name="ce2">
            <text:p>7.716666667</text:p>
          </table:table-cell>
          <table:table-cell office:value-type="float" office:value="146.08000000000001" table:style-name="ce2">
            <text:p>146.08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01.949999999841" table:style-name="ce2">
            <text:p>201.95</text:p>
          </table:table-cell>
          <table:table-cell office:value-type="float" office:value="14.37866666667" table:style-name="ce2">
            <text:p>14.37866667</text:p>
          </table:table-cell>
          <table:table-cell office:value-type="float" office:value="206.920000000144" table:style-name="ce2">
            <text:p>206.92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211.47999999994599" table:style-name="ce2">
            <text:p>211.48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196.17999999984701" table:style-name="ce2">
            <text:p>196.1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122.4" table:style-name="ce2">
            <text:p>122.4</text:p>
          </table:table-cell>
          <table:table-cell office:value-type="float" office:value="8.03743956043939" table:style-name="ce2">
            <text:p>8.03743956</text:p>
          </table:table-cell>
          <table:table-cell office:value-type="float" office:value="354.03999999994602" table:style-name="ce2">
            <text:p>354.04</text:p>
          </table:table-cell>
          <table:table-cell office:value-type="float" office:value="8.2824945054942507" table:style-name="ce2">
            <text:p>8.282494505</text:p>
          </table:table-cell>
          <table:table-cell office:value-type="float" office:value="343.23999999992202" table:style-name="ce2">
            <text:p>343.24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12.119999999957" table:style-name="ce2">
            <text:p>112.12</text:p>
          </table:table-cell>
          <table:table-cell office:value-type="float" office:value="8.85" table:style-name="ce2">
            <text:p>8.85</text:p>
          </table:table-cell>
          <table:table-cell office:value-type="float" office:value="319.20999999989903" table:style-name="ce2">
            <text:p>319.21</text:p>
          </table:table-cell>
          <table:table-cell table:number-columns-repeated="16314"/>
        </table:table-row>
        <table:table-row table:style-name="ro1">
          <table:table-cell office:value-type="float" office:value="12.3423333333338" table:style-name="ce2">
            <text:p>12.34233333</text:p>
          </table:table-cell>
          <table:table-cell office:value-type="float" office:value="129.79999999971301" table:style-name="ce2">
            <text:p>129.8</text:p>
          </table:table-cell>
          <table:table-cell office:value-type="float" office:value="12.2916666666667" table:style-name="ce2">
            <text:p>12.29166667</text:p>
          </table:table-cell>
          <table:table-cell office:value-type="float" office:value="127.519999999718" table:style-name="ce2">
            <text:p>127.52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151.70000000037001" table:style-name="ce2">
            <text:p>151.7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6.183333333333302" table:style-name="ce2">
            <text:p>16.18333333</text:p>
          </table:table-cell>
          <table:table-cell office:value-type="float" office:value="166.269999999947" table:style-name="ce2">
            <text:p>166.27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62.76999999964201" table:style-name="ce2">
            <text:p>162.77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73.03999999959601" table:style-name="ce2">
            <text:p>173.04</text:p>
          </table:table-cell>
          <table:table-cell office:value-type="float" office:value="17.183333333333302" table:style-name="ce2">
            <text:p>17.18333333</text:p>
          </table:table-cell>
          <table:table-cell office:value-type="float" office:value="123.14000000015599" table:style-name="ce2">
            <text:p>123.14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06.020000000203" table:style-name="ce2">
            <text:p>106.02</text:p>
          </table:table-cell>
          <table:table-cell office:value-type="float" office:value="18.941666666666698" table:style-name="ce2">
            <text:p>18.94166667</text:p>
          </table:table-cell>
          <table:table-cell office:value-type="float" office:value="106.44" table:style-name="ce2">
            <text:p>106.44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148.57" table:style-name="ce2">
            <text:p>148.57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48.57000000000099" table:style-name="ce2">
            <text:p>148.57</text:p>
          </table:table-cell>
          <table:table-cell office:value-type="float" office:value="7.88333333333334" table:style-name="ce2">
            <text:p>7.88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8.7006666666809291" table:style-name="ce2">
            <text:p>8.700666667</text:p>
          </table:table-cell>
          <table:table-cell office:value-type="float" office:value="175.19000000015399" table:style-name="ce2">
            <text:p>175.19</text:p>
          </table:table-cell>
          <table:table-cell office:value-type="float" office:value="8.7606666666685094" table:style-name="ce2">
            <text:p>8.760666667</text:p>
          </table:table-cell>
          <table:table-cell office:value-type="float" office:value="125.91" table:style-name="ce2">
            <text:p>125.91</text:p>
          </table:table-cell>
          <table:table-cell office:value-type="float" office:value="9.0766666666681708" table:style-name="ce2">
            <text:p>9.076666667</text:p>
          </table:table-cell>
          <table:table-cell office:value-type="float" office:value="125.730000000045" table:style-name="ce2">
            <text:p>125.73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52.37" table:style-name="ce2">
            <text:p>152.37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41.57" table:style-name="ce2">
            <text:p>141.57</text:p>
          </table:table-cell>
          <table:table-cell office:value-type="float" office:value="7.8833333333333302" table:style-name="ce2">
            <text:p>7.883333333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34.469999999999" table:style-name="ce2">
            <text:p>134.47</text:p>
          </table:table-cell>
          <table:table-cell office:value-type="float" office:value="15.6203333333267" table:style-name="ce2">
            <text:p>15.62033333</text:p>
          </table:table-cell>
          <table:table-cell office:value-type="float" office:value="188.17999999984099" table:style-name="ce2">
            <text:p>188.18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193.15000000014399" table:style-name="ce2">
            <text:p>193.15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97.70999999994601" table:style-name="ce2">
            <text:p>197.71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82.409999999847" table:style-name="ce2">
            <text:p>182.4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338.91999999994601" table:style-name="ce2">
            <text:p>338.92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328.11999999992202" table:style-name="ce2">
            <text:p>328.12</text:p>
          </table:table-cell>
          <table:table-cell office:value-type="float" office:value="9.4833333333333307" table:style-name="ce2">
            <text:p>9.483333333</text:p>
          </table:table-cell>
          <table:table-cell office:value-type="float" office:value="97" table:style-name="ce2">
            <text:p>97</text:p>
          </table:table-cell>
          <table:table-cell office:value-type="float" office:value="10.1" table:style-name="ce2">
            <text:p>10.1</text:p>
          </table:table-cell>
          <table:table-cell office:value-type="float" office:value="304.08999999989902" table:style-name="ce2">
            <text:p>304.09</text:p>
          </table:table-cell>
          <table:table-cell table:number-columns-repeated="16314"/>
        </table:table-row>
        <table:table-row table:style-name="ro1">
          <table:table-cell office:value-type="float" office:value="12.4916666666702" table:style-name="ce2">
            <text:p>12.49166667</text:p>
          </table:table-cell>
          <table:table-cell office:value-type="float" office:value="134.279999999805" table:style-name="ce2">
            <text:p>134.28</text:p>
          </table:table-cell>
          <table:table-cell office:value-type="float" office:value="12.3423333333338" table:style-name="ce2">
            <text:p>12.34233333</text:p>
          </table:table-cell>
          <table:table-cell office:value-type="float" office:value="129.039999999733" table:style-name="ce2">
            <text:p>129.04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168.70000000037001" table:style-name="ce2">
            <text:p>168.7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91.51999999994601" table:style-name="ce2">
            <text:p>191.52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62.76999999964201" table:style-name="ce2">
            <text:p>162.77</text:p>
          </table:table-cell>
          <table:table-cell office:value-type="float" office:value="18.875" table:style-name="ce2">
            <text:p>18.875</text:p>
          </table:table-cell>
          <table:table-cell office:value-type="float" office:value="179.03999999959601" table:style-name="ce2">
            <text:p>179.04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59.11999999993799" table:style-name="ce2">
            <text:p>159.12</text:p>
          </table:table-cell>
          <table:table-cell office:value-type="float" office:value="20.066666666647698" table:style-name="ce2">
            <text:p>20.06666667</text:p>
          </table:table-cell>
          <table:table-cell office:value-type="float" office:value="147.769999999633" table:style-name="ce2">
            <text:p>147.77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116.44" table:style-name="ce2">
            <text:p>116.44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148.57" table:style-name="ce2">
            <text:p>148.57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48.57000000000099" table:style-name="ce2">
            <text:p>148.57</text:p>
          </table:table-cell>
          <table:table-cell office:value-type="float" office:value="7.88333333333334" table:style-name="ce2">
            <text:p>7.883333333</text:p>
          </table:table-cell>
          <table:table-cell office:value-type="float" office:value="147.51" table:style-name="ce2">
            <text:p>147.51</text:p>
          </table:table-cell>
          <table:table-cell office:value-type="float" office:value="8.7606666666685094" table:style-name="ce2">
            <text:p>8.760666667</text:p>
          </table:table-cell>
          <table:table-cell office:value-type="float" office:value="176.98999999978099" table:style-name="ce2">
            <text:p>176.99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28.58999999994401" table:style-name="ce2">
            <text:p>128.59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128.68" table:style-name="ce2">
            <text:p>128.68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52.37" table:style-name="ce2">
            <text:p>152.37</text:p>
          </table:table-cell>
          <table:table-cell office:value-type="float" office:value="7.62733333333333" table:style-name="ce2">
            <text:p>7.627333333</text:p>
          </table:table-cell>
          <table:table-cell office:value-type="float" office:value="141.57" table:style-name="ce2">
            <text:p>141.57</text:p>
          </table:table-cell>
          <table:table-cell office:value-type="float" office:value="7.8833333333333302" table:style-name="ce2">
            <text:p>7.883333333</text:p>
          </table:table-cell>
          <table:table-cell office:value-type="float" office:value="130.77000000000001" table:style-name="ce2">
            <text:p>130.77</text:p>
          </table:table-cell>
          <table:table-cell office:value-type="float" office:value="8.8499999999999908" table:style-name="ce2">
            <text:p>8.85</text:p>
          </table:table-cell>
          <table:table-cell office:value-type="float" office:value="134.469999999999" table:style-name="ce2">
            <text:p>134.47</text:p>
          </table:table-cell>
          <table:table-cell office:value-type="float" office:value="16.024999999998499" table:style-name="ce2">
            <text:p>16.025</text:p>
          </table:table-cell>
          <table:table-cell office:value-type="float" office:value="200.319999999994" table:style-name="ce2">
            <text:p>200.32</text:p>
          </table:table-cell>
          <table:table-cell office:value-type="float" office:value="15.6203333333267" table:style-name="ce2">
            <text:p>15.62033333</text:p>
          </table:table-cell>
          <table:table-cell office:value-type="float" office:value="208.50999999994599" table:style-name="ce2">
            <text:p>208.51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197.70999999994601" table:style-name="ce2">
            <text:p>197.71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86.909999999847" table:style-name="ce2">
            <text:p>186.9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338.91999999994601" table:style-name="ce2">
            <text:p>338.92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328.11999999992202" table:style-name="ce2">
            <text:p>328.12</text:p>
          </table:table-cell>
          <table:table-cell office:value-type="float" office:value="9.7188498168497599" table:style-name="ce2">
            <text:p>9.718849817</text:p>
          </table:table-cell>
          <table:table-cell office:value-type="float" office:value="311.31999999994702" table:style-name="ce2">
            <text:p>311.32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304.51999999995297" table:style-name="ce2">
            <text:p>304.52</text:p>
          </table:table-cell>
          <table:table-cell table:number-columns-repeated="16314"/>
        </table:table-row>
        <table:table-row table:style-name="ro1">
          <table:table-cell office:value-type="float" office:value="13.841666666666701" table:style-name="ce2">
            <text:p>13.84166667</text:p>
          </table:table-cell>
          <table:table-cell office:value-type="float" office:value="120.509999999805" table:style-name="ce2">
            <text:p>120.51</text:p>
          </table:table-cell>
          <table:table-cell office:value-type="float" office:value="14.37866666667" table:style-name="ce2">
            <text:p>14.37866667</text:p>
          </table:table-cell>
          <table:table-cell office:value-type="float" office:value="115.269999999733" table:style-name="ce2">
            <text:p>115.27</text:p>
          </table:table-cell>
          <table:table-cell office:value-type="float" office:value="14.8353333333351" table:style-name="ce2">
            <text:p>14.83533333</text:p>
          </table:table-cell>
          <table:table-cell office:value-type="float" office:value="154.93000000037" table:style-name="ce2">
            <text:p>154.9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177.749999999946" table:style-name="ce2">
            <text:p>177.75</text:p>
          </table:table-cell>
          <table:table-cell office:value-type="float" office:value="20.066666666647698" table:style-name="ce2">
            <text:p>20.06666667</text:p>
          </table:table-cell>
          <table:table-cell office:value-type="float" office:value="149.00000000001299" table:style-name="ce2">
            <text:p>14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65.269999999595" table:style-name="ce2">
            <text:p>165.27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45.34999999993801" table:style-name="ce2">
            <text:p>145.35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8.329999999633" table:style-name="ce2">
            <text:p>128.33</text:p>
          </table:table-cell>
          <table:table-cell office:value-type="float" office:value="21.116666666666699" table:style-name="ce2">
            <text:p>21.11666667</text:p>
          </table:table-cell>
          <table:table-cell office:value-type="float" office:value="97" table:style-name="ce2">
            <text:p>97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099" table:style-name="ce2">
            <text:p>129.13</text:p>
          </table:table-cell>
          <table:table-cell office:value-type="float" office:value="9.0766666666681601" table:style-name="ce2">
            <text:p>9.076666667</text:p>
          </table:table-cell>
          <table:table-cell office:value-type="float" office:value="131.85" table:style-name="ce2">
            <text:p>131.85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161.32999999978099" table:style-name="ce2">
            <text:p>161.33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112.92999999995401" table:style-name="ce2">
            <text:p>112.93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113.02" table:style-name="ce2">
            <text:p>113.02</text:p>
          </table:table-cell>
          <table:table-cell office:value-type="float" office:value="9.0766666666681708" table:style-name="ce2">
            <text:p>9.076666667</text:p>
          </table:table-cell>
          <table:table-cell office:value-type="float" office:value="136.16999999999999" table:style-name="ce2">
            <text:p>136.17</text:p>
          </table:table-cell>
          <table:table-cell office:value-type="float" office:value="8.85" table:style-name="ce2">
            <text:p>8.85</text:p>
          </table:table-cell>
          <table:table-cell office:value-type="float" office:value="125.37" table:style-name="ce2">
            <text:p>125.37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114.57" table:style-name="ce2">
            <text:p>114.57</text:p>
          </table:table-cell>
          <table:table-cell office:value-type="float" office:value="10.1" table:style-name="ce2">
            <text:p>10.1</text:p>
          </table:table-cell>
          <table:table-cell office:value-type="float" office:value="118.269999999999" table:style-name="ce2">
            <text:p>118.27</text:p>
          </table:table-cell>
          <table:table-cell office:value-type="float" office:value="18.875" table:style-name="ce2">
            <text:p>18.875</text:p>
          </table:table-cell>
          <table:table-cell office:value-type="float" office:value="184.11999999999401" table:style-name="ce2">
            <text:p>184.12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92.309999999946" table:style-name="ce2">
            <text:p>192.3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81.50999999994599" table:style-name="ce2">
            <text:p>181.51</text:p>
          </table:table-cell>
          <table:table-cell office:value-type="float" office:value="18.875" table:style-name="ce2">
            <text:p>18.875</text:p>
          </table:table-cell>
          <table:table-cell office:value-type="float" office:value="170.70999999984701" table:style-name="ce2">
            <text:p>170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325.14999999994598" table:style-name="ce2">
            <text:p>325.15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314.34999999992198" table:style-name="ce2">
            <text:p>314.35</text:p>
          </table:table-cell>
          <table:table-cell office:value-type="float" office:value="11.4" table:style-name="ce2">
            <text:p>11.4</text:p>
          </table:table-cell>
          <table:table-cell office:value-type="float" office:value="297.549999999904" table:style-name="ce2">
            <text:p>297.55</text:p>
          </table:table-cell>
          <table:table-cell office:value-type="float" office:value="11.4" table:style-name="ce2">
            <text:p>11.4</text:p>
          </table:table-cell>
          <table:table-cell office:value-type="float" office:value="290.74999999995299" table:style-name="ce2">
            <text:p>290.75</text:p>
          </table:table-cell>
          <table:table-cell table:number-columns-repeated="16314"/>
        </table:table-row>
        <table:table-row table:style-name="ro1">
          <table:table-cell office:value-type="float" office:value="13.841666666666701" table:style-name="ce2">
            <text:p>13.84166667</text:p>
          </table:table-cell>
          <table:table-cell office:value-type="float" office:value="120.509999999805" table:style-name="ce2">
            <text:p>120.51</text:p>
          </table:table-cell>
          <table:table-cell office:value-type="float" office:value="16.4166666666667" table:style-name="ce2">
            <text:p>16.41666667</text:p>
          </table:table-cell>
          <table:table-cell office:value-type="float" office:value="176.40999999963401" table:style-name="ce2">
            <text:p>176.41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163.120000000316" table:style-name="ce2">
            <text:p>163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82.749999999946" table:style-name="ce2">
            <text:p>182.75</text:p>
          </table:table-cell>
          <table:table-cell office:value-type="float" office:value="21.116666666666699" table:style-name="ce2">
            <text:p>21.11666667</text:p>
          </table:table-cell>
          <table:table-cell office:value-type="float" office:value="180.50000000058299" table:style-name="ce2">
            <text:p>180.5</text:p>
          </table:table-cell>
          <table:table-cell office:value-type="float" office:value="20.079333333339299" table:style-name="ce2">
            <text:p>20.07933333</text:p>
          </table:table-cell>
          <table:table-cell office:value-type="float" office:value="169.899999999773" table:style-name="ce2">
            <text:p>169.9</text:p>
          </table:table-cell>
          <table:table-cell office:value-type="float" office:value="19.908333333333299" table:style-name="ce2">
            <text:p>19.90833333</text:p>
          </table:table-cell>
          <table:table-cell office:value-type="float" office:value="150.59999999993801" table:style-name="ce2">
            <text:p>150.6</text:p>
          </table:table-cell>
          <table:table-cell office:value-type="float" office:value="21.6600000000122" table:style-name="ce2">
            <text:p>21.66</text:p>
          </table:table-cell>
          <table:table-cell office:value-type="float" office:value="129.13" table:style-name="ce2">
            <text:p>129.13</text:p>
          </table:table-cell>
          <table:table-cell office:value-type="float" office:value="22.187666666667099" table:style-name="ce2">
            <text:p>22.18766667</text:p>
          </table:table-cell>
          <table:table-cell office:value-type="float" office:value="129.13000000001301" table:style-name="ce2">
            <text:p>129.13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000000000099" table:style-name="ce2">
            <text:p>129.13</text:p>
          </table:table-cell>
          <table:table-cell office:value-type="float" office:value="9.0766666666681601" table:style-name="ce2">
            <text:p>9.076666667</text:p>
          </table:table-cell>
          <table:table-cell office:value-type="float" office:value="131.85" table:style-name="ce2">
            <text:p>131.85</text:p>
          </table:table-cell>
          <table:table-cell office:value-type="float" office:value="10.1" table:style-name="ce2">
            <text:p>10.1</text:p>
          </table:table-cell>
          <table:table-cell office:value-type="float" office:value="166.32999999978099" table:style-name="ce2">
            <text:p>166.33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112.92999999995401" table:style-name="ce2">
            <text:p>112.93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113.02" table:style-name="ce2">
            <text:p>113.02</text:p>
          </table:table-cell>
          <table:table-cell office:value-type="float" office:value="9.0766666666681708" table:style-name="ce2">
            <text:p>9.076666667</text:p>
          </table:table-cell>
          <table:table-cell office:value-type="float" office:value="136.16999999999999" table:style-name="ce2">
            <text:p>136.17</text:p>
          </table:table-cell>
          <table:table-cell office:value-type="float" office:value="8.85" table:style-name="ce2">
            <text:p>8.85</text:p>
          </table:table-cell>
          <table:table-cell office:value-type="float" office:value="125.37" table:style-name="ce2">
            <text:p>125.37</text:p>
          </table:table-cell>
          <table:table-cell office:value-type="float" office:value="9.1750000000000007" table:style-name="ce2">
            <text:p>9.175</text:p>
          </table:table-cell>
          <table:table-cell office:value-type="float" office:value="114.57" table:style-name="ce2">
            <text:p>114.57</text:p>
          </table:table-cell>
          <table:table-cell office:value-type="float" office:value="10.1" table:style-name="ce2">
            <text:p>10.1</text:p>
          </table:table-cell>
          <table:table-cell office:value-type="float" office:value="118.269999999999" table:style-name="ce2">
            <text:p>118.27</text:p>
          </table:table-cell>
          <table:table-cell office:value-type="float" office:value="18.875" table:style-name="ce2">
            <text:p>18.875</text:p>
          </table:table-cell>
          <table:table-cell office:value-type="float" office:value="184.11999999999401" table:style-name="ce2">
            <text:p>184.12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92.309999999946" table:style-name="ce2">
            <text:p>192.3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81.50999999994599" table:style-name="ce2">
            <text:p>181.51</text:p>
          </table:table-cell>
          <table:table-cell office:value-type="float" office:value="18.875" table:style-name="ce2">
            <text:p>18.875</text:p>
          </table:table-cell>
          <table:table-cell office:value-type="float" office:value="170.70999999984701" table:style-name="ce2">
            <text:p>170.71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1143333333351" table:style-name="ce2">
            <text:p>10.11433333</text:p>
          </table:table-cell>
          <table:table-cell office:value-type="float" office:value="325.14999999994598" table:style-name="ce2">
            <text:p>325.15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314.34999999992198" table:style-name="ce2">
            <text:p>314.35</text:p>
          </table:table-cell>
          <table:table-cell office:value-type="float" office:value="11.4" table:style-name="ce2">
            <text:p>11.4</text:p>
          </table:table-cell>
          <table:table-cell office:value-type="float" office:value="297.549999999904" table:style-name="ce2">
            <text:p>297.55</text:p>
          </table:table-cell>
          <table:table-cell office:value-type="float" office:value="11.4" table:style-name="ce2">
            <text:p>11.4</text:p>
          </table:table-cell>
          <table:table-cell office:value-type="float" office:value="290.74999999995299" table:style-name="ce2">
            <text:p>290.75</text:p>
          </table:table-cell>
          <table:table-cell table:number-columns-repeated="16314"/>
        </table:table-row>
        <table:table-row table:style-name="ro1">
          <table:table-cell office:value-type="float" office:value="18.258666666664698" table:style-name="ce2">
            <text:p>18.25866667</text:p>
          </table:table-cell>
          <table:table-cell office:value-type="float" office:value="106.73999999980499" table:style-name="ce2">
            <text:p>106.74</text:p>
          </table:table-cell>
          <table:table-cell office:value-type="float" office:value="17.524999999987699" table:style-name="ce2">
            <text:p>17.525</text:p>
          </table:table-cell>
          <table:table-cell office:value-type="float" office:value="162.639999999634" table:style-name="ce2">
            <text:p>162.64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149.35000000031599" table:style-name="ce2">
            <text:p>149.3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174.37999999994599" table:style-name="ce2">
            <text:p>174.38</text:p>
          </table:table-cell>
          <table:table-cell office:value-type="float" office:value="21.660000000021402" table:style-name="ce2">
            <text:p>21.66</text:p>
          </table:table-cell>
          <table:table-cell office:value-type="float" office:value="172.13000000058301" table:style-name="ce2">
            <text:p>172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529999999822" table:style-name="ce2">
            <text:p>161.53</text:p>
          </table:table-cell>
          <table:table-cell office:value-type="float" office:value="22.0416666666667" table:style-name="ce2">
            <text:p>22.04166667</text:p>
          </table:table-cell>
          <table:table-cell office:value-type="float" office:value="142.229999999938" table:style-name="ce2">
            <text:p>142.2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0.258333333333301" table:style-name="ce2">
            <text:p>10.25833333</text:p>
          </table:table-cell>
          <table:table-cell office:value-type="float" office:value="115.92" table:style-name="ce2">
            <text:p>115.92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150.39999999978099" table:style-name="ce2">
            <text:p>150.4</text:p>
          </table:table-cell>
          <table:table-cell office:value-type="float" office:value="16.1635531135531" table:style-name="ce2">
            <text:p>16.16355311</text:p>
          </table:table-cell>
          <table:table-cell office:value-type="float" office:value="97" table:style-name="ce2">
            <text:p>97</text:p>
          </table:table-cell>
          <table:table-cell office:value-type="float" office:value="11.258333333333301" table:style-name="ce2">
            <text:p>11.25833333</text:p>
          </table:table-cell>
          <table:table-cell office:value-type="float" office:value="97.089999999999606" table:style-name="ce2">
            <text:p>97.09</text:p>
          </table:table-cell>
          <table:table-cell office:value-type="float" office:value="9.7249999999999996" table:style-name="ce2">
            <text:p>9.725</text:p>
          </table:table-cell>
          <table:table-cell office:value-type="float" office:value="119.7" table:style-name="ce2">
            <text:p>119.7</text:p>
          </table:table-cell>
          <table:table-cell office:value-type="float" office:value="10.3492783882784" table:style-name="ce2">
            <text:p>10.34927839</text:p>
          </table:table-cell>
          <table:table-cell office:value-type="float" office:value="108.9" table:style-name="ce2">
            <text:p>108.9</text:p>
          </table:table-cell>
          <table:table-cell office:value-type="float" office:value="10.640619047618999" table:style-name="ce2">
            <text:p>10.64061905</text:p>
          </table:table-cell>
          <table:table-cell office:value-type="float" office:value="98.099999999999795" table:style-name="ce2">
            <text:p>98.1</text:p>
          </table:table-cell>
          <table:table-cell office:value-type="float" office:value="10.9591904761905" table:style-name="ce2">
            <text:p>10.95919048</text:p>
          </table:table-cell>
          <table:table-cell office:value-type="float" office:value="101.799999999999" table:style-name="ce2">
            <text:p>101.8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169.80999999999401" table:style-name="ce2">
            <text:p>169.81</text:p>
          </table:table-cell>
          <table:table-cell office:value-type="float" office:value="20.8" table:style-name="ce2">
            <text:p>20.8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67.19999999994599" table:style-name="ce2">
            <text:p>167.2</text:p>
          </table:table-cell>
          <table:table-cell office:value-type="float" office:value="21.6600000000122" table:style-name="ce2">
            <text:p>21.66</text:p>
          </table:table-cell>
          <table:table-cell office:value-type="float" office:value="156.39999999984701" table:style-name="ce2">
            <text:p>156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307.059999999946" table:style-name="ce2">
            <text:p>307.06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296.259999999922" table:style-name="ce2">
            <text:p>296.26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279.45999999990403" table:style-name="ce2">
            <text:p>279.46</text:p>
          </table:table-cell>
          <table:table-cell office:value-type="float" office:value="12.2916666666667" table:style-name="ce2">
            <text:p>12.29166667</text:p>
          </table:table-cell>
          <table:table-cell office:value-type="float" office:value="272.65999999995199" table:style-name="ce2">
            <text:p>272.66</text:p>
          </table:table-cell>
          <table:table-cell table:number-columns-repeated="16314"/>
        </table:table-row>
        <table:table-row table:style-name="ro1">
          <table:table-cell office:value-type="float" office:value="18.303000000004602" table:style-name="ce2">
            <text:p>18.303</text:p>
          </table:table-cell>
          <table:table-cell office:value-type="float" office:value="108.07" table:style-name="ce2">
            <text:p>108.07</text:p>
          </table:table-cell>
          <table:table-cell office:value-type="float" office:value="18.258666666664698" table:style-name="ce2">
            <text:p>18.25866667</text:p>
          </table:table-cell>
          <table:table-cell office:value-type="float" office:value="184.649999999946" table:style-name="ce2">
            <text:p>184.65</text:p>
          </table:table-cell>
          <table:table-cell office:value-type="float" office:value="17.524999999987699" table:style-name="ce2">
            <text:p>17.525</text:p>
          </table:table-cell>
          <table:table-cell office:value-type="float" office:value="159.84999999994699" table:style-name="ce2">
            <text:p>159.8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83.12999999994599" table:style-name="ce2">
            <text:p>183.13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172.32999999994101" table:style-name="ce2">
            <text:p>172.3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529999999822" table:style-name="ce2">
            <text:p>161.53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150.729999999938" table:style-name="ce2">
            <text:p>150.7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12.25" table:style-name="ce2">
            <text:p>12.25</text:p>
          </table:table-cell>
          <table:table-cell office:value-type="float" office:value="175.67" table:style-name="ce2">
            <text:p>175.67</text:p>
          </table:table-cell>
          <table:table-cell office:value-type="float" office:value="10.982000000001801" table:style-name="ce2">
            <text:p>10.982</text:p>
          </table:table-cell>
          <table:table-cell office:value-type="float" office:value="150.39999999978099" table:style-name="ce2">
            <text:p>150.4</text:p>
          </table:table-cell>
          <table:table-cell office:value-type="float" office:value="16.251377289377398" table:style-name="ce2">
            <text:p>16.25137729</text:p>
          </table:table-cell>
          <table:table-cell office:value-type="float" office:value="176.92000000005601" table:style-name="ce2">
            <text:p>176.92</text:p>
          </table:table-cell>
          <table:table-cell office:value-type="float" office:value="13.594333333333299" table:style-name="ce2">
            <text:p>13.59433333</text:p>
          </table:table-cell>
          <table:table-cell office:value-type="float" office:value="167.17" table:style-name="ce2">
            <text:p>167.17</text:p>
          </table:table-cell>
          <table:table-cell office:value-type="float" office:value="10.004472527472499" table:style-name="ce2">
            <text:p>10.00447253</text:p>
          </table:table-cell>
          <table:table-cell office:value-type="float" office:value="374.020000000001" table:style-name="ce2">
            <text:p>374.02</text:p>
          </table:table-cell>
          <table:table-cell office:value-type="float" office:value="10.640619047618999" table:style-name="ce2">
            <text:p>10.64061905</text:p>
          </table:table-cell>
          <table:table-cell office:value-type="float" office:value="374.019999999947" table:style-name="ce2">
            <text:p>374.02</text:p>
          </table:table-cell>
          <table:table-cell office:value-type="float" office:value="10.943827838827801" table:style-name="ce2">
            <text:p>10.94382784</text:p>
          </table:table-cell>
          <table:table-cell office:value-type="float" office:value="374.02" table:style-name="ce2">
            <text:p>374.02</text:p>
          </table:table-cell>
          <table:table-cell office:value-type="float" office:value="11.258333333333301" table:style-name="ce2">
            <text:p>11.25833333</text:p>
          </table:table-cell>
          <table:table-cell office:value-type="float" office:value="374.02" table:style-name="ce2">
            <text:p>374.02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169.80999999999401" table:style-name="ce2">
            <text:p>169.81</text:p>
          </table:table-cell>
          <table:table-cell office:value-type="float" office:value="20.8" table:style-name="ce2">
            <text:p>20.8</text:p>
          </table:table-cell>
          <table:table-cell office:value-type="float" office:value="177.999999999946" table:style-name="ce2">
            <text:p>178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67.19999999994599" table:style-name="ce2">
            <text:p>167.2</text:p>
          </table:table-cell>
          <table:table-cell office:value-type="float" office:value="21.6600000000122" table:style-name="ce2">
            <text:p>21.66</text:p>
          </table:table-cell>
          <table:table-cell office:value-type="float" office:value="156.39999999984701" table:style-name="ce2">
            <text:p>156.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307.059999999946" table:style-name="ce2">
            <text:p>307.06</text:p>
          </table:table-cell>
          <table:table-cell office:value-type="float" office:value="11.6666666666667" table:style-name="ce2">
            <text:p>11.66666667</text:p>
          </table:table-cell>
          <table:table-cell office:value-type="float" office:value="296.259999999922" table:style-name="ce2">
            <text:p>296.26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279.45999999990403" table:style-name="ce2">
            <text:p>279.46</text:p>
          </table:table-cell>
          <table:table-cell office:value-type="float" office:value="12.2916666666667" table:style-name="ce2">
            <text:p>12.29166667</text:p>
          </table:table-cell>
          <table:table-cell office:value-type="float" office:value="272.65999999995199" table:style-name="ce2">
            <text:p>272.66</text:p>
          </table:table-cell>
          <table:table-cell table:number-columns-repeated="16314"/>
        </table:table-row>
        <table:table-row table:style-name="ro1">
          <table:table-cell office:value-type="float" office:value="19.263553113553101" table:style-name="ce2">
            <text:p>19.26355311</text:p>
          </table:table-cell>
          <table:table-cell office:value-type="float" office:value="97" table:style-name="ce2">
            <text:p>97</text:p>
          </table:table-cell>
          <table:table-cell office:value-type="float" office:value="20.858333333333299" table:style-name="ce2">
            <text:p>20.85833333</text:p>
          </table:table-cell>
          <table:table-cell office:value-type="float" office:value="173.57999999994601" table:style-name="ce2">
            <text:p>173.58</text:p>
          </table:table-cell>
          <table:table-cell office:value-type="float" office:value="20.149999999999999" table:style-name="ce2">
            <text:p>20.15</text:p>
          </table:table-cell>
          <table:table-cell office:value-type="float" office:value="148.77999999994699" table:style-name="ce2">
            <text:p>148.7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59.74" table:style-name="ce2">
            <text:p>159.74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34.46999999978101" table:style-name="ce2">
            <text:p>134.47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60.99" table:style-name="ce2">
            <text:p>160.99</text:p>
          </table:table-cell>
          <table:table-cell office:value-type="float" office:value="18.875" table:style-name="ce2">
            <text:p>18.875</text:p>
          </table:table-cell>
          <table:table-cell office:value-type="float" office:value="151.24" table:style-name="ce2">
            <text:p>151.24</text:p>
          </table:table-cell>
          <table:table-cell office:value-type="float" office:value="17.524999999987699" table:style-name="ce2">
            <text:p>17.525</text:p>
          </table:table-cell>
          <table:table-cell office:value-type="float" office:value="151.00000000000099" table:style-name="ce2">
            <text:p>151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150.99999999994699" table:style-name="ce2">
            <text:p>151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151" table:style-name="ce2">
            <text:p>15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51" table:style-name="ce2">
            <text:p>151</text:p>
          </table:table-cell>
          <table:table-cell office:value-type="float" office:value="22.691666666666698" table:style-name="ce2">
            <text:p>22.69166667</text:p>
          </table:table-cell>
          <table:table-cell office:value-type="float" office:value="120.129999999994" table:style-name="ce2">
            <text:p>120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74999999997" table:style-name="ce2">
            <text:p>13.175</text:p>
          </table:table-cell>
          <table:table-cell office:value-type="float" office:value="287.34999999994602" table:style-name="ce2">
            <text:p>287.35</text:p>
          </table:table-cell>
          <table:table-cell office:value-type="float" office:value="13.508333333333301" table:style-name="ce2">
            <text:p>13.50833333</text:p>
          </table:table-cell>
          <table:table-cell office:value-type="float" office:value="276.54999999985898" table:style-name="ce2">
            <text:p>276.5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9.74999999990399" table:style-name="ce2">
            <text:p>259.7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2.94999999995201" table:style-name="ce2">
            <text:p>252.95</text:p>
          </table:table-cell>
          <table:table-cell table:number-columns-repeated="16314"/>
        </table:table-row>
        <table:table-row table:style-name="ro1">
          <table:table-cell office:value-type="float" office:value="19.365619047618999" table:style-name="ce2">
            <text:p>19.36561905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179.07999999994701" table:style-name="ce2">
            <text:p>179.08</text:p>
          </table:table-cell>
          <table:table-cell office:value-type="float" office:value="20.8" table:style-name="ce2">
            <text:p>20.8</text:p>
          </table:table-cell>
          <table:table-cell office:value-type="float" office:value="168.279999999946" table:style-name="ce2">
            <text:p>168.2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59.74" table:style-name="ce2">
            <text:p>159.74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43.23999999999899" table:style-name="ce2">
            <text:p>143.24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60.99" table:style-name="ce2">
            <text:p>160.99</text:p>
          </table:table-cell>
          <table:table-cell office:value-type="float" office:value="18.875" table:style-name="ce2">
            <text:p>18.875</text:p>
          </table:table-cell>
          <table:table-cell office:value-type="float" office:value="151.24" table:style-name="ce2">
            <text:p>151.24</text:p>
          </table:table-cell>
          <table:table-cell office:value-type="float" office:value="17.524999999987699" table:style-name="ce2">
            <text:p>17.525</text:p>
          </table:table-cell>
          <table:table-cell office:value-type="float" office:value="151.00000000000099" table:style-name="ce2">
            <text:p>151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150.99999999994699" table:style-name="ce2">
            <text:p>151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151" table:style-name="ce2">
            <text:p>15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51" table:style-name="ce2">
            <text:p>151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129.129999999994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74999999997" table:style-name="ce2">
            <text:p>13.175</text:p>
          </table:table-cell>
          <table:table-cell office:value-type="float" office:value="287.34999999994602" table:style-name="ce2">
            <text:p>287.35</text:p>
          </table:table-cell>
          <table:table-cell office:value-type="float" office:value="13.508333333333301" table:style-name="ce2">
            <text:p>13.50833333</text:p>
          </table:table-cell>
          <table:table-cell office:value-type="float" office:value="276.54999999985898" table:style-name="ce2">
            <text:p>276.5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9.74999999990399" table:style-name="ce2">
            <text:p>259.75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52.94999999995201" table:style-name="ce2">
            <text:p>252.9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24.609999999999" table:style-name="ce2">
            <text:p>124.61</text:p>
          </table:table-cell>
          <table:table-cell office:value-type="float" office:value="19.908333333333299" table:style-name="ce2">
            <text:p>19.90833333</text:p>
          </table:table-cell>
          <table:table-cell office:value-type="float" office:value="142.36000000000001" table:style-name="ce2">
            <text:p>142.36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2.61000000000001" table:style-name="ce2">
            <text:p>132.6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36.69000000000099" table:style-name="ce2">
            <text:p>136.69</text:p>
          </table:table-cell>
          <table:table-cell office:value-type="float" office:value="18.875" table:style-name="ce2">
            <text:p>18.875</text:p>
          </table:table-cell>
          <table:table-cell office:value-type="float" office:value="136.68999999994699" table:style-name="ce2">
            <text:p>136.6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36.69" table:style-name="ce2">
            <text:p>136.69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36.69" table:style-name="ce2">
            <text:p>136.6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8.44999999994599" table:style-name="ce2">
            <text:p>268.45</text:p>
          </table:table-cell>
          <table:table-cell office:value-type="float" office:value="14.0946666666566" table:style-name="ce2">
            <text:p>14.09466667</text:p>
          </table:table-cell>
          <table:table-cell office:value-type="float" office:value="257.64999999985901" table:style-name="ce2">
            <text:p>257.65</text:p>
          </table:table-cell>
          <table:table-cell office:value-type="float" office:value="14.8353333333351" table:style-name="ce2">
            <text:p>14.83533333</text:p>
          </table:table-cell>
          <table:table-cell office:value-type="float" office:value="240.84999999994699" table:style-name="ce2">
            <text:p>240.85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34.049999999953" table:style-name="ce2">
            <text:p>234.05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41.11000000000001" table:style-name="ce2">
            <text:p>141.11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33.36000000000001" table:style-name="ce2">
            <text:p>133.36</text:p>
          </table:table-cell>
          <table:table-cell office:value-type="float" office:value="19.908333333333299" table:style-name="ce2">
            <text:p>19.90833333</text:p>
          </table:table-cell>
          <table:table-cell office:value-type="float" office:value="142.36000000000001" table:style-name="ce2">
            <text:p>142.36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2.61000000000001" table:style-name="ce2">
            <text:p>132.61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136.69000000000099" table:style-name="ce2">
            <text:p>136.69</text:p>
          </table:table-cell>
          <table:table-cell office:value-type="float" office:value="18.875" table:style-name="ce2">
            <text:p>18.875</text:p>
          </table:table-cell>
          <table:table-cell office:value-type="float" office:value="136.68999999994699" table:style-name="ce2">
            <text:p>136.6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36.69" table:style-name="ce2">
            <text:p>136.69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36.69" table:style-name="ce2">
            <text:p>136.6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268.44999999994599" table:style-name="ce2">
            <text:p>268.45</text:p>
          </table:table-cell>
          <table:table-cell office:value-type="float" office:value="14.0946666666566" table:style-name="ce2">
            <text:p>14.09466667</text:p>
          </table:table-cell>
          <table:table-cell office:value-type="float" office:value="257.64999999985901" table:style-name="ce2">
            <text:p>257.65</text:p>
          </table:table-cell>
          <table:table-cell office:value-type="float" office:value="14.8353333333351" table:style-name="ce2">
            <text:p>14.83533333</text:p>
          </table:table-cell>
          <table:table-cell office:value-type="float" office:value="240.84999999994699" table:style-name="ce2">
            <text:p>240.85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34.049999999953" table:style-name="ce2">
            <text:p>234.05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29.77000000000001" table:style-name="ce2">
            <text:p>129.77</text:p>
          </table:table-cell>
          <table:table-cell office:value-type="float" office:value="20.8" table:style-name="ce2">
            <text:p>20.8</text:p>
          </table:table-cell>
          <table:table-cell office:value-type="float" office:value="122.02" table:style-name="ce2">
            <text:p>122.02</text:p>
          </table:table-cell>
          <table:table-cell office:value-type="float" office:value="20.8" table:style-name="ce2">
            <text:p>20.8</text:p>
          </table:table-cell>
          <table:table-cell office:value-type="float" office:value="131.02000000000001" table:style-name="ce2">
            <text:p>131.02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21.27" table:style-name="ce2">
            <text:p>121.27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30.75000000000099" table:style-name="ce2">
            <text:p>130.75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30.74999999994699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" table:style-name="ce2">
            <text:p>130.75</text:p>
          </table:table-cell>
          <table:table-cell office:value-type="float" office:value="20.8" table:style-name="ce2">
            <text:p>20.8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203333333267" table:style-name="ce2">
            <text:p>15.62033333</text:p>
          </table:table-cell>
          <table:table-cell office:value-type="float" office:value="249.279999999946" table:style-name="ce2">
            <text:p>249.28</text:p>
          </table:table-cell>
          <table:table-cell office:value-type="float" office:value="16.024999999998499" table:style-name="ce2">
            <text:p>16.025</text:p>
          </table:table-cell>
          <table:table-cell office:value-type="float" office:value="238.47999999985899" table:style-name="ce2">
            <text:p>238.48</text:p>
          </table:table-cell>
          <table:table-cell office:value-type="float" office:value="16.183333333333302" table:style-name="ce2">
            <text:p>16.18333333</text:p>
          </table:table-cell>
          <table:table-cell office:value-type="float" office:value="221.679999999947" table:style-name="ce2">
            <text:p>221.68</text:p>
          </table:table-cell>
          <table:table-cell office:value-type="float" office:value="16.183333333333302" table:style-name="ce2">
            <text:p>16.18333333</text:p>
          </table:table-cell>
          <table:table-cell office:value-type="float" office:value="214.87999999995199" table:style-name="ce2">
            <text:p>214.88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49999999999999" table:style-name="ce2">
            <text:p>20.15</text:p>
          </table:table-cell>
          <table:table-cell office:value-type="float" office:value="131.02000000000001" table:style-name="ce2">
            <text:p>131.02</text:p>
          </table:table-cell>
          <table:table-cell office:value-type="float" office:value="20.8" table:style-name="ce2">
            <text:p>20.8</text:p>
          </table:table-cell>
          <table:table-cell office:value-type="float" office:value="122.02" table:style-name="ce2">
            <text:p>122.02</text:p>
          </table:table-cell>
          <table:table-cell office:value-type="float" office:value="20.8" table:style-name="ce2">
            <text:p>20.8</text:p>
          </table:table-cell>
          <table:table-cell office:value-type="float" office:value="131.02000000000001" table:style-name="ce2">
            <text:p>131.02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21.27" table:style-name="ce2">
            <text:p>121.27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130.75000000000099" table:style-name="ce2">
            <text:p>130.75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130.74999999994699" table:style-name="ce2">
            <text:p>130.75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30.75" table:style-name="ce2">
            <text:p>130.75</text:p>
          </table:table-cell>
          <table:table-cell office:value-type="float" office:value="20.8" table:style-name="ce2">
            <text:p>20.8</text:p>
          </table:table-cell>
          <table:table-cell office:value-type="float" office:value="130.75" table:style-name="ce2">
            <text:p>130.7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203333333267" table:style-name="ce2">
            <text:p>15.62033333</text:p>
          </table:table-cell>
          <table:table-cell office:value-type="float" office:value="249.279999999946" table:style-name="ce2">
            <text:p>249.28</text:p>
          </table:table-cell>
          <table:table-cell office:value-type="float" office:value="16.024999999998499" table:style-name="ce2">
            <text:p>16.025</text:p>
          </table:table-cell>
          <table:table-cell office:value-type="float" office:value="238.47999999985899" table:style-name="ce2">
            <text:p>238.48</text:p>
          </table:table-cell>
          <table:table-cell office:value-type="float" office:value="16.183333333333302" table:style-name="ce2">
            <text:p>16.18333333</text:p>
          </table:table-cell>
          <table:table-cell office:value-type="float" office:value="221.679999999947" table:style-name="ce2">
            <text:p>221.68</text:p>
          </table:table-cell>
          <table:table-cell office:value-type="float" office:value="16.183333333333302" table:style-name="ce2">
            <text:p>16.18333333</text:p>
          </table:table-cell>
          <table:table-cell office:value-type="float" office:value="214.87999999995199" table:style-name="ce2">
            <text:p>214.88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120.13" table:style-name="ce2">
            <text:p>120.1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119.38" table:style-name="ce2">
            <text:p>119.38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0.8" table:style-name="ce2">
            <text:p>20.8</text:p>
          </table:table-cell>
          <table:table-cell office:value-type="float" office:value="129.12999999994801" table:style-name="ce2">
            <text:p>129.13</text:p>
          </table:table-cell>
          <table:table-cell office:value-type="float" office:value="20.8" table:style-name="ce2">
            <text:p>20.8</text:p>
          </table:table-cell>
          <table:table-cell office:value-type="float" office:value="129.13" table:style-name="ce2">
            <text:p>129.1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231.189999999946" table:style-name="ce2">
            <text:p>231.19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220.38999999985899" table:style-name="ce2">
            <text:p>220.39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203.589999999947" table:style-name="ce2">
            <text:p>203.59</text:p>
          </table:table-cell>
          <table:table-cell office:value-type="float" office:value="17.524999999999999" table:style-name="ce2">
            <text:p>17.525</text:p>
          </table:table-cell>
          <table:table-cell office:value-type="float" office:value="196.78999999995199" table:style-name="ce2">
            <text:p>196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29.13" table:style-name="ce2">
            <text:p>129.13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29.13" table:style-name="ce2">
            <text:p>129.13</text:p>
          </table:table-cell>
          <table:table-cell office:value-type="float" office:value="20.8" table:style-name="ce2">
            <text:p>20.8</text:p>
          </table:table-cell>
          <table:table-cell office:value-type="float" office:value="129.12999999994801" table:style-name="ce2">
            <text:p>129.13</text:p>
          </table:table-cell>
          <table:table-cell office:value-type="float" office:value="20.8" table:style-name="ce2">
            <text:p>20.8</text:p>
          </table:table-cell>
          <table:table-cell office:value-type="float" office:value="129.13" table:style-name="ce2">
            <text:p>129.1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29.13" table:style-name="ce2">
            <text:p>129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231.189999999946" table:style-name="ce2">
            <text:p>231.19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220.38999999985899" table:style-name="ce2">
            <text:p>220.39</text:p>
          </table:table-cell>
          <table:table-cell office:value-type="float" office:value="17.175000000000001" table:style-name="ce2">
            <text:p>17.175</text:p>
          </table:table-cell>
          <table:table-cell office:value-type="float" office:value="203.589999999947" table:style-name="ce2">
            <text:p>203.59</text:p>
          </table:table-cell>
          <table:table-cell office:value-type="float" office:value="17.524999999999999" table:style-name="ce2">
            <text:p>17.525</text:p>
          </table:table-cell>
          <table:table-cell office:value-type="float" office:value="196.78999999995199" table:style-name="ce2">
            <text:p>196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4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4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524999999999999" table:style-name="ce2">
            <text:p>17.525</text:p>
          </table:table-cell>
          <table:table-cell office:value-type="float" office:value="214.98999999994601" table:style-name="ce2">
            <text:p>214.99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204.189999999859" table:style-name="ce2">
            <text:p>204.19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87.38999999994701" table:style-name="ce2">
            <text:p>187.39</text:p>
          </table:table-cell>
          <table:table-cell office:value-type="float" office:value="18.875" table:style-name="ce2">
            <text:p>18.875</text:p>
          </table:table-cell>
          <table:table-cell office:value-type="float" office:value="180.589999999952" table:style-name="ce2">
            <text:p>180.5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4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.0000000000004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524999999999999" table:style-name="ce2">
            <text:p>17.525</text:p>
          </table:table-cell>
          <table:table-cell office:value-type="float" office:value="214.98999999994601" table:style-name="ce2">
            <text:p>214.99</text:p>
          </table:table-cell>
          <table:table-cell office:value-type="float" office:value="18.382666666663098" table:style-name="ce2">
            <text:p>18.38266667</text:p>
          </table:table-cell>
          <table:table-cell office:value-type="float" office:value="204.189999999859" table:style-name="ce2">
            <text:p>204.19</text:p>
          </table:table-cell>
          <table:table-cell office:value-type="float" office:value="18.3826666666594" table:style-name="ce2">
            <text:p>18.38266667</text:p>
          </table:table-cell>
          <table:table-cell office:value-type="float" office:value="187.38999999994701" table:style-name="ce2">
            <text:p>187.39</text:p>
          </table:table-cell>
          <table:table-cell office:value-type="float" office:value="18.941666666666698" table:style-name="ce2">
            <text:p>18.94166667</text:p>
          </table:table-cell>
          <table:table-cell office:value-type="float" office:value="182.589999999952" table:style-name="ce2">
            <text:p>182.5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875" table:style-name="ce2">
            <text:p>18.875</text:p>
          </table:table-cell>
          <table:table-cell office:value-type="float" office:value="198.78999999994599" table:style-name="ce2">
            <text:p>198.79</text:p>
          </table:table-cell>
          <table:table-cell office:value-type="float" office:value="19.274999999999999" table:style-name="ce2">
            <text:p>19.275</text:p>
          </table:table-cell>
          <table:table-cell office:value-type="float" office:value="187.98999999985901" table:style-name="ce2">
            <text:p>187.99</text:p>
          </table:table-cell>
          <table:table-cell office:value-type="float" office:value="19.733333333333299" table:style-name="ce2">
            <text:p>19.73333333</text:p>
          </table:table-cell>
          <table:table-cell office:value-type="float" office:value="171.18999999994699" table:style-name="ce2">
            <text:p>171.19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66.38999999995201" table:style-name="ce2">
            <text:p>166.39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89.87999999994599" table:style-name="ce2">
            <text:p>189.88</text:p>
          </table:table-cell>
          <table:table-cell office:value-type="float" office:value="20.108333333333299" table:style-name="ce2">
            <text:p>20.10833333</text:p>
          </table:table-cell>
          <table:table-cell office:value-type="float" office:value="179.07999999987101" table:style-name="ce2">
            <text:p>179.08</text:p>
          </table:table-cell>
          <table:table-cell office:value-type="float" office:value="20.8" table:style-name="ce2">
            <text:p>20.8</text:p>
          </table:table-cell>
          <table:table-cell office:value-type="float" office:value="162.27999999994699" table:style-name="ce2">
            <text:p>162.28</text:p>
          </table:table-cell>
          <table:table-cell office:value-type="float" office:value="20.8" table:style-name="ce2">
            <text:p>20.8</text:p>
          </table:table-cell>
          <table:table-cell office:value-type="float" office:value="157.47999999995201" table:style-name="ce2">
            <text:p>157.48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177.72999999994599" table:style-name="ce2">
            <text:p>177.73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166.92999999988501" table:style-name="ce2">
            <text:p>166.93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150.12999999994699" table:style-name="ce2">
            <text:p>150.13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45.32999999995201" table:style-name="ce2">
            <text:p>145.3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79999999994601" table:style-name="ce2">
            <text:p>161.8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150.999999999946" table:style-name="ce2">
            <text:p>151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134.19999999994599" table:style-name="ce2">
            <text:p>134.2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129.399999999952" table:style-name="ce2">
            <text:p>129.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161.79999999994601" table:style-name="ce2">
            <text:p>161.8</text:p>
          </table:table-cell>
          <table:table-cell office:value-type="float" office:value="22.324999999999999" table:style-name="ce2">
            <text:p>22.325</text:p>
          </table:table-cell>
          <table:table-cell office:value-type="float" office:value="150.999999999946" table:style-name="ce2">
            <text:p>151</text:p>
          </table:table-cell>
          <table:table-cell office:value-type="float" office:value="22.658333333333299" table:style-name="ce2">
            <text:p>22.65833333</text:p>
          </table:table-cell>
          <table:table-cell office:value-type="float" office:value="140.19999999994701" table:style-name="ce2">
            <text:p>140.2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129.399999999952" table:style-name="ce2">
            <text:p>129.4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4599" table:style-name="ce2">
            <text:p>129.13</text:p>
          </table:table-cell>
          <table:table-cell office:value-type="float" office:value="23" table:style-name="ce2">
            <text:p>23</text:p>
          </table:table-cell>
          <table:table-cell office:value-type="float" office:value="129.12999999995199" table:style-name="ce2">
            <text:p>129.13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46397" table:style-name="ce2">
            <text:p>9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96.999999999952493" table:style-name="ce2">
            <text:p>97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2">
          <table:table-cell table:number-columns-repeated="16384"/>
        </table:table-row>
      </table:table>
      <table:table table:name="qm-charge" table:style-name="ta1">
        <table:table-column table:style-name="co3" table:number-columns-repeated="15" table:default-cell-style-name="ce1"/>
        <table:table-column table:style-name="co5" table:default-cell-style-name="ce1"/>
        <table:table-column table:style-name="co3" table:number-columns-repeated="15" table:default-cell-style-name="ce1"/>
        <table:table-column table:style-name="co5" table:default-cell-style-name="ce1"/>
        <table:table-column table:style-name="co3" table:number-columns-repeated="15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2">
            <text:p>time0</text:p>
          </table:table-cell>
          <table:table-cell office:value-type="string" table:style-name="ce2">
            <text:p>eta0</text:p>
          </table:table-cell>
          <table:table-cell office:value-type="string" table:style-name="ce2">
            <text:p>time1</text:p>
          </table:table-cell>
          <table:table-cell office:value-type="string" table:style-name="ce2">
            <text:p>eta1</text:p>
          </table:table-cell>
          <table:table-cell office:value-type="string" table:style-name="ce2">
            <text:p>time2</text:p>
          </table:table-cell>
          <table:table-cell office:value-type="string" table:style-name="ce2">
            <text:p>eta2</text:p>
          </table:table-cell>
          <table:table-cell office:value-type="string" table:style-name="ce2">
            <text:p>time3</text:p>
          </table:table-cell>
          <table:table-cell office:value-type="string" table:style-name="ce2">
            <text:p>eta3</text:p>
          </table:table-cell>
          <table:table-cell office:value-type="string" table:style-name="ce2">
            <text:p>time4</text:p>
          </table:table-cell>
          <table:table-cell office:value-type="string" table:style-name="ce2">
            <text:p>eta4</text:p>
          </table:table-cell>
          <table:table-cell office:value-type="string" table:style-name="ce2">
            <text:p>time5</text:p>
          </table:table-cell>
          <table:table-cell office:value-type="string" table:style-name="ce2">
            <text:p>eta5</text:p>
          </table:table-cell>
          <table:table-cell office:value-type="string" table:style-name="ce2">
            <text:p>time6</text:p>
          </table:table-cell>
          <table:table-cell office:value-type="string" table:style-name="ce2">
            <text:p>eta6</text:p>
          </table:table-cell>
          <table:table-cell office:value-type="string" table:style-name="ce2">
            <text:p>time7</text:p>
          </table:table-cell>
          <table:table-cell office:value-type="string" table:style-name="ce2">
            <text:p>eta7</text:p>
          </table:table-cell>
          <table:table-cell office:value-type="string" table:style-name="ce2">
            <text:p>time8</text:p>
          </table:table-cell>
          <table:table-cell office:value-type="string" table:style-name="ce2">
            <text:p>eta8</text:p>
          </table:table-cell>
          <table:table-cell office:value-type="string" table:style-name="ce2">
            <text:p>time9</text:p>
          </table:table-cell>
          <table:table-cell office:value-type="string" table:style-name="ce2">
            <text:p>eta9</text:p>
          </table:table-cell>
          <table:table-cell office:value-type="string" table:style-name="ce2">
            <text:p>time10</text:p>
          </table:table-cell>
          <table:table-cell office:value-type="string" table:style-name="ce2">
            <text:p>eta10</text:p>
          </table:table-cell>
          <table:table-cell office:value-type="string" table:style-name="ce2">
            <text:p>time11</text:p>
          </table:table-cell>
          <table:table-cell office:value-type="string" table:style-name="ce2">
            <text:p>eta11</text:p>
          </table:table-cell>
          <table:table-cell office:value-type="string" table:style-name="ce2">
            <text:p>time12</text:p>
          </table:table-cell>
          <table:table-cell office:value-type="string" table:style-name="ce2">
            <text:p>eta12</text:p>
          </table:table-cell>
          <table:table-cell office:value-type="string" table:style-name="ce2">
            <text:p>time13</text:p>
          </table:table-cell>
          <table:table-cell office:value-type="string" table:style-name="ce2">
            <text:p>eta13</text:p>
          </table:table-cell>
          <table:table-cell office:value-type="string" table:style-name="ce2">
            <text:p>time14</text:p>
          </table:table-cell>
          <table:table-cell office:value-type="string" table:style-name="ce2">
            <text:p>eta14</text:p>
          </table:table-cell>
          <table:table-cell office:value-type="string" table:style-name="ce2">
            <text:p>time15</text:p>
          </table:table-cell>
          <table:table-cell office:value-type="string" table:style-name="ce2">
            <text:p>eta15</text:p>
          </table:table-cell>
          <table:table-cell office:value-type="string" table:style-name="ce2">
            <text:p>time16</text:p>
          </table:table-cell>
          <table:table-cell office:value-type="string" table:style-name="ce2">
            <text:p>eta16</text:p>
          </table:table-cell>
          <table:table-cell office:value-type="string" table:style-name="ce2">
            <text:p>time17</text:p>
          </table:table-cell>
          <table:table-cell office:value-type="string" table:style-name="ce2">
            <text:p>eta17</text:p>
          </table:table-cell>
          <table:table-cell office:value-type="string" table:style-name="ce2">
            <text:p>time18</text:p>
          </table:table-cell>
          <table:table-cell office:value-type="string" table:style-name="ce2">
            <text:p>eta18</text:p>
          </table:table-cell>
          <table:table-cell office:value-type="string" table:style-name="ce2">
            <text:p>time19</text:p>
          </table:table-cell>
          <table:table-cell office:value-type="string" table:style-name="ce2">
            <text:p>eta19</text:p>
          </table:table-cell>
          <table:table-cell office:value-type="string" table:style-name="ce2">
            <text:p>time20</text:p>
          </table:table-cell>
          <table:table-cell office:value-type="string" table:style-name="ce2">
            <text:p>eta20</text:p>
          </table:table-cell>
          <table:table-cell office:value-type="string" table:style-name="ce2">
            <text:p>time21</text:p>
          </table:table-cell>
          <table:table-cell office:value-type="string" table:style-name="ce2">
            <text:p>eta21</text:p>
          </table:table-cell>
          <table:table-cell office:value-type="string" table:style-name="ce2">
            <text:p>time22</text:p>
          </table:table-cell>
          <table:table-cell office:value-type="string" table:style-name="ce2">
            <text:p>eta22</text:p>
          </table:table-cell>
          <table:table-cell office:value-type="string" table:style-name="ce2">
            <text:p>time23</text:p>
          </table:table-cell>
          <table:table-cell office:value-type="string" table:style-name="ce2">
            <text:p>eta23</text:p>
          </table:table-cell>
          <table:table-cell office:value-type="string" table:style-name="ce2">
            <text:p>time24</text:p>
          </table:table-cell>
          <table:table-cell office:value-type="string" table:style-name="ce2">
            <text:p>eta24</text:p>
          </table:table-cell>
          <table:table-cell office:value-type="string" table:style-name="ce2">
            <text:p>time25</text:p>
          </table:table-cell>
          <table:table-cell office:value-type="string" table:style-name="ce2">
            <text:p>eta25</text:p>
          </table:table-cell>
          <table:table-cell office:value-type="string" table:style-name="ce2">
            <text:p>time26</text:p>
          </table:table-cell>
          <table:table-cell office:value-type="string" table:style-name="ce2">
            <text:p>eta26</text:p>
          </table:table-cell>
          <table:table-cell office:value-type="string" table:style-name="ce2">
            <text:p>time27</text:p>
          </table:table-cell>
          <table:table-cell office:value-type="string" table:style-name="ce2">
            <text:p>eta27</text:p>
          </table:table-cell>
          <table:table-cell office:value-type="string" table:style-name="ce2">
            <text:p>time28</text:p>
          </table:table-cell>
          <table:table-cell office:value-type="string" table:style-name="ce2">
            <text:p>eta28</text:p>
          </table:table-cell>
          <table:table-cell office:value-type="string" table:style-name="ce2">
            <text:p>time29</text:p>
          </table:table-cell>
          <table:table-cell office:value-type="string" table:style-name="ce2">
            <text:p>eta29</text:p>
          </table:table-cell>
          <table:table-cell office:value-type="string" table:style-name="ce2">
            <text:p>time30</text:p>
          </table:table-cell>
          <table:table-cell office:value-type="string" table:style-name="ce2">
            <text:p>eta30</text:p>
          </table:table-cell>
          <table:table-cell office:value-type="string" table:style-name="ce2">
            <text:p>time31</text:p>
          </table:table-cell>
          <table:table-cell office:value-type="string" table:style-name="ce2">
            <text:p>eta31</text:p>
          </table:table-cell>
          <table:table-cell office:value-type="string" table:style-name="ce2">
            <text:p>time32</text:p>
          </table:table-cell>
          <table:table-cell office:value-type="string" table:style-name="ce2">
            <text:p>eta32</text:p>
          </table:table-cell>
          <table:table-cell office:value-type="string" table:style-name="ce2">
            <text:p>time33</text:p>
          </table:table-cell>
          <table:table-cell office:value-type="string" table:style-name="ce2">
            <text:p>eta33</text:p>
          </table:table-cell>
          <table:table-cell office:value-type="string" table:style-name="ce2">
            <text:p>time34</text:p>
          </table:table-cell>
          <table:table-cell office:value-type="string" table:style-name="ce2">
            <text:p>eta34</text:p>
          </table:table-cell>
          <table:table-cell table:number-columns-repeated="16314"/>
        </table:table-row>
        <table:table-row table:number-rows-repeated="2" table:style-name="ro1"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office:value-type="float" office:value="0" table:style-name="ce2">
            <text:p>0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91950299138262" table:style-name="ce2">
            <text:p>5.919502991</text:p>
          </table:table-cell>
          <table:table-cell office:value-type="float" office:value="176.4" table:style-name="ce2">
            <text:p>176.4</text:p>
          </table:table-cell>
          <table:table-cell office:value-type="float" office:value="6.6782713101707003" table:style-name="ce2">
            <text:p>6.67827131</text:p>
          </table:table-cell>
          <table:table-cell office:value-type="float" office:value="165.6" table:style-name="ce2">
            <text:p>165.6</text:p>
          </table:table-cell>
          <table:table-cell office:value-type="float" office:value="7.4844626488830404" table:style-name="ce2">
            <text:p>7.484462649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17783632471596" table:style-name="ce2">
            <text:p>5.17783632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7480254130303496" table:style-name="ce2">
            <text:p>5.748025413</text:p>
          </table:table-cell>
          <table:table-cell office:value-type="float" office:value="165.6" table:style-name="ce2">
            <text:p>165.6</text:p>
          </table:table-cell>
          <table:table-cell office:value-type="float" office:value="6.1511210823865197" table:style-name="ce2">
            <text:p>6.151121082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556726494319102" table:style-name="ce2">
            <text:p>5.355672649</text:p>
          </table:table-cell>
          <table:table-cell office:value-type="float" office:value="187.2" table:style-name="ce2">
            <text:p>187.2</text:p>
          </table:table-cell>
          <table:table-cell office:value-type="float" office:value="6.1091950710796397" table:style-name="ce2">
            <text:p>6.109195071</text:p>
          </table:table-cell>
          <table:table-cell office:value-type="float" office:value="176.4" table:style-name="ce2">
            <text:p>176.4</text:p>
          </table:table-cell>
          <table:table-cell office:value-type="float" office:value="6.8798191448487804" table:style-name="ce2">
            <text:p>6.879819145</text:p>
          </table:table-cell>
          <table:table-cell office:value-type="float" office:value="165.6" table:style-name="ce2">
            <text:p>165.6</text:p>
          </table:table-cell>
          <table:table-cell office:value-type="float" office:value="7.6978662385421801" table:style-name="ce2">
            <text:p>7.697866239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5335089741478702" table:style-name="ce2">
            <text:p>5.533508974</text:p>
          </table:table-cell>
          <table:table-cell office:value-type="float" office:value="187.2" table:style-name="ce2">
            <text:p>187.2</text:p>
          </table:table-cell>
          <table:table-cell office:value-type="float" office:value="6.2988871507766602" table:style-name="ce2">
            <text:p>6.298887151</text:p>
          </table:table-cell>
          <table:table-cell office:value-type="float" office:value="176.4" table:style-name="ce2">
            <text:p>176.4</text:p>
          </table:table-cell>
          <table:table-cell office:value-type="float" office:value="7.0813669795268703" table:style-name="ce2">
            <text:p>7.08136698</text:p>
          </table:table-cell>
          <table:table-cell office:value-type="float" office:value="165.6" table:style-name="ce2">
            <text:p>165.6</text:p>
          </table:table-cell>
          <table:table-cell office:value-type="float" office:value="7.9112698282013296" table:style-name="ce2">
            <text:p>7.911269828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17783632471596" table:style-name="ce2">
            <text:p>5.177836325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6.1091950710796397" table:style-name="ce2">
            <text:p>6.109195071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6.8798191448487804" table:style-name="ce2">
            <text:p>6.879819145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7.6978662385421801" table:style-name="ce2">
            <text:p>7.697866239</text:p>
          </table:table-cell>
          <table:table-cell office:value-type="float" office:value="348.99726658982399" table:style-name="ce2">
            <text:p>348.9972666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3556726494319102" table:style-name="ce2">
            <text:p>5.355672649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5.52302541303035" table:style-name="ce2">
            <text:p>5.523025413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5.9495732477084404" table:style-name="ce2">
            <text:p>5.949573248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6.375" table:style-name="ce2">
            <text:p>6.375</text:p>
          </table:table-cell>
          <table:table-cell office:value-type="float" office:value="358.529815028266" table:style-name="ce2">
            <text:p>358.529815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5335089741478702" table:style-name="ce2">
            <text:p>5.533508974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6.2988871507766602" table:style-name="ce2">
            <text:p>6.298887151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7.0813669795268703" table:style-name="ce2">
            <text:p>7.08136698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7.9112698282013296" table:style-name="ce2">
            <text:p>7.911269828</text:p>
          </table:table-cell>
          <table:table-cell office:value-type="float" office:value="348.99726658982399" table:style-name="ce2">
            <text:p>348.9972666</text:p>
          </table:table-cell>
          <table:table-cell office:value-type="float" office:value="5.7113452988638196" table:style-name="ce2">
            <text:p>5.711345299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6.4885792304736798" table:style-name="ce2">
            <text:p>6.48857923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7.2829148142049496" table:style-name="ce2">
            <text:p>7.282914814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8.12467341786048" table:style-name="ce2">
            <text:p>8.124673418</text:p>
          </table:table-cell>
          <table:table-cell office:value-type="float" office:value="348.99726658982399" table:style-name="ce2">
            <text:p>348.9972666</text:p>
          </table:table-cell>
          <table:table-cell office:value-type="float" office:value="5" table:style-name="ce2">
            <text:p>5</text:p>
          </table:table-cell>
          <table:table-cell office:value-type="float" office:value="187.2" table:style-name="ce2">
            <text:p>187.2</text:p>
          </table:table-cell>
          <table:table-cell office:value-type="float" office:value="5.3333333333333304" table:style-name="ce2">
            <text:p>5.333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6666666666666696" table:style-name="ce2">
            <text:p>5.666666667</text:p>
          </table:table-cell>
          <table:table-cell office:value-type="float" office:value="165.6" table:style-name="ce2">
            <text:p>165.6</text:p>
          </table:table-cell>
          <table:table-cell office:value-type="float" office:value="6" table:style-name="ce2">
            <text:p>6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375" table:style-name="ce2">
            <text:p>6.375</text:p>
          </table:table-cell>
          <table:table-cell office:value-type="float" office:value="176.4" table:style-name="ce2">
            <text:p>176.4</text:p>
          </table:table-cell>
          <table:table-cell office:value-type="float" office:value="8.3380770075196207" table:style-name="ce2">
            <text:p>8.338077008</text:p>
          </table:table-cell>
          <table:table-cell office:value-type="float" office:value="165.6" table:style-name="ce2">
            <text:p>165.6</text:p>
          </table:table-cell>
          <table:table-cell office:value-type="float" office:value="8.5861696580492897" table:style-name="ce2">
            <text:p>8.586169658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187.2" table:style-name="ce2">
            <text:p>187.2</text:p>
          </table:table-cell>
          <table:table-cell office:value-type="float" office:value="6.4885792304736798" table:style-name="ce2">
            <text:p>6.48857923</text:p>
          </table:table-cell>
          <table:table-cell office:value-type="float" office:value="176.4" table:style-name="ce2">
            <text:p>176.4</text:p>
          </table:table-cell>
          <table:table-cell office:value-type="float" office:value="7.2829148142049496" table:style-name="ce2">
            <text:p>7.282914814</text:p>
          </table:table-cell>
          <table:table-cell office:value-type="float" office:value="165.6" table:style-name="ce2">
            <text:p>165.6</text:p>
          </table:table-cell>
          <table:table-cell office:value-type="float" office:value="8.12467341786048" table:style-name="ce2">
            <text:p>8.124673418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2.4166666666667" table:style-name="ce2">
            <text:p>12.41666667</text:p>
          </table:table-cell>
          <table:table-cell office:value-type="float" office:value="333.81" table:style-name="ce2">
            <text:p>333.81</text:p>
          </table:table-cell>
          <table:table-cell office:value-type="float" office:value="11.9386666666667" table:style-name="ce2">
            <text:p>11.93866667</text:p>
          </table:table-cell>
          <table:table-cell office:value-type="float" office:value="333.81" table:style-name="ce2">
            <text:p>333.81</text:p>
          </table:table-cell>
          <table:table-cell office:value-type="float" office:value="12.4516666666667" table:style-name="ce2">
            <text:p>12.45166667</text:p>
          </table:table-cell>
          <table:table-cell office:value-type="float" office:value="333.81" table:style-name="ce2">
            <text:p>333.81</text:p>
          </table:table-cell>
          <table:table-cell office:value-type="float" office:value="13.45" table:style-name="ce2">
            <text:p>13.45</text:p>
          </table:table-cell>
          <table:table-cell office:value-type="float" office:value="333.81" table:style-name="ce2">
            <text:p>333.81</text:p>
          </table:table-cell>
          <table:table-cell office:value-type="float" office:value="8.4083333333333297" table:style-name="ce2">
            <text:p>8.408333333</text:p>
          </table:table-cell>
          <table:table-cell office:value-type="float" office:value="187.2" table:style-name="ce2">
            <text:p>187.2</text:p>
          </table:table-cell>
          <table:table-cell office:value-type="float" office:value="8.7416666666666707" table:style-name="ce2">
            <text:p>8.741666667</text:p>
          </table:table-cell>
          <table:table-cell office:value-type="float" office:value="176.4" table:style-name="ce2">
            <text:p>176.4</text:p>
          </table:table-cell>
          <table:table-cell office:value-type="float" office:value="8.9313587463636903" table:style-name="ce2">
            <text:p>8.931358746</text:p>
          </table:table-cell>
          <table:table-cell office:value-type="float" office:value="165.6" table:style-name="ce2">
            <text:p>165.6</text:p>
          </table:table-cell>
          <table:table-cell office:value-type="float" office:value="9.1329065810417696" table:style-name="ce2">
            <text:p>9.132906581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5.80833333333333" table:style-name="ce2">
            <text:p>5.808333333</text:p>
          </table:table-cell>
          <table:table-cell office:value-type="float" office:value="335.16" table:style-name="ce2">
            <text:p>335.16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335.16" table:style-name="ce2">
            <text:p>335.16</text:p>
          </table:table-cell>
          <table:table-cell office:value-type="float" office:value="6.69166666666667" table:style-name="ce2">
            <text:p>6.691666667</text:p>
          </table:table-cell>
          <table:table-cell office:value-type="float" office:value="335.16" table:style-name="ce2">
            <text:p>335.16</text:p>
          </table:table-cell>
          <table:table-cell office:value-type="float" office:value="6.80833333333333" table:style-name="ce2">
            <text:p>6.808333333</text:p>
          </table:table-cell>
          <table:table-cell office:value-type="float" office:value="344.70249999999902" table:style-name="ce2">
            <text:p>344.7025</text:p>
          </table:table-cell>
          <table:table-cell office:value-type="float" office:value="5.7113452988638196" table:style-name="ce2">
            <text:p>5.711345299</text:p>
          </table:table-cell>
          <table:table-cell office:value-type="float" office:value="187.2" table:style-name="ce2">
            <text:p>187.2</text:p>
          </table:table-cell>
          <table:table-cell office:value-type="float" office:value="5.55833333333333" table:style-name="ce2">
            <text:p>5.558333333</text:p>
          </table:table-cell>
          <table:table-cell office:value-type="float" office:value="176.4" table:style-name="ce2">
            <text:p>176.4</text:p>
          </table:table-cell>
          <table:table-cell office:value-type="float" office:value="5.9495732477084404" table:style-name="ce2">
            <text:p>5.949573248</text:p>
          </table:table-cell>
          <table:table-cell office:value-type="float" office:value="165.6" table:style-name="ce2">
            <text:p>165.6</text:p>
          </table:table-cell>
          <table:table-cell office:value-type="float" office:value="6.5646920796970196" table:style-name="ce2">
            <text:p>6.56469208</text:p>
          </table:table-cell>
          <table:table-cell office:value-type="float" office:value="154.80000000000001" table:style-name="ce2">
            <text:p>154.8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333.54" table:style-name="ce2">
            <text:p>333.54</text:p>
          </table:table-cell>
          <table:table-cell office:value-type="float" office:value="10.9553333333333" table:style-name="ce2">
            <text:p>10.95533333</text:p>
          </table:table-cell>
          <table:table-cell office:value-type="float" office:value="333.54" table:style-name="ce2">
            <text:p>333.54</text:p>
          </table:table-cell>
          <table:table-cell office:value-type="float" office:value="11.4773333333333" table:style-name="ce2">
            <text:p>11.47733333</text:p>
          </table:table-cell>
          <table:table-cell office:value-type="float" office:value="333.54" table:style-name="ce2">
            <text:p>333.54</text:p>
          </table:table-cell>
          <table:table-cell office:value-type="float" office:value="11.4166666666667" table:style-name="ce2">
            <text:p>11.41666667</text:p>
          </table:table-cell>
          <table:table-cell office:value-type="float" office:value="333.54" table:style-name="ce2">
            <text:p>333.54</text:p>
          </table:table-cell>
          <table:table-cell office:value-type="float" office:value="23" table:style-name="ce2">
            <text:p>23</text:p>
          </table:table-cell>
          <table:table-cell office:value-type="float" office:value="316.52999999999997" table:style-name="ce2">
            <text:p>316.53</text:p>
          </table:table-cell>
          <table:table-cell office:value-type="float" office:value="23" table:style-name="ce2">
            <text:p>23</text:p>
          </table:table-cell>
          <table:table-cell office:value-type="float" office:value="327.33" table:style-name="ce2">
            <text:p>327.33</text:p>
          </table:table-cell>
          <table:table-cell office:value-type="float" office:value="23" table:style-name="ce2">
            <text:p>23</text:p>
          </table:table-cell>
          <table:table-cell office:value-type="float" office:value="338.13" table:style-name="ce2">
            <text:p>338.13</text:p>
          </table:table-cell>
          <table:table-cell office:value-type="float" office:value="23" table:style-name="ce2">
            <text:p>23</text:p>
          </table:table-cell>
          <table:table-cell office:value-type="float" office:value="348.93000000000097" table:style-name="ce2">
            <text:p>348.93</text:p>
          </table:table-cell>
          <table:table-cell office:value-type="float" office:value="6.8583333333333298" table:style-name="ce2">
            <text:p>6.858333333</text:p>
          </table:table-cell>
          <table:table-cell office:value-type="float" office:value="187.2" table:style-name="ce2">
            <text:p>187.2</text:p>
          </table:table-cell>
          <table:table-cell office:value-type="float" office:value="7.0361696580492898" table:style-name="ce2">
            <text:p>7.036169658</text:p>
          </table:table-cell>
          <table:table-cell office:value-type="float" office:value="176.4" table:style-name="ce2">
            <text:p>176.4</text:p>
          </table:table-cell>
          <table:table-cell office:value-type="float" office:value="7.2258617377463104" table:style-name="ce2">
            <text:p>7.225861738</text:p>
          </table:table-cell>
          <table:table-cell office:value-type="float" office:value="165.6" table:style-name="ce2">
            <text:p>165.6</text:p>
          </table:table-cell>
          <table:table-cell office:value-type="float" office:value="7.55" table:style-name="ce2">
            <text:p>7.55</text:p>
          </table:table-cell>
          <table:table-cell office:value-type="float" office:value="154.80000000000001" table:style-name="ce2">
            <text:p>154.8</text:p>
          </table:table-cell>
          <table:table-cell table:number-columns-repeated="16314"/>
        </table:table-row>
        <table:table-row table:style-name="ro1">
          <table:table-cell office:value-type="float" office:value="6.5646920796970196" table:style-name="ce2">
            <text:p>6.56469208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8.4083333333333297" table:style-name="ce2">
            <text:p>8.408333333</text:p>
          </table:table-cell>
          <table:table-cell office:value-type="float" office:value="229.533256490475" table:style-name="ce2">
            <text:p>229.5332565</text:p>
          </table:table-cell>
          <table:table-cell office:value-type="float" office:value="8.7416666666666707" table:style-name="ce2">
            <text:p>8.741666667</text:p>
          </table:table-cell>
          <table:table-cell office:value-type="float" office:value="296.30227784181398" table:style-name="ce2">
            <text:p>296.3022778</text:p>
          </table:table-cell>
          <table:table-cell office:value-type="float" office:value="5.91950299138262" table:style-name="ce2">
            <text:p>5.919502991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6.6782713101707003" table:style-name="ce2">
            <text:p>6.67827131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7.4844626488830404" table:style-name="ce2">
            <text:p>7.484462649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8.3380770075196207" table:style-name="ce2">
            <text:p>8.338077008</text:p>
          </table:table-cell>
          <table:table-cell office:value-type="float" office:value="348.99726658982399" table:style-name="ce2">
            <text:p>348.9972666</text:p>
          </table:table-cell>
          <table:table-cell office:value-type="float" office:value="12.783333333333299" table:style-name="ce2">
            <text:p>12.78333333</text:p>
          </table:table-cell>
          <table:table-cell office:value-type="float" office:value="344.81" table:style-name="ce2">
            <text:p>344.81</text:p>
          </table:table-cell>
          <table:table-cell office:value-type="float" office:value="12.4516666666667" table:style-name="ce2">
            <text:p>12.45166667</text:p>
          </table:table-cell>
          <table:table-cell office:value-type="float" office:value="349.2" table:style-name="ce2">
            <text:p>349.2</text:p>
          </table:table-cell>
          <table:table-cell office:value-type="float" office:value="13.45" table:style-name="ce2">
            <text:p>13.45</text:p>
          </table:table-cell>
          <table:table-cell office:value-type="float" office:value="363.76" table:style-name="ce2">
            <text:p>363.76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343.81" table:style-name="ce2">
            <text:p>343.81</text:p>
          </table:table-cell>
          <table:table-cell office:value-type="float" office:value="8.5861696580492897" table:style-name="ce2">
            <text:p>8.586169658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8.9313587463636903" table:style-name="ce2">
            <text:p>8.931358746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9.1329065810417696" table:style-name="ce2">
            <text:p>9.132906581</text:p>
          </table:table-cell>
          <table:table-cell office:value-type="float" office:value="349.008529557055" table:style-name="ce2">
            <text:p>349.0085296</text:p>
          </table:table-cell>
          <table:table-cell office:value-type="float" office:value="9.3463101707009208" table:style-name="ce2">
            <text:p>9.346310171</text:p>
          </table:table-cell>
          <table:table-cell office:value-type="float" office:value="348.99726658982399" table:style-name="ce2">
            <text:p>348.9972666</text:p>
          </table:table-cell>
          <table:table-cell office:value-type="float" office:value="6.3583333333333298" table:style-name="ce2">
            <text:p>6.358333333</text:p>
          </table:table-cell>
          <table:table-cell office:value-type="float" office:value="351.66" table:style-name="ce2">
            <text:p>351.66</text:p>
          </table:table-cell>
          <table:table-cell office:value-type="float" office:value="6.69166666666667" table:style-name="ce2">
            <text:p>6.691666667</text:p>
          </table:table-cell>
          <table:table-cell office:value-type="float" office:value="345.16" table:style-name="ce2">
            <text:p>345.16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345.16" table:style-name="ce2">
            <text:p>345.16</text:p>
          </table:table-cell>
          <table:table-cell office:value-type="float" office:value="7.3583333333333298" table:style-name="ce2">
            <text:p>7.358333333</text:p>
          </table:table-cell>
          <table:table-cell office:value-type="float" office:value="361.20249999999902" table:style-name="ce2">
            <text:p>361.2025</text:p>
          </table:table-cell>
          <table:table-cell office:value-type="float" office:value="5.7416666666666698" table:style-name="ce2">
            <text:p>5.741666667</text:p>
          </table:table-cell>
          <table:table-cell office:value-type="float" office:value="214.79244470058799" table:style-name="ce2">
            <text:p>214.7924447</text:p>
          </table:table-cell>
          <table:table-cell office:value-type="float" office:value="5.7480254130303496" table:style-name="ce2">
            <text:p>5.748025413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6.1511210823865197" table:style-name="ce2">
            <text:p>6.151121082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315.846874142378" table:style-name="ce2">
            <text:p>315.8468741</text:p>
          </table:table-cell>
          <table:table-cell office:value-type="float" office:value="10.9553333333333" table:style-name="ce2">
            <text:p>10.95533333</text:p>
          </table:table-cell>
          <table:table-cell office:value-type="float" office:value="349.2" table:style-name="ce2">
            <text:p>349.2</text:p>
          </table:table-cell>
          <table:table-cell office:value-type="float" office:value="11.4773333333333" table:style-name="ce2">
            <text:p>11.47733333</text:p>
          </table:table-cell>
          <table:table-cell office:value-type="float" office:value="349.2" table:style-name="ce2">
            <text:p>349.2</text:p>
          </table:table-cell>
          <table:table-cell office:value-type="float" office:value="12.4166666666667" table:style-name="ce2">
            <text:p>12.41666667</text:p>
          </table:table-cell>
          <table:table-cell office:value-type="float" office:value="361.72" table:style-name="ce2">
            <text:p>361.72</text:p>
          </table:table-cell>
          <table:table-cell office:value-type="float" office:value="11.9386666666667" table:style-name="ce2">
            <text:p>11.93866667</text:p>
          </table:table-cell>
          <table:table-cell office:value-type="float" office:value="349.2" table:style-name="ce2">
            <text:p>349.2</text:p>
          </table:table-cell>
          <table:table-cell office:value-type="float" office:value="23" table:style-name="ce2">
            <text:p>23</text:p>
          </table:table-cell>
          <table:table-cell office:value-type="float" office:value="316.52999999999997" table:style-name="ce2">
            <text:p>316.53</text:p>
          </table:table-cell>
          <table:table-cell office:value-type="float" office:value="23" table:style-name="ce2">
            <text:p>23</text:p>
          </table:table-cell>
          <table:table-cell office:value-type="float" office:value="327.33" table:style-name="ce2">
            <text:p>327.33</text:p>
          </table:table-cell>
          <table:table-cell office:value-type="float" office:value="23" table:style-name="ce2">
            <text:p>23</text:p>
          </table:table-cell>
          <table:table-cell office:value-type="float" office:value="338.13" table:style-name="ce2">
            <text:p>338.13</text:p>
          </table:table-cell>
          <table:table-cell office:value-type="float" office:value="23" table:style-name="ce2">
            <text:p>23</text:p>
          </table:table-cell>
          <table:table-cell office:value-type="float" office:value="348.93000000000097" table:style-name="ce2">
            <text:p>348.93</text:p>
          </table:table-cell>
          <table:table-cell office:value-type="float" office:value="7.0361696580492898" table:style-name="ce2">
            <text:p>7.036169658</text:p>
          </table:table-cell>
          <table:table-cell office:value-type="float" office:value="349.03105549152002" table:style-name="ce2">
            <text:p>349.0310555</text:p>
          </table:table-cell>
          <table:table-cell office:value-type="float" office:value="7.2258617377463104" table:style-name="ce2">
            <text:p>7.225861738</text:p>
          </table:table-cell>
          <table:table-cell office:value-type="float" office:value="349.01979252428799" table:style-name="ce2">
            <text:p>349.0197925</text:p>
          </table:table-cell>
          <table:table-cell office:value-type="float" office:value="7.4274095724243896" table:style-name="ce2">
            <text:p>7.427409572</text:p>
          </table:table-cell>
          <table:table-cell office:value-type="float" office:value="349.00852955705602" table:style-name="ce2">
            <text:p>349.0085296</text:p>
          </table:table-cell>
          <table:table-cell office:value-type="float" office:value="7.7634035896591502" table:style-name="ce2">
            <text:p>7.76340359</text:p>
          </table:table-cell>
          <table:table-cell office:value-type="float" office:value="348.99726658982399" table:style-name="ce2">
            <text:p>348.9972666</text:p>
          </table:table-cell>
          <table:table-cell table:number-columns-repeated="16314"/>
        </table:table-row>
        <table:table-row table:style-name="ro1">
          <table:table-cell office:value-type="float" office:value="9.2166666666666703" table:style-name="ce2">
            <text:p>9.216666667</text:p>
          </table:table-cell>
          <table:table-cell office:value-type="float" office:value="335.16" table:style-name="ce2">
            <text:p>335.16</text:p>
          </table:table-cell>
          <table:table-cell office:value-type="float" office:value="9.3463101707009208" table:style-name="ce2">
            <text:p>9.346310171</text:p>
          </table:table-cell>
          <table:table-cell office:value-type="float" office:value="215.55999999999801" table:style-name="ce2">
            <text:p>215.56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282.41000000000003" table:style-name="ce2">
            <text:p>282.41</text:p>
          </table:table-cell>
          <table:table-cell office:value-type="float" office:value="15.483333333333301" table:style-name="ce2">
            <text:p>15.48333333</text:p>
          </table:table-cell>
          <table:table-cell office:value-type="float" office:value="163.16999999999999" table:style-name="ce2">
            <text:p>163.17</text:p>
          </table:table-cell>
          <table:table-cell office:value-type="float" office:value="15.8166666666667" table:style-name="ce2">
            <text:p>15.81666667</text:p>
          </table:table-cell>
          <table:table-cell office:value-type="float" office:value="163.16999999999999" table:style-name="ce2">
            <text:p>163.17</text:p>
          </table:table-cell>
          <table:table-cell office:value-type="float" office:value="16.149999999999999" table:style-name="ce2">
            <text:p>16.15</text:p>
          </table:table-cell>
          <table:table-cell office:value-type="float" office:value="163.16999999999999" table:style-name="ce2">
            <text:p>163.17</text:p>
          </table:table-cell>
          <table:table-cell office:value-type="float" office:value="16.483333333333299" table:style-name="ce2">
            <text:p>16.48333333</text:p>
          </table:table-cell>
          <table:table-cell office:value-type="float" office:value="163.17000000000101" table:style-name="ce2">
            <text:p>163.17</text:p>
          </table:table-cell>
          <table:table-cell office:value-type="float" office:value="15.258333333333301" table:style-name="ce2">
            <text:p>15.25833333</text:p>
          </table:table-cell>
          <table:table-cell office:value-type="float" office:value="328.88" table:style-name="ce2">
            <text:p>328.88</text:p>
          </table:table-cell>
          <table:table-cell office:value-type="float" office:value="16.0833333333333" table:style-name="ce2">
            <text:p>16.08333333</text:p>
          </table:table-cell>
          <table:table-cell office:value-type="float" office:value="333.27" table:style-name="ce2">
            <text:p>333.27</text:p>
          </table:table-cell>
          <table:table-cell office:value-type="float" office:value="16.4166666666667" table:style-name="ce2">
            <text:p>16.41666667</text:p>
          </table:table-cell>
          <table:table-cell office:value-type="float" office:value="347.83" table:style-name="ce2">
            <text:p>347.83</text:p>
          </table:table-cell>
          <table:table-cell office:value-type="float" office:value="16.75" table:style-name="ce2">
            <text:p>16.75</text:p>
          </table:table-cell>
          <table:table-cell office:value-type="float" office:value="327.88" table:style-name="ce2">
            <text:p>327.88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331.38000000000102" table:style-name="ce2">
            <text:p>331.38</text:p>
          </table:table-cell>
          <table:table-cell office:value-type="float" office:value="11.877333333333301" table:style-name="ce2">
            <text:p>11.87733333</text:p>
          </table:table-cell>
          <table:table-cell office:value-type="float" office:value="331.38" table:style-name="ce2">
            <text:p>331.38</text:p>
          </table:table-cell>
          <table:table-cell office:value-type="float" office:value="13.8653333333333" table:style-name="ce2">
            <text:p>13.86533333</text:p>
          </table:table-cell>
          <table:table-cell office:value-type="float" office:value="331.38" table:style-name="ce2">
            <text:p>331.38</text:p>
          </table:table-cell>
          <table:table-cell office:value-type="float" office:value="15.651999999999999" table:style-name="ce2">
            <text:p>15.652</text:p>
          </table:table-cell>
          <table:table-cell office:value-type="float" office:value="331.38000000000102" table:style-name="ce2">
            <text:p>331.38</text:p>
          </table:table-cell>
          <table:table-cell office:value-type="float" office:value="7.19166666666667" table:style-name="ce2">
            <text:p>7.191666667</text:p>
          </table:table-cell>
          <table:table-cell office:value-type="float" office:value="337.62" table:style-name="ce2">
            <text:p>337.62</text:p>
          </table:table-cell>
          <table:table-cell office:value-type="float" office:value="7.5250000000000004" table:style-name="ce2">
            <text:p>7.525</text:p>
          </table:table-cell>
          <table:table-cell office:value-type="float" office:value="331.12" table:style-name="ce2">
            <text:p>331.12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31.12" table:style-name="ce2">
            <text:p>331.12</text:p>
          </table:table-cell>
          <table:table-cell office:value-type="float" office:value="7.8583333333333298" table:style-name="ce2">
            <text:p>7.858333333</text:p>
          </table:table-cell>
          <table:table-cell office:value-type="float" office:value="347.162499999999" table:style-name="ce2">
            <text:p>347.1625</text:p>
          </table:table-cell>
          <table:table-cell office:value-type="float" office:value="6.7416666666666698" table:style-name="ce2">
            <text:p>6.741666667</text:p>
          </table:table-cell>
          <table:table-cell office:value-type="float" office:value="198.89125000000101" table:style-name="ce2">
            <text:p>198.89125</text:p>
          </table:table-cell>
          <table:table-cell office:value-type="float" office:value="7.0250000000000004" table:style-name="ce2">
            <text:p>7.025</text:p>
          </table:table-cell>
          <table:table-cell office:value-type="float" office:value="333.27" table:style-name="ce2">
            <text:p>333.27</text:p>
          </table:table-cell>
          <table:table-cell office:value-type="float" office:value="7.375" table:style-name="ce2">
            <text:p>7.375</text:p>
          </table:table-cell>
          <table:table-cell office:value-type="float" office:value="333.27" table:style-name="ce2">
            <text:p>333.27</text:p>
          </table:table-cell>
          <table:table-cell office:value-type="float" office:value="7.3583333333333298" table:style-name="ce2">
            <text:p>7.358333333</text:p>
          </table:table-cell>
          <table:table-cell office:value-type="float" office:value="300.08499999999998" table:style-name="ce2">
            <text:p>300.085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333.27" table:style-name="ce2">
            <text:p>333.27</text:p>
          </table:table-cell>
          <table:table-cell office:value-type="float" office:value="14.258333333333301" table:style-name="ce2">
            <text:p>14.25833333</text:p>
          </table:table-cell>
          <table:table-cell office:value-type="float" office:value="333.27" table:style-name="ce2">
            <text:p>333.27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45.79" table:style-name="ce2">
            <text:p>345.79</text:p>
          </table:table-cell>
          <table:table-cell office:value-type="float" office:value="14.925000000000001" table:style-name="ce2">
            <text:p>14.925</text:p>
          </table:table-cell>
          <table:table-cell office:value-type="float" office:value="333.27" table:style-name="ce2">
            <text:p>333.2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6.52999999999997" table:style-name="ce2">
            <text:p>316.5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27.33" table:style-name="ce2">
            <text:p>327.3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8.13" table:style-name="ce2">
            <text:p>338.1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48.93000000000097" table:style-name="ce2">
            <text:p>348.93</text:p>
          </table:table-cell>
          <table:table-cell office:value-type="float" office:value="8.31666666666667" table:style-name="ce2">
            <text:p>8.316666667</text:p>
          </table:table-cell>
          <table:table-cell office:value-type="float" office:value="343.26" table:style-name="ce2">
            <text:p>343.26</text:p>
          </table:table-cell>
          <table:table-cell office:value-type="float" office:value="8.65" table:style-name="ce2">
            <text:p>8.65</text:p>
          </table:table-cell>
          <table:table-cell office:value-type="float" office:value="343.26" table:style-name="ce2">
            <text:p>343.26</text:p>
          </table:table-cell>
          <table:table-cell office:value-type="float" office:value="8.9833333333333307" table:style-name="ce2">
            <text:p>8.983333333</text:p>
          </table:table-cell>
          <table:table-cell office:value-type="float" office:value="343.26" table:style-name="ce2">
            <text:p>343.26</text:p>
          </table:table-cell>
          <table:table-cell office:value-type="float" office:value="8.56666666666667" table:style-name="ce2">
            <text:p>8.566666667</text:p>
          </table:table-cell>
          <table:table-cell office:value-type="float" office:value="343.26" table:style-name="ce2">
            <text:p>343.26</text:p>
          </table:table-cell>
          <table:table-cell table:number-columns-repeated="16314"/>
        </table:table-row>
        <table:table-row table:style-name="ro1">
          <table:table-cell office:value-type="float" office:value="9.6846666666666703" table:style-name="ce2">
            <text:p>9.684666667</text:p>
          </table:table-cell>
          <table:table-cell office:value-type="float" office:value="349.2" table:style-name="ce2">
            <text:p>349.2</text:p>
          </table:table-cell>
          <table:table-cell office:value-type="float" office:value="9.49301416104068" table:style-name="ce2">
            <text:p>9.493014161</text:p>
          </table:table-cell>
          <table:table-cell office:value-type="float" office:value="349.06063120917702" table:style-name="ce2">
            <text:p>349.0606312</text:p>
          </table:table-cell>
          <table:table-cell office:value-type="float" office:value="11.283333333333299" table:style-name="ce2">
            <text:p>11.28333333</text:p>
          </table:table-cell>
          <table:table-cell office:value-type="float" office:value="322.91000000000003" table:style-name="ce2">
            <text:p>322.91</text:p>
          </table:table-cell>
          <table:table-cell office:value-type="float" office:value="15.687548712882201" table:style-name="ce2">
            <text:p>15.68754871</text:p>
          </table:table-cell>
          <table:table-cell office:value-type="float" office:value="349.00599538942799" table:style-name="ce2">
            <text:p>349.0059954</text:p>
          </table:table-cell>
          <table:table-cell office:value-type="float" office:value="16.020882046215501" table:style-name="ce2">
            <text:p>16.02088205</text:p>
          </table:table-cell>
          <table:table-cell office:value-type="float" office:value="349.00599538942998" table:style-name="ce2">
            <text:p>349.0059954</text:p>
          </table:table-cell>
          <table:table-cell office:value-type="float" office:value="16.354215379548801" table:style-name="ce2">
            <text:p>16.35421538</text:p>
          </table:table-cell>
          <table:table-cell office:value-type="float" office:value="349.00599538942998" table:style-name="ce2">
            <text:p>349.0059954</text:p>
          </table:table-cell>
          <table:table-cell office:value-type="float" office:value="16.687548712882201" table:style-name="ce2">
            <text:p>16.68754871</text:p>
          </table:table-cell>
          <table:table-cell office:value-type="float" office:value="349.00599538942703" table:style-name="ce2">
            <text:p>349.0059954</text:p>
          </table:table-cell>
          <table:table-cell office:value-type="float" office:value="15.8083333333333" table:style-name="ce2">
            <text:p>15.80833333</text:p>
          </table:table-cell>
          <table:table-cell office:value-type="float" office:value="345.38" table:style-name="ce2">
            <text:p>345.38</text:p>
          </table:table-cell>
          <table:table-cell office:value-type="float" office:value="16.141666666666701" table:style-name="ce2">
            <text:p>16.14166667</text:p>
          </table:table-cell>
          <table:table-cell office:value-type="float" office:value="335.02" table:style-name="ce2">
            <text:p>335.02</text:p>
          </table:table-cell>
          <table:table-cell office:value-type="float" office:value="16.475000000000001" table:style-name="ce2">
            <text:p>16.475</text:p>
          </table:table-cell>
          <table:table-cell office:value-type="float" office:value="349.58" table:style-name="ce2">
            <text:p>349.58</text:p>
          </table:table-cell>
          <table:table-cell office:value-type="float" office:value="16.808333333333302" table:style-name="ce2">
            <text:p>16.80833333</text:p>
          </table:table-cell>
          <table:table-cell office:value-type="float" office:value="329.63" table:style-name="ce2">
            <text:p>329.63</text:p>
          </table:table-cell>
          <table:table-cell office:value-type="float" office:value="11.877333333333301" table:style-name="ce2">
            <text:p>11.87733333</text:p>
          </table:table-cell>
          <table:table-cell office:value-type="float" office:value="349.2" table:style-name="ce2">
            <text:p>349.2</text:p>
          </table:table-cell>
          <table:table-cell office:value-type="float" office:value="12.4713333333333" table:style-name="ce2">
            <text:p>12.47133333</text:p>
          </table:table-cell>
          <table:table-cell office:value-type="float" office:value="349.2" table:style-name="ce2">
            <text:p>349.2</text:p>
          </table:table-cell>
          <table:table-cell office:value-type="float" office:value="14.4593333333333" table:style-name="ce2">
            <text:p>14.45933333</text:p>
          </table:table-cell>
          <table:table-cell office:value-type="float" office:value="349.2" table:style-name="ce2">
            <text:p>349.2</text:p>
          </table:table-cell>
          <table:table-cell office:value-type="float" office:value="16.245999999999999" table:style-name="ce2">
            <text:p>16.246</text:p>
          </table:table-cell>
          <table:table-cell office:value-type="float" office:value="349.2" table:style-name="ce2">
            <text:p>349.2</text:p>
          </table:table-cell>
          <table:table-cell office:value-type="float" office:value="7.375" table:style-name="ce2">
            <text:p>7.375</text:p>
          </table:table-cell>
          <table:table-cell office:value-type="float" office:value="343.12" table:style-name="ce2">
            <text:p>343.12</text:p>
          </table:table-cell>
          <table:table-cell office:value-type="float" office:value="7.7083333333333304" table:style-name="ce2">
            <text:p>7.708333333</text:p>
          </table:table-cell>
          <table:table-cell office:value-type="float" office:value="336.62" table:style-name="ce2">
            <text:p>336.62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332.87" table:style-name="ce2">
            <text:p>332.87</text:p>
          </table:table-cell>
          <table:table-cell office:value-type="float" office:value="7.9262500000000298" table:style-name="ce2">
            <text:p>7.92625</text:p>
          </table:table-cell>
          <table:table-cell office:value-type="float" office:value="349.2" table:style-name="ce2">
            <text:p>349.2</text:p>
          </table:table-cell>
          <table:table-cell office:value-type="float" office:value="6.8583333333333298" table:style-name="ce2">
            <text:p>6.858333333</text:p>
          </table:table-cell>
          <table:table-cell office:value-type="float" office:value="305.05791666666801" table:style-name="ce2">
            <text:p>305.0579167</text:p>
          </table:table-cell>
          <table:table-cell office:value-type="float" office:value="7.19166666666667" table:style-name="ce2">
            <text:p>7.191666667</text:p>
          </table:table-cell>
          <table:table-cell office:value-type="float" office:value="338.27" table:style-name="ce2">
            <text:p>338.27</text:p>
          </table:table-cell>
          <table:table-cell office:value-type="float" office:value="7.5250000000000004" table:style-name="ce2">
            <text:p>7.525</text:p>
          </table:table-cell>
          <table:table-cell office:value-type="float" office:value="337.77" table:style-name="ce2">
            <text:p>337.77</text:p>
          </table:table-cell>
          <table:table-cell office:value-type="float" office:value="7.8583333333333298" table:style-name="ce2">
            <text:p>7.858333333</text:p>
          </table:table-cell>
          <table:table-cell office:value-type="float" office:value="315.08499999999998" table:style-name="ce2">
            <text:p>315.085</text:p>
          </table:table-cell>
          <table:table-cell office:value-type="float" office:value="14.258333333333301" table:style-name="ce2">
            <text:p>14.25833333</text:p>
          </table:table-cell>
          <table:table-cell office:value-type="float" office:value="347.52" table:style-name="ce2">
            <text:p>347.52</text:p>
          </table:table-cell>
          <table:table-cell office:value-type="float" office:value="14.591666666666701" table:style-name="ce2">
            <text:p>14.59166667</text:p>
          </table:table-cell>
          <table:table-cell office:value-type="float" office:value="343.27" table:style-name="ce2">
            <text:p>343.27</text:p>
          </table:table-cell>
          <table:table-cell office:value-type="float" office:value="14.925000000000001" table:style-name="ce2">
            <text:p>14.925</text:p>
          </table:table-cell>
          <table:table-cell office:value-type="float" office:value="355.79" table:style-name="ce2">
            <text:p>355.79</text:p>
          </table:table-cell>
          <table:table-cell office:value-type="float" office:value="15.258333333333301" table:style-name="ce2">
            <text:p>15.25833333</text:p>
          </table:table-cell>
          <table:table-cell office:value-type="float" office:value="343.27" table:style-name="ce2">
            <text:p>343.27</text:p>
          </table:table-cell>
          <table:table-cell office:value-type="float" office:value="24" table:style-name="ce2">
            <text:p>24</text:p>
          </table:table-cell>
          <table:table-cell office:value-type="float" office:value="316.52999999999997" table:style-name="ce2">
            <text:p>316.53</text:p>
          </table:table-cell>
          <table:table-cell office:value-type="float" office:value="24" table:style-name="ce2">
            <text:p>24</text:p>
          </table:table-cell>
          <table:table-cell office:value-type="float" office:value="327.33" table:style-name="ce2">
            <text:p>327.33</text:p>
          </table:table-cell>
          <table:table-cell office:value-type="float" office:value="24" table:style-name="ce2">
            <text:p>24</text:p>
          </table:table-cell>
          <table:table-cell office:value-type="float" office:value="338.13" table:style-name="ce2">
            <text:p>338.13</text:p>
          </table:table-cell>
          <table:table-cell office:value-type="float" office:value="24" table:style-name="ce2">
            <text:p>24</text:p>
          </table:table-cell>
          <table:table-cell office:value-type="float" office:value="348.93000000000097" table:style-name="ce2">
            <text:p>348.93</text:p>
          </table:table-cell>
          <table:table-cell office:value-type="float" office:value="8.35" table:style-name="ce2">
            <text:p>8.35</text:p>
          </table:table-cell>
          <table:table-cell office:value-type="float" office:value="344.26" table:style-name="ce2">
            <text:p>344.26</text:p>
          </table:table-cell>
          <table:table-cell office:value-type="float" office:value="8.68333333333333" table:style-name="ce2">
            <text:p>8.683333333</text:p>
          </table:table-cell>
          <table:table-cell office:value-type="float" office:value="344.26" table:style-name="ce2">
            <text:p>344.26</text:p>
          </table:table-cell>
          <table:table-cell office:value-type="float" office:value="9.0166666666666693" table:style-name="ce2">
            <text:p>9.016666667</text:p>
          </table:table-cell>
          <table:table-cell office:value-type="float" office:value="344.26" table:style-name="ce2">
            <text:p>344.26</text:p>
          </table:table-cell>
          <table:table-cell office:value-type="float" office:value="8.7646666666666704" table:style-name="ce2">
            <text:p>8.764666667</text:p>
          </table:table-cell>
          <table:table-cell office:value-type="float" office:value="349.2" table:style-name="ce2">
            <text:p>349.2</text:p>
          </table:table-cell>
          <table:table-cell table:number-columns-repeated="16314"/>
        </table:table-row>
        <table:table-row table:style-name="ro1">
          <table:table-cell office:value-type="float" office:value="12.783333333333299" table:style-name="ce2">
            <text:p>12.78333333</text:p>
          </table:table-cell>
          <table:table-cell office:value-type="float" office:value="336.78" table:style-name="ce2">
            <text:p>336.78</text:p>
          </table:table-cell>
          <table:table-cell office:value-type="float" office:value="13.116666666666699" table:style-name="ce2">
            <text:p>13.11666667</text:p>
          </table:table-cell>
          <table:table-cell office:value-type="float" office:value="336.78" table:style-name="ce2">
            <text:p>336.78</text:p>
          </table:table-cell>
          <table:table-cell office:value-type="float" office:value="13.45" table:style-name="ce2">
            <text:p>13.45</text:p>
          </table:table-cell>
          <table:table-cell office:value-type="float" office:value="310.49" table:style-name="ce2">
            <text:p>310.49</text:p>
          </table:table-cell>
          <table:table-cell office:value-type="float" office:value="23" table:style-name="ce2">
            <text:p>23</text:p>
          </table:table-cell>
          <table:table-cell office:value-type="float" office:value="281.42999999999898" table:style-name="ce2">
            <text:p>281.43</text:p>
          </table:table-cell>
          <table:table-cell office:value-type="float" office:value="23" table:style-name="ce2">
            <text:p>23</text:p>
          </table:table-cell>
          <table:table-cell office:value-type="float" office:value="292.23000000000098" table:style-name="ce2">
            <text:p>292.23</text:p>
          </table:table-cell>
          <table:table-cell office:value-type="float" office:value="23" table:style-name="ce2">
            <text:p>23</text:p>
          </table:table-cell>
          <table:table-cell office:value-type="float" office:value="303.03000000000202" table:style-name="ce2">
            <text:p>303.03</text:p>
          </table:table-cell>
          <table:table-cell office:value-type="float" office:value="23" table:style-name="ce2">
            <text:p>23</text:p>
          </table:table-cell>
          <table:table-cell office:value-type="float" office:value="313.82999999999902" table:style-name="ce2">
            <text:p>313.83</text:p>
          </table:table-cell>
          <table:table-cell office:value-type="float" office:value="18.25" table:style-name="ce2">
            <text:p>18.25</text:p>
          </table:table-cell>
          <table:table-cell office:value-type="float" office:value="333.23" table:style-name="ce2">
            <text:p>333.23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22.87" table:style-name="ce2">
            <text:p>322.87</text:p>
          </table:table-cell>
          <table:table-cell office:value-type="float" office:value="18.625" table:style-name="ce2">
            <text:p>18.625</text:p>
          </table:table-cell>
          <table:table-cell office:value-type="float" office:value="337.43" table:style-name="ce2">
            <text:p>337.43</text:p>
          </table:table-cell>
          <table:table-cell office:value-type="float" office:value="18.9583333333333" table:style-name="ce2">
            <text:p>18.95833333</text:p>
          </table:table-cell>
          <table:table-cell office:value-type="float" office:value="317.48" table:style-name="ce2">
            <text:p>317.48</text:p>
          </table:table-cell>
          <table:table-cell office:value-type="float" office:value="19.2916666666667" table:style-name="ce2">
            <text:p>19.29166667</text:p>
          </table:table-cell>
          <table:table-cell office:value-type="float" office:value="330.03" table:style-name="ce2">
            <text:p>330.03</text:p>
          </table:table-cell>
          <table:table-cell office:value-type="float" office:value="19.591666666666701" table:style-name="ce2">
            <text:p>19.59166667</text:p>
          </table:table-cell>
          <table:table-cell office:value-type="float" office:value="330.03" table:style-name="ce2">
            <text:p>330.03</text:p>
          </table:table-cell>
          <table:table-cell office:value-type="float" office:value="20.4583333333333" table:style-name="ce2">
            <text:p>20.45833333</text:p>
          </table:table-cell>
          <table:table-cell office:value-type="float" office:value="330.03" table:style-name="ce2">
            <text:p>330.03</text:p>
          </table:table-cell>
          <table:table-cell office:value-type="float" office:value="20.7916666666667" table:style-name="ce2">
            <text:p>20.79166667</text:p>
          </table:table-cell>
          <table:table-cell office:value-type="float" office:value="330.03" table:style-name="ce2">
            <text:p>330.03</text:p>
          </table:table-cell>
          <table:table-cell office:value-type="float" office:value="8.35" table:style-name="ce2">
            <text:p>8.35</text:p>
          </table:table-cell>
          <table:table-cell office:value-type="float" office:value="331.51" table:style-name="ce2">
            <text:p>331.51</text:p>
          </table:table-cell>
          <table:table-cell office:value-type="float" office:value="8.68333333333333" table:style-name="ce2">
            <text:p>8.683333333</text:p>
          </table:table-cell>
          <table:table-cell office:value-type="float" office:value="325.01" table:style-name="ce2">
            <text:p>325.01</text:p>
          </table:table-cell>
          <table:table-cell office:value-type="float" office:value="9.0166666666666693" table:style-name="ce2">
            <text:p>9.016666667</text:p>
          </table:table-cell>
          <table:table-cell office:value-type="float" office:value="321.26" table:style-name="ce2">
            <text:p>321.26</text:p>
          </table:table-cell>
          <table:table-cell office:value-type="float" office:value="8.7646666666666704" table:style-name="ce2">
            <text:p>8.764666667</text:p>
          </table:table-cell>
          <table:table-cell office:value-type="float" office:value="337.59" table:style-name="ce2">
            <text:p>337.59</text:p>
          </table:table-cell>
          <table:table-cell office:value-type="float" office:value="7.7083333333333304" table:style-name="ce2">
            <text:p>7.708333333</text:p>
          </table:table-cell>
          <table:table-cell office:value-type="float" office:value="293.558750000001" table:style-name="ce2">
            <text:p>293.55875</text:p>
          </table:table-cell>
          <table:table-cell office:value-type="float" office:value="8.0416666666666696" table:style-name="ce2">
            <text:p>8.041666667</text:p>
          </table:table-cell>
          <table:table-cell office:value-type="float" office:value="326.66000000000003" table:style-name="ce2">
            <text:p>326.66</text:p>
          </table:table-cell>
          <table:table-cell office:value-type="float" office:value="8.5166666666666693" table:style-name="ce2">
            <text:p>8.516666667</text:p>
          </table:table-cell>
          <table:table-cell office:value-type="float" office:value="326.16000000000003" table:style-name="ce2">
            <text:p>326.16</text:p>
          </table:table-cell>
          <table:table-cell office:value-type="float" office:value="8.85" table:style-name="ce2">
            <text:p>8.85</text:p>
          </table:table-cell>
          <table:table-cell office:value-type="float" office:value="303.47500000000002" table:style-name="ce2">
            <text:p>303.475</text:p>
          </table:table-cell>
          <table:table-cell office:value-type="float" office:value="16.808333333333302" table:style-name="ce2">
            <text:p>16.80833333</text:p>
          </table:table-cell>
          <table:table-cell office:value-type="float" office:value="333.75" table:style-name="ce2">
            <text:p>333.75</text:p>
          </table:table-cell>
          <table:table-cell office:value-type="float" office:value="17.25" table:style-name="ce2">
            <text:p>17.25</text:p>
          </table:table-cell>
          <table:table-cell office:value-type="float" office:value="329.5" table:style-name="ce2">
            <text:p>329.5</text:p>
          </table:table-cell>
          <table:table-cell office:value-type="float" office:value="17.5833333333333" table:style-name="ce2">
            <text:p>17.58333333</text:p>
          </table:table-cell>
          <table:table-cell office:value-type="float" office:value="342.02" table:style-name="ce2">
            <text:p>342.02</text:p>
          </table:table-cell>
          <table:table-cell office:value-type="float" office:value="17.9166666666667" table:style-name="ce2">
            <text:p>17.91666667</text:p>
          </table:table-cell>
          <table:table-cell office:value-type="float" office:value="329.5" table:style-name="ce2">
            <text:p>329.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5500000000000007" table:style-name="ce2">
            <text:p>9.55</text:p>
          </table:table-cell>
          <table:table-cell office:value-type="float" office:value="329.14" table:style-name="ce2">
            <text:p>329.14</text:p>
          </table:table-cell>
          <table:table-cell office:value-type="float" office:value="9.8833333333333293" table:style-name="ce2">
            <text:p>9.883333333</text:p>
          </table:table-cell>
          <table:table-cell office:value-type="float" office:value="329.14" table:style-name="ce2">
            <text:p>329.14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329.14000000000101" table:style-name="ce2">
            <text:p>329.14</text:p>
          </table:table-cell>
          <table:table-cell office:value-type="float" office:value="10.4166666666667" table:style-name="ce2">
            <text:p>10.41666667</text:p>
          </table:table-cell>
          <table:table-cell office:value-type="float" office:value="334.08" table:style-name="ce2">
            <text:p>334.08</text:p>
          </table:table-cell>
          <table:table-cell table:number-columns-repeated="16314"/>
        </table:table-row>
        <table:table-row table:style-name="ro1">
          <table:table-cell office:value-type="float" office:value="13.116666666666699" table:style-name="ce2">
            <text:p>13.11666667</text:p>
          </table:table-cell>
          <table:table-cell office:value-type="float" office:value="346.78" table:style-name="ce2">
            <text:p>346.78</text:p>
          </table:table-cell>
          <table:table-cell office:value-type="float" office:value="13.45" table:style-name="ce2">
            <text:p>13.45</text:p>
          </table:table-cell>
          <table:table-cell office:value-type="float" office:value="346.78" table:style-name="ce2">
            <text:p>346.78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320.49" table:style-name="ce2">
            <text:p>320.49</text:p>
          </table:table-cell>
          <table:table-cell office:value-type="float" office:value="23" table:style-name="ce2">
            <text:p>23</text:p>
          </table:table-cell>
          <table:table-cell office:value-type="float" office:value="281.42999999999898" table:style-name="ce2">
            <text:p>281.43</text:p>
          </table:table-cell>
          <table:table-cell office:value-type="float" office:value="23" table:style-name="ce2">
            <text:p>23</text:p>
          </table:table-cell>
          <table:table-cell office:value-type="float" office:value="292.23000000000098" table:style-name="ce2">
            <text:p>292.23</text:p>
          </table:table-cell>
          <table:table-cell office:value-type="float" office:value="23" table:style-name="ce2">
            <text:p>23</text:p>
          </table:table-cell>
          <table:table-cell office:value-type="float" office:value="303.03000000000202" table:style-name="ce2">
            <text:p>303.03</text:p>
          </table:table-cell>
          <table:table-cell office:value-type="float" office:value="23" table:style-name="ce2">
            <text:p>23</text:p>
          </table:table-cell>
          <table:table-cell office:value-type="float" office:value="313.82999999999902" table:style-name="ce2">
            <text:p>313.83</text:p>
          </table:table-cell>
          <table:table-cell office:value-type="float" office:value="18.2916666666667" table:style-name="ce2">
            <text:p>18.29166667</text:p>
          </table:table-cell>
          <table:table-cell office:value-type="float" office:value="334.48" table:style-name="ce2">
            <text:p>334.48</text:p>
          </table:table-cell>
          <table:table-cell office:value-type="float" office:value="18.625" table:style-name="ce2">
            <text:p>18.625</text:p>
          </table:table-cell>
          <table:table-cell office:value-type="float" office:value="332.87" table:style-name="ce2">
            <text:p>332.87</text:p>
          </table:table-cell>
          <table:table-cell office:value-type="float" office:value="18.9583333333333" table:style-name="ce2">
            <text:p>18.95833333</text:p>
          </table:table-cell>
          <table:table-cell office:value-type="float" office:value="347.43" table:style-name="ce2">
            <text:p>347.43</text:p>
          </table:table-cell>
          <table:table-cell office:value-type="float" office:value="19.2916666666667" table:style-name="ce2">
            <text:p>19.29166667</text:p>
          </table:table-cell>
          <table:table-cell office:value-type="float" office:value="327.48" table:style-name="ce2">
            <text:p>327.48</text:p>
          </table:table-cell>
          <table:table-cell office:value-type="float" office:value="20.125" table:style-name="ce2">
            <text:p>20.125</text:p>
          </table:table-cell>
          <table:table-cell office:value-type="float" office:value="355.03" table:style-name="ce2">
            <text:p>355.03</text:p>
          </table:table-cell>
          <table:table-cell office:value-type="float" office:value="20.4583333333333" table:style-name="ce2">
            <text:p>20.45833333</text:p>
          </table:table-cell>
          <table:table-cell office:value-type="float" office:value="356.03" table:style-name="ce2">
            <text:p>356.03</text:p>
          </table:table-cell>
          <table:table-cell office:value-type="float" office:value="20.7916666666667" table:style-name="ce2">
            <text:p>20.79166667</text:p>
          </table:table-cell>
          <table:table-cell office:value-type="float" office:value="340.03" table:style-name="ce2">
            <text:p>340.03</text:p>
          </table:table-cell>
          <table:table-cell office:value-type="float" office:value="21.125" table:style-name="ce2">
            <text:p>21.125</text:p>
          </table:table-cell>
          <table:table-cell office:value-type="float" office:value="340.03" table:style-name="ce2">
            <text:p>340.03</text:p>
          </table:table-cell>
          <table:table-cell office:value-type="float" office:value="8.5166666666666693" table:style-name="ce2">
            <text:p>8.516666667</text:p>
          </table:table-cell>
          <table:table-cell office:value-type="float" office:value="336.51" table:style-name="ce2">
            <text:p>336.51</text:p>
          </table:table-cell>
          <table:table-cell office:value-type="float" office:value="8.85" table:style-name="ce2">
            <text:p>8.85</text:p>
          </table:table-cell>
          <table:table-cell office:value-type="float" office:value="330.01" table:style-name="ce2">
            <text:p>330.01</text:p>
          </table:table-cell>
          <table:table-cell office:value-type="float" office:value="9.18333333333333" table:style-name="ce2">
            <text:p>9.183333333</text:p>
          </table:table-cell>
          <table:table-cell office:value-type="float" office:value="326.26" table:style-name="ce2">
            <text:p>326.26</text:p>
          </table:table-cell>
          <table:table-cell office:value-type="float" office:value="9.5166666666666693" table:style-name="ce2">
            <text:p>9.516666667</text:p>
          </table:table-cell>
          <table:table-cell office:value-type="float" office:value="360.15" table:style-name="ce2">
            <text:p>360.15</text:p>
          </table:table-cell>
          <table:table-cell office:value-type="float" office:value="7.9833333333333298" table:style-name="ce2">
            <text:p>7.983333333</text:p>
          </table:table-cell>
          <table:table-cell office:value-type="float" office:value="301.808750000001" table:style-name="ce2">
            <text:p>301.80875</text:p>
          </table:table-cell>
          <table:table-cell office:value-type="float" office:value="8.31666666666667" table:style-name="ce2">
            <text:p>8.316666667</text:p>
          </table:table-cell>
          <table:table-cell office:value-type="float" office:value="334.91" table:style-name="ce2">
            <text:p>334.91</text:p>
          </table:table-cell>
          <table:table-cell office:value-type="float" office:value="8.65" table:style-name="ce2">
            <text:p>8.65</text:p>
          </table:table-cell>
          <table:table-cell office:value-type="float" office:value="330.16" table:style-name="ce2">
            <text:p>330.16</text:p>
          </table:table-cell>
          <table:table-cell office:value-type="float" office:value="8.9833333333333307" table:style-name="ce2">
            <text:p>8.983333333</text:p>
          </table:table-cell>
          <table:table-cell office:value-type="float" office:value="307.47500000000002" table:style-name="ce2">
            <text:p>307.475</text:p>
          </table:table-cell>
          <table:table-cell office:value-type="float" office:value="17.25" table:style-name="ce2">
            <text:p>17.25</text:p>
          </table:table-cell>
          <table:table-cell office:value-type="float" office:value="347" table:style-name="ce2">
            <text:p>347</text:p>
          </table:table-cell>
          <table:table-cell office:value-type="float" office:value="17.5833333333333" table:style-name="ce2">
            <text:p>17.58333333</text:p>
          </table:table-cell>
          <table:table-cell office:value-type="float" office:value="339.5" table:style-name="ce2">
            <text:p>339.5</text:p>
          </table:table-cell>
          <table:table-cell office:value-type="float" office:value="17.9166666666667" table:style-name="ce2">
            <text:p>17.91666667</text:p>
          </table:table-cell>
          <table:table-cell office:value-type="float" office:value="352.02" table:style-name="ce2">
            <text:p>352.02</text:p>
          </table:table-cell>
          <table:table-cell office:value-type="float" office:value="18.25" table:style-name="ce2">
            <text:p>18.25</text:p>
          </table:table-cell>
          <table:table-cell office:value-type="float" office:value="339.5" table:style-name="ce2">
            <text:p>339.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9.6" table:style-name="ce2">
            <text:p>9.6</text:p>
          </table:table-cell>
          <table:table-cell office:value-type="float" office:value="330.64" table:style-name="ce2">
            <text:p>330.64</text:p>
          </table:table-cell>
          <table:table-cell office:value-type="float" office:value="9.93333333333333" table:style-name="ce2">
            <text:p>9.933333333</text:p>
          </table:table-cell>
          <table:table-cell office:value-type="float" office:value="330.64" table:style-name="ce2">
            <text:p>330.64</text:p>
          </table:table-cell>
          <table:table-cell office:value-type="float" office:value="10.266666666666699" table:style-name="ce2">
            <text:p>10.26666667</text:p>
          </table:table-cell>
          <table:table-cell office:value-type="float" office:value="330.64000000000101" table:style-name="ce2">
            <text:p>330.64</text:p>
          </table:table-cell>
          <table:table-cell office:value-type="float" office:value="10.6" table:style-name="ce2">
            <text:p>10.6</text:p>
          </table:table-cell>
          <table:table-cell office:value-type="float" office:value="339.58" table:style-name="ce2">
            <text:p>339.58</text:p>
          </table:table-cell>
          <table:table-cell table:number-columns-repeated="16314"/>
        </table:table-row>
        <table:table-row table:style-name="ro1">
          <table:table-cell office:value-type="float" office:value="15.8083333333333" table:style-name="ce2">
            <text:p>15.80833333</text:p>
          </table:table-cell>
          <table:table-cell office:value-type="float" office:value="333.01" table:style-name="ce2">
            <text:p>333.01</text:p>
          </table:table-cell>
          <table:table-cell office:value-type="float" office:value="16.141666666666701" table:style-name="ce2">
            <text:p>16.14166667</text:p>
          </table:table-cell>
          <table:table-cell office:value-type="float" office:value="333.01" table:style-name="ce2">
            <text:p>333.01</text:p>
          </table:table-cell>
          <table:table-cell office:value-type="float" office:value="16.475000000000001" table:style-name="ce2">
            <text:p>16.475</text:p>
          </table:table-cell>
          <table:table-cell office:value-type="float" office:value="306.72000000000003" table:style-name="ce2">
            <text:p>306.7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81.42999999999898" table:style-name="ce2">
            <text:p>281.4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92.23000000000098" table:style-name="ce2">
            <text:p>292.2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3.03000000000202" table:style-name="ce2">
            <text:p>303.0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3.82999999999902" table:style-name="ce2">
            <text:p>313.83</text:p>
          </table:table-cell>
          <table:table-cell office:value-type="float" office:value="20.4166666666667" table:style-name="ce2">
            <text:p>20.41666667</text:p>
          </table:table-cell>
          <table:table-cell office:value-type="float" office:value="320.70999999999998" table:style-name="ce2">
            <text:p>320.71</text:p>
          </table:table-cell>
          <table:table-cell office:value-type="float" office:value="20.75" table:style-name="ce2">
            <text:p>20.75</text:p>
          </table:table-cell>
          <table:table-cell office:value-type="float" office:value="319.10000000000002" table:style-name="ce2">
            <text:p>319.1</text:p>
          </table:table-cell>
          <table:table-cell office:value-type="float" office:value="21.116666666666699" table:style-name="ce2">
            <text:p>21.11666667</text:p>
          </table:table-cell>
          <table:table-cell office:value-type="float" office:value="333.66" table:style-name="ce2">
            <text:p>333.66</text:p>
          </table:table-cell>
          <table:table-cell office:value-type="float" office:value="21.45" table:style-name="ce2">
            <text:p>21.45</text:p>
          </table:table-cell>
          <table:table-cell office:value-type="float" office:value="313.70999999999998" table:style-name="ce2">
            <text:p>313.71</text:p>
          </table:table-cell>
          <table:table-cell office:value-type="float" office:value="21.770666666666699" table:style-name="ce2">
            <text:p>21.77066667</text:p>
          </table:table-cell>
          <table:table-cell office:value-type="float" office:value="335.59" table:style-name="ce2">
            <text:p>335.59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336.59" table:style-name="ce2">
            <text:p>336.59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20.58999999999997" table:style-name="ce2">
            <text:p>320.59</text:p>
          </table:table-cell>
          <table:table-cell office:value-type="float" office:value="22" table:style-name="ce2">
            <text:p>22</text:p>
          </table:table-cell>
          <table:table-cell office:value-type="float" office:value="320.58999999999997" table:style-name="ce2">
            <text:p>320.59</text:p>
          </table:table-cell>
          <table:table-cell office:value-type="float" office:value="9.6846666666666703" table:style-name="ce2">
            <text:p>9.684666667</text:p>
          </table:table-cell>
          <table:table-cell office:value-type="float" office:value="320.85000000000002" table:style-name="ce2">
            <text:p>320.85</text:p>
          </table:table-cell>
          <table:table-cell office:value-type="float" office:value="9.6" table:style-name="ce2">
            <text:p>9.6</text:p>
          </table:table-cell>
          <table:table-cell office:value-type="float" office:value="314.35000000000002" table:style-name="ce2">
            <text:p>314.35</text:p>
          </table:table-cell>
          <table:table-cell office:value-type="float" office:value="10.266666666666699" table:style-name="ce2">
            <text:p>10.26666667</text:p>
          </table:table-cell>
          <table:table-cell office:value-type="float" office:value="310.60000000000002" table:style-name="ce2">
            <text:p>310.6</text:p>
          </table:table-cell>
          <table:table-cell office:value-type="float" office:value="10.6" table:style-name="ce2">
            <text:p>10.6</text:p>
          </table:table-cell>
          <table:table-cell office:value-type="float" office:value="344.49" table:style-name="ce2">
            <text:p>344.49</text:p>
          </table:table-cell>
          <table:table-cell office:value-type="float" office:value="9.18333333333333" table:style-name="ce2">
            <text:p>9.183333333</text:p>
          </table:table-cell>
          <table:table-cell office:value-type="float" office:value="285.60875000000101" table:style-name="ce2">
            <text:p>285.60875</text:p>
          </table:table-cell>
          <table:table-cell office:value-type="float" office:value="9.5166666666666693" table:style-name="ce2">
            <text:p>9.516666667</text:p>
          </table:table-cell>
          <table:table-cell office:value-type="float" office:value="318.70999999999998" table:style-name="ce2">
            <text:p>318.71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13.95999999999998" table:style-name="ce2">
            <text:p>313.96</text:p>
          </table:table-cell>
          <table:table-cell office:value-type="float" office:value="10.1" table:style-name="ce2">
            <text:p>10.1</text:p>
          </table:table-cell>
          <table:table-cell office:value-type="float" office:value="291.27499999999998" table:style-name="ce2">
            <text:p>291.275</text:p>
          </table:table-cell>
          <table:table-cell office:value-type="float" office:value="19.341666666666701" table:style-name="ce2">
            <text:p>19.34166667</text:p>
          </table:table-cell>
          <table:table-cell office:value-type="float" office:value="330.8" table:style-name="ce2">
            <text:p>330.8</text:p>
          </table:table-cell>
          <table:table-cell office:value-type="float" office:value="19.75" table:style-name="ce2">
            <text:p>19.75</text:p>
          </table:table-cell>
          <table:table-cell office:value-type="float" office:value="323.3" table:style-name="ce2">
            <text:p>323.3</text:p>
          </table:table-cell>
          <table:table-cell office:value-type="float" office:value="20.0833333333333" table:style-name="ce2">
            <text:p>20.08333333</text:p>
          </table:table-cell>
          <table:table-cell office:value-type="float" office:value="335.82" table:style-name="ce2">
            <text:p>335.82</text:p>
          </table:table-cell>
          <table:table-cell office:value-type="float" office:value="20.125" table:style-name="ce2">
            <text:p>20.125</text:p>
          </table:table-cell>
          <table:table-cell office:value-type="float" office:value="323.3" table:style-name="ce2">
            <text:p>323.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025" table:style-name="ce2">
            <text:p>10.025</text:p>
          </table:table-cell>
          <table:table-cell office:value-type="float" office:value="316.87" table:style-name="ce2">
            <text:p>316.87</text:p>
          </table:table-cell>
          <table:table-cell office:value-type="float" office:value="10.766666666666699" table:style-name="ce2">
            <text:p>10.76666667</text:p>
          </table:table-cell>
          <table:table-cell office:value-type="float" office:value="316.87" table:style-name="ce2">
            <text:p>316.87</text:p>
          </table:table-cell>
          <table:table-cell office:value-type="float" office:value="11.0833333333333" table:style-name="ce2">
            <text:p>11.08333333</text:p>
          </table:table-cell>
          <table:table-cell office:value-type="float" office:value="316.87000000000103" table:style-name="ce2">
            <text:p>316.87</text:p>
          </table:table-cell>
          <table:table-cell office:value-type="float" office:value="11.025" table:style-name="ce2">
            <text:p>11.025</text:p>
          </table:table-cell>
          <table:table-cell office:value-type="float" office:value="325.81" table:style-name="ce2">
            <text:p>325.81</text:p>
          </table:table-cell>
          <table:table-cell table:number-columns-repeated="16314"/>
        </table:table-row>
        <table:table-row table:style-name="ro1">
          <table:table-cell office:value-type="float" office:value="16.0833333333333" table:style-name="ce2">
            <text:p>16.08333333</text:p>
          </table:table-cell>
          <table:table-cell office:value-type="float" office:value="341.26" table:style-name="ce2">
            <text:p>341.26</text:p>
          </table:table-cell>
          <table:table-cell office:value-type="float" office:value="16.4166666666667" table:style-name="ce2">
            <text:p>16.41666667</text:p>
          </table:table-cell>
          <table:table-cell office:value-type="float" office:value="341.26" table:style-name="ce2">
            <text:p>341.26</text:p>
          </table:table-cell>
          <table:table-cell office:value-type="float" office:value="16.75" table:style-name="ce2">
            <text:p>16.75</text:p>
          </table:table-cell>
          <table:table-cell office:value-type="float" office:value="314.97000000000003" table:style-name="ce2">
            <text:p>314.97</text:p>
          </table:table-cell>
          <table:table-cell office:value-type="float" office:value="24" table:style-name="ce2">
            <text:p>24</text:p>
          </table:table-cell>
          <table:table-cell office:value-type="float" office:value="281.42999999999898" table:style-name="ce2">
            <text:p>281.43</text:p>
          </table:table-cell>
          <table:table-cell office:value-type="float" office:value="24" table:style-name="ce2">
            <text:p>24</text:p>
          </table:table-cell>
          <table:table-cell office:value-type="float" office:value="292.23000000000098" table:style-name="ce2">
            <text:p>292.23</text:p>
          </table:table-cell>
          <table:table-cell office:value-type="float" office:value="24" table:style-name="ce2">
            <text:p>24</text:p>
          </table:table-cell>
          <table:table-cell office:value-type="float" office:value="303.03000000000202" table:style-name="ce2">
            <text:p>303.03</text:p>
          </table:table-cell>
          <table:table-cell office:value-type="float" office:value="24" table:style-name="ce2">
            <text:p>24</text:p>
          </table:table-cell>
          <table:table-cell office:value-type="float" office:value="313.82999999999902" table:style-name="ce2">
            <text:p>313.83</text:p>
          </table:table-cell>
          <table:table-cell office:value-type="float" office:value="20.783333333333299" table:style-name="ce2">
            <text:p>20.78333333</text:p>
          </table:table-cell>
          <table:table-cell office:value-type="float" office:value="331.71" table:style-name="ce2">
            <text:p>331.71</text:p>
          </table:table-cell>
          <table:table-cell office:value-type="float" office:value="21.116666666666699" table:style-name="ce2">
            <text:p>21.11666667</text:p>
          </table:table-cell>
          <table:table-cell office:value-type="float" office:value="330.1" table:style-name="ce2">
            <text:p>330.1</text:p>
          </table:table-cell>
          <table:table-cell office:value-type="float" office:value="21.45" table:style-name="ce2">
            <text:p>21.45</text:p>
          </table:table-cell>
          <table:table-cell office:value-type="float" office:value="343.66" table:style-name="ce2">
            <text:p>343.66</text:p>
          </table:table-cell>
          <table:table-cell office:value-type="float" office:value="21.783333333333299" table:style-name="ce2">
            <text:p>21.78333333</text:p>
          </table:table-cell>
          <table:table-cell office:value-type="float" office:value="323.70999999999998" table:style-name="ce2">
            <text:p>323.71</text:p>
          </table:table-cell>
          <table:table-cell office:value-type="float" office:value="23" table:style-name="ce2">
            <text:p>23</text:p>
          </table:table-cell>
          <table:table-cell office:value-type="float" office:value="372.469999999999" table:style-name="ce2">
            <text:p>372.47</text:p>
          </table:table-cell>
          <table:table-cell office:value-type="float" office:value="21.7536666666667" table:style-name="ce2">
            <text:p>21.75366667</text:p>
          </table:table-cell>
          <table:table-cell office:value-type="float" office:value="349.2" table:style-name="ce2">
            <text:p>349.2</text:p>
          </table:table-cell>
          <table:table-cell office:value-type="float" office:value="23" table:style-name="ce2">
            <text:p>23</text:p>
          </table:table-cell>
          <table:table-cell office:value-type="float" office:value="345.84" table:style-name="ce2">
            <text:p>345.84</text:p>
          </table:table-cell>
          <table:table-cell office:value-type="float" office:value="23" table:style-name="ce2">
            <text:p>23</text:p>
          </table:table-cell>
          <table:table-cell office:value-type="float" office:value="350.59" table:style-name="ce2">
            <text:p>350.59</text:p>
          </table:table-cell>
          <table:table-cell office:value-type="float" office:value="9.7666666666666693" table:style-name="ce2">
            <text:p>9.766666667</text:p>
          </table:table-cell>
          <table:table-cell office:value-type="float" office:value="323.31" table:style-name="ce2">
            <text:p>323.31</text:p>
          </table:table-cell>
          <table:table-cell office:value-type="float" office:value="10.1" table:style-name="ce2">
            <text:p>10.1</text:p>
          </table:table-cell>
          <table:table-cell office:value-type="float" office:value="329.35" table:style-name="ce2">
            <text:p>329.35</text:p>
          </table:table-cell>
          <table:table-cell office:value-type="float" office:value="10.4333333333333" table:style-name="ce2">
            <text:p>10.43333333</text:p>
          </table:table-cell>
          <table:table-cell office:value-type="float" office:value="315.60000000000002" table:style-name="ce2">
            <text:p>315.6</text:p>
          </table:table-cell>
          <table:table-cell office:value-type="float" office:value="10.766666666666699" table:style-name="ce2">
            <text:p>10.76666667</text:p>
          </table:table-cell>
          <table:table-cell office:value-type="float" office:value="349.49" table:style-name="ce2">
            <text:p>349.49</text:p>
          </table:table-cell>
          <table:table-cell office:value-type="float" office:value="9.2166666666666703" table:style-name="ce2">
            <text:p>9.216666667</text:p>
          </table:table-cell>
          <table:table-cell office:value-type="float" office:value="286.60875000000101" table:style-name="ce2">
            <text:p>286.60875</text:p>
          </table:table-cell>
          <table:table-cell office:value-type="float" office:value="9.5500000000000007" table:style-name="ce2">
            <text:p>9.55</text:p>
          </table:table-cell>
          <table:table-cell office:value-type="float" office:value="319.70999999999998" table:style-name="ce2">
            <text:p>319.71</text:p>
          </table:table-cell>
          <table:table-cell office:value-type="float" office:value="9.8833333333333293" table:style-name="ce2">
            <text:p>9.883333333</text:p>
          </table:table-cell>
          <table:table-cell office:value-type="float" office:value="317.45999999999998" table:style-name="ce2">
            <text:p>317.46</text:p>
          </table:table-cell>
          <table:table-cell office:value-type="float" office:value="10.216666666666701" table:style-name="ce2">
            <text:p>10.21666667</text:p>
          </table:table-cell>
          <table:table-cell office:value-type="float" office:value="294.77499999999998" table:style-name="ce2">
            <text:p>294.775</text:p>
          </table:table-cell>
          <table:table-cell office:value-type="float" office:value="19.75" table:style-name="ce2">
            <text:p>19.75</text:p>
          </table:table-cell>
          <table:table-cell office:value-type="float" office:value="343.05" table:style-name="ce2">
            <text:p>343.05</text:p>
          </table:table-cell>
          <table:table-cell office:value-type="float" office:value="20.0833333333333" table:style-name="ce2">
            <text:p>20.08333333</text:p>
          </table:table-cell>
          <table:table-cell office:value-type="float" office:value="333.3" table:style-name="ce2">
            <text:p>333.3</text:p>
          </table:table-cell>
          <table:table-cell office:value-type="float" office:value="20.4166666666667" table:style-name="ce2">
            <text:p>20.41666667</text:p>
          </table:table-cell>
          <table:table-cell office:value-type="float" office:value="345.82" table:style-name="ce2">
            <text:p>345.82</text:p>
          </table:table-cell>
          <table:table-cell office:value-type="float" office:value="20.75" table:style-name="ce2">
            <text:p>20.75</text:p>
          </table:table-cell>
          <table:table-cell office:value-type="float" office:value="342.05" table:style-name="ce2">
            <text:p>342.0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0.733333333333301" table:style-name="ce2">
            <text:p>10.73333333</text:p>
          </table:table-cell>
          <table:table-cell office:value-type="float" office:value="338.12" table:style-name="ce2">
            <text:p>338.12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25.87" table:style-name="ce2">
            <text:p>325.87</text:p>
          </table:table-cell>
          <table:table-cell office:value-type="float" office:value="11.4" table:style-name="ce2">
            <text:p>11.4</text:p>
          </table:table-cell>
          <table:table-cell office:value-type="float" office:value="326.37000000000103" table:style-name="ce2">
            <text:p>326.37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347.06" table:style-name="ce2">
            <text:p>347.06</text:p>
          </table:table-cell>
          <table:table-cell table:number-columns-repeated="16314"/>
        </table:table-row>
        <table:table-row table:style-name="ro1">
          <table:table-cell office:value-type="float" office:value="18.3333333333333" table:style-name="ce2">
            <text:p>18.33333333</text:p>
          </table:table-cell>
          <table:table-cell office:value-type="float" office:value="327.49" table:style-name="ce2">
            <text:p>327.49</text:p>
          </table:table-cell>
          <table:table-cell office:value-type="float" office:value="18.675000000000001" table:style-name="ce2">
            <text:p>18.675</text:p>
          </table:table-cell>
          <table:table-cell office:value-type="float" office:value="327.49" table:style-name="ce2">
            <text:p>327.49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01.2" table:style-name="ce2">
            <text:p>301.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0416666666667" table:style-name="ce2">
            <text:p>21.04166667</text:p>
          </table:table-cell>
          <table:table-cell office:value-type="float" office:value="323.33999999999997" table:style-name="ce2">
            <text:p>323.34</text:p>
          </table:table-cell>
          <table:table-cell office:value-type="float" office:value="21.375" table:style-name="ce2">
            <text:p>21.375</text:p>
          </table:table-cell>
          <table:table-cell office:value-type="float" office:value="321.73" table:style-name="ce2">
            <text:p>321.73</text:p>
          </table:table-cell>
          <table:table-cell office:value-type="float" office:value="21.7083333333333" table:style-name="ce2">
            <text:p>21.70833333</text:p>
          </table:table-cell>
          <table:table-cell office:value-type="float" office:value="335.29" table:style-name="ce2">
            <text:p>335.29</text:p>
          </table:table-cell>
          <table:table-cell office:value-type="float" office:value="22.3" table:style-name="ce2">
            <text:p>22.3</text:p>
          </table:table-cell>
          <table:table-cell office:value-type="float" office:value="315.33999999999997" table:style-name="ce2">
            <text:p>315.3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40.33999999999901" table:style-name="ce2">
            <text:p>340.3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7.07" table:style-name="ce2">
            <text:p>317.0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3.70999999999998" table:style-name="ce2">
            <text:p>313.7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8.45999999999998" table:style-name="ce2">
            <text:p>318.46</text:p>
          </table:table-cell>
          <table:table-cell office:value-type="float" office:value="12.4713333333333" table:style-name="ce2">
            <text:p>12.47133333</text:p>
          </table:table-cell>
          <table:table-cell office:value-type="float" office:value="307.38" table:style-name="ce2">
            <text:p>307.38</text:p>
          </table:table-cell>
          <table:table-cell office:value-type="float" office:value="14.4593333333333" table:style-name="ce2">
            <text:p>14.45933333</text:p>
          </table:table-cell>
          <table:table-cell office:value-type="float" office:value="313.42" table:style-name="ce2">
            <text:p>313.42</text:p>
          </table:table-cell>
          <table:table-cell office:value-type="float" office:value="16.245999999999999" table:style-name="ce2">
            <text:p>16.246</text:p>
          </table:table-cell>
          <table:table-cell office:value-type="float" office:value="299.67" table:style-name="ce2">
            <text:p>299.67</text:p>
          </table:table-cell>
          <table:table-cell office:value-type="float" office:value="18" table:style-name="ce2">
            <text:p>18</text:p>
          </table:table-cell>
          <table:table-cell office:value-type="float" office:value="333.56" table:style-name="ce2">
            <text:p>333.56</text:p>
          </table:table-cell>
          <table:table-cell office:value-type="float" office:value="9.7249999999999996" table:style-name="ce2">
            <text:p>9.725</text:p>
          </table:table-cell>
          <table:table-cell office:value-type="float" office:value="270.13875000000098" table:style-name="ce2">
            <text:p>270.13875</text:p>
          </table:table-cell>
          <table:table-cell office:value-type="float" office:value="10.733333333333301" table:style-name="ce2">
            <text:p>10.73333333</text:p>
          </table:table-cell>
          <table:table-cell office:value-type="float" office:value="303.24" table:style-name="ce2">
            <text:p>303.24</text:p>
          </table:table-cell>
          <table:table-cell office:value-type="float" office:value="11.0666666666667" table:style-name="ce2">
            <text:p>11.06666667</text:p>
          </table:table-cell>
          <table:table-cell office:value-type="float" office:value="300.99" table:style-name="ce2">
            <text:p>300.99</text:p>
          </table:table-cell>
          <table:table-cell office:value-type="float" office:value="11.4" table:style-name="ce2">
            <text:p>11.4</text:p>
          </table:table-cell>
          <table:table-cell office:value-type="float" office:value="278.30500000000001" table:style-name="ce2">
            <text:p>278.305</text:p>
          </table:table-cell>
          <table:table-cell office:value-type="float" office:value="21.125" table:style-name="ce2">
            <text:p>21.125</text:p>
          </table:table-cell>
          <table:table-cell office:value-type="float" office:value="328.74" table:style-name="ce2">
            <text:p>328.74</text:p>
          </table:table-cell>
          <table:table-cell office:value-type="float" office:value="21.158333333333299" table:style-name="ce2">
            <text:p>21.15833333</text:p>
          </table:table-cell>
          <table:table-cell office:value-type="float" office:value="318.99" table:style-name="ce2">
            <text:p>318.99</text:p>
          </table:table-cell>
          <table:table-cell office:value-type="float" office:value="21.3" table:style-name="ce2">
            <text:p>21.3</text:p>
          </table:table-cell>
          <table:table-cell office:value-type="float" office:value="331.51" table:style-name="ce2">
            <text:p>331.51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327.74" table:style-name="ce2">
            <text:p>327.7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733333333333301" table:style-name="ce2">
            <text:p>11.73333333</text:p>
          </table:table-cell>
          <table:table-cell office:value-type="float" office:value="320.02999999999997" table:style-name="ce2">
            <text:p>320.03</text:p>
          </table:table-cell>
          <table:table-cell office:value-type="float" office:value="11.9" table:style-name="ce2">
            <text:p>11.9</text:p>
          </table:table-cell>
          <table:table-cell office:value-type="float" office:value="307.77999999999997" table:style-name="ce2">
            <text:p>307.78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308.280000000001" table:style-name="ce2">
            <text:p>308.28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328.97" table:style-name="ce2">
            <text:p>328.97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2">
            <text:p>18.675</text:p>
          </table:table-cell>
          <table:table-cell office:value-type="float" office:value="337.74" table:style-name="ce2">
            <text:p>337.74</text:p>
          </table:table-cell>
          <table:table-cell office:value-type="float" office:value="19.008333333333301" table:style-name="ce2">
            <text:p>19.00833333</text:p>
          </table:table-cell>
          <table:table-cell office:value-type="float" office:value="337.49" table:style-name="ce2">
            <text:p>337.49</text:p>
          </table:table-cell>
          <table:table-cell office:value-type="float" office:value="19.341666666666701" table:style-name="ce2">
            <text:p>19.34166667</text:p>
          </table:table-cell>
          <table:table-cell office:value-type="float" office:value="311.2" table:style-name="ce2">
            <text:p>311.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3333333333333" table:style-name="ce2">
            <text:p>21.33333333</text:p>
          </table:table-cell>
          <table:table-cell office:value-type="float" office:value="332.09" table:style-name="ce2">
            <text:p>332.09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330.48" table:style-name="ce2">
            <text:p>330.48</text:p>
          </table:table-cell>
          <table:table-cell office:value-type="float" office:value="22" table:style-name="ce2">
            <text:p>22</text:p>
          </table:table-cell>
          <table:table-cell office:value-type="float" office:value="344.04" table:style-name="ce2">
            <text:p>344.04</text:p>
          </table:table-cell>
          <table:table-cell office:value-type="float" office:value="22.3333333333333" table:style-name="ce2">
            <text:p>22.33333333</text:p>
          </table:table-cell>
          <table:table-cell office:value-type="float" office:value="316.33999999999997" table:style-name="ce2">
            <text:p>316.34</text:p>
          </table:table-cell>
          <table:table-cell office:value-type="float" office:value="24" table:style-name="ce2">
            <text:p>24</text:p>
          </table:table-cell>
          <table:table-cell office:value-type="float" office:value="340.33999999999901" table:style-name="ce2">
            <text:p>340.34</text:p>
          </table:table-cell>
          <table:table-cell office:value-type="float" office:value="24" table:style-name="ce2">
            <text:p>24</text:p>
          </table:table-cell>
          <table:table-cell office:value-type="float" office:value="317.07" table:style-name="ce2">
            <text:p>317.07</text:p>
          </table:table-cell>
          <table:table-cell office:value-type="float" office:value="24" table:style-name="ce2">
            <text:p>24</text:p>
          </table:table-cell>
          <table:table-cell office:value-type="float" office:value="313.70999999999998" table:style-name="ce2">
            <text:p>313.71</text:p>
          </table:table-cell>
          <table:table-cell office:value-type="float" office:value="24" table:style-name="ce2">
            <text:p>24</text:p>
          </table:table-cell>
          <table:table-cell office:value-type="float" office:value="318.45999999999998" table:style-name="ce2">
            <text:p>318.46</text:p>
          </table:table-cell>
          <table:table-cell office:value-type="float" office:value="13.8653333333333" table:style-name="ce2">
            <text:p>13.86533333</text:p>
          </table:table-cell>
          <table:table-cell office:value-type="float" office:value="349.2" table:style-name="ce2">
            <text:p>349.2</text:p>
          </table:table-cell>
          <table:table-cell office:value-type="float" office:value="15.651999999999999" table:style-name="ce2">
            <text:p>15.652</text:p>
          </table:table-cell>
          <table:table-cell office:value-type="float" office:value="349.2" table:style-name="ce2">
            <text:p>349.2</text:p>
          </table:table-cell>
          <table:table-cell office:value-type="float" office:value="18" table:style-name="ce2">
            <text:p>18</text:p>
          </table:table-cell>
          <table:table-cell office:value-type="float" office:value="352.29000000000099" table:style-name="ce2">
            <text:p>352.29</text:p>
          </table:table-cell>
          <table:table-cell office:value-type="float" office:value="18.3333333333333" table:style-name="ce2">
            <text:p>18.33333333</text:p>
          </table:table-cell>
          <table:table-cell office:value-type="float" office:value="343.56" table:style-name="ce2">
            <text:p>343.56</text:p>
          </table:table-cell>
          <table:table-cell office:value-type="float" office:value="10.4166666666667" table:style-name="ce2">
            <text:p>10.41666667</text:p>
          </table:table-cell>
          <table:table-cell office:value-type="float" office:value="290.88875000000098" table:style-name="ce2">
            <text:p>290.88875</text:p>
          </table:table-cell>
          <table:table-cell office:value-type="float" office:value="10.75" table:style-name="ce2">
            <text:p>10.75</text:p>
          </table:table-cell>
          <table:table-cell office:value-type="float" office:value="303.74" table:style-name="ce2">
            <text:p>303.74</text:p>
          </table:table-cell>
          <table:table-cell office:value-type="float" office:value="11.0833333333333" table:style-name="ce2">
            <text:p>11.08333333</text:p>
          </table:table-cell>
          <table:table-cell office:value-type="float" office:value="301.49" table:style-name="ce2">
            <text:p>301.49</text:p>
          </table:table-cell>
          <table:table-cell office:value-type="float" office:value="11.4166666666667" table:style-name="ce2">
            <text:p>11.41666667</text:p>
          </table:table-cell>
          <table:table-cell office:value-type="float" office:value="278.80500000000001" table:style-name="ce2">
            <text:p>278.805</text:p>
          </table:table-cell>
          <table:table-cell office:value-type="float" office:value="21.158333333333299" table:style-name="ce2">
            <text:p>21.15833333</text:p>
          </table:table-cell>
          <table:table-cell office:value-type="float" office:value="329.74" table:style-name="ce2">
            <text:p>329.74</text:p>
          </table:table-cell>
          <table:table-cell office:value-type="float" office:value="21.491666666666699" table:style-name="ce2">
            <text:p>21.49166667</text:p>
          </table:table-cell>
          <table:table-cell office:value-type="float" office:value="328.99" table:style-name="ce2">
            <text:p>328.99</text:p>
          </table:table-cell>
          <table:table-cell office:value-type="float" office:value="21.824999999999999" table:style-name="ce2">
            <text:p>21.825</text:p>
          </table:table-cell>
          <table:table-cell office:value-type="float" office:value="347.26" table:style-name="ce2">
            <text:p>347.26</text:p>
          </table:table-cell>
          <table:table-cell office:value-type="float" office:value="22.158333333333299" table:style-name="ce2">
            <text:p>22.15833333</text:p>
          </table:table-cell>
          <table:table-cell office:value-type="float" office:value="343.49" table:style-name="ce2">
            <text:p>343.49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1.9" table:style-name="ce2">
            <text:p>11.9</text:p>
          </table:table-cell>
          <table:table-cell office:value-type="float" office:value="325.02999999999997" table:style-name="ce2">
            <text:p>325.03</text:p>
          </table:table-cell>
          <table:table-cell office:value-type="float" office:value="12.233333333333301" table:style-name="ce2">
            <text:p>12.23333333</text:p>
          </table:table-cell>
          <table:table-cell office:value-type="float" office:value="317.77999999999997" table:style-name="ce2">
            <text:p>317.78</text:p>
          </table:table-cell>
          <table:table-cell office:value-type="float" office:value="12.5666666666667" table:style-name="ce2">
            <text:p>12.56666667</text:p>
          </table:table-cell>
          <table:table-cell office:value-type="float" office:value="318.280000000001" table:style-name="ce2">
            <text:p>318.28</text:p>
          </table:table-cell>
          <table:table-cell office:value-type="float" office:value="12.9" table:style-name="ce2">
            <text:p>12.9</text:p>
          </table:table-cell>
          <table:table-cell office:value-type="float" office:value="338.97" table:style-name="ce2">
            <text:p>338.97</text:p>
          </table:table-cell>
          <table:table-cell table:number-columns-repeated="16314"/>
        </table:table-row>
        <table:table-row table:style-name="ro1">
          <table:table-cell office:value-type="float" office:value="20.783333333333299" table:style-name="ce2">
            <text:p>20.78333333</text:p>
          </table:table-cell>
          <table:table-cell office:value-type="float" office:value="326.67" table:style-name="ce2">
            <text:p>326.67</text:p>
          </table:table-cell>
          <table:table-cell office:value-type="float" office:value="21.125" table:style-name="ce2">
            <text:p>21.125</text:p>
          </table:table-cell>
          <table:table-cell office:value-type="float" office:value="326.42" table:style-name="ce2">
            <text:p>326.42</text:p>
          </table:table-cell>
          <table:table-cell office:value-type="float" office:value="21.4583333333333" table:style-name="ce2">
            <text:p>21.45833333</text:p>
          </table:table-cell>
          <table:table-cell office:value-type="float" office:value="300.13" table:style-name="ce2">
            <text:p>300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78.08999999999997" table:style-name="ce2">
            <text:p>278.09</text:p>
          </table:table-cell>
          <table:table-cell office:value-type="float" office:value="23" table:style-name="ce2">
            <text:p>23</text:p>
          </table:table-cell>
          <table:table-cell office:value-type="float" office:value="287.27999999999997" table:style-name="ce2">
            <text:p>287.28</text:p>
          </table:table-cell>
          <table:table-cell office:value-type="float" office:value="23" table:style-name="ce2">
            <text:p>23</text:p>
          </table:table-cell>
          <table:table-cell office:value-type="float" office:value="311.64" table:style-name="ce2">
            <text:p>311.64</text:p>
          </table:table-cell>
          <table:table-cell office:value-type="float" office:value="23" table:style-name="ce2">
            <text:p>23</text:p>
          </table:table-cell>
          <table:table-cell office:value-type="float" office:value="294.74" table:style-name="ce2">
            <text:p>294.7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" table:style-name="ce2">
            <text:p>18.3</text:p>
          </table:table-cell>
          <table:table-cell office:value-type="float" office:value="333.27" table:style-name="ce2">
            <text:p>333.27</text:p>
          </table:table-cell>
          <table:table-cell office:value-type="float" office:value="18.633333333333301" table:style-name="ce2">
            <text:p>18.63333333</text:p>
          </table:table-cell>
          <table:table-cell office:value-type="float" office:value="333.27" table:style-name="ce2">
            <text:p>333.27</text:p>
          </table:table-cell>
          <table:table-cell office:value-type="float" office:value="18.966666666666701" table:style-name="ce2">
            <text:p>18.96666667</text:p>
          </table:table-cell>
          <table:table-cell office:value-type="float" office:value="336.36000000000098" table:style-name="ce2">
            <text:p>336.36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327.63" table:style-name="ce2">
            <text:p>327.63</text:p>
          </table:table-cell>
          <table:table-cell office:value-type="float" office:value="17.3" table:style-name="ce2">
            <text:p>17.3</text:p>
          </table:table-cell>
          <table:table-cell office:value-type="float" office:value="67.868750000001199" table:style-name="ce2">
            <text:p>67.86875</text:p>
          </table:table-cell>
          <table:table-cell office:value-type="float" office:value="17.633333333333301" table:style-name="ce2">
            <text:p>17.63333333</text:p>
          </table:table-cell>
          <table:table-cell office:value-type="float" office:value="80.720000000000098" table:style-name="ce2">
            <text:p>80.72</text:p>
          </table:table-cell>
          <table:table-cell office:value-type="float" office:value="17.966666666666701" table:style-name="ce2">
            <text:p>17.96666667</text:p>
          </table:table-cell>
          <table:table-cell office:value-type="float" office:value="78.470000000000297" table:style-name="ce2">
            <text:p>78.47</text:p>
          </table:table-cell>
          <table:table-cell office:value-type="float" office:value="18.3" table:style-name="ce2">
            <text:p>18.3</text:p>
          </table:table-cell>
          <table:table-cell office:value-type="float" office:value="55.784999999999599" table:style-name="ce2">
            <text:p>55.785</text:p>
          </table:table-cell>
          <table:table-cell office:value-type="float" office:value="22.691666666666698" table:style-name="ce2">
            <text:p>22.69166667</text:p>
          </table:table-cell>
          <table:table-cell office:value-type="float" office:value="280.06" table:style-name="ce2">
            <text:p>280.06</text:p>
          </table:table-cell>
          <table:table-cell office:value-type="float" office:value="23" table:style-name="ce2">
            <text:p>23</text:p>
          </table:table-cell>
          <table:table-cell office:value-type="float" office:value="280.12" table:style-name="ce2">
            <text:p>280.12</text:p>
          </table:table-cell>
          <table:table-cell office:value-type="float" office:value="23" table:style-name="ce2">
            <text:p>23</text:p>
          </table:table-cell>
          <table:table-cell office:value-type="float" office:value="309.19" table:style-name="ce2">
            <text:p>309.19</text:p>
          </table:table-cell>
          <table:table-cell office:value-type="float" office:value="23" table:style-name="ce2">
            <text:p>23</text:p>
          </table:table-cell>
          <table:table-cell office:value-type="float" office:value="316.22000000000003" table:style-name="ce2">
            <text:p>316.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2.9" table:style-name="ce2">
            <text:p>12.9</text:p>
          </table:table-cell>
          <table:table-cell office:value-type="float" office:value="305.32" table:style-name="ce2">
            <text:p>305.32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298.07" table:style-name="ce2">
            <text:p>298.07</text:p>
          </table:table-cell>
          <table:table-cell office:value-type="float" office:value="13.783333333333299" table:style-name="ce2">
            <text:p>13.78333333</text:p>
          </table:table-cell>
          <table:table-cell office:value-type="float" office:value="298.57" table:style-name="ce2">
            <text:p>298.57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319.26" table:style-name="ce2">
            <text:p>319.26</text:p>
          </table:table-cell>
          <table:table-cell table:number-columns-repeated="16314"/>
        </table:table-row>
        <table:table-row table:style-name="ro1">
          <table:table-cell office:value-type="float" office:value="21.125" table:style-name="ce2">
            <text:p>21.125</text:p>
          </table:table-cell>
          <table:table-cell office:value-type="float" office:value="336.92" table:style-name="ce2">
            <text:p>336.92</text:p>
          </table:table-cell>
          <table:table-cell office:value-type="float" office:value="21.4583333333333" table:style-name="ce2">
            <text:p>21.45833333</text:p>
          </table:table-cell>
          <table:table-cell office:value-type="float" office:value="336.42" table:style-name="ce2">
            <text:p>336.42</text:p>
          </table:table-cell>
          <table:table-cell office:value-type="float" office:value="21.7916666666667" table:style-name="ce2">
            <text:p>21.79166667</text:p>
          </table:table-cell>
          <table:table-cell office:value-type="float" office:value="310.13" table:style-name="ce2">
            <text:p>310.1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78.08999999999997" table:style-name="ce2">
            <text:p>278.09</text:p>
          </table:table-cell>
          <table:table-cell office:value-type="float" office:value="23" table:style-name="ce2">
            <text:p>23</text:p>
          </table:table-cell>
          <table:table-cell office:value-type="float" office:value="287.27999999999997" table:style-name="ce2">
            <text:p>287.28</text:p>
          </table:table-cell>
          <table:table-cell office:value-type="float" office:value="23" table:style-name="ce2">
            <text:p>23</text:p>
          </table:table-cell>
          <table:table-cell office:value-type="float" office:value="311.64" table:style-name="ce2">
            <text:p>311.64</text:p>
          </table:table-cell>
          <table:table-cell office:value-type="float" office:value="23" table:style-name="ce2">
            <text:p>23</text:p>
          </table:table-cell>
          <table:table-cell office:value-type="float" office:value="294.74" table:style-name="ce2">
            <text:p>294.7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491666666666699" table:style-name="ce2">
            <text:p>18.49166667</text:p>
          </table:table-cell>
          <table:table-cell office:value-type="float" office:value="339.02" table:style-name="ce2">
            <text:p>339.02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339.02" table:style-name="ce2">
            <text:p>339.02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342.11000000000098" table:style-name="ce2">
            <text:p>342.11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328.13" table:style-name="ce2">
            <text:p>328.13</text:p>
          </table:table-cell>
          <table:table-cell office:value-type="float" office:value="17.608832811899699" table:style-name="ce2">
            <text:p>17.60883281</text:p>
          </table:table-cell>
          <table:table-cell office:value-type="float" office:value="348.906608828694" table:style-name="ce2">
            <text:p>348.9066088</text:p>
          </table:table-cell>
          <table:table-cell office:value-type="float" office:value="17.928058620121899" table:style-name="ce2">
            <text:p>17.92805862</text:p>
          </table:table-cell>
          <table:table-cell office:value-type="float" office:value="348.92001097755002" table:style-name="ce2">
            <text:p>348.920011</text:p>
          </table:table-cell>
          <table:table-cell office:value-type="float" office:value="18.263861902409602" table:style-name="ce2">
            <text:p>18.2638619</text:p>
          </table:table-cell>
          <table:table-cell office:value-type="float" office:value="348.91766452604401" table:style-name="ce2">
            <text:p>348.9176645</text:p>
          </table:table-cell>
          <table:table-cell office:value-type="float" office:value="18.622097809978602" table:style-name="ce2">
            <text:p>18.62209781</text:p>
          </table:table-cell>
          <table:table-cell office:value-type="float" office:value="348.89400708052" table:style-name="ce2">
            <text:p>348.8940071</text:p>
          </table:table-cell>
          <table:table-cell office:value-type="float" office:value="23" table:style-name="ce2">
            <text:p>23</text:p>
          </table:table-cell>
          <table:table-cell office:value-type="float" office:value="289.31" table:style-name="ce2">
            <text:p>289.31</text:p>
          </table:table-cell>
          <table:table-cell office:value-type="float" office:value="23" table:style-name="ce2">
            <text:p>23</text:p>
          </table:table-cell>
          <table:table-cell office:value-type="float" office:value="280.12" table:style-name="ce2">
            <text:p>280.12</text:p>
          </table:table-cell>
          <table:table-cell office:value-type="float" office:value="23" table:style-name="ce2">
            <text:p>23</text:p>
          </table:table-cell>
          <table:table-cell office:value-type="float" office:value="309.19" table:style-name="ce2">
            <text:p>309.19</text:p>
          </table:table-cell>
          <table:table-cell office:value-type="float" office:value="23" table:style-name="ce2">
            <text:p>23</text:p>
          </table:table-cell>
          <table:table-cell office:value-type="float" office:value="316.22000000000003" table:style-name="ce2">
            <text:p>316.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3.175000000000001" table:style-name="ce2">
            <text:p>13.175</text:p>
          </table:table-cell>
          <table:table-cell office:value-type="float" office:value="313.57" table:style-name="ce2">
            <text:p>313.57</text:p>
          </table:table-cell>
          <table:table-cell office:value-type="float" office:value="13.508333333333301" table:style-name="ce2">
            <text:p>13.50833333</text:p>
          </table:table-cell>
          <table:table-cell office:value-type="float" office:value="308.07" table:style-name="ce2">
            <text:p>308.07</text:p>
          </table:table-cell>
          <table:table-cell office:value-type="float" office:value="13.841666666666701" table:style-name="ce2">
            <text:p>13.84166667</text:p>
          </table:table-cell>
          <table:table-cell office:value-type="float" office:value="300.32" table:style-name="ce2">
            <text:p>300.32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329.26" table:style-name="ce2">
            <text:p>329.26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76.17" table:style-name="ce2">
            <text:p>276.17</text:p>
          </table:table-cell>
          <table:table-cell office:value-type="float" office:value="23" table:style-name="ce2">
            <text:p>23</text:p>
          </table:table-cell>
          <table:table-cell office:value-type="float" office:value="286.47000000000003" table:style-name="ce2">
            <text:p>286.47</text:p>
          </table:table-cell>
          <table:table-cell office:value-type="float" office:value="23" table:style-name="ce2">
            <text:p>23</text:p>
          </table:table-cell>
          <table:table-cell office:value-type="float" office:value="270.98" table:style-name="ce2">
            <text:p>270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78.08999999999997" table:style-name="ce2">
            <text:p>278.0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87.27999999999997" table:style-name="ce2">
            <text:p>287.2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1.64" table:style-name="ce2">
            <text:p>311.64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94.74" table:style-name="ce2">
            <text:p>294.7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066666666666698" table:style-name="ce2">
            <text:p>19.06666667</text:p>
          </table:table-cell>
          <table:table-cell office:value-type="float" office:value="320.39" table:style-name="ce2">
            <text:p>320.3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320.39" table:style-name="ce2">
            <text:p>320.39</text:p>
          </table:table-cell>
          <table:table-cell office:value-type="float" office:value="20.258333333333301" table:style-name="ce2">
            <text:p>20.25833333</text:p>
          </table:table-cell>
          <table:table-cell office:value-type="float" office:value="323.48000000000098" table:style-name="ce2">
            <text:p>323.48</text:p>
          </table:table-cell>
          <table:table-cell office:value-type="float" office:value="20.475000000000001" table:style-name="ce2">
            <text:p>20.475</text:p>
          </table:table-cell>
          <table:table-cell office:value-type="float" office:value="309.5" table:style-name="ce2">
            <text:p>309.5</text:p>
          </table:table-cell>
          <table:table-cell office:value-type="float" office:value="18.5416666666667" table:style-name="ce2">
            <text:p>18.54166667</text:p>
          </table:table-cell>
          <table:table-cell office:value-type="float" office:value="334.88999999999902" table:style-name="ce2">
            <text:p>334.89</text:p>
          </table:table-cell>
          <table:table-cell office:value-type="float" office:value="19.491666666666699" table:style-name="ce2">
            <text:p>19.49166667</text:p>
          </table:table-cell>
          <table:table-cell office:value-type="float" office:value="334.88999999999902" table:style-name="ce2">
            <text:p>334.89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334.88999999999902" table:style-name="ce2">
            <text:p>334.89</text:p>
          </table:table-cell>
          <table:table-cell office:value-type="float" office:value="20.141666666666701" table:style-name="ce2">
            <text:p>20.14166667</text:p>
          </table:table-cell>
          <table:table-cell office:value-type="float" office:value="334.89" table:style-name="ce2">
            <text:p>334.8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57.18" table:style-name="ce2">
            <text:p>257.1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80.12" table:style-name="ce2">
            <text:p>280.12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09.19" table:style-name="ce2">
            <text:p>309.1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6.22000000000003" table:style-name="ce2">
            <text:p>316.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175000000000001" table:style-name="ce2">
            <text:p>14.175</text:p>
          </table:table-cell>
          <table:table-cell office:value-type="float" office:value="294.67" table:style-name="ce2">
            <text:p>294.67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289.17" table:style-name="ce2">
            <text:p>289.17</text:p>
          </table:table-cell>
          <table:table-cell office:value-type="float" office:value="14.775" table:style-name="ce2">
            <text:p>14.775</text:p>
          </table:table-cell>
          <table:table-cell office:value-type="float" office:value="281.42" table:style-name="ce2">
            <text:p>281.42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310.36" table:style-name="ce2">
            <text:p>310.36</text:p>
          </table:table-cell>
          <table:table-cell table:number-columns-repeated="1631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76.17" table:style-name="ce2">
            <text:p>276.17</text:p>
          </table:table-cell>
          <table:table-cell office:value-type="float" office:value="23" table:style-name="ce2">
            <text:p>23</text:p>
          </table:table-cell>
          <table:table-cell office:value-type="float" office:value="286.47000000000003" table:style-name="ce2">
            <text:p>286.47</text:p>
          </table:table-cell>
          <table:table-cell office:value-type="float" office:value="23" table:style-name="ce2">
            <text:p>23</text:p>
          </table:table-cell>
          <table:table-cell office:value-type="float" office:value="270.98" table:style-name="ce2">
            <text:p>270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278.08999999999997" table:style-name="ce2">
            <text:p>278.09</text:p>
          </table:table-cell>
          <table:table-cell office:value-type="float" office:value="24" table:style-name="ce2">
            <text:p>24</text:p>
          </table:table-cell>
          <table:table-cell office:value-type="float" office:value="287.27999999999997" table:style-name="ce2">
            <text:p>287.28</text:p>
          </table:table-cell>
          <table:table-cell office:value-type="float" office:value="24" table:style-name="ce2">
            <text:p>24</text:p>
          </table:table-cell>
          <table:table-cell office:value-type="float" office:value="311.64" table:style-name="ce2">
            <text:p>311.64</text:p>
          </table:table-cell>
          <table:table-cell office:value-type="float" office:value="24" table:style-name="ce2">
            <text:p>24</text:p>
          </table:table-cell>
          <table:table-cell office:value-type="float" office:value="294.74" table:style-name="ce2">
            <text:p>294.74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339.89" table:style-name="ce2">
            <text:p>339.89</text:p>
          </table:table-cell>
          <table:table-cell office:value-type="float" office:value="20.05" table:style-name="ce2">
            <text:p>20.05</text:p>
          </table:table-cell>
          <table:table-cell office:value-type="float" office:value="324.14" table:style-name="ce2">
            <text:p>324.14</text:p>
          </table:table-cell>
          <table:table-cell office:value-type="float" office:value="20.383333333333301" table:style-name="ce2">
            <text:p>20.38333333</text:p>
          </table:table-cell>
          <table:table-cell office:value-type="float" office:value="327.23000000000098" table:style-name="ce2">
            <text:p>327.23</text:p>
          </table:table-cell>
          <table:table-cell office:value-type="float" office:value="20.716666666666701" table:style-name="ce2">
            <text:p>20.71666667</text:p>
          </table:table-cell>
          <table:table-cell office:value-type="float" office:value="316.75" table:style-name="ce2">
            <text:p>316.75</text:p>
          </table:table-cell>
          <table:table-cell office:value-type="float" office:value="19.0186666666667" table:style-name="ce2">
            <text:p>19.01866667</text:p>
          </table:table-cell>
          <table:table-cell office:value-type="float" office:value="349.2" table:style-name="ce2">
            <text:p>349.2</text:p>
          </table:table-cell>
          <table:table-cell office:value-type="float" office:value="19.591666666666701" table:style-name="ce2">
            <text:p>19.59166667</text:p>
          </table:table-cell>
          <table:table-cell office:value-type="float" office:value="337.88999999999902" table:style-name="ce2">
            <text:p>337.89</text:p>
          </table:table-cell>
          <table:table-cell office:value-type="float" office:value="19.925000000000001" table:style-name="ce2">
            <text:p>19.925</text:p>
          </table:table-cell>
          <table:table-cell office:value-type="float" office:value="338.38999999999902" table:style-name="ce2">
            <text:p>338.39</text:p>
          </table:table-cell>
          <table:table-cell office:value-type="float" office:value="20.258333333333301" table:style-name="ce2">
            <text:p>20.25833333</text:p>
          </table:table-cell>
          <table:table-cell office:value-type="float" office:value="338.39" table:style-name="ce2">
            <text:p>338.39</text:p>
          </table:table-cell>
          <table:table-cell office:value-type="float" office:value="24" table:style-name="ce2">
            <text:p>24</text:p>
          </table:table-cell>
          <table:table-cell office:value-type="float" office:value="257.18" table:style-name="ce2">
            <text:p>257.18</text:p>
          </table:table-cell>
          <table:table-cell office:value-type="float" office:value="24" table:style-name="ce2">
            <text:p>24</text:p>
          </table:table-cell>
          <table:table-cell office:value-type="float" office:value="280.12" table:style-name="ce2">
            <text:p>280.12</text:p>
          </table:table-cell>
          <table:table-cell office:value-type="float" office:value="24" table:style-name="ce2">
            <text:p>24</text:p>
          </table:table-cell>
          <table:table-cell office:value-type="float" office:value="309.19" table:style-name="ce2">
            <text:p>309.19</text:p>
          </table:table-cell>
          <table:table-cell office:value-type="float" office:value="24" table:style-name="ce2">
            <text:p>24</text:p>
          </table:table-cell>
          <table:table-cell office:value-type="float" office:value="316.22000000000003" table:style-name="ce2">
            <text:p>316.2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4.4416666666667" table:style-name="ce2">
            <text:p>14.44166667</text:p>
          </table:table-cell>
          <table:table-cell office:value-type="float" office:value="302.67" table:style-name="ce2">
            <text:p>302.67</text:p>
          </table:table-cell>
          <table:table-cell office:value-type="float" office:value="14.775" table:style-name="ce2">
            <text:p>14.775</text:p>
          </table:table-cell>
          <table:table-cell office:value-type="float" office:value="299.17" table:style-name="ce2">
            <text:p>299.17</text:p>
          </table:table-cell>
          <table:table-cell office:value-type="float" office:value="15.108333333333301" table:style-name="ce2">
            <text:p>15.10833333</text:p>
          </table:table-cell>
          <table:table-cell office:value-type="float" office:value="291.42" table:style-name="ce2">
            <text:p>291.42</text:p>
          </table:table-cell>
          <table:table-cell office:value-type="float" office:value="15.4416666666667" table:style-name="ce2">
            <text:p>15.44166667</text:p>
          </table:table-cell>
          <table:table-cell office:value-type="float" office:value="320.36" table:style-name="ce2">
            <text:p>320.36</text:p>
          </table:table-cell>
          <table:table-cell table:number-columns-repeated="16314"/>
        </table:table-row>
        <table:table-row table:style-name="ro1">
          <table:table-cell office:value-type="float" office:value="23.991666666666699" table:style-name="ce2">
            <text:p>23.99166667</text:p>
          </table:table-cell>
          <table:table-cell office:value-type="float" office:value="276.17" table:style-name="ce2">
            <text:p>276.1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86.47000000000003" table:style-name="ce2">
            <text:p>286.4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70.98" table:style-name="ce2">
            <text:p>270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391666666666701" table:style-name="ce2">
            <text:p>20.39166667</text:p>
          </table:table-cell>
          <table:table-cell office:value-type="float" office:value="328.55" table:style-name="ce2">
            <text:p>328.55</text:p>
          </table:table-cell>
          <table:table-cell office:value-type="float" office:value="20.716666666666701" table:style-name="ce2">
            <text:p>20.71666667</text:p>
          </table:table-cell>
          <table:table-cell office:value-type="float" office:value="312.8" table:style-name="ce2">
            <text:p>312.8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315.89000000000101" table:style-name="ce2">
            <text:p>315.89</text:p>
          </table:table-cell>
          <table:table-cell office:value-type="float" office:value="21.066666666666698" table:style-name="ce2">
            <text:p>21.06666667</text:p>
          </table:table-cell>
          <table:table-cell office:value-type="float" office:value="305.41000000000003" table:style-name="ce2">
            <text:p>305.41</text:p>
          </table:table-cell>
          <table:table-cell office:value-type="float" office:value="19.441666666666698" table:style-name="ce2">
            <text:p>19.44166667</text:p>
          </table:table-cell>
          <table:table-cell office:value-type="float" office:value="343.26" table:style-name="ce2">
            <text:p>343.26</text:p>
          </table:table-cell>
          <table:table-cell office:value-type="float" office:value="19.774999999999999" table:style-name="ce2">
            <text:p>19.775</text:p>
          </table:table-cell>
          <table:table-cell office:value-type="float" office:value="331.94999999999902" table:style-name="ce2">
            <text:p>331.95</text:p>
          </table:table-cell>
          <table:table-cell office:value-type="float" office:value="20.149999999999999" table:style-name="ce2">
            <text:p>20.15</text:p>
          </table:table-cell>
          <table:table-cell office:value-type="float" office:value="332.44999999999902" table:style-name="ce2">
            <text:p>332.45</text:p>
          </table:table-cell>
          <table:table-cell office:value-type="float" office:value="20.725000000000001" table:style-name="ce2">
            <text:p>20.725</text:p>
          </table:table-cell>
          <table:table-cell office:value-type="float" office:value="332.45" table:style-name="ce2">
            <text:p>332.45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4416666666667" table:style-name="ce2">
            <text:p>15.44166667</text:p>
          </table:table-cell>
          <table:table-cell office:value-type="float" office:value="283.5" table:style-name="ce2">
            <text:p>283.5</text:p>
          </table:table-cell>
          <table:table-cell office:value-type="float" office:value="15.6916666666667" table:style-name="ce2">
            <text:p>15.69166667</text:p>
          </table:table-cell>
          <table:table-cell office:value-type="float" office:value="280" table:style-name="ce2">
            <text:p>280</text:p>
          </table:table-cell>
          <table:table-cell office:value-type="float" office:value="16.024999999999999" table:style-name="ce2">
            <text:p>16.025</text:p>
          </table:table-cell>
          <table:table-cell office:value-type="float" office:value="272.25" table:style-name="ce2">
            <text:p>272.25</text:p>
          </table:table-cell>
          <table:table-cell office:value-type="float" office:value="16.358333333333299" table:style-name="ce2">
            <text:p>16.35833333</text:p>
          </table:table-cell>
          <table:table-cell office:value-type="float" office:value="301.19" table:style-name="ce2">
            <text:p>301.19</text:p>
          </table:table-cell>
          <table:table-cell table:number-columns-repeated="1631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76.17" table:style-name="ce2">
            <text:p>276.17</text:p>
          </table:table-cell>
          <table:table-cell office:value-type="float" office:value="24" table:style-name="ce2">
            <text:p>24</text:p>
          </table:table-cell>
          <table:table-cell office:value-type="float" office:value="286.47000000000003" table:style-name="ce2">
            <text:p>286.47</text:p>
          </table:table-cell>
          <table:table-cell office:value-type="float" office:value="24" table:style-name="ce2">
            <text:p>24</text:p>
          </table:table-cell>
          <table:table-cell office:value-type="float" office:value="270.98" table:style-name="ce2">
            <text:p>270.9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466666666666701" table:style-name="ce2">
            <text:p>20.46666667</text:p>
          </table:table-cell>
          <table:table-cell office:value-type="float" office:value="330.8" table:style-name="ce2">
            <text:p>330.8</text:p>
          </table:table-cell>
          <table:table-cell office:value-type="float" office:value="20.8" table:style-name="ce2">
            <text:p>20.8</text:p>
          </table:table-cell>
          <table:table-cell office:value-type="float" office:value="315.3" table:style-name="ce2">
            <text:p>315.3</text:p>
          </table:table-cell>
          <table:table-cell office:value-type="float" office:value="21.133333333333301" table:style-name="ce2">
            <text:p>21.13333333</text:p>
          </table:table-cell>
          <table:table-cell office:value-type="float" office:value="318.14000000000101" table:style-name="ce2">
            <text:p>318.14</text:p>
          </table:table-cell>
          <table:table-cell office:value-type="float" office:value="21.466666666666701" table:style-name="ce2">
            <text:p>21.46666667</text:p>
          </table:table-cell>
          <table:table-cell office:value-type="float" office:value="317.41000000000003" table:style-name="ce2">
            <text:p>317.41</text:p>
          </table:table-cell>
          <table:table-cell office:value-type="float" office:value="19.639666666666699" table:style-name="ce2">
            <text:p>19.63966667</text:p>
          </table:table-cell>
          <table:table-cell office:value-type="float" office:value="349.2" table:style-name="ce2">
            <text:p>349.2</text:p>
          </table:table-cell>
          <table:table-cell office:value-type="float" office:value="20.149999999999999" table:style-name="ce2">
            <text:p>20.15</text:p>
          </table:table-cell>
          <table:table-cell office:value-type="float" office:value="343.19999999999902" table:style-name="ce2">
            <text:p>343.2</text:p>
          </table:table-cell>
          <table:table-cell office:value-type="float" office:value="20.483333333333299" table:style-name="ce2">
            <text:p>20.48333333</text:p>
          </table:table-cell>
          <table:table-cell office:value-type="float" office:value="342.44999999999902" table:style-name="ce2">
            <text:p>342.45</text:p>
          </table:table-cell>
          <table:table-cell office:value-type="float" office:value="20.816666666666698" table:style-name="ce2">
            <text:p>20.81666667</text:p>
          </table:table-cell>
          <table:table-cell office:value-type="float" office:value="335.2" table:style-name="ce2">
            <text:p>335.2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5.6916666666667" table:style-name="ce2">
            <text:p>15.69166667</text:p>
          </table:table-cell>
          <table:table-cell office:value-type="float" office:value="291" table:style-name="ce2">
            <text:p>291</text:p>
          </table:table-cell>
          <table:table-cell office:value-type="float" office:value="16.024999999999999" table:style-name="ce2">
            <text:p>16.025</text:p>
          </table:table-cell>
          <table:table-cell office:value-type="float" office:value="290" table:style-name="ce2">
            <text:p>290</text:p>
          </table:table-cell>
          <table:table-cell office:value-type="float" office:value="16.358333333333299" table:style-name="ce2">
            <text:p>16.35833333</text:p>
          </table:table-cell>
          <table:table-cell office:value-type="float" office:value="282.25" table:style-name="ce2">
            <text:p>282.25</text:p>
          </table:table-cell>
          <table:table-cell office:value-type="float" office:value="16.691666666666698" table:style-name="ce2">
            <text:p>16.69166667</text:p>
          </table:table-cell>
          <table:table-cell office:value-type="float" office:value="311.19" table:style-name="ce2">
            <text:p>311.1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783333333333299" table:style-name="ce2">
            <text:p>21.78333333</text:p>
          </table:table-cell>
          <table:table-cell office:value-type="float" office:value="328.91" table:style-name="ce2">
            <text:p>328.91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313.41000000000003" table:style-name="ce2">
            <text:p>313.41</text:p>
          </table:table-cell>
          <table:table-cell office:value-type="float" office:value="21.7536666666667" table:style-name="ce2">
            <text:p>21.75366667</text:p>
          </table:table-cell>
          <table:table-cell office:value-type="float" office:value="316.25000000000102" table:style-name="ce2">
            <text:p>316.25</text:p>
          </table:table-cell>
          <table:table-cell office:value-type="float" office:value="21.966666666666701" table:style-name="ce2">
            <text:p>21.96666667</text:p>
          </table:table-cell>
          <table:table-cell office:value-type="float" office:value="315.52" table:style-name="ce2">
            <text:p>315.52</text:p>
          </table:table-cell>
          <table:table-cell office:value-type="float" office:value="21.7916666666667" table:style-name="ce2">
            <text:p>21.79166667</text:p>
          </table:table-cell>
          <table:table-cell office:value-type="float" office:value="347.58" table:style-name="ce2">
            <text:p>347.58</text:p>
          </table:table-cell>
          <table:table-cell office:value-type="float" office:value="21.845666666666698" table:style-name="ce2">
            <text:p>21.84566667</text:p>
          </table:table-cell>
          <table:table-cell office:value-type="float" office:value="341.57999999999902" table:style-name="ce2">
            <text:p>341.58</text:p>
          </table:table-cell>
          <table:table-cell office:value-type="float" office:value="21.491666666666699" table:style-name="ce2">
            <text:p>21.49166667</text:p>
          </table:table-cell>
          <table:table-cell office:value-type="float" office:value="340.82999999999902" table:style-name="ce2">
            <text:p>340.83</text:p>
          </table:table-cell>
          <table:table-cell office:value-type="float" office:value="21.824999999999999" table:style-name="ce2">
            <text:p>21.825</text:p>
          </table:table-cell>
          <table:table-cell office:value-type="float" office:value="333.58" table:style-name="ce2">
            <text:p>333.58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6.691666666666698" table:style-name="ce2">
            <text:p>16.69166667</text:p>
          </table:table-cell>
          <table:table-cell office:value-type="float" office:value="272.91000000000003" table:style-name="ce2">
            <text:p>272.91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271.91000000000003" table:style-name="ce2">
            <text:p>271.91</text:p>
          </table:table-cell>
          <table:table-cell office:value-type="float" office:value="17.358333333333299" table:style-name="ce2">
            <text:p>17.35833333</text:p>
          </table:table-cell>
          <table:table-cell office:value-type="float" office:value="264.16000000000003" table:style-name="ce2">
            <text:p>264.16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293.10000000000002" table:style-name="ce2">
            <text:p>293.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365.41" table:style-name="ce2">
            <text:p>365.41</text:p>
          </table:table-cell>
          <table:table-cell office:value-type="float" office:value="23" table:style-name="ce2">
            <text:p>23</text:p>
          </table:table-cell>
          <table:table-cell office:value-type="float" office:value="361.66" table:style-name="ce2">
            <text:p>361.66</text:p>
          </table:table-cell>
          <table:table-cell office:value-type="float" office:value="23" table:style-name="ce2">
            <text:p>23</text:p>
          </table:table-cell>
          <table:table-cell office:value-type="float" office:value="353.64000000000101" table:style-name="ce2">
            <text:p>353.64</text:p>
          </table:table-cell>
          <table:table-cell office:value-type="float" office:value="23" table:style-name="ce2">
            <text:p>23</text:p>
          </table:table-cell>
          <table:table-cell office:value-type="float" office:value="346.52" table:style-name="ce2">
            <text:p>346.52</text:p>
          </table:table-cell>
          <table:table-cell office:value-type="float" office:value="21.845666666666698" table:style-name="ce2">
            <text:p>21.84566667</text:p>
          </table:table-cell>
          <table:table-cell office:value-type="float" office:value="349.2" table:style-name="ce2">
            <text:p>349.2</text:p>
          </table:table-cell>
          <table:table-cell office:value-type="float" office:value="23" table:style-name="ce2">
            <text:p>23</text:p>
          </table:table-cell>
          <table:table-cell office:value-type="float" office:value="376.20999999999901" table:style-name="ce2">
            <text:p>376.21</text:p>
          </table:table-cell>
          <table:table-cell office:value-type="float" office:value="21.770666666666699" table:style-name="ce2">
            <text:p>21.77066667</text:p>
          </table:table-cell>
          <table:table-cell office:value-type="float" office:value="349.2" table:style-name="ce2">
            <text:p>349.2</text:p>
          </table:table-cell>
          <table:table-cell office:value-type="float" office:value="23" table:style-name="ce2">
            <text:p>23</text:p>
          </table:table-cell>
          <table:table-cell office:value-type="float" office:value="368.83" table:style-name="ce2">
            <text:p>368.83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7.024999999999999" table:style-name="ce2">
            <text:p>17.025</text:p>
          </table:table-cell>
          <table:table-cell office:value-type="float" office:value="282.91000000000003" table:style-name="ce2">
            <text:p>282.91</text:p>
          </table:table-cell>
          <table:table-cell office:value-type="float" office:value="17.358333333333299" table:style-name="ce2">
            <text:p>17.35833333</text:p>
          </table:table-cell>
          <table:table-cell office:value-type="float" office:value="281.91000000000003" table:style-name="ce2">
            <text:p>281.91</text:p>
          </table:table-cell>
          <table:table-cell office:value-type="float" office:value="17.691666666666698" table:style-name="ce2">
            <text:p>17.69166667</text:p>
          </table:table-cell>
          <table:table-cell office:value-type="float" office:value="274.16000000000003" table:style-name="ce2">
            <text:p>274.16</text:p>
          </table:table-cell>
          <table:table-cell office:value-type="float" office:value="18.024999999999999" table:style-name="ce2">
            <text:p>18.025</text:p>
          </table:table-cell>
          <table:table-cell office:value-type="float" office:value="303.10000000000002" table:style-name="ce2">
            <text:p>303.1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3.28" table:style-name="ce2">
            <text:p>333.2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29.53" table:style-name="ce2">
            <text:p>329.5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21.51000000000101" table:style-name="ce2">
            <text:p>321.5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4.39" table:style-name="ce2">
            <text:p>314.39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7.07" table:style-name="ce2">
            <text:p>317.0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44.07999999999902" table:style-name="ce2">
            <text:p>344.08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17.07" table:style-name="ce2">
            <text:p>317.07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6.7" table:style-name="ce2">
            <text:p>336.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024999999999999" table:style-name="ce2">
            <text:p>18.025</text:p>
          </table:table-cell>
          <table:table-cell office:value-type="float" office:value="266.70999999999998" table:style-name="ce2">
            <text:p>266.71</text:p>
          </table:table-cell>
          <table:table-cell office:value-type="float" office:value="18.491666666666699" table:style-name="ce2">
            <text:p>18.49166667</text:p>
          </table:table-cell>
          <table:table-cell office:value-type="float" office:value="265.70999999999998" table:style-name="ce2">
            <text:p>265.71</text:p>
          </table:table-cell>
          <table:table-cell office:value-type="float" office:value="18.824999999999999" table:style-name="ce2">
            <text:p>18.825</text:p>
          </table:table-cell>
          <table:table-cell office:value-type="float" office:value="257.95999999999998" table:style-name="ce2">
            <text:p>257.96</text:p>
          </table:table-cell>
          <table:table-cell office:value-type="float" office:value="19.158333333333299" table:style-name="ce2">
            <text:p>19.15833333</text:p>
          </table:table-cell>
          <table:table-cell office:value-type="float" office:value="286.89999999999998" table:style-name="ce2">
            <text:p>286.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333.28" table:style-name="ce2">
            <text:p>333.28</text:p>
          </table:table-cell>
          <table:table-cell office:value-type="float" office:value="24" table:style-name="ce2">
            <text:p>24</text:p>
          </table:table-cell>
          <table:table-cell office:value-type="float" office:value="329.53" table:style-name="ce2">
            <text:p>329.53</text:p>
          </table:table-cell>
          <table:table-cell office:value-type="float" office:value="24" table:style-name="ce2">
            <text:p>24</text:p>
          </table:table-cell>
          <table:table-cell office:value-type="float" office:value="321.51000000000101" table:style-name="ce2">
            <text:p>321.51</text:p>
          </table:table-cell>
          <table:table-cell office:value-type="float" office:value="24" table:style-name="ce2">
            <text:p>24</text:p>
          </table:table-cell>
          <table:table-cell office:value-type="float" office:value="314.39" table:style-name="ce2">
            <text:p>314.39</text:p>
          </table:table-cell>
          <table:table-cell office:value-type="float" office:value="24" table:style-name="ce2">
            <text:p>24</text:p>
          </table:table-cell>
          <table:table-cell office:value-type="float" office:value="317.07" table:style-name="ce2">
            <text:p>317.07</text:p>
          </table:table-cell>
          <table:table-cell office:value-type="float" office:value="24" table:style-name="ce2">
            <text:p>24</text:p>
          </table:table-cell>
          <table:table-cell office:value-type="float" office:value="344.07999999999902" table:style-name="ce2">
            <text:p>344.08</text:p>
          </table:table-cell>
          <table:table-cell office:value-type="float" office:value="24" table:style-name="ce2">
            <text:p>24</text:p>
          </table:table-cell>
          <table:table-cell office:value-type="float" office:value="317.07" table:style-name="ce2">
            <text:p>317.07</text:p>
          </table:table-cell>
          <table:table-cell office:value-type="float" office:value="24" table:style-name="ce2">
            <text:p>24</text:p>
          </table:table-cell>
          <table:table-cell office:value-type="float" office:value="336.7" table:style-name="ce2">
            <text:p>336.7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8.3" table:style-name="ce2">
            <text:p>18.3</text:p>
          </table:table-cell>
          <table:table-cell office:value-type="float" office:value="274.95999999999998" table:style-name="ce2">
            <text:p>274.96</text:p>
          </table:table-cell>
          <table:table-cell office:value-type="float" office:value="18.633333333333301" table:style-name="ce2">
            <text:p>18.63333333</text:p>
          </table:table-cell>
          <table:table-cell office:value-type="float" office:value="269.95999999999998" table:style-name="ce2">
            <text:p>269.96</text:p>
          </table:table-cell>
          <table:table-cell office:value-type="float" office:value="18.966666666666701" table:style-name="ce2">
            <text:p>18.96666667</text:p>
          </table:table-cell>
          <table:table-cell office:value-type="float" office:value="262.20999999999998" table:style-name="ce2">
            <text:p>262.21</text:p>
          </table:table-cell>
          <table:table-cell office:value-type="float" office:value="19.3" table:style-name="ce2">
            <text:p>19.3</text:p>
          </table:table-cell>
          <table:table-cell office:value-type="float" office:value="291.14999999999998" table:style-name="ce2">
            <text:p>291.1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3" table:style-name="ce2">
            <text:p>19.3</text:p>
          </table:table-cell>
          <table:table-cell office:value-type="float" office:value="258.76" table:style-name="ce2">
            <text:p>258.76</text:p>
          </table:table-cell>
          <table:table-cell office:value-type="float" office:value="19.716666666666701" table:style-name="ce2">
            <text:p>19.71666667</text:p>
          </table:table-cell>
          <table:table-cell office:value-type="float" office:value="253.76" table:style-name="ce2">
            <text:p>253.76</text:p>
          </table:table-cell>
          <table:table-cell office:value-type="float" office:value="20.05" table:style-name="ce2">
            <text:p>20.05</text:p>
          </table:table-cell>
          <table:table-cell office:value-type="float" office:value="246.01" table:style-name="ce2">
            <text:p>246.01</text:p>
          </table:table-cell>
          <table:table-cell office:value-type="float" office:value="20.383333333333301" table:style-name="ce2">
            <text:p>20.38333333</text:p>
          </table:table-cell>
          <table:table-cell office:value-type="float" office:value="274.95" table:style-name="ce2">
            <text:p>274.95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475000000000001" table:style-name="ce2">
            <text:p>19.475</text:p>
          </table:table-cell>
          <table:table-cell office:value-type="float" office:value="264.01" table:style-name="ce2">
            <text:p>264.01</text:p>
          </table:table-cell>
          <table:table-cell office:value-type="float" office:value="19.808333333333302" table:style-name="ce2">
            <text:p>19.80833333</text:p>
          </table:table-cell>
          <table:table-cell office:value-type="float" office:value="256.51" table:style-name="ce2">
            <text:p>256.51</text:p>
          </table:table-cell>
          <table:table-cell office:value-type="float" office:value="20.141666666666701" table:style-name="ce2">
            <text:p>20.14166667</text:p>
          </table:table-cell>
          <table:table-cell office:value-type="float" office:value="248.76" table:style-name="ce2">
            <text:p>248.76</text:p>
          </table:table-cell>
          <table:table-cell office:value-type="float" office:value="20.475000000000001" table:style-name="ce2">
            <text:p>20.475</text:p>
          </table:table-cell>
          <table:table-cell office:value-type="float" office:value="277.7" table:style-name="ce2">
            <text:p>277.7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19.75" table:style-name="ce2">
            <text:p>19.75</text:p>
          </table:table-cell>
          <table:table-cell office:value-type="float" office:value="255.1" table:style-name="ce2">
            <text:p>255.1</text:p>
          </table:table-cell>
          <table:table-cell office:value-type="float" office:value="20.466666666666701" table:style-name="ce2">
            <text:p>20.46666667</text:p>
          </table:table-cell>
          <table:table-cell office:value-type="float" office:value="247.6" table:style-name="ce2">
            <text:p>247.6</text:p>
          </table:table-cell>
          <table:table-cell office:value-type="float" office:value="20.8" table:style-name="ce2">
            <text:p>20.8</text:p>
          </table:table-cell>
          <table:table-cell office:value-type="float" office:value="239.85" table:style-name="ce2">
            <text:p>239.85</text:p>
          </table:table-cell>
          <table:table-cell office:value-type="float" office:value="21.133333333333301" table:style-name="ce2">
            <text:p>21.13333333</text:p>
          </table:table-cell>
          <table:table-cell office:value-type="float" office:value="268.79000000000002" table:style-name="ce2">
            <text:p>268.7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391666666666701" table:style-name="ce2">
            <text:p>20.39166667</text:p>
          </table:table-cell>
          <table:table-cell office:value-type="float" office:value="274.35000000000002" table:style-name="ce2">
            <text:p>274.35</text:p>
          </table:table-cell>
          <table:table-cell office:value-type="float" office:value="20.725000000000001" table:style-name="ce2">
            <text:p>20.725</text:p>
          </table:table-cell>
          <table:table-cell office:value-type="float" office:value="255.35" table:style-name="ce2">
            <text:p>255.35</text:p>
          </table:table-cell>
          <table:table-cell office:value-type="float" office:value="21.058333333333302" table:style-name="ce2">
            <text:p>21.05833333</text:p>
          </table:table-cell>
          <table:table-cell office:value-type="float" office:value="247.6" table:style-name="ce2">
            <text:p>247.6</text:p>
          </table:table-cell>
          <table:table-cell office:value-type="float" office:value="21.391666666666701" table:style-name="ce2">
            <text:p>21.39166667</text:p>
          </table:table-cell>
          <table:table-cell office:value-type="float" office:value="276.54000000000002" table:style-name="ce2">
            <text:p>276.54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0.816666666666698" table:style-name="ce2">
            <text:p>20.81666667</text:p>
          </table:table-cell>
          <table:table-cell office:value-type="float" office:value="262.2" table:style-name="ce2">
            <text:p>262.2</text:p>
          </table:table-cell>
          <table:table-cell office:value-type="float" office:value="21.466666666666701" table:style-name="ce2">
            <text:p>21.46666667</text:p>
          </table:table-cell>
          <table:table-cell office:value-type="float" office:value="243.2" table:style-name="ce2">
            <text:p>243.2</text:p>
          </table:table-cell>
          <table:table-cell office:value-type="float" office:value="21.6666666666667" table:style-name="ce2">
            <text:p>21.66666667</text:p>
          </table:table-cell>
          <table:table-cell office:value-type="float" office:value="235.45" table:style-name="ce2">
            <text:p>235.45</text:p>
          </table:table-cell>
          <table:table-cell office:value-type="float" office:value="21.766666666666701" table:style-name="ce2">
            <text:p>21.76666667</text:p>
          </table:table-cell>
          <table:table-cell office:value-type="float" office:value="264.39" table:style-name="ce2">
            <text:p>264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3" table:style-name="ce2">
            <text:p>21.3</text:p>
          </table:table-cell>
          <table:table-cell office:value-type="float" office:value="276.7" table:style-name="ce2">
            <text:p>276.7</text:p>
          </table:table-cell>
          <table:table-cell office:value-type="float" office:value="21.633333333333301" table:style-name="ce2">
            <text:p>21.63333333</text:p>
          </table:table-cell>
          <table:table-cell office:value-type="float" office:value="248.2" table:style-name="ce2">
            <text:p>248.2</text:p>
          </table:table-cell>
          <table:table-cell office:value-type="float" office:value="21.966666666666701" table:style-name="ce2">
            <text:p>21.96666667</text:p>
          </table:table-cell>
          <table:table-cell office:value-type="float" office:value="244.45" table:style-name="ce2">
            <text:p>244.45</text:p>
          </table:table-cell>
          <table:table-cell office:value-type="float" office:value="22.3" table:style-name="ce2">
            <text:p>22.3</text:p>
          </table:table-cell>
          <table:table-cell office:value-type="float" office:value="280.39" table:style-name="ce2">
            <text:p>280.3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7916666666667" table:style-name="ce2">
            <text:p>21.79166667</text:p>
          </table:table-cell>
          <table:table-cell office:value-type="float" office:value="260.77" table:style-name="ce2">
            <text:p>260.77</text:p>
          </table:table-cell>
          <table:table-cell office:value-type="float" office:value="22.125" table:style-name="ce2">
            <text:p>22.125</text:p>
          </table:table-cell>
          <table:table-cell office:value-type="float" office:value="232.27" table:style-name="ce2">
            <text:p>232.27</text:p>
          </table:table-cell>
          <table:table-cell office:value-type="float" office:value="22.4583333333333" table:style-name="ce2">
            <text:p>22.45833333</text:p>
          </table:table-cell>
          <table:table-cell office:value-type="float" office:value="228.52" table:style-name="ce2">
            <text:p>228.52</text:p>
          </table:table-cell>
          <table:table-cell office:value-type="float" office:value="22.7916666666667" table:style-name="ce2">
            <text:p>22.79166667</text:p>
          </table:table-cell>
          <table:table-cell office:value-type="float" office:value="264.45999999999998" table:style-name="ce2">
            <text:p>264.46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1.991666666666699" table:style-name="ce2">
            <text:p>21.99166667</text:p>
          </table:table-cell>
          <table:table-cell office:value-type="float" office:value="266.77" table:style-name="ce2">
            <text:p>266.77</text:p>
          </table:table-cell>
          <table:table-cell office:value-type="float" office:value="22.253360502771798" table:style-name="ce2">
            <text:p>22.2533605</text:p>
          </table:table-cell>
          <table:table-cell office:value-type="float" office:value="349.07805752236499" table:style-name="ce2">
            <text:p>349.0780575</text:p>
          </table:table-cell>
          <table:table-cell office:value-type="float" office:value="22.590810417695799" table:style-name="ce2">
            <text:p>22.59081042</text:p>
          </table:table-cell>
          <table:table-cell office:value-type="float" office:value="349.07414676985502" table:style-name="ce2">
            <text:p>349.0741468</text:p>
          </table:table-cell>
          <table:table-cell office:value-type="float" office:value="22.991666666666699" table:style-name="ce2">
            <text:p>22.99166667</text:p>
          </table:table-cell>
          <table:table-cell office:value-type="float" office:value="270.45999999999998" table:style-name="ce2">
            <text:p>270.46</text:p>
          </table:table-cell>
          <table:table-cell table:number-columns-repeated="16314"/>
        </table:table-row>
        <table:table-row table:number-rows-repeated="2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" table:style-name="ce2">
            <text:p>23</text:p>
          </table:table-cell>
          <table:table-cell office:value-type="float" office:value="234.1" table:style-name="ce2">
            <text:p>234.1</text:p>
          </table:table-cell>
          <table:table-cell office:value-type="float" office:value="23" table:style-name="ce2">
            <text:p>23</text:p>
          </table:table-cell>
          <table:table-cell office:value-type="float" office:value="327.32999999999902" table:style-name="ce2">
            <text:p>327.33</text:p>
          </table:table-cell>
          <table:table-cell office:value-type="float" office:value="23" table:style-name="ce2">
            <text:p>23</text:p>
          </table:table-cell>
          <table:table-cell office:value-type="float" office:value="338.12999999999897" table:style-name="ce2">
            <text:p>338.13</text:p>
          </table:table-cell>
          <table:table-cell office:value-type="float" office:value="23" table:style-name="ce2">
            <text:p>23</text:p>
          </table:table-cell>
          <table:table-cell office:value-type="float" office:value="270.19" table:style-name="ce2">
            <text:p>270.19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234.1" table:style-name="ce2">
            <text:p>234.1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27.32999999999902" table:style-name="ce2">
            <text:p>327.3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8.12999999999897" table:style-name="ce2">
            <text:p>338.13</text:p>
          </table:table-cell>
          <table:table-cell office:value-type="float" office:value="23.991666666666699" table:style-name="ce2">
            <text:p>23.99166667</text:p>
          </table:table-cell>
          <table:table-cell office:value-type="float" office:value="338.12999999999897" table:style-name="ce2">
            <text:p>338.13</text:p>
          </table:table-cell>
          <table:table-cell table:number-columns-repeated="16314"/>
        </table:table-row>
        <table:table-row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float" office:value="24" table:style-name="ce2">
            <text:p>24</text:p>
          </table:table-cell>
          <table:table-cell office:value-type="float" office:value="234.1" table:style-name="ce2">
            <text:p>234.1</text:p>
          </table:table-cell>
          <table:table-cell office:value-type="float" office:value="24" table:style-name="ce2">
            <text:p>24</text:p>
          </table:table-cell>
          <table:table-cell office:value-type="float" office:value="327.32999999999902" table:style-name="ce2">
            <text:p>327.33</text:p>
          </table:table-cell>
          <table:table-cell office:value-type="float" office:value="24" table:style-name="ce2">
            <text:p>24</text:p>
          </table:table-cell>
          <table:table-cell office:value-type="float" office:value="338.12999999999897" table:style-name="ce2">
            <text:p>338.13</text:p>
          </table:table-cell>
          <table:table-cell office:value-type="float" office:value="24" table:style-name="ce2">
            <text:p>24</text:p>
          </table:table-cell>
          <table:table-cell office:value-type="float" office:value="338.12999999999897" table:style-name="ce2">
            <text:p>338.13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office:value-type="string" table:style-name="ce2">
            <text:p>nan</text:p>
          </table:table-cell>
          <table:table-cell table:number-columns-repeated="16314"/>
        </table:table-row>
        <table:table-row table:number-rows-repeated="1047899" table:style-name="ro2">
          <table:table-cell table:number-columns-repeated="16384"/>
        </table:table-row>
      </table:table>
      <table:table table:name="sa-quick-charge" table:style-name="ta1"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9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6" table:default-cell-style-name="ce1"/>
        <table:table-column table:style-name="co10" table:default-cell-style-name="ce1"/>
        <table:table-column table:style-name="co9" table:default-cell-style-name="ce1"/>
        <table:table-column table:style-name="co7" table:default-cell-style-name="ce1"/>
        <table:table-column table:style-name="co2" table:number-columns-repeated="16314" table:default-cell-style-name="ce1"/>
        <table:table-row table:style-name="ro1">
          <table:table-cell office:value-type="string" table:style-name="ce1">
            <text:p>time0</text:p>
          </table:table-cell>
          <table:table-cell office:value-type="string" table:style-name="ce1">
            <text:p>eta0</text:p>
          </table:table-cell>
          <table:table-cell office:value-type="string" table:style-name="ce1">
            <text:p>time1</text:p>
          </table:table-cell>
          <table:table-cell office:value-type="string" table:style-name="ce1">
            <text:p>eta1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eta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eta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eta4</text:p>
          </table:table-cell>
          <table:table-cell office:value-type="string" table:style-name="ce1">
            <text:p>time5</text:p>
          </table:table-cell>
          <table:table-cell office:value-type="string" table:style-name="ce1">
            <text:p>eta5</text:p>
          </table:table-cell>
          <table:table-cell office:value-type="string" table:style-name="ce1">
            <text:p>time6</text:p>
          </table:table-cell>
          <table:table-cell office:value-type="string" table:style-name="ce1">
            <text:p>eta6</text:p>
          </table:table-cell>
          <table:table-cell office:value-type="string" table:style-name="ce1">
            <text:p>time7</text:p>
          </table:table-cell>
          <table:table-cell office:value-type="string" table:style-name="ce1">
            <text:p>eta7</text:p>
          </table:table-cell>
          <table:table-cell office:value-type="string" table:style-name="ce1">
            <text:p>time8</text:p>
          </table:table-cell>
          <table:table-cell office:value-type="string" table:style-name="ce1">
            <text:p>eta8</text:p>
          </table:table-cell>
          <table:table-cell office:value-type="string" table:style-name="ce1">
            <text:p>time9</text:p>
          </table:table-cell>
          <table:table-cell office:value-type="string" table:style-name="ce1">
            <text:p>eta9</text:p>
          </table:table-cell>
          <table:table-cell office:value-type="string" table:style-name="ce1">
            <text:p>time10</text:p>
          </table:table-cell>
          <table:table-cell office:value-type="string" table:style-name="ce1">
            <text:p>eta10</text:p>
          </table:table-cell>
          <table:table-cell office:value-type="string" table:style-name="ce1">
            <text:p>time11</text:p>
          </table:table-cell>
          <table:table-cell office:value-type="string" table:style-name="ce1">
            <text:p>eta11</text:p>
          </table:table-cell>
          <table:table-cell office:value-type="string" table:style-name="ce1">
            <text:p>time12</text:p>
          </table:table-cell>
          <table:table-cell office:value-type="string" table:style-name="ce1">
            <text:p>eta12</text:p>
          </table:table-cell>
          <table:table-cell office:value-type="string" table:style-name="ce1">
            <text:p>time13</text:p>
          </table:table-cell>
          <table:table-cell office:value-type="string" table:style-name="ce1">
            <text:p>eta13</text:p>
          </table:table-cell>
          <table:table-cell office:value-type="string" table:style-name="ce1">
            <text:p>time14</text:p>
          </table:table-cell>
          <table:table-cell office:value-type="string" table:style-name="ce1">
            <text:p>eta14</text:p>
          </table:table-cell>
          <table:table-cell office:value-type="string" table:style-name="ce1">
            <text:p>time15</text:p>
          </table:table-cell>
          <table:table-cell office:value-type="string" table:style-name="ce1">
            <text:p>eta15</text:p>
          </table:table-cell>
          <table:table-cell office:value-type="string" table:style-name="ce1">
            <text:p>time16</text:p>
          </table:table-cell>
          <table:table-cell office:value-type="string" table:style-name="ce1">
            <text:p>eta16</text:p>
          </table:table-cell>
          <table:table-cell office:value-type="string" table:style-name="ce1">
            <text:p>time17</text:p>
          </table:table-cell>
          <table:table-cell office:value-type="string" table:style-name="ce1">
            <text:p>eta17</text:p>
          </table:table-cell>
          <table:table-cell office:value-type="string" table:style-name="ce1">
            <text:p>time18</text:p>
          </table:table-cell>
          <table:table-cell office:value-type="string" table:style-name="ce1">
            <text:p>eta18</text:p>
          </table:table-cell>
          <table:table-cell office:value-type="string" table:style-name="ce1">
            <text:p>time19</text:p>
          </table:table-cell>
          <table:table-cell office:value-type="string" table:style-name="ce1">
            <text:p>eta19</text:p>
          </table:table-cell>
          <table:table-cell office:value-type="string" table:style-name="ce1">
            <text:p>time20</text:p>
          </table:table-cell>
          <table:table-cell office:value-type="string" table:style-name="ce1">
            <text:p>eta20</text:p>
          </table:table-cell>
          <table:table-cell office:value-type="string" table:style-name="ce1">
            <text:p>time21</text:p>
          </table:table-cell>
          <table:table-cell office:value-type="string" table:style-name="ce1">
            <text:p>eta21</text:p>
          </table:table-cell>
          <table:table-cell office:value-type="string" table:style-name="ce1">
            <text:p>time22</text:p>
          </table:table-cell>
          <table:table-cell office:value-type="string" table:style-name="ce1">
            <text:p>eta22</text:p>
          </table:table-cell>
          <table:table-cell office:value-type="string" table:style-name="ce1">
            <text:p>time23</text:p>
          </table:table-cell>
          <table:table-cell office:value-type="string" table:style-name="ce1">
            <text:p>eta23</text:p>
          </table:table-cell>
          <table:table-cell office:value-type="string" table:style-name="ce1">
            <text:p>time24</text:p>
          </table:table-cell>
          <table:table-cell office:value-type="string" table:style-name="ce1">
            <text:p>eta24</text:p>
          </table:table-cell>
          <table:table-cell office:value-type="string" table:style-name="ce1">
            <text:p>time25</text:p>
          </table:table-cell>
          <table:table-cell office:value-type="string" table:style-name="ce1">
            <text:p>eta25</text:p>
          </table:table-cell>
          <table:table-cell office:value-type="string" table:style-name="ce1">
            <text:p>time26</text:p>
          </table:table-cell>
          <table:table-cell office:value-type="string" table:style-name="ce1">
            <text:p>eta26</text:p>
          </table:table-cell>
          <table:table-cell office:value-type="string" table:style-name="ce1">
            <text:p>time27</text:p>
          </table:table-cell>
          <table:table-cell office:value-type="string" table:style-name="ce1">
            <text:p>eta27</text:p>
          </table:table-cell>
          <table:table-cell office:value-type="string" table:style-name="ce1">
            <text:p>time28</text:p>
          </table:table-cell>
          <table:table-cell office:value-type="string" table:style-name="ce1">
            <text:p>eta28</text:p>
          </table:table-cell>
          <table:table-cell office:value-type="string" table:style-name="ce1">
            <text:p>time29</text:p>
          </table:table-cell>
          <table:table-cell office:value-type="string" table:style-name="ce1">
            <text:p>eta29</text:p>
          </table:table-cell>
          <table:table-cell office:value-type="string" table:style-name="ce1">
            <text:p>time30</text:p>
          </table:table-cell>
          <table:table-cell office:value-type="string" table:style-name="ce1">
            <text:p>eta30</text:p>
          </table:table-cell>
          <table:table-cell office:value-type="string" table:style-name="ce1">
            <text:p>time31</text:p>
          </table:table-cell>
          <table:table-cell office:value-type="string" table:style-name="ce1">
            <text:p>eta31</text:p>
          </table:table-cell>
          <table:table-cell office:value-type="string" table:style-name="ce1">
            <text:p>time32</text:p>
          </table:table-cell>
          <table:table-cell office:value-type="string" table:style-name="ce1">
            <text:p>eta32</text:p>
          </table:table-cell>
          <table:table-cell office:value-type="string" table:style-name="ce1">
            <text:p>time33</text:p>
          </table:table-cell>
          <table:table-cell office:value-type="string" table:style-name="ce1">
            <text:p>eta33</text:p>
          </table:table-cell>
          <table:table-cell office:value-type="string" table:style-name="ce1">
            <text:p>time34</text:p>
          </table:table-cell>
          <table:table-cell office:value-type="string" table:style-name="ce1">
            <text:p>eta34</text:p>
          </table:table-cell>
          <table:table-cell table:number-columns-repeated="16314"/>
        </table:table-row>
        <table:table-row table:style-name="ro1">
          <table:table-cell office:value-type="float" office:value="2.723421E-4" table:style-name="ce1">
            <text:p>0.00027234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7164590000000004E-4" table:style-name="ce1">
            <text:p>0.000771646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9743047999999998E-5" table:style-name="ce1">
            <text:p>5.9743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0670857E-5" table:style-name="ce1">
            <text:p>4.06709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3268787000000001E-4" table:style-name="ce1">
            <text:p>0.00033268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4684789999999996E-4" table:style-name="ce1">
            <text:p>0.00064684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7177109999999997E-4" table:style-name="ce1">
            <text:p>0.00067177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2707869999999997E-4" table:style-name="ce1">
            <text:p>0.000527079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8505030000000004E-4" table:style-name="ce1">
            <text:p>0.000585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4072470000000001E-4" table:style-name="ce1">
            <text:p>0.00034072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2077892000000003E-5" table:style-name="ce1">
            <text:p>5.20779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6589732999999996E-4" table:style-name="ce1">
            <text:p>0.00076589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2263120000000003E-4" table:style-name="ce1">
            <text:p>0.00052263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2259162000000001E-4" table:style-name="ce1">
            <text:p>0.00012259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0945760000000002E-5" table:style-name="ce1">
            <text:p>3.09458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9712315E-4" table:style-name="ce1">
            <text:p>0.000197123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2016047000000002E-5" table:style-name="ce1">
            <text:p>3.2016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6031101999999999E-5" table:style-name="ce1">
            <text:p>4.60311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1416810000000001E-4" table:style-name="ce1">
            <text:p>0.00031416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7336105999999996E-4" table:style-name="ce1">
            <text:p>0.000573361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2.7496458000000001E-4" table:style-name="ce1">
            <text:p>0.00027496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6683755999999996E-4" table:style-name="ce1">
            <text:p>0.000766838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8513230000000002E-5" table:style-name="ce1">
            <text:p>6.85132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6602939999999994E-5" table:style-name="ce1">
            <text:p>7.66029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2981393999999998E-4" table:style-name="ce1">
            <text:p>0.00072981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1199982999999999E-4" table:style-name="ce1">
            <text:p>0.00071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8.1439710000000005E-4" table:style-name="ce1">
            <text:p>0.000814397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2504660000000003E-5" table:style-name="ce1">
            <text:p>5.25047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3.9854350000000002E-4" table:style-name="ce1">
            <text:p>0.00039854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1.8878414000000001E-4" table:style-name="ce1">
            <text:p>0.000188784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4.3530228000000002E-5" table:style-name="ce1">
            <text:p>4.35302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6.931118E-4" table:style-name="ce1">
            <text:p>0.00069311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7999169999999997E-4" table:style-name="ce1">
            <text:p>0.000779992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5.2886204E-5" table:style-name="ce1">
            <text:p>5.28862E-05</text:p>
          </table:table-cell>
          <table:table-cell office:value-type="float" office:value="349.19997999999998" table:style-name="ce1">
            <text:p>349.19998</text:p>
          </table:table-cell>
          <table:table-cell office:value-type="float" office:value="7.5173454000000001E-4" table:style-name="ce1">
            <text:p>0.000751735</text:p>
          </table:table-cell>
          <table:table-cell office:value-type="float" office:value="349.19997999999998" table:style-name="ce1">
            <text:p>349.19998</text:p>
          </table:table-cell>
          <table:table-cell table:number-columns-repeated="16314"/>
        </table:table-row>
        <table:table-row table:style-name="ro1">
          <table:table-cell office:value-type="float" office:value="7.1526879999999997E-4" table:style-name="ce1">
            <text:p>0.000715269</text:p>
          </table:table-cell>
          <table:table-cell office:value-type="float" office:value="349.21325999999999" table:style-name="ce1">
            <text:p>349.21326</text:p>
          </table:table-cell>
          <table:table-cell office:value-type="float" office:value="9.7409804999999997E-4" table:style-name="ce1">
            <text:p>0.000974098</text:p>
          </table:table-cell>
          <table:table-cell office:value-type="float" office:value="349.20605" table:style-name="ce1">
            <text:p>349.20605</text:p>
          </table:table-cell>
          <table:table-cell office:value-type="float" office:value="4.9758604000000001E-4" table:style-name="ce1">
            <text:p>0.000497586</text:p>
          </table:table-cell>
          <table:table-cell office:value-type="float" office:value="349.2131" table:style-name="ce1">
            <text:p>349.2131</text:p>
          </table:table-cell>
          <table:table-cell office:value-type="float" office:value="1.5437814999999999E-4" table:style-name="ce1">
            <text:p>0.000154378</text:p>
          </table:table-cell>
          <table:table-cell office:value-type="float" office:value="349.20339999999999" table:style-name="ce1">
            <text:p>349.2034</text:p>
          </table:table-cell>
          <table:table-cell office:value-type="float" office:value="8.5618140000000005E-4" table:style-name="ce1">
            <text:p>0.000856181</text:p>
          </table:table-cell>
          <table:table-cell office:value-type="float" office:value="349.67685" table:style-name="ce1">
            <text:p>349.67685</text:p>
          </table:table-cell>
          <table:table-cell office:value-type="float" office:value="7.6580430000000002E-4" table:style-name="ce1">
            <text:p>0.000765804</text:p>
          </table:table-cell>
          <table:table-cell office:value-type="float" office:value="349.20355000000001" table:style-name="ce1">
            <text:p>349.20355</text:p>
          </table:table-cell>
          <table:table-cell office:value-type="float" office:value="9.7876800000000009E-4" table:style-name="ce1">
            <text:p>0.000978768</text:p>
          </table:table-cell>
          <table:table-cell office:value-type="float" office:value="349.20920000000001" table:style-name="ce1">
            <text:p>349.2092</text:p>
          </table:table-cell>
          <table:table-cell office:value-type="float" office:value="6.683406E-4" table:style-name="ce1">
            <text:p>0.000668341</text:p>
          </table:table-cell>
          <table:table-cell office:value-type="float" office:value="349.20422000000002" table:style-name="ce1">
            <text:p>349.20422</text:p>
          </table:table-cell>
          <table:table-cell office:value-type="float" office:value="7.2881574000000003E-4" table:style-name="ce1">
            <text:p>0.000728816</text:p>
          </table:table-cell>
          <table:table-cell office:value-type="float" office:value="349.20427999999998" table:style-name="ce1">
            <text:p>349.20428</text:p>
          </table:table-cell>
          <table:table-cell office:value-type="float" office:value="6.3090339999999996E-4" table:style-name="ce1">
            <text:p>0.000630903</text:p>
          </table:table-cell>
          <table:table-cell office:value-type="float" office:value="349.20868000000002" table:style-name="ce1">
            <text:p>349.20868</text:p>
          </table:table-cell>
          <table:table-cell office:value-type="float" office:value="7.5626709999999995E-4" table:style-name="ce1">
            <text:p>0.000756267</text:p>
          </table:table-cell>
          <table:table-cell office:value-type="float" office:value="349.84145999999998" table:style-name="ce1">
            <text:p>349.84146</text:p>
          </table:table-cell>
          <table:table-cell office:value-type="float" office:value="9.6348044000000004E-4" table:style-name="ce1">
            <text:p>0.00096348</text:p>
          </table:table-cell>
          <table:table-cell office:value-type="float" office:value="349.20589999999999" table:style-name="ce1">
            <text:p>349.2059</text:p>
          </table:table-cell>
          <table:table-cell office:value-type="float" office:value="6.2614850000000004E-4" table:style-name="ce1">
            <text:p>0.000626149</text:p>
          </table:table-cell>
          <table:table-cell office:value-type="float" office:value="349.20310000000001" table:style-name="ce1">
            <text:p>349.2031</text:p>
          </table:table-cell>
          <table:table-cell office:value-type="float" office:value="8.7792790000000001E-4" table:style-name="ce1">
            <text:p>0.000877928</text:p>
          </table:table-cell>
          <table:table-cell office:value-type="float" office:value="349.22266000000002" table:style-name="ce1">
            <text:p>349.22266</text:p>
          </table:table-cell>
          <table:table-cell office:value-type="float" office:value="1.6736577000000001E-4" table:style-name="ce1">
            <text:p>0.000167366</text:p>
          </table:table-cell>
          <table:table-cell office:value-type="float" office:value="349.20407" table:style-name="ce1">
            <text:p>349.20407</text:p>
          </table:table-cell>
          <table:table-cell office:value-type="float" office:value="3.1455877000000001E-4" table:style-name="ce1">
            <text:p>0.000314559</text:p>
          </table:table-cell>
          <table:table-cell office:value-type="float" office:value="349.20350000000002" table:style-name="ce1">
            <text:p>349.2035</text:p>
          </table:table-cell>
          <table:table-cell office:value-type="float" office:value="5.4788009999999997E-4" table:style-name="ce1">
            <text:p>0.00054788</text:p>
          </table:table-cell>
          <table:table-cell office:value-type="float" office:value="349.21544999999998" table:style-name="ce1">
            <text:p>349.21545</text:p>
          </table:table-cell>
          <table:table-cell office:value-type="float" office:value="5.2958005E-4" table:style-name="ce1">
            <text:p>0.00052958</text:p>
          </table:table-cell>
          <table:table-cell office:value-type="float" office:value="349.64046999999999" table:style-name="ce1">
            <text:p>349.64047</text:p>
          </table:table-cell>
          <table:table-cell office:value-type="float" office:value="6.0594396000000002E-4" table:style-name="ce1">
            <text:p>0.000605944</text:p>
          </table:table-cell>
          <table:table-cell office:value-type="float" office:value="349.20873999999998" table:style-name="ce1">
            <text:p>349.20874</text:p>
          </table:table-cell>
          <table:table-cell office:value-type="float" office:value="9.4883529999999997E-4" table:style-name="ce1">
            <text:p>0.000948835</text:p>
          </table:table-cell>
          <table:table-cell office:value-type="float" office:value="349.54201999999998" table:style-name="ce1">
            <text:p>349.54202</text:p>
          </table:table-cell>
          <table:table-cell office:value-type="float" office:value="6.6139514000000004E-4" table:style-name="ce1">
            <text:p>0.000661395</text:p>
          </table:table-cell>
          <table:table-cell office:value-type="float" office:value="349.55200000000002" table:style-name="ce1">
            <text:p>349.552</text:p>
          </table:table-cell>
          <table:table-cell office:value-type="float" office:value="9.4898406000000002E-4" table:style-name="ce1">
            <text:p>0.000948984</text:p>
          </table:table-cell>
          <table:table-cell office:value-type="float" office:value="349.20544000000001" table:style-name="ce1">
            <text:p>349.20544</text:p>
          </table:table-cell>
          <table:table-cell office:value-type="float" office:value="2.3366123999999999E-4" table:style-name="ce1">
            <text:p>0.000233661</text:p>
          </table:table-cell>
          <table:table-cell office:value-type="float" office:value="349.20492999999999" table:style-name="ce1">
            <text:p>349.20493</text:p>
          </table:table-cell>
          <table:table-cell office:value-type="float" office:value="9.4133463999999999E-4" table:style-name="ce1">
            <text:p>0.000941335</text:p>
          </table:table-cell>
          <table:table-cell office:value-type="float" office:value="349.22591999999997" table:style-name="ce1">
            <text:p>349.22592</text:p>
          </table:table-cell>
          <table:table-cell office:value-type="float" office:value="8.5198879999999998E-4" table:style-name="ce1">
            <text:p>0.000851989</text:p>
          </table:table-cell>
          <table:table-cell office:value-type="float" office:value="349.20364000000001" table:style-name="ce1">
            <text:p>349.20364</text:p>
          </table:table-cell>
          <table:table-cell office:value-type="float" office:value="9.914422E-4" table:style-name="ce1">
            <text:p>0.000991442</text:p>
          </table:table-cell>
          <table:table-cell office:value-type="float" office:value="349.45452999999998" table:style-name="ce1">
            <text:p>349.45453</text:p>
          </table:table-cell>
          <table:table-cell office:value-type="float" office:value="9.2085249999999995E-4" table:style-name="ce1">
            <text:p>0.000920853</text:p>
          </table:table-cell>
          <table:table-cell office:value-type="float" office:value="349.29696999999999" table:style-name="ce1">
            <text:p>349.29697</text:p>
          </table:table-cell>
          <table:table-cell office:value-type="float" office:value="8.7890989999999997E-4" table:style-name="ce1">
            <text:p>0.00087891</text:p>
          </table:table-cell>
          <table:table-cell office:value-type="float" office:value="349.95280000000002" table:style-name="ce1">
            <text:p>349.9528</text:p>
          </table:table-cell>
          <table:table-cell office:value-type="float" office:value="5.0596430000000002E-4" table:style-name="ce1">
            <text:p>0.000505964</text:p>
          </table:table-cell>
          <table:table-cell office:value-type="float" office:value="349.20321999999999" table:style-name="ce1">
            <text:p>349.20322</text:p>
          </table:table-cell>
          <table:table-cell office:value-type="float" office:value="8.6461793E-4" table:style-name="ce1">
            <text:p>0.000864618</text:p>
          </table:table-cell>
          <table:table-cell office:value-type="float" office:value="349.22025000000002" table:style-name="ce1">
            <text:p>349.22025</text:p>
          </table:table-cell>
          <table:table-cell office:value-type="float" office:value="8.4855274E-4" table:style-name="ce1">
            <text:p>0.000848553</text:p>
          </table:table-cell>
          <table:table-cell office:value-type="float" office:value="349.93331999999998" table:style-name="ce1">
            <text:p>349.93332</text:p>
          </table:table-cell>
          <table:table-cell office:value-type="float" office:value="8.9401857E-4" table:style-name="ce1">
            <text:p>0.000894019</text:p>
          </table:table-cell>
          <table:table-cell office:value-type="float" office:value="349.20600000000002" table:style-name="ce1">
            <text:p>349.206</text:p>
          </table:table-cell>
          <table:table-cell office:value-type="float" office:value="9.2585639999999999E-4" table:style-name="ce1">
            <text:p>0.000925856</text:p>
          </table:table-cell>
          <table:table-cell office:value-type="float" office:value="349.20434999999998" table:style-name="ce1">
            <text:p>349.20435</text:p>
          </table:table-cell>
          <table:table-cell office:value-type="float" office:value="6.1855454000000001E-4" table:style-name="ce1">
            <text:p>0.000618555</text:p>
          </table:table-cell>
          <table:table-cell office:value-type="float" office:value="349.21695" table:style-name="ce1">
            <text:p>349.21695</text:p>
          </table:table-cell>
          <table:table-cell office:value-type="float" office:value="8.7581143999999997E-4" table:style-name="ce1">
            <text:p>0.000875811</text:p>
          </table:table-cell>
          <table:table-cell office:value-type="float" office:value="349.20370000000003" table:style-name="ce1">
            <text:p>349.2037</text:p>
          </table:table-cell>
          <table:table-cell table:number-columns-repeated="16314"/>
        </table:table-row>
        <table:table-row table:style-name="ro1">
          <table:table-cell office:value-type="float" office:value="5.3333335000000002" table:style-name="ce1">
            <text:p>5.3333335</text:p>
          </table:table-cell>
          <table:table-cell office:value-type="float" office:value="176.41324" table:style-name="ce1">
            <text:p>176.41324</text:p>
          </table:table-cell>
          <table:table-cell office:value-type="float" office:value="5.6673400000000003" table:style-name="ce1">
            <text:p>5.66734</text:p>
          </table:table-cell>
          <table:table-cell office:value-type="float" office:value="165.60605000000001" table:style-name="ce1">
            <text:p>165.60605</text:p>
          </table:table-cell>
          <table:table-cell office:value-type="float" office:value="6.0003586000000002" table:style-name="ce1">
            <text:p>6.0003586</text:p>
          </table:table-cell>
          <table:table-cell office:value-type="float" office:value="154.81309999999999" table:style-name="ce1">
            <text:p>154.8131</text:p>
          </table:table-cell>
          <table:table-cell office:value-type="float" office:value="5" table:style-name="ce1">
            <text:p>5</text:p>
          </table:table-cell>
          <table:table-cell office:value-type="float" office:value="187.20339999999999" table:style-name="ce1">
            <text:p>187.2034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87683000000001" table:style-name="ce1">
            <text:p>176.87683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355000000001" table:style-name="ce1">
            <text:p>165.60355</text:p>
          </table:table-cell>
          <table:table-cell office:value-type="float" office:value="6.0001730000000002" table:style-name="ce1">
            <text:p>6.000173</text:p>
          </table:table-cell>
          <table:table-cell office:value-type="float" office:value="154.80919" table:style-name="ce1">
            <text:p>154.80919</text:p>
          </table:table-cell>
          <table:table-cell office:value-type="float" office:value="5" table:style-name="ce1">
            <text:p>5</text:p>
          </table:table-cell>
          <table:table-cell office:value-type="float" office:value="187.20421999999999" table:style-name="ce1">
            <text:p>187.20422</text:p>
          </table:table-cell>
          <table:table-cell office:value-type="float" office:value="9.7217500000000001" table:style-name="ce1">
            <text:p>9.72175</text:p>
          </table:table-cell>
          <table:table-cell office:value-type="float" office:value="176.40427" table:style-name="ce1">
            <text:p>176.40427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866999999999" table:style-name="ce1">
            <text:p>165.60867</text:p>
          </table:table-cell>
          <table:table-cell office:value-type="float" office:value="7.7369905000000001" table:style-name="ce1">
            <text:p>7.7369905</text:p>
          </table:table-cell>
          <table:table-cell office:value-type="float" office:value="155.44145" table:style-name="ce1">
            <text:p>155.44145</text:p>
          </table:table-cell>
          <table:table-cell office:value-type="float" office:value="5.0004099999999996" table:style-name="ce1">
            <text:p>5.00041</text:p>
          </table:table-cell>
          <table:table-cell office:value-type="float" office:value="187.20590000000001" table:style-name="ce1">
            <text:p>187.2059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307999999999" table:style-name="ce1">
            <text:p>176.40308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2264999999999" table:style-name="ce1">
            <text:p>165.62265</text:p>
          </table:table-cell>
          <table:table-cell office:value-type="float" office:value="6.0008325999999999" table:style-name="ce1">
            <text:p>6.0008326</text:p>
          </table:table-cell>
          <table:table-cell office:value-type="float" office:value="154.80405999999999" table:style-name="ce1">
            <text:p>154.80406</text:p>
          </table:table-cell>
          <table:table-cell office:value-type="float" office:value="5.1458993" table:style-name="ce1">
            <text:p>5.1458993</text:p>
          </table:table-cell>
          <table:table-cell office:value-type="float" office:value="187.20348999999999" table:style-name="ce1">
            <text:p>187.20349</text:p>
          </table:table-cell>
          <table:table-cell office:value-type="float" office:value="5.6749090000000004" table:style-name="ce1">
            <text:p>5.674909</text:p>
          </table:table-cell>
          <table:table-cell office:value-type="float" office:value="176.41543999999999" table:style-name="ce1">
            <text:p>176.41544</text:p>
          </table:table-cell>
          <table:table-cell office:value-type="float" office:value="5.8321486" table:style-name="ce1">
            <text:p>5.8321486</text:p>
          </table:table-cell>
          <table:table-cell office:value-type="float" office:value="166.04047" table:style-name="ce1">
            <text:p>166.04047</text:p>
          </table:table-cell>
          <table:table-cell office:value-type="float" office:value="6" table:style-name="ce1">
            <text:p>6</text:p>
          </table:table-cell>
          <table:table-cell office:value-type="float" office:value="154.80873" table:style-name="ce1">
            <text:p>154.80873</text:p>
          </table:table-cell>
          <table:table-cell office:value-type="float" office:value="5" table:style-name="ce1">
            <text:p>5</text:p>
          </table:table-cell>
          <table:table-cell office:value-type="float" office:value="187.54202000000001" table:style-name="ce1">
            <text:p>187.54202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75198" table:style-name="ce1">
            <text:p>176.75198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0543999999999" table:style-name="ce1">
            <text:p>165.60544</text:p>
          </table:table-cell>
          <table:table-cell office:value-type="float" office:value="6" table:style-name="ce1">
            <text:p>6</text:p>
          </table:table-cell>
          <table:table-cell office:value-type="float" office:value="154.80492000000001" table:style-name="ce1">
            <text:p>154.80492</text:p>
          </table:table-cell>
          <table:table-cell office:value-type="float" office:value="5.6120824999999996" table:style-name="ce1">
            <text:p>5.6120825</text:p>
          </table:table-cell>
          <table:table-cell office:value-type="float" office:value="187.22592" table:style-name="ce1">
            <text:p>187.22592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362999999999" table:style-name="ce1">
            <text:p>176.40363</text:p>
          </table:table-cell>
          <table:table-cell office:value-type="float" office:value="6.0724486999999998" table:style-name="ce1">
            <text:p>6.0724487</text:p>
          </table:table-cell>
          <table:table-cell office:value-type="float" office:value="165.85452000000001" table:style-name="ce1">
            <text:p>165.85452</text:p>
          </table:table-cell>
          <table:table-cell office:value-type="float" office:value="7.3195943999999997" table:style-name="ce1">
            <text:p>7.3195944</text:p>
          </table:table-cell>
          <table:table-cell office:value-type="float" office:value="154.89696000000001" table:style-name="ce1">
            <text:p>154.89696</text:p>
          </table:table-cell>
          <table:table-cell office:value-type="float" office:value="13.593952" table:style-name="ce1">
            <text:p>13.593952</text:p>
          </table:table-cell>
          <table:table-cell office:value-type="float" office:value="187.95278999999999" table:style-name="ce1">
            <text:p>187.95279</text:p>
          </table:table-cell>
          <table:table-cell office:value-type="float" office:value="5.3333335000000002" table:style-name="ce1">
            <text:p>5.3333335</text:p>
          </table:table-cell>
          <table:table-cell office:value-type="float" office:value="176.4032" table:style-name="ce1">
            <text:p>176.4032</text:p>
          </table:table-cell>
          <table:table-cell office:value-type="float" office:value="5.6666664999999998" table:style-name="ce1">
            <text:p>5.6666665</text:p>
          </table:table-cell>
          <table:table-cell office:value-type="float" office:value="165.62024" table:style-name="ce1">
            <text:p>165.62024</text:p>
          </table:table-cell>
          <table:table-cell office:value-type="float" office:value="6" table:style-name="ce1">
            <text:p>6</text:p>
          </table:table-cell>
          <table:table-cell office:value-type="float" office:value="155.53331" table:style-name="ce1">
            <text:p>155.53331</text:p>
          </table:table-cell>
          <table:table-cell office:value-type="float" office:value="5" table:style-name="ce1">
            <text:p>5</text:p>
          </table:table-cell>
          <table:table-cell office:value-type="float" office:value="187.20599999999999" table:style-name="ce1">
            <text:p>187.206</text:p>
          </table:table-cell>
          <table:table-cell office:value-type="float" office:value="5.3334799999999998" table:style-name="ce1">
            <text:p>5.33348</text:p>
          </table:table-cell>
          <table:table-cell office:value-type="float" office:value="176.40432999999999" table:style-name="ce1">
            <text:p>176.40433</text:p>
          </table:table-cell>
          <table:table-cell office:value-type="float" office:value="5.6669197000000002" table:style-name="ce1">
            <text:p>5.6669197</text:p>
          </table:table-cell>
          <table:table-cell office:value-type="float" office:value="165.61694" table:style-name="ce1">
            <text:p>165.61694</text:p>
          </table:table-cell>
          <table:table-cell office:value-type="float" office:value="6.0004679999999997" table:style-name="ce1">
            <text:p>6.000468</text:p>
          </table:table-cell>
          <table:table-cell office:value-type="float" office:value="154.80369999999999" table:style-name="ce1">
            <text:p>154.8037</text:p>
          </table:table-cell>
          <table:table-cell table:number-columns-repeated="16314"/>
        </table:table-row>
        <table:table-row table:style-name="ro1">
          <table:table-cell office:value-type="float" office:value="5.3343334000000002" table:style-name="ce1">
            <text:p>5.3343334</text:p>
          </table:table-cell>
          <table:table-cell office:value-type="float" office:value="176.41324" table:style-name="ce1">
            <text:p>176.41324</text:p>
          </table:table-cell>
          <table:table-cell office:value-type="float" office:value="5.6674857000000003" table:style-name="ce1">
            <text:p>5.6674857</text:p>
          </table:table-cell>
          <table:table-cell office:value-type="float" office:value="165.60605000000001" table:style-name="ce1">
            <text:p>165.60605</text:p>
          </table:table-cell>
          <table:table-cell office:value-type="float" office:value="6.0009439999999996" table:style-name="ce1">
            <text:p>6.000944</text:p>
          </table:table-cell>
          <table:table-cell office:value-type="float" office:value="154.81309999999999" table:style-name="ce1">
            <text:p>154.8131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339999999999" table:style-name="ce1">
            <text:p>187.2034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87683000000001" table:style-name="ce1">
            <text:p>176.87683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0355000000001" table:style-name="ce1">
            <text:p>165.60355</text:p>
          </table:table-cell>
          <table:table-cell office:value-type="float" office:value="6.0008283000000002" table:style-name="ce1">
            <text:p>6.0008283</text:p>
          </table:table-cell>
          <table:table-cell office:value-type="float" office:value="154.80919" table:style-name="ce1">
            <text:p>154.80919</text:p>
          </table:table-cell>
          <table:table-cell office:value-type="float" office:value="10.208333" table:style-name="ce1">
            <text:p>10.208333</text:p>
          </table:table-cell>
          <table:table-cell office:value-type="float" office:value="187.20421999999999" table:style-name="ce1">
            <text:p>187.20422</text:p>
          </table:table-cell>
          <table:table-cell office:value-type="float" office:value="10.493167" table:style-name="ce1">
            <text:p>10.493167</text:p>
          </table:table-cell>
          <table:table-cell office:value-type="float" office:value="176.40427" table:style-name="ce1">
            <text:p>176.40427</text:p>
          </table:table-cell>
          <table:table-cell office:value-type="float" office:value="10.875" table:style-name="ce1">
            <text:p>10.875</text:p>
          </table:table-cell>
          <table:table-cell office:value-type="float" office:value="165.60866999999999" table:style-name="ce1">
            <text:p>165.60867</text:p>
          </table:table-cell>
          <table:table-cell office:value-type="float" office:value="8.2741860000000003" table:style-name="ce1">
            <text:p>8.274186</text:p>
          </table:table-cell>
          <table:table-cell office:value-type="float" office:value="155.44145" table:style-name="ce1">
            <text:p>155.44145</text:p>
          </table:table-cell>
          <table:table-cell office:value-type="float" office:value="5.0007029999999997" table:style-name="ce1">
            <text:p>5.000703</text:p>
          </table:table-cell>
          <table:table-cell office:value-type="float" office:value="187.20590000000001" table:style-name="ce1">
            <text:p>187.2059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40307999999999" table:style-name="ce1">
            <text:p>176.40308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2264999999999" table:style-name="ce1">
            <text:p>165.62265</text:p>
          </table:table-cell>
          <table:table-cell office:value-type="float" office:value="6.0009459999999999" table:style-name="ce1">
            <text:p>6.000946</text:p>
          </table:table-cell>
          <table:table-cell office:value-type="float" office:value="154.80405999999999" table:style-name="ce1">
            <text:p>154.80406</text:p>
          </table:table-cell>
          <table:table-cell office:value-type="float" office:value="5.2644304999999996" table:style-name="ce1">
            <text:p>5.2644305</text:p>
          </table:table-cell>
          <table:table-cell office:value-type="float" office:value="190.75943000000001" table:style-name="ce1">
            <text:p>190.75943</text:p>
          </table:table-cell>
          <table:table-cell office:value-type="float" office:value="5.6790209999999997" table:style-name="ce1">
            <text:p>5.679021</text:p>
          </table:table-cell>
          <table:table-cell office:value-type="float" office:value="176.41543999999999" table:style-name="ce1">
            <text:p>176.41544</text:p>
          </table:table-cell>
          <table:table-cell office:value-type="float" office:value="5.8797816999999997" table:style-name="ce1">
            <text:p>5.8797817</text:p>
          </table:table-cell>
          <table:table-cell office:value-type="float" office:value="166.04047" table:style-name="ce1">
            <text:p>166.04047</text:p>
          </table:table-cell>
          <table:table-cell office:value-type="float" office:value="6.375" table:style-name="ce1">
            <text:p>6.375</text:p>
          </table:table-cell>
          <table:table-cell office:value-type="float" office:value="154.80873" table:style-name="ce1">
            <text:p>154.80873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54202000000001" table:style-name="ce1">
            <text:p>187.54202</text:p>
          </table:table-cell>
          <table:table-cell office:value-type="float" office:value="5.3343334000000002" table:style-name="ce1">
            <text:p>5.3343334</text:p>
          </table:table-cell>
          <table:table-cell office:value-type="float" office:value="176.75198" table:style-name="ce1">
            <text:p>176.75198</text:p>
          </table:table-cell>
          <table:table-cell office:value-type="float" office:value="5.6676663999999999" table:style-name="ce1">
            <text:p>5.6676664</text:p>
          </table:table-cell>
          <table:table-cell office:value-type="float" office:value="165.60543999999999" table:style-name="ce1">
            <text:p>165.60544</text:p>
          </table:table-cell>
          <table:table-cell office:value-type="float" office:value="6.0010000000000003" table:style-name="ce1">
            <text:p>6.001</text:p>
          </table:table-cell>
          <table:table-cell office:value-type="float" office:value="154.80492000000001" table:style-name="ce1">
            <text:p>154.80492</text:p>
          </table:table-cell>
          <table:table-cell office:value-type="float" office:value="7.7188439999999998" table:style-name="ce1">
            <text:p>7.718844</text:p>
          </table:table-cell>
          <table:table-cell office:value-type="float" office:value="250.42876999999999" table:style-name="ce1">
            <text:p>250.42877</text:p>
          </table:table-cell>
          <table:table-cell office:value-type="float" office:value="9.5833329999999997" table:style-name="ce1">
            <text:p>9.583333</text:p>
          </table:table-cell>
          <table:table-cell office:value-type="float" office:value="176.40362999999999" table:style-name="ce1">
            <text:p>176.40363</text:p>
          </table:table-cell>
          <table:table-cell office:value-type="float" office:value="8.7054109999999998" table:style-name="ce1">
            <text:p>8.705411</text:p>
          </table:table-cell>
          <table:table-cell office:value-type="float" office:value="244.84338" table:style-name="ce1">
            <text:p>244.84338</text:p>
          </table:table-cell>
          <table:table-cell office:value-type="float" office:value="10.005993" table:style-name="ce1">
            <text:p>10.005993</text:p>
          </table:table-cell>
          <table:table-cell office:value-type="float" office:value="235.48892000000001" table:style-name="ce1">
            <text:p>235.48892</text:p>
          </table:table-cell>
          <table:table-cell office:value-type="float" office:value="16.028364" table:style-name="ce1">
            <text:p>16.028364</text:p>
          </table:table-cell>
          <table:table-cell office:value-type="float" office:value="187.95278999999999" table:style-name="ce1">
            <text:p>187.95279</text:p>
          </table:table-cell>
          <table:table-cell office:value-type="float" office:value="22.324999999999999" table:style-name="ce1">
            <text:p>22.325</text:p>
          </table:table-cell>
          <table:table-cell office:value-type="float" office:value="176.4032" table:style-name="ce1">
            <text:p>176.4032</text:p>
          </table:table-cell>
          <table:table-cell office:value-type="float" office:value="22.658332999999999" table:style-name="ce1">
            <text:p>22.658333</text:p>
          </table:table-cell>
          <table:table-cell office:value-type="float" office:value="165.62024" table:style-name="ce1">
            <text:p>165.62024</text:p>
          </table:table-cell>
          <table:table-cell office:value-type="float" office:value="22.991667" table:style-name="ce1">
            <text:p>22.991667</text:p>
          </table:table-cell>
          <table:table-cell office:value-type="float" office:value="155.53331" table:style-name="ce1">
            <text:p>155.53331</text:p>
          </table:table-cell>
          <table:table-cell office:value-type="float" office:value="5.0010000000000003" table:style-name="ce1">
            <text:p>5.001</text:p>
          </table:table-cell>
          <table:table-cell office:value-type="float" office:value="187.20599999999999" table:style-name="ce1">
            <text:p>187.206</text:p>
          </table:table-cell>
          <table:table-cell office:value-type="float" office:value="5.3340534999999996" table:style-name="ce1">
            <text:p>5.3340535</text:p>
          </table:table-cell>
          <table:table-cell office:value-type="float" office:value="176.40432999999999" table:style-name="ce1">
            <text:p>176.40433</text:p>
          </table:table-cell>
          <table:table-cell office:value-type="float" office:value="5.6672390000000004" table:style-name="ce1">
            <text:p>5.667239</text:p>
          </table:table-cell>
          <table:table-cell office:value-type="float" office:value="165.61694" table:style-name="ce1">
            <text:p>165.61694</text:p>
          </table:table-cell>
          <table:table-cell office:value-type="float" office:value="6.0005889999999997" table:style-name="ce1">
            <text:p>6.000589</text:p>
          </table:table-cell>
          <table:table-cell office:value-type="float" office:value="154.80369999999999" table:style-name="ce1">
            <text:p>154.8037</text:p>
          </table:table-cell>
          <table:table-cell table:number-columns-repeated="16314"/>
        </table:table-row>
        <table:table-row table:style-name="ro1">
          <table:table-cell office:value-type="float" office:value="6.016667" table:style-name="ce1">
            <text:p>6.016667</text:p>
          </table:table-cell>
          <table:table-cell office:value-type="float" office:value="154.27323999999999" table:style-name="ce1">
            <text:p>154.27324</text:p>
          </table:table-cell>
          <table:table-cell office:value-type="float" office:value="6.35" table:style-name="ce1">
            <text:p>6.35</text:p>
          </table:table-cell>
          <table:table-cell office:value-type="float" office:value="143.46605" table:style-name="ce1">
            <text:p>143.46605</text:p>
          </table:table-cell>
          <table:table-cell office:value-type="float" office:value="6.9918709999999997" table:style-name="ce1">
            <text:p>6.991871</text:p>
          </table:table-cell>
          <table:table-cell office:value-type="float" office:value="132.67310000000001" table:style-name="ce1">
            <text:p>132.6731</text:p>
          </table:table-cell>
          <table:table-cell office:value-type="float" office:value="7.3177304000000003" table:style-name="ce1">
            <text:p>7.3177304</text:p>
          </table:table-cell>
          <table:table-cell office:value-type="float" office:value="176.9434" table:style-name="ce1">
            <text:p>176.9434</text:p>
          </table:table-cell>
          <table:table-cell office:value-type="float" office:value="5.7127366000000004" table:style-name="ce1">
            <text:p>5.7127366</text:p>
          </table:table-cell>
          <table:table-cell office:value-type="float" office:value="166.61684" table:style-name="ce1">
            <text:p>166.61684</text:p>
          </table:table-cell>
          <table:table-cell office:value-type="float" office:value="5.983333" table:style-name="ce1">
            <text:p>5.983333</text:p>
          </table:table-cell>
          <table:table-cell office:value-type="float" office:value="155.34354999999999" table:style-name="ce1">
            <text:p>155.34355</text:p>
          </table:table-cell>
          <table:table-cell office:value-type="float" office:value="6.3166665999999996" table:style-name="ce1">
            <text:p>6.3166666</text:p>
          </table:table-cell>
          <table:table-cell office:value-type="float" office:value="144.54920000000001" table:style-name="ce1">
            <text:p>144.5492</text:p>
          </table:table-cell>
          <table:table-cell office:value-type="float" office:value="11.654114999999999" table:style-name="ce1">
            <text:p>11.654115</text:p>
          </table:table-cell>
          <table:table-cell office:value-type="float" office:value="171.81421" table:style-name="ce1">
            <text:p>171.81421</text:p>
          </table:table-cell>
          <table:table-cell office:value-type="float" office:value="12.565848000000001" table:style-name="ce1">
            <text:p>12.565848</text:p>
          </table:table-cell>
          <table:table-cell office:value-type="float" office:value="161.01428000000001" table:style-name="ce1">
            <text:p>161.01428</text:p>
          </table:table-cell>
          <table:table-cell office:value-type="float" office:value="12.044" table:style-name="ce1">
            <text:p>12.044</text:p>
          </table:table-cell>
          <table:table-cell office:value-type="float" office:value="150.21866" table:style-name="ce1">
            <text:p>150.21866</text:p>
          </table:table-cell>
          <table:table-cell office:value-type="float" office:value="11.8291445" table:style-name="ce1">
            <text:p>11.8291445</text:p>
          </table:table-cell>
          <table:table-cell office:value-type="float" office:value="140.05144000000001" table:style-name="ce1">
            <text:p>140.05144</text:p>
          </table:table-cell>
          <table:table-cell office:value-type="float" office:value="6.6583332999999998" table:style-name="ce1">
            <text:p>6.6583333</text:p>
          </table:table-cell>
          <table:table-cell office:value-type="float" office:value="133.47588999999999" table:style-name="ce1">
            <text:p>133.47589</text:p>
          </table:table-cell>
          <table:table-cell office:value-type="float" office:value="6.9916669999999996" table:style-name="ce1">
            <text:p>6.991667</text:p>
          </table:table-cell>
          <table:table-cell office:value-type="float" office:value="122.67307" table:style-name="ce1">
            <text:p>122.67307</text:p>
          </table:table-cell>
          <table:table-cell office:value-type="float" office:value="8.5132130000000004" table:style-name="ce1">
            <text:p>8.513213</text:p>
          </table:table-cell>
          <table:table-cell office:value-type="float" office:value="111.89265" table:style-name="ce1">
            <text:p>111.89265</text:p>
          </table:table-cell>
          <table:table-cell office:value-type="float" office:value="7.9493939999999998" table:style-name="ce1">
            <text:p>7.949394</text:p>
          </table:table-cell>
          <table:table-cell office:value-type="float" office:value="101.07406" table:style-name="ce1">
            <text:p>101.07406</text:p>
          </table:table-cell>
          <table:table-cell office:value-type="float" office:value="5.8170970000000004" table:style-name="ce1">
            <text:p>5.817097</text:p>
          </table:table-cell>
          <table:table-cell office:value-type="float" office:value="176.71942000000001" table:style-name="ce1">
            <text:p>176.71942</text:p>
          </table:table-cell>
          <table:table-cell office:value-type="float" office:value="6.141667" table:style-name="ce1">
            <text:p>6.141667</text:p>
          </table:table-cell>
          <table:table-cell office:value-type="float" office:value="162.37542999999999" table:style-name="ce1">
            <text:p>162.37543</text:p>
          </table:table-cell>
          <table:table-cell office:value-type="float" office:value="6.5760984000000002" table:style-name="ce1">
            <text:p>6.5760984</text:p>
          </table:table-cell>
          <table:table-cell office:value-type="float" office:value="152.00046" table:style-name="ce1">
            <text:p>152.00046</text:p>
          </table:table-cell>
          <table:table-cell office:value-type="float" office:value="6.9266290000000001" table:style-name="ce1">
            <text:p>6.926629</text:p>
          </table:table-cell>
          <table:table-cell office:value-type="float" office:value="140.76872" table:style-name="ce1">
            <text:p>140.76872</text:p>
          </table:table-cell>
          <table:table-cell office:value-type="float" office:value="5.2249999999999996" table:style-name="ce1">
            <text:p>5.225</text:p>
          </table:table-cell>
          <table:table-cell office:value-type="float" office:value="180.25202999999999" table:style-name="ce1">
            <text:p>180.25203</text:p>
          </table:table-cell>
          <table:table-cell office:value-type="float" office:value="5.5583334000000004" table:style-name="ce1">
            <text:p>5.5583334</text:p>
          </table:table-cell>
          <table:table-cell office:value-type="float" office:value="169.46198999999999" table:style-name="ce1">
            <text:p>169.46199</text:p>
          </table:table-cell>
          <table:table-cell office:value-type="float" office:value="5.891667" table:style-name="ce1">
            <text:p>5.891667</text:p>
          </table:table-cell>
          <table:table-cell office:value-type="float" office:value="158.31542999999999" table:style-name="ce1">
            <text:p>158.31543</text:p>
          </table:table-cell>
          <table:table-cell office:value-type="float" office:value="6.3107870000000004" table:style-name="ce1">
            <text:p>6.310787</text:p>
          </table:table-cell>
          <table:table-cell office:value-type="float" office:value="147.51491999999999" table:style-name="ce1">
            <text:p>147.51492</text:p>
          </table:table-cell>
          <table:table-cell office:value-type="float" office:value="10.121632" table:style-name="ce1">
            <text:p>10.121632</text:p>
          </table:table-cell>
          <table:table-cell office:value-type="float" office:value="234.76876999999999" table:style-name="ce1">
            <text:p>234.76877</text:p>
          </table:table-cell>
          <table:table-cell office:value-type="float" office:value="11.988924000000001" table:style-name="ce1">
            <text:p>11.988924</text:p>
          </table:table-cell>
          <table:table-cell office:value-type="float" office:value="160.74361999999999" table:style-name="ce1">
            <text:p>160.74362</text:p>
          </table:table-cell>
          <table:table-cell office:value-type="float" office:value="11.163320000000001" table:style-name="ce1">
            <text:p>11.16332</text:p>
          </table:table-cell>
          <table:table-cell office:value-type="float" office:value="229.18341000000001" table:style-name="ce1">
            <text:p>229.18341</text:p>
          </table:table-cell>
          <table:table-cell office:value-type="float" office:value="12.053610000000001" table:style-name="ce1">
            <text:p>12.05361</text:p>
          </table:table-cell>
          <table:table-cell office:value-type="float" office:value="219.82892000000001" table:style-name="ce1">
            <text:p>219.82892</text:p>
          </table:table-cell>
          <table:table-cell office:value-type="float" office:value="23.00029" table:style-name="ce1">
            <text:p>23.00029</text:p>
          </table:table-cell>
          <table:table-cell office:value-type="float" office:value="155.28279000000001" table:style-name="ce1">
            <text:p>155.28279</text:p>
          </table:table-cell>
          <table:table-cell office:value-type="float" office:value="23.000651999999999" table:style-name="ce1">
            <text:p>23.000652</text:p>
          </table:table-cell>
          <table:table-cell office:value-type="float" office:value="154.53322" table:style-name="ce1">
            <text:p>154.53322</text:p>
          </table:table-cell>
          <table:table-cell office:value-type="float" office:value="23" table:style-name="ce1">
            <text:p>23</text:p>
          </table:table-cell>
          <table:table-cell office:value-type="float" office:value="154.55022" table:style-name="ce1">
            <text:p>154.55022</text:p>
          </table:table-cell>
          <table:table-cell office:value-type="float" office:value="23" table:style-name="ce1">
            <text:p>23</text:p>
          </table:table-cell>
          <table:table-cell office:value-type="float" office:value="155.26331999999999" table:style-name="ce1">
            <text:p>155.26332</text:p>
          </table:table-cell>
          <table:table-cell office:value-type="float" office:value="6.55" table:style-name="ce1">
            <text:p>6.55</text:p>
          </table:table-cell>
          <table:table-cell office:value-type="float" office:value="136.98599999999999" table:style-name="ce1">
            <text:p>136.986</text:p>
          </table:table-cell>
          <table:table-cell office:value-type="float" office:value="7.3605346999999997" table:style-name="ce1">
            <text:p>7.3605347</text:p>
          </table:table-cell>
          <table:table-cell office:value-type="float" office:value="126.18433" table:style-name="ce1">
            <text:p>126.18433</text:p>
          </table:table-cell>
          <table:table-cell office:value-type="float" office:value="7.2979139999999996" table:style-name="ce1">
            <text:p>7.297914</text:p>
          </table:table-cell>
          <table:table-cell office:value-type="float" office:value="115.396935" table:style-name="ce1">
            <text:p>115.396935</text:p>
          </table:table-cell>
          <table:table-cell office:value-type="float" office:value="7.9305820000000002" table:style-name="ce1">
            <text:p>7.930582</text:p>
          </table:table-cell>
          <table:table-cell office:value-type="float" office:value="104.58369" table:style-name="ce1">
            <text:p>104.58369</text:p>
          </table:table-cell>
          <table:table-cell table:number-columns-repeated="16314"/>
        </table:table-row>
        <table:table-row table:style-name="ro1">
          <table:table-cell office:value-type="float" office:value="8.0749999999999993" table:style-name="ce1">
            <text:p>8.075</text:p>
          </table:table-cell>
          <table:table-cell office:value-type="float" office:value="154.27323999999999" table:style-name="ce1">
            <text:p>154.27324</text:p>
          </table:table-cell>
          <table:table-cell office:value-type="float" office:value="8.408334" table:style-name="ce1">
            <text:p>8.408334</text:p>
          </table:table-cell>
          <table:table-cell office:value-type="float" office:value="143.46605" table:style-name="ce1">
            <text:p>143.46605</text:p>
          </table:table-cell>
          <table:table-cell office:value-type="float" office:value="8.7330030000000001" table:style-name="ce1">
            <text:p>8.733003</text:p>
          </table:table-cell>
          <table:table-cell office:value-type="float" office:value="184.90703999999999" table:style-name="ce1">
            <text:p>184.90704</text:p>
          </table:table-cell>
          <table:table-cell office:value-type="float" office:value="7.5494190000000003" table:style-name="ce1">
            <text:p>7.549419</text:p>
          </table:table-cell>
          <table:table-cell office:value-type="float" office:value="388" table:style-name="ce1">
            <text:p>388</text:p>
          </table:table-cell>
          <table:table-cell office:value-type="float" office:value="5.9557609999999999" table:style-name="ce1">
            <text:p>5.955761</text:p>
          </table:table-cell>
          <table:table-cell office:value-type="float" office:value="388" table:style-name="ce1">
            <text:p>388</text:p>
          </table:table-cell>
          <table:table-cell office:value-type="float" office:value="6.2387329999999999" table:style-name="ce1">
            <text:p>6.238733</text:p>
          </table:table-cell>
          <table:table-cell office:value-type="float" office:value="388" table:style-name="ce1">
            <text:p>388</text:p>
          </table:table-cell>
          <table:table-cell office:value-type="float" office:value="6.5839157000000004" table:style-name="ce1">
            <text:p>6.5839157</text:p>
          </table:table-cell>
          <table:table-cell office:value-type="float" office:value="388" table:style-name="ce1">
            <text:p>388</text:p>
          </table:table-cell>
          <table:table-cell office:value-type="float" office:value="12.078134" table:style-name="ce1">
            <text:p>12.078134</text:p>
          </table:table-cell>
          <table:table-cell office:value-type="float" office:value="184.53477000000001" table:style-name="ce1">
            <text:p>184.53477</text:p>
          </table:table-cell>
          <table:table-cell office:value-type="float" office:value="12.922337000000001" table:style-name="ce1">
            <text:p>12.922337</text:p>
          </table:table-cell>
          <table:table-cell office:value-type="float" office:value="161.01428000000001" table:style-name="ce1">
            <text:p>161.01428</text:p>
          </table:table-cell>
          <table:table-cell office:value-type="float" office:value="12.879052" table:style-name="ce1">
            <text:p>12.879052</text:p>
          </table:table-cell>
          <table:table-cell office:value-type="float" office:value="150.21866" table:style-name="ce1">
            <text:p>150.21866</text:p>
          </table:table-cell>
          <table:table-cell office:value-type="float" office:value="12.736020999999999" table:style-name="ce1">
            <text:p>12.736021</text:p>
          </table:table-cell>
          <table:table-cell office:value-type="float" office:value="140.05144000000001" table:style-name="ce1">
            <text:p>140.05144</text:p>
          </table:table-cell>
          <table:table-cell office:value-type="float" office:value="9.1166669999999996" table:style-name="ce1">
            <text:p>9.116667</text:p>
          </table:table-cell>
          <table:table-cell office:value-type="float" office:value="133.47588999999999" table:style-name="ce1">
            <text:p>133.47589</text:p>
          </table:table-cell>
          <table:table-cell office:value-type="float" office:value="9.4499999999999993" table:style-name="ce1">
            <text:p>9.45</text:p>
          </table:table-cell>
          <table:table-cell office:value-type="float" office:value="196.42307" table:style-name="ce1">
            <text:p>196.42307</text:p>
          </table:table-cell>
          <table:table-cell office:value-type="float" office:value="9.7343849999999996" table:style-name="ce1">
            <text:p>9.734385</text:p>
          </table:table-cell>
          <table:table-cell office:value-type="float" office:value="148.52779000000001" table:style-name="ce1">
            <text:p>148.52779</text:p>
          </table:table-cell>
          <table:table-cell office:value-type="float" office:value="9.2247649999999997" table:style-name="ce1">
            <text:p>9.224765</text:p>
          </table:table-cell>
          <table:table-cell office:value-type="float" office:value="139.33517000000001" table:style-name="ce1">
            <text:p>139.33517</text:p>
          </table:table-cell>
          <table:table-cell office:value-type="float" office:value="6.3464593999999996" table:style-name="ce1">
            <text:p>6.3464594</text:p>
          </table:table-cell>
          <table:table-cell office:value-type="float" office:value="192.60028" table:style-name="ce1">
            <text:p>192.60028</text:p>
          </table:table-cell>
          <table:table-cell office:value-type="float" office:value="6.6916665999999996" table:style-name="ce1">
            <text:p>6.6916666</text:p>
          </table:table-cell>
          <table:table-cell office:value-type="float" office:value="162.37542999999999" table:style-name="ce1">
            <text:p>162.37543</text:p>
          </table:table-cell>
          <table:table-cell office:value-type="float" office:value="6.7348236999999997" table:style-name="ce1">
            <text:p>6.7348237</text:p>
          </table:table-cell>
          <table:table-cell office:value-type="float" office:value="152.00046" table:style-name="ce1">
            <text:p>152.00046</text:p>
          </table:table-cell>
          <table:table-cell office:value-type="float" office:value="7.0113944999999998" table:style-name="ce1">
            <text:p>7.0113945</text:p>
          </table:table-cell>
          <table:table-cell office:value-type="float" office:value="140.76872" table:style-name="ce1">
            <text:p>140.76872</text:p>
          </table:table-cell>
          <table:table-cell office:value-type="float" office:value="5.7416669999999996" table:style-name="ce1">
            <text:p>5.741667</text:p>
          </table:table-cell>
          <table:table-cell office:value-type="float" office:value="180.25202999999999" table:style-name="ce1">
            <text:p>180.25203</text:p>
          </table:table-cell>
          <table:table-cell office:value-type="float" office:value="6.0750000000000002" table:style-name="ce1">
            <text:p>6.075</text:p>
          </table:table-cell>
          <table:table-cell office:value-type="float" office:value="169.46198999999999" table:style-name="ce1">
            <text:p>169.46199</text:p>
          </table:table-cell>
          <table:table-cell office:value-type="float" office:value="6.4083332999999998" table:style-name="ce1">
            <text:p>6.4083333</text:p>
          </table:table-cell>
          <table:table-cell office:value-type="float" office:value="158.31542999999999" table:style-name="ce1">
            <text:p>158.31543</text:p>
          </table:table-cell>
          <table:table-cell office:value-type="float" office:value="6.6970343999999997" table:style-name="ce1">
            <text:p>6.6970344</text:p>
          </table:table-cell>
          <table:table-cell office:value-type="float" office:value="159.10234" table:style-name="ce1">
            <text:p>159.10234</text:p>
          </table:table-cell>
          <table:table-cell office:value-type="float" office:value="10.359652000000001" table:style-name="ce1">
            <text:p>10.359652</text:p>
          </table:table-cell>
          <table:table-cell office:value-type="float" office:value="241.90935999999999" table:style-name="ce1">
            <text:p>241.90936</text:p>
          </table:table-cell>
          <table:table-cell office:value-type="float" office:value="12.025632999999999" table:style-name="ce1">
            <text:p>12.025633</text:p>
          </table:table-cell>
          <table:table-cell office:value-type="float" office:value="160.74361999999999" table:style-name="ce1">
            <text:p>160.74362</text:p>
          </table:table-cell>
          <table:table-cell office:value-type="float" office:value="11.840434999999999" table:style-name="ce1">
            <text:p>11.840435</text:p>
          </table:table-cell>
          <table:table-cell office:value-type="float" office:value="229.18341000000001" table:style-name="ce1">
            <text:p>229.18341</text:p>
          </table:table-cell>
          <table:table-cell office:value-type="float" office:value="12.495996" table:style-name="ce1">
            <text:p>12.495996</text:p>
          </table:table-cell>
          <table:table-cell office:value-type="float" office:value="219.82892000000001" table:style-name="ce1">
            <text:p>219.82892</text:p>
          </table:table-cell>
          <table:table-cell office:value-type="float" office:value="23.000805" table:style-name="ce1">
            <text:p>23.000805</text:p>
          </table:table-cell>
          <table:table-cell office:value-type="float" office:value="155.28279000000001" table:style-name="ce1">
            <text:p>155.28279</text:p>
          </table:table-cell>
          <table:table-cell office:value-type="float" office:value="23.000793000000002" table:style-name="ce1">
            <text:p>23.000793</text:p>
          </table:table-cell>
          <table:table-cell office:value-type="float" office:value="154.53322" table:style-name="ce1">
            <text:p>154.5332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55022" table:style-name="ce1">
            <text:p>154.5502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5.26331999999999" table:style-name="ce1">
            <text:p>155.26332</text:p>
          </table:table-cell>
          <table:table-cell office:value-type="float" office:value="7.3833330000000004" table:style-name="ce1">
            <text:p>7.383333</text:p>
          </table:table-cell>
          <table:table-cell office:value-type="float" office:value="136.98599999999999" table:style-name="ce1">
            <text:p>136.986</text:p>
          </table:table-cell>
          <table:table-cell office:value-type="float" office:value="7.5006120000000003" table:style-name="ce1">
            <text:p>7.500612</text:p>
          </table:table-cell>
          <table:table-cell office:value-type="float" office:value="126.18433" table:style-name="ce1">
            <text:p>126.18433</text:p>
          </table:table-cell>
          <table:table-cell office:value-type="float" office:value="7.5439619999999996" table:style-name="ce1">
            <text:p>7.543962</text:p>
          </table:table-cell>
          <table:table-cell office:value-type="float" office:value="115.396935" table:style-name="ce1">
            <text:p>115.396935</text:p>
          </table:table-cell>
          <table:table-cell office:value-type="float" office:value="8.2035020000000003" table:style-name="ce1">
            <text:p>8.203502</text:p>
          </table:table-cell>
          <table:table-cell office:value-type="float" office:value="353.19986" table:style-name="ce1">
            <text:p>353.19986</text:p>
          </table:table-cell>
          <table:table-cell table:number-columns-repeated="16314"/>
        </table:table-row>
        <table:table-row table:style-name="ro1">
          <table:table-cell office:value-type="float" office:value="8.5083330000000004" table:style-name="ce1">
            <text:p>8.508333</text:p>
          </table:table-cell>
          <table:table-cell office:value-type="float" office:value="140.23322999999999" table:style-name="ce1">
            <text:p>140.23323</text:p>
          </table:table-cell>
          <table:table-cell office:value-type="float" office:value="8.841666" table:style-name="ce1">
            <text:p>8.841666</text:p>
          </table:table-cell>
          <table:table-cell office:value-type="float" office:value="129.42607000000001" table:style-name="ce1">
            <text:p>129.42607</text:p>
          </table:table-cell>
          <table:table-cell office:value-type="float" office:value="9.1750000000000007" table:style-name="ce1">
            <text:p>9.175</text:p>
          </table:table-cell>
          <table:table-cell office:value-type="float" office:value="170.86703" table:style-name="ce1">
            <text:p>170.86703</text:p>
          </table:table-cell>
          <table:table-cell office:value-type="float" office:value="15.483333999999999" table:style-name="ce1">
            <text:p>15.483334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15.816667000000001" table:style-name="ce1">
            <text:p>15.816667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201.97002000000001" table:style-name="ce1">
            <text:p>201.97002</text:p>
          </table:table-cell>
          <table:table-cell office:value-type="float" office:value="16.483333999999999" table:style-name="ce1">
            <text:p>16.483334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13.275" table:style-name="ce1">
            <text:p>13.275</text:p>
          </table:table-cell>
          <table:table-cell office:value-type="float" office:value="168.60480000000001" table:style-name="ce1">
            <text:p>168.6048</text:p>
          </table:table-cell>
          <table:table-cell office:value-type="float" office:value="14.592223000000001" table:style-name="ce1">
            <text:p>14.592223</text:p>
          </table:table-cell>
          <table:table-cell office:value-type="float" office:value="145.08427" table:style-name="ce1">
            <text:p>145.08427</text:p>
          </table:table-cell>
          <table:table-cell office:value-type="float" office:value="14.225009" table:style-name="ce1">
            <text:p>14.225009</text:p>
          </table:table-cell>
          <table:table-cell office:value-type="float" office:value="134.28864999999999" table:style-name="ce1">
            <text:p>134.28865</text:p>
          </table:table-cell>
          <table:table-cell office:value-type="float" office:value="14.275" table:style-name="ce1">
            <text:p>14.275</text:p>
          </table:table-cell>
          <table:table-cell office:value-type="float" office:value="124.12146" table:style-name="ce1">
            <text:p>124.12146</text:p>
          </table:table-cell>
          <table:table-cell office:value-type="float" office:value="15.115762999999999" table:style-name="ce1">
            <text:p>15.115763</text:p>
          </table:table-cell>
          <table:table-cell office:value-type="float" office:value="115.65588" table:style-name="ce1">
            <text:p>115.65588</text:p>
          </table:table-cell>
          <table:table-cell office:value-type="float" office:value="10" table:style-name="ce1">
            <text:p>10</text:p>
          </table:table-cell>
          <table:table-cell office:value-type="float" office:value="178.60306" table:style-name="ce1">
            <text:p>178.60306</text:p>
          </table:table-cell>
          <table:table-cell office:value-type="float" office:value="13.42249" table:style-name="ce1">
            <text:p>13.42249</text:p>
          </table:table-cell>
          <table:table-cell office:value-type="float" office:value="130.70780999999999" table:style-name="ce1">
            <text:p>130.70781</text:p>
          </table:table-cell>
          <table:table-cell office:value-type="float" office:value="12.637382499999999" table:style-name="ce1">
            <text:p>12.6373825</text:p>
          </table:table-cell>
          <table:table-cell office:value-type="float" office:value="121.51517" table:style-name="ce1">
            <text:p>121.51517</text:p>
          </table:table-cell>
          <table:table-cell office:value-type="float" office:value="6.8578032999999996" table:style-name="ce1">
            <text:p>6.8578033</text:p>
          </table:table-cell>
          <table:table-cell office:value-type="float" office:value="178.56027" table:style-name="ce1">
            <text:p>178.56027</text:p>
          </table:table-cell>
          <table:table-cell office:value-type="float" office:value="7.6729813" table:style-name="ce1">
            <text:p>7.6729813</text:p>
          </table:table-cell>
          <table:table-cell office:value-type="float" office:value="148.33542" table:style-name="ce1">
            <text:p>148.33542</text:p>
          </table:table-cell>
          <table:table-cell office:value-type="float" office:value="7.4583335000000002" table:style-name="ce1">
            <text:p>7.4583335</text:p>
          </table:table-cell>
          <table:table-cell office:value-type="float" office:value="137.96045000000001" table:style-name="ce1">
            <text:p>137.96045</text:p>
          </table:table-cell>
          <table:table-cell office:value-type="float" office:value="7.7916664999999998" table:style-name="ce1">
            <text:p>7.7916665</text:p>
          </table:table-cell>
          <table:table-cell office:value-type="float" office:value="126.72872" table:style-name="ce1">
            <text:p>126.72872</text:p>
          </table:table-cell>
          <table:table-cell office:value-type="float" office:value="6.7717586000000001" table:style-name="ce1">
            <text:p>6.7717586</text:p>
          </table:table-cell>
          <table:table-cell office:value-type="float" office:value="164.32203999999999" table:style-name="ce1">
            <text:p>164.32204</text:p>
          </table:table-cell>
          <table:table-cell office:value-type="float" office:value="6.5666665999999996" table:style-name="ce1">
            <text:p>6.5666666</text:p>
          </table:table-cell>
          <table:table-cell office:value-type="float" office:value="153.53198" table:style-name="ce1">
            <text:p>153.53198</text:p>
          </table:table-cell>
          <table:table-cell office:value-type="float" office:value="7.3244499999999997" table:style-name="ce1">
            <text:p>7.32445</text:p>
          </table:table-cell>
          <table:table-cell office:value-type="float" office:value="142.38542000000001" table:style-name="ce1">
            <text:p>142.38542</text:p>
          </table:table-cell>
          <table:table-cell office:value-type="float" office:value="7.4201082999999999" table:style-name="ce1">
            <text:p>7.4201083</text:p>
          </table:table-cell>
          <table:table-cell office:value-type="float" office:value="143.17234999999999" table:style-name="ce1">
            <text:p>143.17235</text:p>
          </table:table-cell>
          <table:table-cell office:value-type="float" office:value="12.241667" table:style-name="ce1">
            <text:p>12.241667</text:p>
          </table:table-cell>
          <table:table-cell office:value-type="float" office:value="225.97935000000001" table:style-name="ce1">
            <text:p>225.97935</text:p>
          </table:table-cell>
          <table:table-cell office:value-type="float" office:value="12.574999999999999" table:style-name="ce1">
            <text:p>12.575</text:p>
          </table:table-cell>
          <table:table-cell office:value-type="float" office:value="144.81361000000001" table:style-name="ce1">
            <text:p>144.81361</text:p>
          </table:table-cell>
          <table:table-cell office:value-type="float" office:value="14.732032999999999" table:style-name="ce1">
            <text:p>14.732033</text:p>
          </table:table-cell>
          <table:table-cell office:value-type="float" office:value="213.2534" table:style-name="ce1">
            <text:p>213.2534</text:p>
          </table:table-cell>
          <table:table-cell office:value-type="float" office:value="13.241667" table:style-name="ce1">
            <text:p>13.241667</text:p>
          </table:table-cell>
          <table:table-cell office:value-type="float" office:value="203.89891" table:style-name="ce1">
            <text:p>203.89891</text:p>
          </table:table-cell>
          <table:table-cell office:value-type="float" office:value="23.999231000000002" table:style-name="ce1">
            <text:p>23.999231</text:p>
          </table:table-cell>
          <table:table-cell office:value-type="float" office:value="123.15279" table:style-name="ce1">
            <text:p>123.1527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22.40321" table:style-name="ce1">
            <text:p>122.40321</text:p>
          </table:table-cell>
          <table:table-cell office:value-type="float" office:value="23.995773" table:style-name="ce1">
            <text:p>23.995773</text:p>
          </table:table-cell>
          <table:table-cell office:value-type="float" office:value="122.42021" table:style-name="ce1">
            <text:p>122.42021</text:p>
          </table:table-cell>
          <table:table-cell office:value-type="float" office:value="23.995744999999999" table:style-name="ce1">
            <text:p>23.995745</text:p>
          </table:table-cell>
          <table:table-cell office:value-type="float" office:value="123.13331599999999" table:style-name="ce1">
            <text:p>123.133316</text:p>
          </table:table-cell>
          <table:table-cell office:value-type="float" office:value="7.5666665999999996" table:style-name="ce1">
            <text:p>7.5666666</text:p>
          </table:table-cell>
          <table:table-cell office:value-type="float" office:value="131.04598999999999" table:style-name="ce1">
            <text:p>131.04599</text:p>
          </table:table-cell>
          <table:table-cell office:value-type="float" office:value="8.2688900000000007" table:style-name="ce1">
            <text:p>8.26889</text:p>
          </table:table-cell>
          <table:table-cell office:value-type="float" office:value="120.24433000000001" table:style-name="ce1">
            <text:p>120.24433</text:p>
          </table:table-cell>
          <table:table-cell office:value-type="float" office:value="8.5411789999999996" table:style-name="ce1">
            <text:p>8.541179</text:p>
          </table:table-cell>
          <table:table-cell office:value-type="float" office:value="109.45693" table:style-name="ce1">
            <text:p>109.4569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347.25986" table:style-name="ce1">
            <text:p>347.25986</text:p>
          </table:table-cell>
          <table:table-cell table:number-columns-repeated="16314"/>
        </table:table-row>
        <table:table-row table:style-name="ro1">
          <table:table-cell office:value-type="float" office:value="10.616667" table:style-name="ce1">
            <text:p>10.616667</text:p>
          </table:table-cell>
          <table:table-cell office:value-type="float" office:value="140.23322999999999" table:style-name="ce1">
            <text:p>140.23323</text:p>
          </table:table-cell>
          <table:table-cell office:value-type="float" office:value="10.95" table:style-name="ce1">
            <text:p>10.95</text:p>
          </table:table-cell>
          <table:table-cell office:value-type="float" office:value="129.42607000000001" table:style-name="ce1">
            <text:p>129.42607</text:p>
          </table:table-cell>
          <table:table-cell office:value-type="float" office:value="11.283334" table:style-name="ce1">
            <text:p>11.283334</text:p>
          </table:table-cell>
          <table:table-cell office:value-type="float" office:value="170.86703" table:style-name="ce1">
            <text:p>170.86703</text:p>
          </table:table-cell>
          <table:table-cell office:value-type="float" office:value="20.908332999999999" table:style-name="ce1">
            <text:p>20.908333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21.241667" table:style-name="ce1">
            <text:p>21.241667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21.574999999999999" table:style-name="ce1">
            <text:p>21.575</text:p>
          </table:table-cell>
          <table:table-cell office:value-type="float" office:value="201.97002000000001" table:style-name="ce1">
            <text:p>201.97002</text:p>
          </table:table-cell>
          <table:table-cell office:value-type="float" office:value="21.908332999999999" table:style-name="ce1">
            <text:p>21.908333</text:p>
          </table:table-cell>
          <table:table-cell office:value-type="float" office:value="201.96999" table:style-name="ce1">
            <text:p>201.96999</text:p>
          </table:table-cell>
          <table:table-cell office:value-type="float" office:value="15.808332999999999" table:style-name="ce1">
            <text:p>15.808333</text:p>
          </table:table-cell>
          <table:table-cell office:value-type="float" office:value="168.60480000000001" table:style-name="ce1">
            <text:p>168.6048</text:p>
          </table:table-cell>
          <table:table-cell office:value-type="float" office:value="15.254215" table:style-name="ce1">
            <text:p>15.254215</text:p>
          </table:table-cell>
          <table:table-cell office:value-type="float" office:value="145.08427" table:style-name="ce1">
            <text:p>145.08427</text:p>
          </table:table-cell>
          <table:table-cell office:value-type="float" office:value="16.380478" table:style-name="ce1">
            <text:p>16.380478</text:p>
          </table:table-cell>
          <table:table-cell office:value-type="float" office:value="198.95273" table:style-name="ce1">
            <text:p>198.95273</text:p>
          </table:table-cell>
          <table:table-cell office:value-type="float" office:value="16.808332" table:style-name="ce1">
            <text:p>16.808332</text:p>
          </table:table-cell>
          <table:table-cell office:value-type="float" office:value="124.12146" table:style-name="ce1">
            <text:p>124.12146</text:p>
          </table:table-cell>
          <table:table-cell office:value-type="float" office:value="17.222677000000001" table:style-name="ce1">
            <text:p>17.222677</text:p>
          </table:table-cell>
          <table:table-cell office:value-type="float" office:value="178.86331000000001" table:style-name="ce1">
            <text:p>178.86331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178.60306" table:style-name="ce1">
            <text:p>178.60306</text:p>
          </table:table-cell>
          <table:table-cell office:value-type="float" office:value="15.274743000000001" table:style-name="ce1">
            <text:p>15.274743</text:p>
          </table:table-cell>
          <table:table-cell office:value-type="float" office:value="130.70780999999999" table:style-name="ce1">
            <text:p>130.70781</text:p>
          </table:table-cell>
          <table:table-cell office:value-type="float" office:value="13.789198000000001" table:style-name="ce1">
            <text:p>13.789198</text:p>
          </table:table-cell>
          <table:table-cell office:value-type="float" office:value="156.06962999999999" table:style-name="ce1">
            <text:p>156.06963</text:p>
          </table:table-cell>
          <table:table-cell office:value-type="float" office:value="7.2640795999999996" table:style-name="ce1">
            <text:p>7.2640796</text:p>
          </table:table-cell>
          <table:table-cell office:value-type="float" office:value="178.56027" table:style-name="ce1">
            <text:p>178.56027</text:p>
          </table:table-cell>
          <table:table-cell office:value-type="float" office:value="7.6993660000000004" table:style-name="ce1">
            <text:p>7.699366</text:p>
          </table:table-cell>
          <table:table-cell office:value-type="float" office:value="148.33542" table:style-name="ce1">
            <text:p>148.33542</text:p>
          </table:table-cell>
          <table:table-cell office:value-type="float" office:value="8.0416670000000003" table:style-name="ce1">
            <text:p>8.041667</text:p>
          </table:table-cell>
          <table:table-cell office:value-type="float" office:value="137.96045000000001" table:style-name="ce1">
            <text:p>137.96045</text:p>
          </table:table-cell>
          <table:table-cell office:value-type="float" office:value="8.375" table:style-name="ce1">
            <text:p>8.375</text:p>
          </table:table-cell>
          <table:table-cell office:value-type="float" office:value="144.22873000000001" table:style-name="ce1">
            <text:p>144.22873</text:p>
          </table:table-cell>
          <table:table-cell office:value-type="float" office:value="6.8379154" table:style-name="ce1">
            <text:p>6.8379154</text:p>
          </table:table-cell>
          <table:table-cell office:value-type="float" office:value="164.32203999999999" table:style-name="ce1">
            <text:p>164.32204</text:p>
          </table:table-cell>
          <table:table-cell office:value-type="float" office:value="7.1916665999999996" table:style-name="ce1">
            <text:p>7.1916666</text:p>
          </table:table-cell>
          <table:table-cell office:value-type="float" office:value="153.53198" table:style-name="ce1">
            <text:p>153.53198</text:p>
          </table:table-cell>
          <table:table-cell office:value-type="float" office:value="7.4476656999999999" table:style-name="ce1">
            <text:p>7.4476657</text:p>
          </table:table-cell>
          <table:table-cell office:value-type="float" office:value="142.38542000000001" table:style-name="ce1">
            <text:p>142.38542</text:p>
          </table:table-cell>
          <table:table-cell office:value-type="float" office:value="7.4851460000000003" table:style-name="ce1">
            <text:p>7.485146</text:p>
          </table:table-cell>
          <table:table-cell office:value-type="float" office:value="143.17234999999999" table:style-name="ce1">
            <text:p>143.17235</text:p>
          </table:table-cell>
          <table:table-cell office:value-type="float" office:value="14.258333" table:style-name="ce1">
            <text:p>14.258333</text:p>
          </table:table-cell>
          <table:table-cell office:value-type="float" office:value="225.97935000000001" table:style-name="ce1">
            <text:p>225.97935</text:p>
          </table:table-cell>
          <table:table-cell office:value-type="float" office:value="14.591666" table:style-name="ce1">
            <text:p>14.591666</text:p>
          </table:table-cell>
          <table:table-cell office:value-type="float" office:value="205.31360000000001" table:style-name="ce1">
            <text:p>205.3136</text:p>
          </table:table-cell>
          <table:table-cell office:value-type="float" office:value="14.746335999999999" table:style-name="ce1">
            <text:p>14.746336</text:p>
          </table:table-cell>
          <table:table-cell office:value-type="float" office:value="213.2534" table:style-name="ce1">
            <text:p>213.2534</text:p>
          </table:table-cell>
          <table:table-cell office:value-type="float" office:value="15.258333" table:style-name="ce1">
            <text:p>15.258333</text:p>
          </table:table-cell>
          <table:table-cell office:value-type="float" office:value="203.89891" table:style-name="ce1">
            <text:p>203.89891</text:p>
          </table:table-cell>
          <table:table-cell office:value-type="float" office:value="23.999745999999998" table:style-name="ce1">
            <text:p>23.999746</text:p>
          </table:table-cell>
          <table:table-cell office:value-type="float" office:value="123.15279" table:style-name="ce1">
            <text:p>123.15279</text:p>
          </table:table-cell>
          <table:table-cell office:value-type="float" office:value="24" table:style-name="ce1">
            <text:p>24</text:p>
          </table:table-cell>
          <table:table-cell office:value-type="float" office:value="122.40321" table:style-name="ce1">
            <text:p>122.40321</text:p>
          </table:table-cell>
          <table:table-cell office:value-type="float" office:value="23.997579999999999" table:style-name="ce1">
            <text:p>23.99758</text:p>
          </table:table-cell>
          <table:table-cell office:value-type="float" office:value="122.42021" table:style-name="ce1">
            <text:p>122.42021</text:p>
          </table:table-cell>
          <table:table-cell office:value-type="float" office:value="23.998757999999999" table:style-name="ce1">
            <text:p>23.998758</text:p>
          </table:table-cell>
          <table:table-cell office:value-type="float" office:value="123.13331599999999" table:style-name="ce1">
            <text:p>123.133316</text:p>
          </table:table-cell>
          <table:table-cell office:value-type="float" office:value="7.8212953000000001" table:style-name="ce1">
            <text:p>7.8212953</text:p>
          </table:table-cell>
          <table:table-cell office:value-type="float" office:value="363.00002999999998" table:style-name="ce1">
            <text:p>363.00003</text:p>
          </table:table-cell>
          <table:table-cell office:value-type="float" office:value="8.5186980000000005" table:style-name="ce1">
            <text:p>8.518698</text:p>
          </table:table-cell>
          <table:table-cell office:value-type="float" office:value="347.80633999999998" table:style-name="ce1">
            <text:p>347.80634</text:p>
          </table:table-cell>
          <table:table-cell office:value-type="float" office:value="8.7881079999999994" table:style-name="ce1">
            <text:p>8.788108</text:p>
          </table:table-cell>
          <table:table-cell office:value-type="float" office:value="334.39706000000001" table:style-name="ce1">
            <text:p>334.39706</text:p>
          </table:table-cell>
          <table:table-cell office:value-type="float" office:value="9.35" table:style-name="ce1">
            <text:p>9.35</text:p>
          </table:table-cell>
          <table:table-cell office:value-type="float" office:value="347.25986" table:style-name="ce1">
            <text:p>347.25986</text:p>
          </table:table-cell>
          <table:table-cell table:number-columns-repeated="16314"/>
        </table:table-row>
        <table:table-row table:style-name="ro1">
          <table:table-cell office:value-type="float" office:value="12.669972" table:style-name="ce1">
            <text:p>12.669972</text:p>
          </table:table-cell>
          <table:table-cell office:value-type="float" office:value="127.81323" table:style-name="ce1">
            <text:p>127.81323</text:p>
          </table:table-cell>
          <table:table-cell office:value-type="float" office:value="11.954090000000001" table:style-name="ce1">
            <text:p>11.95409</text:p>
          </table:table-cell>
          <table:table-cell office:value-type="float" office:value="117.00606999999999" table:style-name="ce1">
            <text:p>117.00607</text:p>
          </table:table-cell>
          <table:table-cell office:value-type="float" office:value="11.771369999999999" table:style-name="ce1">
            <text:p>11.77137</text:p>
          </table:table-cell>
          <table:table-cell office:value-type="float" office:value="158.44703999999999" table:style-name="ce1">
            <text:p>158.44704</text:p>
          </table:table-cell>
          <table:table-cell office:value-type="float" office:value="23.00038" table:style-name="ce1">
            <text:p>23.00038</text:p>
          </table:table-cell>
          <table:table-cell office:value-type="float" office:value="134.19997000000001" table:style-name="ce1">
            <text:p>134.19997</text:p>
          </table:table-cell>
          <table:table-cell office:value-type="float" office:value="23.000295999999999" table:style-name="ce1">
            <text:p>23.000296</text:p>
          </table:table-cell>
          <table:table-cell office:value-type="float" office:value="144.99997999999999" table:style-name="ce1">
            <text:p>144.99998</text:p>
          </table:table-cell>
          <table:table-cell office:value-type="float" office:value="23" table:style-name="ce1">
            <text:p>23</text:p>
          </table:table-cell>
          <table:table-cell office:value-type="float" office:value="155.80002999999999" table:style-name="ce1">
            <text:p>155.80003</text:p>
          </table:table-cell>
          <table:table-cell office:value-type="float" office:value="23" table:style-name="ce1">
            <text:p>23</text:p>
          </table:table-cell>
          <table:table-cell office:value-type="float" office:value="166.59997999999999" table:style-name="ce1">
            <text:p>166.59998</text:p>
          </table:table-cell>
          <table:table-cell office:value-type="float" office:value="16.528711000000001" table:style-name="ce1">
            <text:p>16.528711</text:p>
          </table:table-cell>
          <table:table-cell office:value-type="float" office:value="156.45482999999999" table:style-name="ce1">
            <text:p>156.45483</text:p>
          </table:table-cell>
          <table:table-cell office:value-type="float" office:value="17.445345" table:style-name="ce1">
            <text:p>17.445345</text:p>
          </table:table-cell>
          <table:table-cell office:value-type="float" office:value="132.93428" table:style-name="ce1">
            <text:p>132.93428</text:p>
          </table:table-cell>
          <table:table-cell office:value-type="float" office:value="16.850000000000001" table:style-name="ce1">
            <text:p>16.85</text:p>
          </table:table-cell>
          <table:table-cell office:value-type="float" office:value="186.80273" table:style-name="ce1">
            <text:p>186.80273</text:p>
          </table:table-cell>
          <table:table-cell office:value-type="float" office:value="17.183332" table:style-name="ce1">
            <text:p>17.183332</text:p>
          </table:table-cell>
          <table:table-cell office:value-type="float" office:value="111.97145999999999" table:style-name="ce1">
            <text:p>111.97146</text:p>
          </table:table-cell>
          <table:table-cell office:value-type="float" office:value="18.608333999999999" table:style-name="ce1">
            <text:p>18.608334</text:p>
          </table:table-cell>
          <table:table-cell office:value-type="float" office:value="159.69329999999999" table:style-name="ce1">
            <text:p>159.6933</text:p>
          </table:table-cell>
          <table:table-cell office:value-type="float" office:value="18.941668" table:style-name="ce1">
            <text:p>18.941668</text:p>
          </table:table-cell>
          <table:table-cell office:value-type="float" office:value="159.43304000000001" table:style-name="ce1">
            <text:p>159.43304</text:p>
          </table:table-cell>
          <table:table-cell office:value-type="float" office:value="19.274999999999999" table:style-name="ce1">
            <text:p>19.275</text:p>
          </table:table-cell>
          <table:table-cell office:value-type="float" office:value="111.537796" table:style-name="ce1">
            <text:p>111.537796</text:p>
          </table:table-cell>
          <table:table-cell office:value-type="float" office:value="20.334433000000001" table:style-name="ce1">
            <text:p>20.334433</text:p>
          </table:table-cell>
          <table:table-cell office:value-type="float" office:value="136.89961" table:style-name="ce1">
            <text:p>136.89961</text:p>
          </table:table-cell>
          <table:table-cell office:value-type="float" office:value="7.733333" table:style-name="ce1">
            <text:p>7.733333</text:p>
          </table:table-cell>
          <table:table-cell office:value-type="float" office:value="166.95029" table:style-name="ce1">
            <text:p>166.95029</text:p>
          </table:table-cell>
          <table:table-cell office:value-type="float" office:value="8.6051230000000007" table:style-name="ce1">
            <text:p>8.605123</text:p>
          </table:table-cell>
          <table:table-cell office:value-type="float" office:value="136.72542999999999" table:style-name="ce1">
            <text:p>136.72543</text:p>
          </table:table-cell>
          <table:table-cell office:value-type="float" office:value="9.0458839999999991" table:style-name="ce1">
            <text:p>9.045884</text:p>
          </table:table-cell>
          <table:table-cell office:value-type="float" office:value="126.35047" table:style-name="ce1">
            <text:p>126.35047</text:p>
          </table:table-cell>
          <table:table-cell office:value-type="float" office:value="8.7333339999999993" table:style-name="ce1">
            <text:p>8.733334</text:p>
          </table:table-cell>
          <table:table-cell office:value-type="float" office:value="132.61870999999999" table:style-name="ce1">
            <text:p>132.61871</text:p>
          </table:table-cell>
          <table:table-cell office:value-type="float" office:value="7.7795563000000003" table:style-name="ce1">
            <text:p>7.7795563</text:p>
          </table:table-cell>
          <table:table-cell office:value-type="float" office:value="152.71202" table:style-name="ce1">
            <text:p>152.71202</text:p>
          </table:table-cell>
          <table:table-cell office:value-type="float" office:value="7.55" table:style-name="ce1">
            <text:p>7.55</text:p>
          </table:table-cell>
          <table:table-cell office:value-type="float" office:value="141.92196999999999" table:style-name="ce1">
            <text:p>141.92197</text:p>
          </table:table-cell>
          <table:table-cell office:value-type="float" office:value="7.8833330000000004" table:style-name="ce1">
            <text:p>7.883333</text:p>
          </table:table-cell>
          <table:table-cell office:value-type="float" office:value="130.77542" table:style-name="ce1">
            <text:p>130.77542</text:p>
          </table:table-cell>
          <table:table-cell office:value-type="float" office:value="8.3398029999999999" table:style-name="ce1">
            <text:p>8.339803</text:p>
          </table:table-cell>
          <table:table-cell office:value-type="float" office:value="131.56235000000001" table:style-name="ce1">
            <text:p>131.56235</text:p>
          </table:table-cell>
          <table:table-cell office:value-type="float" office:value="15.905404000000001" table:style-name="ce1">
            <text:p>15.905404</text:p>
          </table:table-cell>
          <table:table-cell office:value-type="float" office:value="212.20935" table:style-name="ce1">
            <text:p>212.20935</text:p>
          </table:table-cell>
          <table:table-cell office:value-type="float" office:value="16.068956" table:style-name="ce1">
            <text:p>16.068956</text:p>
          </table:table-cell>
          <table:table-cell office:value-type="float" office:value="191.5436" table:style-name="ce1">
            <text:p>191.5436</text:p>
          </table:table-cell>
          <table:table-cell office:value-type="float" office:value="15.35" table:style-name="ce1">
            <text:p>15.35</text:p>
          </table:table-cell>
          <table:table-cell office:value-type="float" office:value="199.48339999999999" table:style-name="ce1">
            <text:p>199.4834</text:p>
          </table:table-cell>
          <table:table-cell office:value-type="float" office:value="15.683332999999999" table:style-name="ce1">
            <text:p>15.683333</text:p>
          </table:table-cell>
          <table:table-cell office:value-type="float" office:value="190.12889999999999" table:style-name="ce1">
            <text:p>190.128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4727809999999995" table:style-name="ce1">
            <text:p>9.472781</text:p>
          </table:table-cell>
          <table:table-cell office:value-type="float" office:value="347.88004000000001" table:style-name="ce1">
            <text:p>347.88004</text:p>
          </table:table-cell>
          <table:table-cell office:value-type="float" office:value="9.4385309999999993" table:style-name="ce1">
            <text:p>9.438531</text:p>
          </table:table-cell>
          <table:table-cell office:value-type="float" office:value="332.68633999999997" table:style-name="ce1">
            <text:p>332.68634</text:p>
          </table:table-cell>
          <table:table-cell office:value-type="float" office:value="10.157482999999999" table:style-name="ce1">
            <text:p>10.157483</text:p>
          </table:table-cell>
          <table:table-cell office:value-type="float" office:value="319.27704" table:style-name="ce1">
            <text:p>319.27704</text:p>
          </table:table-cell>
          <table:table-cell office:value-type="float" office:value="9.8166670000000007" table:style-name="ce1">
            <text:p>9.816667</text:p>
          </table:table-cell>
          <table:table-cell office:value-type="float" office:value="332.13986" table:style-name="ce1">
            <text:p>332.13986</text:p>
          </table:table-cell>
          <table:table-cell table:number-columns-repeated="16314"/>
        </table:table-row>
        <table:table-row table:style-name="ro1">
          <table:table-cell office:value-type="float" office:value="12.81574" table:style-name="ce1">
            <text:p>12.81574</text:p>
          </table:table-cell>
          <table:table-cell office:value-type="float" office:value="127.81323" table:style-name="ce1">
            <text:p>127.81323</text:p>
          </table:table-cell>
          <table:table-cell office:value-type="float" office:value="12.799859" table:style-name="ce1">
            <text:p>12.799859</text:p>
          </table:table-cell>
          <table:table-cell office:value-type="float" office:value="142.37914000000001" table:style-name="ce1">
            <text:p>142.37914</text:p>
          </table:table-cell>
          <table:table-cell office:value-type="float" office:value="13.622012" table:style-name="ce1">
            <text:p>13.622012</text:p>
          </table:table-cell>
          <table:table-cell office:value-type="float" office:value="213.96630999999999" table:style-name="ce1">
            <text:p>213.96631</text:p>
          </table:table-cell>
          <table:table-cell office:value-type="float" office:value="23.000886999999999" table:style-name="ce1">
            <text:p>23.000887</text:p>
          </table:table-cell>
          <table:table-cell office:value-type="float" office:value="134.19997000000001" table:style-name="ce1">
            <text:p>134.19997</text:p>
          </table:table-cell>
          <table:table-cell office:value-type="float" office:value="23.000902" table:style-name="ce1">
            <text:p>23.000902</text:p>
          </table:table-cell>
          <table:table-cell office:value-type="float" office:value="144.99997999999999" table:style-name="ce1">
            <text:p>144.9999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5.80002999999999" table:style-name="ce1">
            <text:p>155.80003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66.59997999999999" table:style-name="ce1">
            <text:p>166.59998</text:p>
          </table:table-cell>
          <table:table-cell office:value-type="float" office:value="18.186762000000002" table:style-name="ce1">
            <text:p>18.186762</text:p>
          </table:table-cell>
          <table:table-cell office:value-type="float" office:value="206.19635" table:style-name="ce1">
            <text:p>206.19635</text:p>
          </table:table-cell>
          <table:table-cell office:value-type="float" office:value="18.083421999999999" table:style-name="ce1">
            <text:p>18.083422</text:p>
          </table:table-cell>
          <table:table-cell office:value-type="float" office:value="132.93428" table:style-name="ce1">
            <text:p>132.93428</text:p>
          </table:table-cell>
          <table:table-cell office:value-type="float" office:value="18.958334000000001" table:style-name="ce1">
            <text:p>18.958334</text:p>
          </table:table-cell>
          <table:table-cell office:value-type="float" office:value="186.80273" table:style-name="ce1">
            <text:p>186.80273</text:p>
          </table:table-cell>
          <table:table-cell office:value-type="float" office:value="19.291665999999999" table:style-name="ce1">
            <text:p>19.291666</text:p>
          </table:table-cell>
          <table:table-cell office:value-type="float" office:value="175.22147000000001" table:style-name="ce1">
            <text:p>175.22147</text:p>
          </table:table-cell>
          <table:table-cell office:value-type="float" office:value="20.125" table:style-name="ce1">
            <text:p>20.125</text:p>
          </table:table-cell>
          <table:table-cell office:value-type="float" office:value="159.69329999999999" table:style-name="ce1">
            <text:p>159.6933</text:p>
          </table:table-cell>
          <table:table-cell office:value-type="float" office:value="20.458334000000001" table:style-name="ce1">
            <text:p>20.458334</text:p>
          </table:table-cell>
          <table:table-cell office:value-type="float" office:value="159.43304000000001" table:style-name="ce1">
            <text:p>159.43304</text:p>
          </table:table-cell>
          <table:table-cell office:value-type="float" office:value="20.791665999999999" table:style-name="ce1">
            <text:p>20.791666</text:p>
          </table:table-cell>
          <table:table-cell office:value-type="float" office:value="157.03778" table:style-name="ce1">
            <text:p>157.03778</text:p>
          </table:table-cell>
          <table:table-cell office:value-type="float" office:value="20.766173999999999" table:style-name="ce1">
            <text:p>20.766174</text:p>
          </table:table-cell>
          <table:table-cell office:value-type="float" office:value="136.89961" table:style-name="ce1">
            <text:p>136.89961</text:p>
          </table:table-cell>
          <table:table-cell office:value-type="float" office:value="8.5166660000000007" table:style-name="ce1">
            <text:p>8.516666</text:p>
          </table:table-cell>
          <table:table-cell office:value-type="float" office:value="166.95029" table:style-name="ce1">
            <text:p>166.95029</text:p>
          </table:table-cell>
          <table:table-cell office:value-type="float" office:value="8.7744020000000003" table:style-name="ce1">
            <text:p>8.774402</text:p>
          </table:table-cell>
          <table:table-cell office:value-type="float" office:value="141.8038" table:style-name="ce1">
            <text:p>141.8038</text:p>
          </table:table-cell>
          <table:table-cell office:value-type="float" office:value="9.0743880000000008" table:style-name="ce1">
            <text:p>9.074388</text:p>
          </table:table-cell>
          <table:table-cell office:value-type="float" office:value="126.35047" table:style-name="ce1">
            <text:p>126.35047</text:p>
          </table:table-cell>
          <table:table-cell office:value-type="float" office:value="9.5166660000000007" table:style-name="ce1">
            <text:p>9.516666</text:p>
          </table:table-cell>
          <table:table-cell office:value-type="float" office:value="132.61870999999999" table:style-name="ce1">
            <text:p>132.61871</text:p>
          </table:table-cell>
          <table:table-cell office:value-type="float" office:value="7.8965354000000003" table:style-name="ce1">
            <text:p>7.8965354</text:p>
          </table:table-cell>
          <table:table-cell office:value-type="float" office:value="152.71202" table:style-name="ce1">
            <text:p>152.71202</text:p>
          </table:table-cell>
          <table:table-cell office:value-type="float" office:value="8.3166670000000007" table:style-name="ce1">
            <text:p>8.316667</text:p>
          </table:table-cell>
          <table:table-cell office:value-type="float" office:value="141.92196999999999" table:style-name="ce1">
            <text:p>141.92197</text:p>
          </table:table-cell>
          <table:table-cell office:value-type="float" office:value="8.65" table:style-name="ce1">
            <text:p>8.65</text:p>
          </table:table-cell>
          <table:table-cell office:value-type="float" office:value="130.77542" table:style-name="ce1">
            <text:p>130.77542</text:p>
          </table:table-cell>
          <table:table-cell office:value-type="float" office:value="8.5379170000000002" table:style-name="ce1">
            <text:p>8.537917</text:p>
          </table:table-cell>
          <table:table-cell office:value-type="float" office:value="137.50577999999999" table:style-name="ce1">
            <text:p>137.50578</text:p>
          </table:table-cell>
          <table:table-cell office:value-type="float" office:value="17.095419" table:style-name="ce1">
            <text:p>17.095419</text:p>
          </table:table-cell>
          <table:table-cell office:value-type="float" office:value="212.20935" table:style-name="ce1">
            <text:p>212.20935</text:p>
          </table:table-cell>
          <table:table-cell office:value-type="float" office:value="16.663418" table:style-name="ce1">
            <text:p>16.663418</text:p>
          </table:table-cell>
          <table:table-cell office:value-type="float" office:value="209.37744000000001" table:style-name="ce1">
            <text:p>209.37744</text:p>
          </table:table-cell>
          <table:table-cell office:value-type="float" office:value="17.916665999999999" table:style-name="ce1">
            <text:p>17.916666</text:p>
          </table:table-cell>
          <table:table-cell office:value-type="float" office:value="199.48339999999999" table:style-name="ce1">
            <text:p>199.4834</text:p>
          </table:table-cell>
          <table:table-cell office:value-type="float" office:value="18.25" table:style-name="ce1">
            <text:p>18.25</text:p>
          </table:table-cell>
          <table:table-cell office:value-type="float" office:value="190.12889999999999" table:style-name="ce1">
            <text:p>190.1289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9.5581840000000007" table:style-name="ce1">
            <text:p>9.558184</text:p>
          </table:table-cell>
          <table:table-cell office:value-type="float" office:value="347.88004000000001" table:style-name="ce1">
            <text:p>347.88004</text:p>
          </table:table-cell>
          <table:table-cell office:value-type="float" office:value="9.4662849999999992" table:style-name="ce1">
            <text:p>9.466285</text:p>
          </table:table-cell>
          <table:table-cell office:value-type="float" office:value="332.68633999999997" table:style-name="ce1">
            <text:p>332.68634</text:p>
          </table:table-cell>
          <table:table-cell office:value-type="float" office:value="10.191127" table:style-name="ce1">
            <text:p>10.191127</text:p>
          </table:table-cell>
          <table:table-cell office:value-type="float" office:value="319.27704" table:style-name="ce1">
            <text:p>319.27704</text:p>
          </table:table-cell>
          <table:table-cell office:value-type="float" office:value="10.6" table:style-name="ce1">
            <text:p>10.6</text:p>
          </table:table-cell>
          <table:table-cell office:value-type="float" office:value="332.13986" table:style-name="ce1">
            <text:p>332.13986</text:p>
          </table:table-cell>
          <table:table-cell table:number-columns-repeated="16314"/>
        </table:table-row>
        <table:table-row table:style-name="ro1">
          <table:table-cell office:value-type="float" office:value="13.568678" table:style-name="ce1">
            <text:p>13.568678</text:p>
          </table:table-cell>
          <table:table-cell office:value-type="float" office:value="114.04322999999999" table:style-name="ce1">
            <text:p>114.04323</text:p>
          </table:table-cell>
          <table:table-cell office:value-type="float" office:value="13.875" table:style-name="ce1">
            <text:p>13.875</text:p>
          </table:table-cell>
          <table:table-cell office:value-type="float" office:value="128.60912999999999" table:style-name="ce1">
            <text:p>128.60913</text:p>
          </table:table-cell>
          <table:table-cell office:value-type="float" office:value="14.208333" table:style-name="ce1">
            <text:p>14.208333</text:p>
          </table:table-cell>
          <table:table-cell office:value-type="float" office:value="200.19632999999999" table:style-name="ce1">
            <text:p>200.1963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2.06995999999999" table:style-name="ce1">
            <text:p>102.0699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12.86998" table:style-name="ce1">
            <text:p>112.86998</text:p>
          </table:table-cell>
          <table:table-cell office:value-type="float" office:value="23.995429999999999" table:style-name="ce1">
            <text:p>23.99543</text:p>
          </table:table-cell>
          <table:table-cell office:value-type="float" office:value="123.67003" table:style-name="ce1">
            <text:p>123.6700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34.46996999999999" table:style-name="ce1">
            <text:p>134.46997</text:p>
          </table:table-cell>
          <table:table-cell office:value-type="float" office:value="19.053100000000001" table:style-name="ce1">
            <text:p>19.0531</text:p>
          </table:table-cell>
          <table:table-cell office:value-type="float" office:value="192.42632" table:style-name="ce1">
            <text:p>192.42632</text:p>
          </table:table-cell>
          <table:table-cell office:value-type="float" office:value="19.05" table:style-name="ce1">
            <text:p>19.05</text:p>
          </table:table-cell>
          <table:table-cell office:value-type="float" office:value="119.16431" table:style-name="ce1">
            <text:p>119.16431</text:p>
          </table:table-cell>
          <table:table-cell office:value-type="float" office:value="20.646833000000001" table:style-name="ce1">
            <text:p>20.646833</text:p>
          </table:table-cell>
          <table:table-cell office:value-type="float" office:value="173.03276" table:style-name="ce1">
            <text:p>173.03276</text:p>
          </table:table-cell>
          <table:table-cell office:value-type="float" office:value="19.716667000000001" table:style-name="ce1">
            <text:p>19.716667</text:p>
          </table:table-cell>
          <table:table-cell office:value-type="float" office:value="161.45142999999999" table:style-name="ce1">
            <text:p>161.45143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40.25327999999999" table:style-name="ce1">
            <text:p>140.25328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39.99309" table:style-name="ce1">
            <text:p>139.99309</text:p>
          </table:table-cell>
          <table:table-cell office:value-type="float" office:value="22.211027000000001" table:style-name="ce1">
            <text:p>22.211027</text:p>
          </table:table-cell>
          <table:table-cell office:value-type="float" office:value="137.59775999999999" table:style-name="ce1">
            <text:p>137.59776</text:p>
          </table:table-cell>
          <table:table-cell office:value-type="float" office:value="22.446856" table:style-name="ce1">
            <text:p>22.446856</text:p>
          </table:table-cell>
          <table:table-cell office:value-type="float" office:value="117.45959499999999" table:style-name="ce1">
            <text:p>117.459595</text:p>
          </table:table-cell>
          <table:table-cell office:value-type="float" office:value="9.0214219999999994" table:style-name="ce1">
            <text:p>9.021422</text:p>
          </table:table-cell>
          <table:table-cell office:value-type="float" office:value="151.29028" table:style-name="ce1">
            <text:p>151.29028</text:p>
          </table:table-cell>
          <table:table-cell office:value-type="float" office:value="9.4986270000000008" table:style-name="ce1">
            <text:p>9.498627</text:p>
          </table:table-cell>
          <table:table-cell office:value-type="float" office:value="126.14382000000001" table:style-name="ce1">
            <text:p>126.14382</text:p>
          </table:table-cell>
          <table:table-cell office:value-type="float" office:value="9.6666670000000003" table:style-name="ce1">
            <text:p>9.666667</text:p>
          </table:table-cell>
          <table:table-cell office:value-type="float" office:value="110.69046" table:style-name="ce1">
            <text:p>110.69046</text:p>
          </table:table-cell>
          <table:table-cell office:value-type="float" office:value="10" table:style-name="ce1">
            <text:p>10</text:p>
          </table:table-cell>
          <table:table-cell office:value-type="float" office:value="116.95869999999999" table:style-name="ce1">
            <text:p>116.9587</text:p>
          </table:table-cell>
          <table:table-cell office:value-type="float" office:value="8.8577739999999991" table:style-name="ce1">
            <text:p>8.857774</text:p>
          </table:table-cell>
          <table:table-cell office:value-type="float" office:value="136.51201" table:style-name="ce1">
            <text:p>136.51201</text:p>
          </table:table-cell>
          <table:table-cell office:value-type="float" office:value="8.8166670000000007" table:style-name="ce1">
            <text:p>8.816667</text:p>
          </table:table-cell>
          <table:table-cell office:value-type="float" office:value="125.72197" table:style-name="ce1">
            <text:p>125.72197</text:p>
          </table:table-cell>
          <table:table-cell office:value-type="float" office:value="9.15" table:style-name="ce1">
            <text:p>9.15</text:p>
          </table:table-cell>
          <table:table-cell office:value-type="float" office:value="114.575424" table:style-name="ce1">
            <text:p>114.575424</text:p>
          </table:table-cell>
          <table:table-cell office:value-type="float" office:value="9.4920179999999998" table:style-name="ce1">
            <text:p>9.492018</text:p>
          </table:table-cell>
          <table:table-cell office:value-type="float" office:value="121.305786" table:style-name="ce1">
            <text:p>121.305786</text:p>
          </table:table-cell>
          <table:table-cell office:value-type="float" office:value="17.75" table:style-name="ce1">
            <text:p>17.75</text:p>
          </table:table-cell>
          <table:table-cell office:value-type="float" office:value="196.00935000000001" table:style-name="ce1">
            <text:p>196.00935</text:p>
          </table:table-cell>
          <table:table-cell office:value-type="float" office:value="18.083334000000001" table:style-name="ce1">
            <text:p>18.083334</text:p>
          </table:table-cell>
          <table:table-cell office:value-type="float" office:value="193.17743999999999" table:style-name="ce1">
            <text:p>193.17744</text:p>
          </table:table-cell>
          <table:table-cell office:value-type="float" office:value="18.416665999999999" table:style-name="ce1">
            <text:p>18.416666</text:p>
          </table:table-cell>
          <table:table-cell office:value-type="float" office:value="183.2834" table:style-name="ce1">
            <text:p>183.2834</text:p>
          </table:table-cell>
          <table:table-cell office:value-type="float" office:value="20.630465000000001" table:style-name="ce1">
            <text:p>20.630465</text:p>
          </table:table-cell>
          <table:table-cell office:value-type="float" office:value="173.92891" table:style-name="ce1">
            <text:p>173.9289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025" table:style-name="ce1">
            <text:p>10.025</text:p>
          </table:table-cell>
          <table:table-cell office:value-type="float" office:value="334.11005" table:style-name="ce1">
            <text:p>334.11005</text:p>
          </table:table-cell>
          <table:table-cell office:value-type="float" office:value="10.358333999999999" table:style-name="ce1">
            <text:p>10.358334</text:p>
          </table:table-cell>
          <table:table-cell office:value-type="float" office:value="318.91631999999998" table:style-name="ce1">
            <text:p>318.91632</text:p>
          </table:table-cell>
          <table:table-cell office:value-type="float" office:value="10.983078000000001" table:style-name="ce1">
            <text:p>10.983078</text:p>
          </table:table-cell>
          <table:table-cell office:value-type="float" office:value="305.50702000000001" table:style-name="ce1">
            <text:p>305.50702</text:p>
          </table:table-cell>
          <table:table-cell office:value-type="float" office:value="11.025" table:style-name="ce1">
            <text:p>11.025</text:p>
          </table:table-cell>
          <table:table-cell office:value-type="float" office:value="318.36986999999999" table:style-name="ce1">
            <text:p>318.36987</text:p>
          </table:table-cell>
          <table:table-cell table:number-columns-repeated="16314"/>
        </table:table-row>
        <table:table-row table:style-name="ro1">
          <table:table-cell office:value-type="float" office:value="15.997099" table:style-name="ce1">
            <text:p>15.997099</text:p>
          </table:table-cell>
          <table:table-cell office:value-type="float" office:value="186.89586" table:style-name="ce1">
            <text:p>186.89586</text:p>
          </table:table-cell>
          <table:table-cell office:value-type="float" office:value="16.416665999999999" table:style-name="ce1">
            <text:p>16.416666</text:p>
          </table:table-cell>
          <table:table-cell office:value-type="float" office:value="204.85911999999999" table:style-name="ce1">
            <text:p>204.85912</text:p>
          </table:table-cell>
          <table:table-cell office:value-type="float" office:value="16.75" table:style-name="ce1">
            <text:p>16.75</text:p>
          </table:table-cell>
          <table:table-cell office:value-type="float" office:value="200.19632999999999" table:style-name="ce1">
            <text:p>200.19633</text:p>
          </table:table-cell>
          <table:table-cell office:value-type="float" office:value="24" table:style-name="ce1">
            <text:p>24</text:p>
          </table:table-cell>
          <table:table-cell office:value-type="float" office:value="102.06995999999999" table:style-name="ce1">
            <text:p>102.06996</text:p>
          </table:table-cell>
          <table:table-cell office:value-type="float" office:value="24" table:style-name="ce1">
            <text:p>24</text:p>
          </table:table-cell>
          <table:table-cell office:value-type="float" office:value="112.86998" table:style-name="ce1">
            <text:p>112.86998</text:p>
          </table:table-cell>
          <table:table-cell office:value-type="float" office:value="23.996259999999999" table:style-name="ce1">
            <text:p>23.99626</text:p>
          </table:table-cell>
          <table:table-cell office:value-type="float" office:value="123.67003" table:style-name="ce1">
            <text:p>123.67003</text:p>
          </table:table-cell>
          <table:table-cell office:value-type="float" office:value="24" table:style-name="ce1">
            <text:p>24</text:p>
          </table:table-cell>
          <table:table-cell office:value-type="float" office:value="134.46996999999999" table:style-name="ce1">
            <text:p>134.46997</text:p>
          </table:table-cell>
          <table:table-cell office:value-type="float" office:value="19.906572000000001" table:style-name="ce1">
            <text:p>19.906572</text:p>
          </table:table-cell>
          <table:table-cell office:value-type="float" office:value="192.42632" table:style-name="ce1">
            <text:p>192.42632</text:p>
          </table:table-cell>
          <table:table-cell office:value-type="float" office:value="21.116667" table:style-name="ce1">
            <text:p>21.116667</text:p>
          </table:table-cell>
          <table:table-cell office:value-type="float" office:value="181.16434000000001" table:style-name="ce1">
            <text:p>181.16434</text:p>
          </table:table-cell>
          <table:table-cell office:value-type="float" office:value="21.324401999999999" table:style-name="ce1">
            <text:p>21.324402</text:p>
          </table:table-cell>
          <table:table-cell office:value-type="float" office:value="173.03276" table:style-name="ce1">
            <text:p>173.03276</text:p>
          </table:table-cell>
          <table:table-cell office:value-type="float" office:value="21.783332999999999" table:style-name="ce1">
            <text:p>21.783333</text:p>
          </table:table-cell>
          <table:table-cell office:value-type="float" office:value="161.45142999999999" table:style-name="ce1">
            <text:p>161.45143</text:p>
          </table:table-cell>
          <table:table-cell office:value-type="float" office:value="23" table:style-name="ce1">
            <text:p>23</text:p>
          </table:table-cell>
          <table:table-cell office:value-type="float" office:value="140.25327999999999" table:style-name="ce1">
            <text:p>140.25328</text:p>
          </table:table-cell>
          <table:table-cell office:value-type="float" office:value="23" table:style-name="ce1">
            <text:p>23</text:p>
          </table:table-cell>
          <table:table-cell office:value-type="float" office:value="139.99309" table:style-name="ce1">
            <text:p>139.99309</text:p>
          </table:table-cell>
          <table:table-cell office:value-type="float" office:value="22.977284999999998" table:style-name="ce1">
            <text:p>22.977285</text:p>
          </table:table-cell>
          <table:table-cell office:value-type="float" office:value="137.59775999999999" table:style-name="ce1">
            <text:p>137.59776</text:p>
          </table:table-cell>
          <table:table-cell office:value-type="float" office:value="22.8735" table:style-name="ce1">
            <text:p>22.8735</text:p>
          </table:table-cell>
          <table:table-cell office:value-type="float" office:value="130.25896" table:style-name="ce1">
            <text:p>130.25896</text:p>
          </table:table-cell>
          <table:table-cell office:value-type="float" office:value="9.7511460000000003" table:style-name="ce1">
            <text:p>9.751146</text:p>
          </table:table-cell>
          <table:table-cell office:value-type="float" office:value="173.18199999999999" table:style-name="ce1">
            <text:p>173.182</text:p>
          </table:table-cell>
          <table:table-cell office:value-type="float" office:value="9.5135059999999996" table:style-name="ce1">
            <text:p>9.513506</text:p>
          </table:table-cell>
          <table:table-cell office:value-type="float" office:value="126.14382000000001" table:style-name="ce1">
            <text:p>126.14382</text:p>
          </table:table-cell>
          <table:table-cell office:value-type="float" office:value="10.433332999999999" table:style-name="ce1">
            <text:p>10.433333</text:p>
          </table:table-cell>
          <table:table-cell office:value-type="float" office:value="110.69046" table:style-name="ce1">
            <text:p>110.69046</text:p>
          </table:table-cell>
          <table:table-cell office:value-type="float" office:value="10.766666000000001" table:style-name="ce1">
            <text:p>10.766666</text:p>
          </table:table-cell>
          <table:table-cell office:value-type="float" office:value="116.95869999999999" table:style-name="ce1">
            <text:p>116.9587</text:p>
          </table:table-cell>
          <table:table-cell office:value-type="float" office:value="8.8912610000000001" table:style-name="ce1">
            <text:p>8.891261</text:p>
          </table:table-cell>
          <table:table-cell office:value-type="float" office:value="136.51201" table:style-name="ce1">
            <text:p>136.51201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25.72197" table:style-name="ce1">
            <text:p>125.72197</text:p>
          </table:table-cell>
          <table:table-cell office:value-type="float" office:value="9.4501519999999992" table:style-name="ce1">
            <text:p>9.450152</text:p>
          </table:table-cell>
          <table:table-cell office:value-type="float" office:value="388" table:style-name="ce1">
            <text:p>388</text:p>
          </table:table-cell>
          <table:table-cell office:value-type="float" office:value="9.6307100000000005" table:style-name="ce1">
            <text:p>9.63071</text:p>
          </table:table-cell>
          <table:table-cell office:value-type="float" office:value="121.305786" table:style-name="ce1">
            <text:p>121.305786</text:p>
          </table:table-cell>
          <table:table-cell office:value-type="float" office:value="19.75" table:style-name="ce1">
            <text:p>19.75</text:p>
          </table:table-cell>
          <table:table-cell office:value-type="float" office:value="196.00935000000001" table:style-name="ce1">
            <text:p>196.00935</text:p>
          </table:table-cell>
          <table:table-cell office:value-type="float" office:value="20.083334000000001" table:style-name="ce1">
            <text:p>20.083334</text:p>
          </table:table-cell>
          <table:table-cell office:value-type="float" office:value="193.17743999999999" table:style-name="ce1">
            <text:p>193.17744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83.2834" table:style-name="ce1">
            <text:p>183.2834</text:p>
          </table:table-cell>
          <table:table-cell office:value-type="float" office:value="20.641977000000001" table:style-name="ce1">
            <text:p>20.641977</text:p>
          </table:table-cell>
          <table:table-cell office:value-type="float" office:value="173.92891" table:style-name="ce1">
            <text:p>173.9289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0.733333999999999" table:style-name="ce1">
            <text:p>10.733334</text:p>
          </table:table-cell>
          <table:table-cell office:value-type="float" office:value="334.11005" table:style-name="ce1">
            <text:p>334.11005</text:p>
          </table:table-cell>
          <table:table-cell office:value-type="float" office:value="11.066667000000001" table:style-name="ce1">
            <text:p>11.066667</text:p>
          </table:table-cell>
          <table:table-cell office:value-type="float" office:value="318.91631999999998" table:style-name="ce1">
            <text:p>318.91632</text:p>
          </table:table-cell>
          <table:table-cell office:value-type="float" office:value="11.011279999999999" table:style-name="ce1">
            <text:p>11.01128</text:p>
          </table:table-cell>
          <table:table-cell office:value-type="float" office:value="305.50702000000001" table:style-name="ce1">
            <text:p>305.50702</text:p>
          </table:table-cell>
          <table:table-cell office:value-type="float" office:value="11.733333999999999" table:style-name="ce1">
            <text:p>11.733334</text:p>
          </table:table-cell>
          <table:table-cell office:value-type="float" office:value="318.36986999999999" table:style-name="ce1">
            <text:p>318.36987</text:p>
          </table:table-cell>
          <table:table-cell table:number-columns-repeated="16314"/>
        </table:table-row>
        <table:table-row table:style-name="ro1">
          <table:table-cell office:value-type="float" office:value="16.508333" table:style-name="ce1">
            <text:p>16.508333</text:p>
          </table:table-cell>
          <table:table-cell office:value-type="float" office:value="173.12589" table:style-name="ce1">
            <text:p>173.12589</text:p>
          </table:table-cell>
          <table:table-cell office:value-type="float" office:value="17.147165000000001" table:style-name="ce1">
            <text:p>17.147165</text:p>
          </table:table-cell>
          <table:table-cell office:value-type="float" office:value="191.08908" table:style-name="ce1">
            <text:p>191.08908</text:p>
          </table:table-cell>
          <table:table-cell office:value-type="float" office:value="17.175000000000001" table:style-name="ce1">
            <text:p>17.175</text:p>
          </table:table-cell>
          <table:table-cell office:value-type="float" office:value="186.42635999999999" table:style-name="ce1">
            <text:p>186.4263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041665999999999" table:style-name="ce1">
            <text:p>21.041666</text:p>
          </table:table-cell>
          <table:table-cell office:value-type="float" office:value="184.05632" table:style-name="ce1">
            <text:p>184.05632</text:p>
          </table:table-cell>
          <table:table-cell office:value-type="float" office:value="21.375" table:style-name="ce1">
            <text:p>21.375</text:p>
          </table:table-cell>
          <table:table-cell office:value-type="float" office:value="172.79434000000001" table:style-name="ce1">
            <text:p>172.79434</text:p>
          </table:table-cell>
          <table:table-cell office:value-type="float" office:value="21.708334000000001" table:style-name="ce1">
            <text:p>21.708334</text:p>
          </table:table-cell>
          <table:table-cell office:value-type="float" office:value="164.66276999999999" table:style-name="ce1">
            <text:p>164.66277</text:p>
          </table:table-cell>
          <table:table-cell office:value-type="float" office:value="22.062973" table:style-name="ce1">
            <text:p>22.062973</text:p>
          </table:table-cell>
          <table:table-cell office:value-type="float" office:value="153.08143999999999" table:style-name="ce1">
            <text:p>153.0814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8.123276" table:style-name="ce1">
            <text:p>108.123276</text:p>
          </table:table-cell>
          <table:table-cell office:value-type="float" office:value="23.995918" table:style-name="ce1">
            <text:p>23.995918</text:p>
          </table:table-cell>
          <table:table-cell office:value-type="float" office:value="107.86308" table:style-name="ce1">
            <text:p>107.8630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5.46776" table:style-name="ce1">
            <text:p>105.46776</text:p>
          </table:table-cell>
          <table:table-cell office:value-type="float" office:value="23.997973999999999" table:style-name="ce1">
            <text:p>23.997974</text:p>
          </table:table-cell>
          <table:table-cell office:value-type="float" office:value="98.128950000000003" table:style-name="ce1">
            <text:p>98.12895</text:p>
          </table:table-cell>
          <table:table-cell office:value-type="float" office:value="13.832910999999999" table:style-name="ce1">
            <text:p>13.832911</text:p>
          </table:table-cell>
          <table:table-cell office:value-type="float" office:value="157.25200000000001" table:style-name="ce1">
            <text:p>157.252</text:p>
          </table:table-cell>
          <table:table-cell office:value-type="float" office:value="13.054641" table:style-name="ce1">
            <text:p>13.054641</text:p>
          </table:table-cell>
          <table:table-cell office:value-type="float" office:value="110.21384999999999" table:style-name="ce1">
            <text:p>110.21385</text:p>
          </table:table-cell>
          <table:table-cell office:value-type="float" office:value="12.502159000000001" table:style-name="ce1">
            <text:p>12.502159</text:p>
          </table:table-cell>
          <table:table-cell office:value-type="float" office:value="94.760450000000006" table:style-name="ce1">
            <text:p>94.76045</text:p>
          </table:table-cell>
          <table:table-cell office:value-type="float" office:value="15.41539" table:style-name="ce1">
            <text:p>15.41539</text:p>
          </table:table-cell>
          <table:table-cell office:value-type="float" office:value="101.028694" table:style-name="ce1">
            <text:p>101.028694</text:p>
          </table:table-cell>
          <table:table-cell office:value-type="float" office:value="9.7664899999999992" table:style-name="ce1">
            <text:p>9.76649</text:p>
          </table:table-cell>
          <table:table-cell office:value-type="float" office:value="120.04198" table:style-name="ce1">
            <text:p>120.04198</text:p>
          </table:table-cell>
          <table:table-cell office:value-type="float" office:value="10.190196" table:style-name="ce1">
            <text:p>10.190196</text:p>
          </table:table-cell>
          <table:table-cell office:value-type="float" office:value="109.25197" table:style-name="ce1">
            <text:p>109.25197</text:p>
          </table:table-cell>
          <table:table-cell office:value-type="float" office:value="10.820515" table:style-name="ce1">
            <text:p>10.820515</text:p>
          </table:table-cell>
          <table:table-cell office:value-type="float" office:value="371.53" table:style-name="ce1">
            <text:p>371.53</text:p>
          </table:table-cell>
          <table:table-cell office:value-type="float" office:value="10.906164" table:style-name="ce1">
            <text:p>10.906164</text:p>
          </table:table-cell>
          <table:table-cell office:value-type="float" office:value="104.83575399999999" table:style-name="ce1">
            <text:p>104.835754</text:p>
          </table:table-cell>
          <table:table-cell office:value-type="float" office:value="20.191668" table:style-name="ce1">
            <text:p>20.191668</text:p>
          </table:table-cell>
          <table:table-cell office:value-type="float" office:value="181.69933" table:style-name="ce1">
            <text:p>181.69933</text:p>
          </table:table-cell>
          <table:table-cell office:value-type="float" office:value="20.974402999999999" table:style-name="ce1">
            <text:p>20.974403</text:p>
          </table:table-cell>
          <table:table-cell office:value-type="float" office:value="178.86748" table:style-name="ce1">
            <text:p>178.86748</text:p>
          </table:table-cell>
          <table:table-cell office:value-type="float" office:value="21.423943000000001" table:style-name="ce1">
            <text:p>21.423943</text:p>
          </table:table-cell>
          <table:table-cell office:value-type="float" office:value="168.97336999999999" table:style-name="ce1">
            <text:p>168.97337</text:p>
          </table:table-cell>
          <table:table-cell office:value-type="float" office:value="21.191668" table:style-name="ce1">
            <text:p>21.191668</text:p>
          </table:table-cell>
          <table:table-cell office:value-type="float" office:value="159.61887999999999" table:style-name="ce1">
            <text:p>159.61888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291667" table:style-name="ce1">
            <text:p>11.291667</text:p>
          </table:table-cell>
          <table:table-cell office:value-type="float" office:value="316.02005000000003" table:style-name="ce1">
            <text:p>316.02005</text:p>
          </table:table-cell>
          <table:table-cell office:value-type="float" office:value="12.082504999999999" table:style-name="ce1">
            <text:p>12.082505</text:p>
          </table:table-cell>
          <table:table-cell office:value-type="float" office:value="300.82632000000001" table:style-name="ce1">
            <text:p>300.82632</text:p>
          </table:table-cell>
          <table:table-cell office:value-type="float" office:value="11.958333" table:style-name="ce1">
            <text:p>11.958333</text:p>
          </table:table-cell>
          <table:table-cell office:value-type="float" office:value="287.41701999999998" table:style-name="ce1">
            <text:p>287.41702</text:p>
          </table:table-cell>
          <table:table-cell office:value-type="float" office:value="12.531091999999999" table:style-name="ce1">
            <text:p>12.531092</text:p>
          </table:table-cell>
          <table:table-cell office:value-type="float" office:value="300.27987999999999" table:style-name="ce1">
            <text:p>300.27988</text:p>
          </table:table-cell>
          <table:table-cell table:number-columns-repeated="16314"/>
        </table:table-row>
        <table:table-row table:style-name="ro1">
          <table:table-cell office:value-type="float" office:value="18.675000000000001" table:style-name="ce1">
            <text:p>18.675</text:p>
          </table:table-cell>
          <table:table-cell office:value-type="float" office:value="173.12589" table:style-name="ce1">
            <text:p>173.12589</text:p>
          </table:table-cell>
          <table:table-cell office:value-type="float" office:value="17.468304" table:style-name="ce1">
            <text:p>17.468304</text:p>
          </table:table-cell>
          <table:table-cell office:value-type="float" office:value="191.08908" table:style-name="ce1">
            <text:p>191.08908</text:p>
          </table:table-cell>
          <table:table-cell office:value-type="float" office:value="19.341667000000001" table:style-name="ce1">
            <text:p>19.341667</text:p>
          </table:table-cell>
          <table:table-cell office:value-type="float" office:value="186.42635999999999" table:style-name="ce1">
            <text:p>186.4263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33334000000001" table:style-name="ce1">
            <text:p>21.333334</text:p>
          </table:table-cell>
          <table:table-cell office:value-type="float" office:value="184.05632" table:style-name="ce1">
            <text:p>184.05632</text:p>
          </table:table-cell>
          <table:table-cell office:value-type="float" office:value="21.666665999999999" table:style-name="ce1">
            <text:p>21.666666</text:p>
          </table:table-cell>
          <table:table-cell office:value-type="float" office:value="172.79434000000001" table:style-name="ce1">
            <text:p>172.79434</text:p>
          </table:table-cell>
          <table:table-cell office:value-type="float" office:value="22" table:style-name="ce1">
            <text:p>22</text:p>
          </table:table-cell>
          <table:table-cell office:value-type="float" office:value="164.66276999999999" table:style-name="ce1">
            <text:p>164.66277</text:p>
          </table:table-cell>
          <table:table-cell office:value-type="float" office:value="22.190477000000001" table:style-name="ce1">
            <text:p>22.190477</text:p>
          </table:table-cell>
          <table:table-cell office:value-type="float" office:value="153.08143999999999" table:style-name="ce1">
            <text:p>153.08144</text:p>
          </table:table-cell>
          <table:table-cell office:value-type="float" office:value="24" table:style-name="ce1">
            <text:p>24</text:p>
          </table:table-cell>
          <table:table-cell office:value-type="float" office:value="108.123276" table:style-name="ce1">
            <text:p>108.123276</text:p>
          </table:table-cell>
          <table:table-cell office:value-type="float" office:value="23.999573000000002" table:style-name="ce1">
            <text:p>23.999573</text:p>
          </table:table-cell>
          <table:table-cell office:value-type="float" office:value="107.86308" table:style-name="ce1">
            <text:p>107.86308</text:p>
          </table:table-cell>
          <table:table-cell office:value-type="float" office:value="24" table:style-name="ce1">
            <text:p>24</text:p>
          </table:table-cell>
          <table:table-cell office:value-type="float" office:value="105.46776" table:style-name="ce1">
            <text:p>105.46776</text:p>
          </table:table-cell>
          <table:table-cell office:value-type="float" office:value="23.999226" table:style-name="ce1">
            <text:p>23.999226</text:p>
          </table:table-cell>
          <table:table-cell office:value-type="float" office:value="98.128950000000003" table:style-name="ce1">
            <text:p>98.12895</text:p>
          </table:table-cell>
          <table:table-cell office:value-type="float" office:value="14.740169" table:style-name="ce1">
            <text:p>14.740169</text:p>
          </table:table-cell>
          <table:table-cell office:value-type="float" office:value="157.25200000000001" table:style-name="ce1">
            <text:p>157.252</text:p>
          </table:table-cell>
          <table:table-cell office:value-type="float" office:value="15.363787" table:style-name="ce1">
            <text:p>15.363787</text:p>
          </table:table-cell>
          <table:table-cell office:value-type="float" office:value="179.48822000000001" table:style-name="ce1">
            <text:p>179.48822</text:p>
          </table:table-cell>
          <table:table-cell office:value-type="float" office:value="15.341146999999999" table:style-name="ce1">
            <text:p>15.341147</text:p>
          </table:table-cell>
          <table:table-cell office:value-type="float" office:value="179.93010000000001" table:style-name="ce1">
            <text:p>179.9301</text:p>
          </table:table-cell>
          <table:table-cell office:value-type="float" office:value="18.248684000000001" table:style-name="ce1">
            <text:p>18.248684</text:p>
          </table:table-cell>
          <table:table-cell office:value-type="float" office:value="186.02751000000001" table:style-name="ce1">
            <text:p>186.02751</text:p>
          </table:table-cell>
          <table:table-cell office:value-type="float" office:value="10.057441000000001" table:style-name="ce1">
            <text:p>10.057441</text:p>
          </table:table-cell>
          <table:table-cell office:value-type="float" office:value="385.08344" table:style-name="ce1">
            <text:p>385.08344</text:p>
          </table:table-cell>
          <table:table-cell office:value-type="float" office:value="10.496193" table:style-name="ce1">
            <text:p>10.496193</text:p>
          </table:table-cell>
          <table:table-cell office:value-type="float" office:value="388" table:style-name="ce1">
            <text:p>388</text:p>
          </table:table-cell>
          <table:table-cell office:value-type="float" office:value="10.9109125" table:style-name="ce1">
            <text:p>10.9109125</text:p>
          </table:table-cell>
          <table:table-cell office:value-type="float" office:value="374.24194" table:style-name="ce1">
            <text:p>374.24194</text:p>
          </table:table-cell>
          <table:table-cell office:value-type="float" office:value="11.202425" table:style-name="ce1">
            <text:p>11.202425</text:p>
          </table:table-cell>
          <table:table-cell office:value-type="float" office:value="374.71456999999998" table:style-name="ce1">
            <text:p>374.71457</text:p>
          </table:table-cell>
          <table:table-cell office:value-type="float" office:value="21.158332999999999" table:style-name="ce1">
            <text:p>21.158333</text:p>
          </table:table-cell>
          <table:table-cell office:value-type="float" office:value="181.69933" table:style-name="ce1">
            <text:p>181.69933</text:p>
          </table:table-cell>
          <table:table-cell office:value-type="float" office:value="21.048425999999999" table:style-name="ce1">
            <text:p>21.048426</text:p>
          </table:table-cell>
          <table:table-cell office:value-type="float" office:value="178.86748" table:style-name="ce1">
            <text:p>178.86748</text:p>
          </table:table-cell>
          <table:table-cell office:value-type="float" office:value="21.549522" table:style-name="ce1">
            <text:p>21.549522</text:p>
          </table:table-cell>
          <table:table-cell office:value-type="float" office:value="168.97336999999999" table:style-name="ce1">
            <text:p>168.97337</text:p>
          </table:table-cell>
          <table:table-cell office:value-type="float" office:value="22.158332999999999" table:style-name="ce1">
            <text:p>22.158333</text:p>
          </table:table-cell>
          <table:table-cell office:value-type="float" office:value="159.61887999999999" table:style-name="ce1">
            <text:p>159.61888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1.9" table:style-name="ce1">
            <text:p>11.9</text:p>
          </table:table-cell>
          <table:table-cell office:value-type="float" office:value="316.02005000000003" table:style-name="ce1">
            <text:p>316.02005</text:p>
          </table:table-cell>
          <table:table-cell office:value-type="float" office:value="12.189133" table:style-name="ce1">
            <text:p>12.189133</text:p>
          </table:table-cell>
          <table:table-cell office:value-type="float" office:value="300.82632000000001" table:style-name="ce1">
            <text:p>300.82632</text:p>
          </table:table-cell>
          <table:table-cell office:value-type="float" office:value="12.566667000000001" table:style-name="ce1">
            <text:p>12.566667</text:p>
          </table:table-cell>
          <table:table-cell office:value-type="float" office:value="287.41701999999998" table:style-name="ce1">
            <text:p>287.41702</text:p>
          </table:table-cell>
          <table:table-cell office:value-type="float" office:value="12.828389" table:style-name="ce1">
            <text:p>12.828389</text:p>
          </table:table-cell>
          <table:table-cell office:value-type="float" office:value="300.27987999999999" table:style-name="ce1">
            <text:p>300.27988</text:p>
          </table:table-cell>
          <table:table-cell table:number-columns-repeated="16314"/>
        </table:table-row>
        <table:table-row table:style-name="ro1">
          <table:table-cell office:value-type="float" office:value="19.381104000000001" table:style-name="ce1">
            <text:p>19.381104</text:p>
          </table:table-cell>
          <table:table-cell office:value-type="float" office:value="162.05586" table:style-name="ce1">
            <text:p>162.05586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80.01906" table:style-name="ce1">
            <text:p>180.01906</text:p>
          </table:table-cell>
          <table:table-cell office:value-type="float" office:value="19.683332" table:style-name="ce1">
            <text:p>19.683332</text:p>
          </table:table-cell>
          <table:table-cell office:value-type="float" office:value="175.35640000000001" table:style-name="ce1">
            <text:p>175.356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float" office:value="130.05634000000001" table:style-name="ce1">
            <text:p>130.05634</text:p>
          </table:table-cell>
          <table:table-cell office:value-type="float" office:value="23" table:style-name="ce1">
            <text:p>23</text:p>
          </table:table-cell>
          <table:table-cell office:value-type="float" office:value="129.59431000000001" table:style-name="ce1">
            <text:p>129.59431</text:p>
          </table:table-cell>
          <table:table-cell office:value-type="float" office:value="23" table:style-name="ce1">
            <text:p>23</text:p>
          </table:table-cell>
          <table:table-cell office:value-type="float" office:value="132.26275999999999" table:style-name="ce1">
            <text:p>132.26276</text:p>
          </table:table-cell>
          <table:table-cell office:value-type="float" office:value="23" table:style-name="ce1">
            <text:p>23</text:p>
          </table:table-cell>
          <table:table-cell office:value-type="float" office:value="131.48146" table:style-name="ce1">
            <text:p>131.4814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824999999999999" table:style-name="ce1">
            <text:p>17.825</text:p>
          </table:table-cell>
          <table:table-cell office:value-type="float" office:value="141.32199" table:style-name="ce1">
            <text:p>141.32199</text:p>
          </table:table-cell>
          <table:table-cell office:value-type="float" office:value="18.563381" table:style-name="ce1">
            <text:p>18.563381</text:p>
          </table:table-cell>
          <table:table-cell office:value-type="float" office:value="163.55821" table:style-name="ce1">
            <text:p>163.55821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4.00009" table:style-name="ce1">
            <text:p>164.00009</text:p>
          </table:table-cell>
          <table:table-cell office:value-type="float" office:value="18.824999999999999" table:style-name="ce1">
            <text:p>18.825</text:p>
          </table:table-cell>
          <table:table-cell office:value-type="float" office:value="170.0975" table:style-name="ce1">
            <text:p>170.0975</text:p>
          </table:table-cell>
          <table:table-cell office:value-type="float" office:value="17.3" table:style-name="ce1">
            <text:p>17.3</text:p>
          </table:table-cell>
          <table:table-cell office:value-type="float" office:value="162.06345999999999" table:style-name="ce1">
            <text:p>162.06346</text:p>
          </table:table-cell>
          <table:table-cell office:value-type="float" office:value="17.658010000000001" table:style-name="ce1">
            <text:p>17.65801</text:p>
          </table:table-cell>
          <table:table-cell office:value-type="float" office:value="164.98" table:style-name="ce1">
            <text:p>164.98</text:p>
          </table:table-cell>
          <table:table-cell office:value-type="float" office:value="17.966667000000001" table:style-name="ce1">
            <text:p>17.966667</text:p>
          </table:table-cell>
          <table:table-cell office:value-type="float" office:value="151.22191000000001" table:style-name="ce1">
            <text:p>151.22191</text:p>
          </table:table-cell>
          <table:table-cell office:value-type="float" office:value="18.3" table:style-name="ce1">
            <text:p>18.3</text:p>
          </table:table-cell>
          <table:table-cell office:value-type="float" office:value="151.69460000000001" table:style-name="ce1">
            <text:p>151.6946</text:p>
          </table:table-cell>
          <table:table-cell office:value-type="float" office:value="22.761126000000001" table:style-name="ce1">
            <text:p>22.761126</text:p>
          </table:table-cell>
          <table:table-cell office:value-type="float" office:value="132.01929000000001" table:style-name="ce1">
            <text:p>132.01929</text:p>
          </table:table-cell>
          <table:table-cell office:value-type="float" office:value="23.000299999999999" table:style-name="ce1">
            <text:p>23.0003</text:p>
          </table:table-cell>
          <table:table-cell office:value-type="float" office:value="129.99748" table:style-name="ce1">
            <text:p>129.99748</text:p>
          </table:table-cell>
          <table:table-cell office:value-type="float" office:value="23" table:style-name="ce1">
            <text:p>23</text:p>
          </table:table-cell>
          <table:table-cell office:value-type="float" office:value="130.9034" table:style-name="ce1">
            <text:p>130.9034</text:p>
          </table:table-cell>
          <table:table-cell office:value-type="float" office:value="23" table:style-name="ce1">
            <text:p>23</text:p>
          </table:table-cell>
          <table:table-cell office:value-type="float" office:value="132.34886" table:style-name="ce1">
            <text:p>132.348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2.508333" table:style-name="ce1">
            <text:p>12.508333</text:p>
          </table:table-cell>
          <table:table-cell office:value-type="float" office:value="296.31002999999998" table:style-name="ce1">
            <text:p>296.31003</text:p>
          </table:table-cell>
          <table:table-cell office:value-type="float" office:value="13.155331" table:style-name="ce1">
            <text:p>13.155331</text:p>
          </table:table-cell>
          <table:table-cell office:value-type="float" office:value="281.11633" table:style-name="ce1">
            <text:p>281.11633</text:p>
          </table:table-cell>
          <table:table-cell office:value-type="float" office:value="13.479492" table:style-name="ce1">
            <text:p>13.479492</text:p>
          </table:table-cell>
          <table:table-cell office:value-type="float" office:value="267.70699999999999" table:style-name="ce1">
            <text:p>267.707</text:p>
          </table:table-cell>
          <table:table-cell office:value-type="float" office:value="13.546787" table:style-name="ce1">
            <text:p>13.546787</text:p>
          </table:table-cell>
          <table:table-cell office:value-type="float" office:value="280.56984999999997" table:style-name="ce1">
            <text:p>280.56985</text:p>
          </table:table-cell>
          <table:table-cell table:number-columns-repeated="16314"/>
        </table:table-row>
        <table:table-row table:style-name="ro1">
          <table:table-cell office:value-type="float" office:value="20.312466000000001" table:style-name="ce1">
            <text:p>20.312466</text:p>
          </table:table-cell>
          <table:table-cell office:value-type="float" office:value="189.99673000000001" table:style-name="ce1">
            <text:p>189.99673</text:p>
          </table:table-cell>
          <table:table-cell office:value-type="float" office:value="21.458334000000001" table:style-name="ce1">
            <text:p>21.458334</text:p>
          </table:table-cell>
          <table:table-cell office:value-type="float" office:value="180.01906" table:style-name="ce1">
            <text:p>180.01906</text:p>
          </table:table-cell>
          <table:table-cell office:value-type="float" office:value="21.791665999999999" table:style-name="ce1">
            <text:p>21.791666</text:p>
          </table:table-cell>
          <table:table-cell office:value-type="float" office:value="175.35640000000001" table:style-name="ce1">
            <text:p>175.3564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05634000000001" table:style-name="ce1">
            <text:p>130.0563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29.59431000000001" table:style-name="ce1">
            <text:p>129.59431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2.26275999999999" table:style-name="ce1">
            <text:p>132.26276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1.48146" table:style-name="ce1">
            <text:p>131.4814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491667" table:style-name="ce1">
            <text:p>18.491667</text:p>
          </table:table-cell>
          <table:table-cell office:value-type="float" office:value="161.32198" table:style-name="ce1">
            <text:p>161.32198</text:p>
          </table:table-cell>
          <table:table-cell office:value-type="float" office:value="18.612835" table:style-name="ce1">
            <text:p>18.612835</text:p>
          </table:table-cell>
          <table:table-cell office:value-type="float" office:value="163.55821" table:style-name="ce1">
            <text:p>163.55821</text:p>
          </table:table-cell>
          <table:table-cell office:value-type="float" office:value="19.158332999999999" table:style-name="ce1">
            <text:p>19.158333</text:p>
          </table:table-cell>
          <table:table-cell office:value-type="float" office:value="164.00009" table:style-name="ce1">
            <text:p>164.00009</text:p>
          </table:table-cell>
          <table:table-cell office:value-type="float" office:value="19.491667" table:style-name="ce1">
            <text:p>19.491667</text:p>
          </table:table-cell>
          <table:table-cell office:value-type="float" office:value="170.0975" table:style-name="ce1">
            <text:p>170.0975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62.06345999999999" table:style-name="ce1">
            <text:p>162.06346</text:p>
          </table:table-cell>
          <table:table-cell office:value-type="float" office:value="17.944227000000001" table:style-name="ce1">
            <text:p>17.944227</text:p>
          </table:table-cell>
          <table:table-cell office:value-type="float" office:value="164.98" table:style-name="ce1">
            <text:p>164.98</text:p>
          </table:table-cell>
          <table:table-cell office:value-type="float" office:value="18.766666000000001" table:style-name="ce1">
            <text:p>18.766666</text:p>
          </table:table-cell>
          <table:table-cell office:value-type="float" office:value="151.22191000000001" table:style-name="ce1">
            <text:p>151.22191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51.69460000000001" table:style-name="ce1">
            <text:p>151.6946</text:p>
          </table:table-cell>
          <table:table-cell office:value-type="float" office:value="22.782125000000001" table:style-name="ce1">
            <text:p>22.782125</text:p>
          </table:table-cell>
          <table:table-cell office:value-type="float" office:value="132.01929000000001" table:style-name="ce1">
            <text:p>132.01929</text:p>
          </table:table-cell>
          <table:table-cell office:value-type="float" office:value="23.000741999999999" table:style-name="ce1">
            <text:p>23.000742</text:p>
          </table:table-cell>
          <table:table-cell office:value-type="float" office:value="129.99748" table:style-name="ce1">
            <text:p>129.9974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9034" table:style-name="ce1">
            <text:p>130.9034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2.34886" table:style-name="ce1">
            <text:p>132.348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175000000000001" table:style-name="ce1">
            <text:p>13.175</text:p>
          </table:table-cell>
          <table:table-cell office:value-type="float" office:value="296.31002999999998" table:style-name="ce1">
            <text:p>296.31003</text:p>
          </table:table-cell>
          <table:table-cell office:value-type="float" office:value="13.232203" table:style-name="ce1">
            <text:p>13.232203</text:p>
          </table:table-cell>
          <table:table-cell office:value-type="float" office:value="281.11633" table:style-name="ce1">
            <text:p>281.11633</text:p>
          </table:table-cell>
          <table:table-cell office:value-type="float" office:value="13.688373" table:style-name="ce1">
            <text:p>13.688373</text:p>
          </table:table-cell>
          <table:table-cell office:value-type="float" office:value="267.70699999999999" table:style-name="ce1">
            <text:p>267.707</text:p>
          </table:table-cell>
          <table:table-cell office:value-type="float" office:value="14.008978000000001" table:style-name="ce1">
            <text:p>14.008978</text:p>
          </table:table-cell>
          <table:table-cell office:value-type="float" office:value="280.56984999999997" table:style-name="ce1">
            <text:p>280.56985</text:p>
          </table:table-cell>
          <table:table-cell table:number-columns-repeated="1631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9.24673000000001" table:style-name="ce1">
            <text:p>129.24673</text:p>
          </table:table-cell>
          <table:table-cell office:value-type="float" office:value="23" table:style-name="ce1">
            <text:p>23</text:p>
          </table:table-cell>
          <table:table-cell office:value-type="float" office:value="130.06908000000001" table:style-name="ce1">
            <text:p>130.06908</text:p>
          </table:table-cell>
          <table:table-cell office:value-type="float" office:value="23" table:style-name="ce1">
            <text:p>23</text:p>
          </table:table-cell>
          <table:table-cell office:value-type="float" office:value="136.20638" table:style-name="ce1">
            <text:p>136.20638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7011000000001" table:style-name="ce1">
            <text:p>23.997011</text:p>
          </table:table-cell>
          <table:table-cell office:value-type="float" office:value="97.926329999999993" table:style-name="ce1">
            <text:p>97.92633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464309999999998" table:style-name="ce1">
            <text:p>97.4643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0.13275" table:style-name="ce1">
            <text:p>100.1327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9.351455999999999" table:style-name="ce1">
            <text:p>99.35145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066668" table:style-name="ce1">
            <text:p>19.066668</text:p>
          </table:table-cell>
          <table:table-cell office:value-type="float" office:value="142.69195999999999" table:style-name="ce1">
            <text:p>142.6919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44.92824999999999" table:style-name="ce1">
            <text:p>144.92825</text:p>
          </table:table-cell>
          <table:table-cell office:value-type="float" office:value="19.733333999999999" table:style-name="ce1">
            <text:p>19.733334</text:p>
          </table:table-cell>
          <table:table-cell office:value-type="float" office:value="145.37007" table:style-name="ce1">
            <text:p>145.37007</text:p>
          </table:table-cell>
          <table:table-cell office:value-type="float" office:value="20.691841" table:style-name="ce1">
            <text:p>20.691841</text:p>
          </table:table-cell>
          <table:table-cell office:value-type="float" office:value="151.46747999999999" table:style-name="ce1">
            <text:p>151.46748</text:p>
          </table:table-cell>
          <table:table-cell office:value-type="float" office:value="18.541665999999999" table:style-name="ce1">
            <text:p>18.541666</text:p>
          </table:table-cell>
          <table:table-cell office:value-type="float" office:value="147.7535" table:style-name="ce1">
            <text:p>147.7535</text:p>
          </table:table-cell>
          <table:table-cell office:value-type="float" office:value="18.875" table:style-name="ce1">
            <text:p>18.875</text:p>
          </table:table-cell>
          <table:table-cell office:value-type="float" office:value="150.66997000000001" table:style-name="ce1">
            <text:p>150.66997</text:p>
          </table:table-cell>
          <table:table-cell office:value-type="float" office:value="19.208334000000001" table:style-name="ce1">
            <text:p>19.208334</text:p>
          </table:table-cell>
          <table:table-cell office:value-type="float" office:value="136.91188" table:style-name="ce1">
            <text:p>136.91188</text:p>
          </table:table-cell>
          <table:table-cell office:value-type="float" office:value="19.541665999999999" table:style-name="ce1">
            <text:p>19.541666</text:p>
          </table:table-cell>
          <table:table-cell office:value-type="float" office:value="137.38462999999999" table:style-name="ce1">
            <text:p>137.38463</text:p>
          </table:table-cell>
          <table:table-cell office:value-type="float" office:value="23.994001000000001" table:style-name="ce1">
            <text:p>23.994001</text:p>
          </table:table-cell>
          <table:table-cell office:value-type="float" office:value="99.889279999999999" table:style-name="ce1">
            <text:p>99.8892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86748" table:style-name="ce1">
            <text:p>97.8674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773390000000006" table:style-name="ce1">
            <text:p>98.77339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0.21886000000001" table:style-name="ce1">
            <text:p>100.218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3.834562999999999" table:style-name="ce1">
            <text:p>13.834563</text:p>
          </table:table-cell>
          <table:table-cell office:value-type="float" office:value="277.41003000000001" table:style-name="ce1">
            <text:p>277.41003</text:p>
          </table:table-cell>
          <table:table-cell office:value-type="float" office:value="14.632482" table:style-name="ce1">
            <text:p>14.632482</text:p>
          </table:table-cell>
          <table:table-cell office:value-type="float" office:value="262.21634" table:style-name="ce1">
            <text:p>262.21634</text:p>
          </table:table-cell>
          <table:table-cell office:value-type="float" office:value="14.425000000000001" table:style-name="ce1">
            <text:p>14.425</text:p>
          </table:table-cell>
          <table:table-cell office:value-type="float" office:value="248.80698000000001" table:style-name="ce1">
            <text:p>248.80698</text:p>
          </table:table-cell>
          <table:table-cell office:value-type="float" office:value="14.758333" table:style-name="ce1">
            <text:p>14.758333</text:p>
          </table:table-cell>
          <table:table-cell office:value-type="float" office:value="261.66986000000003" table:style-name="ce1">
            <text:p>261.66986</text:p>
          </table:table-cell>
          <table:table-cell table:number-columns-repeated="16314"/>
        </table:table-row>
        <table:table-row table:style-name="ro1">
          <table:table-cell office:value-type="float" office:value="23.001000000000001" table:style-name="ce1">
            <text:p>23.001</text:p>
          </table:table-cell>
          <table:table-cell office:value-type="float" office:value="129.24673000000001" table:style-name="ce1">
            <text:p>129.24673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0.06908000000001" table:style-name="ce1">
            <text:p>130.06908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6.20638" table:style-name="ce1">
            <text:p>136.20638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935" table:style-name="ce1">
            <text:p>23.99935</text:p>
          </table:table-cell>
          <table:table-cell office:value-type="float" office:value="97.926329999999993" table:style-name="ce1">
            <text:p>97.92633</text:p>
          </table:table-cell>
          <table:table-cell office:value-type="float" office:value="24" table:style-name="ce1">
            <text:p>24</text:p>
          </table:table-cell>
          <table:table-cell office:value-type="float" office:value="97.464309999999998" table:style-name="ce1">
            <text:p>97.46431</text:p>
          </table:table-cell>
          <table:table-cell office:value-type="float" office:value="24" table:style-name="ce1">
            <text:p>24</text:p>
          </table:table-cell>
          <table:table-cell office:value-type="float" office:value="100.13275" table:style-name="ce1">
            <text:p>100.13275</text:p>
          </table:table-cell>
          <table:table-cell office:value-type="float" office:value="24" table:style-name="ce1">
            <text:p>24</text:p>
          </table:table-cell>
          <table:table-cell office:value-type="float" office:value="99.351455999999999" table:style-name="ce1">
            <text:p>99.35145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16667000000001" table:style-name="ce1">
            <text:p>19.716667</text:p>
          </table:table-cell>
          <table:table-cell office:value-type="float" office:value="142.69195999999999" table:style-name="ce1">
            <text:p>142.69196</text:p>
          </table:table-cell>
          <table:table-cell office:value-type="float" office:value="20.05" table:style-name="ce1">
            <text:p>20.05</text:p>
          </table:table-cell>
          <table:table-cell office:value-type="float" office:value="144.92824999999999" table:style-name="ce1">
            <text:p>144.92825</text:p>
          </table:table-cell>
          <table:table-cell office:value-type="float" office:value="20.383333" table:style-name="ce1">
            <text:p>20.383333</text:p>
          </table:table-cell>
          <table:table-cell office:value-type="float" office:value="145.37007" table:style-name="ce1">
            <text:p>145.37007</text:p>
          </table:table-cell>
          <table:table-cell office:value-type="float" office:value="20.705818000000001" table:style-name="ce1">
            <text:p>20.705818</text:p>
          </table:table-cell>
          <table:table-cell office:value-type="float" office:value="151.46747999999999" table:style-name="ce1">
            <text:p>151.46748</text:p>
          </table:table-cell>
          <table:table-cell office:value-type="float" office:value="19.258333" table:style-name="ce1">
            <text:p>19.258333</text:p>
          </table:table-cell>
          <table:table-cell office:value-type="float" office:value="147.7535" table:style-name="ce1">
            <text:p>147.7535</text:p>
          </table:table-cell>
          <table:table-cell office:value-type="float" office:value="19.591667000000001" table:style-name="ce1">
            <text:p>19.591667</text:p>
          </table:table-cell>
          <table:table-cell office:value-type="float" office:value="150.66997000000001" table:style-name="ce1">
            <text:p>150.66997</text:p>
          </table:table-cell>
          <table:table-cell office:value-type="float" office:value="19.925000000000001" table:style-name="ce1">
            <text:p>19.925</text:p>
          </table:table-cell>
          <table:table-cell office:value-type="float" office:value="136.91188" table:style-name="ce1">
            <text:p>136.91188</text:p>
          </table:table-cell>
          <table:table-cell office:value-type="float" office:value="20.258333" table:style-name="ce1">
            <text:p>20.258333</text:p>
          </table:table-cell>
          <table:table-cell office:value-type="float" office:value="137.38462999999999" table:style-name="ce1">
            <text:p>137.38463</text:p>
          </table:table-cell>
          <table:table-cell office:value-type="float" office:value="23.995010000000001" table:style-name="ce1">
            <text:p>23.99501</text:p>
          </table:table-cell>
          <table:table-cell office:value-type="float" office:value="99.889279999999999" table:style-name="ce1">
            <text:p>99.88928</text:p>
          </table:table-cell>
          <table:table-cell office:value-type="float" office:value="24" table:style-name="ce1">
            <text:p>24</text:p>
          </table:table-cell>
          <table:table-cell office:value-type="float" office:value="97.86748" table:style-name="ce1">
            <text:p>97.86748</text:p>
          </table:table-cell>
          <table:table-cell office:value-type="float" office:value="24" table:style-name="ce1">
            <text:p>24</text:p>
          </table:table-cell>
          <table:table-cell office:value-type="float" office:value="98.773390000000006" table:style-name="ce1">
            <text:p>98.77339</text:p>
          </table:table-cell>
          <table:table-cell office:value-type="float" office:value="24" table:style-name="ce1">
            <text:p>24</text:p>
          </table:table-cell>
          <table:table-cell office:value-type="float" office:value="100.21886000000001" table:style-name="ce1">
            <text:p>100.2188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4.210414999999999" table:style-name="ce1">
            <text:p>14.210415</text:p>
          </table:table-cell>
          <table:table-cell office:value-type="float" office:value="277.41003000000001" table:style-name="ce1">
            <text:p>277.41003</text:p>
          </table:table-cell>
          <table:table-cell office:value-type="float" office:value="14.761514999999999" table:style-name="ce1">
            <text:p>14.761515</text:p>
          </table:table-cell>
          <table:table-cell office:value-type="float" office:value="262.21634" table:style-name="ce1">
            <text:p>262.21634</text:p>
          </table:table-cell>
          <table:table-cell office:value-type="float" office:value="15.108333999999999" table:style-name="ce1">
            <text:p>15.108334</text:p>
          </table:table-cell>
          <table:table-cell office:value-type="float" office:value="248.80698000000001" table:style-name="ce1">
            <text:p>248.80698</text:p>
          </table:table-cell>
          <table:table-cell office:value-type="float" office:value="15.441667000000001" table:style-name="ce1">
            <text:p>15.441667</text:p>
          </table:table-cell>
          <table:table-cell office:value-type="float" office:value="261.66986000000003" table:style-name="ce1">
            <text:p>261.66986</text:p>
          </table:table-cell>
          <table:table-cell table:number-columns-repeated="16314"/>
        </table:table-row>
        <table:table-row table:style-name="ro1">
          <table:table-cell office:value-type="float" office:value="23.994976000000001" table:style-name="ce1">
            <text:p>23.994976</text:p>
          </table:table-cell>
          <table:table-cell office:value-type="float" office:value="97.116730000000004" table:style-name="ce1">
            <text:p>97.11673</text:p>
          </table:table-cell>
          <table:table-cell office:value-type="float" office:value="23.998443999999999" table:style-name="ce1">
            <text:p>23.998444</text:p>
          </table:table-cell>
          <table:table-cell office:value-type="float" office:value="97.939070000000001" table:style-name="ce1">
            <text:p>97.93907</text:p>
          </table:table-cell>
          <table:table-cell office:value-type="float" office:value="23.995038999999998" table:style-name="ce1">
            <text:p>23.995039</text:p>
          </table:table-cell>
          <table:table-cell office:value-type="float" office:value="104.07637" table:style-name="ce1">
            <text:p>104.0763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066668" table:style-name="ce1">
            <text:p>20.066668</text:p>
          </table:table-cell>
          <table:table-cell office:value-type="float" office:value="131.35194000000001" table:style-name="ce1">
            <text:p>131.35194</text:p>
          </table:table-cell>
          <table:table-cell office:value-type="float" office:value="20.778417999999999" table:style-name="ce1">
            <text:p>20.778418</text:p>
          </table:table-cell>
          <table:table-cell office:value-type="float" office:value="133.58824000000001" table:style-name="ce1">
            <text:p>133.58824</text:p>
          </table:table-cell>
          <table:table-cell office:value-type="float" office:value="20.733333999999999" table:style-name="ce1">
            <text:p>20.733334</text:p>
          </table:table-cell>
          <table:table-cell office:value-type="float" office:value="134.03005999999999" table:style-name="ce1">
            <text:p>134.03006</text:p>
          </table:table-cell>
          <table:table-cell office:value-type="float" office:value="21.066668" table:style-name="ce1">
            <text:p>21.066668</text:p>
          </table:table-cell>
          <table:table-cell office:value-type="float" office:value="140.12746999999999" table:style-name="ce1">
            <text:p>140.12747</text:p>
          </table:table-cell>
          <table:table-cell office:value-type="float" office:value="19.441668" table:style-name="ce1">
            <text:p>19.441668</text:p>
          </table:table-cell>
          <table:table-cell office:value-type="float" office:value="141.81345999999999" table:style-name="ce1">
            <text:p>141.81346</text:p>
          </table:table-cell>
          <table:table-cell office:value-type="float" office:value="19.836300000000001" table:style-name="ce1">
            <text:p>19.8363</text:p>
          </table:table-cell>
          <table:table-cell office:value-type="float" office:value="144.72999999999999" table:style-name="ce1">
            <text:p>144.73</text:p>
          </table:table-cell>
          <table:table-cell office:value-type="float" office:value="20.115400000000001" table:style-name="ce1">
            <text:p>20.1154</text:p>
          </table:table-cell>
          <table:table-cell office:value-type="float" office:value="130.97184999999999" table:style-name="ce1">
            <text:p>130.97185</text:p>
          </table:table-cell>
          <table:table-cell office:value-type="float" office:value="20.489011999999999" table:style-name="ce1">
            <text:p>20.489012</text:p>
          </table:table-cell>
          <table:table-cell office:value-type="float" office:value="131.44460000000001" table:style-name="ce1">
            <text:p>131.444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033334" table:style-name="ce1">
            <text:p>15.033334</text:p>
          </table:table-cell>
          <table:table-cell office:value-type="float" office:value="258.24002000000002" table:style-name="ce1">
            <text:p>258.24002</text:p>
          </table:table-cell>
          <table:table-cell office:value-type="float" office:value="15.673741" table:style-name="ce1">
            <text:p>15.673741</text:p>
          </table:table-cell>
          <table:table-cell office:value-type="float" office:value="243.04633000000001" table:style-name="ce1">
            <text:p>243.04633</text:p>
          </table:table-cell>
          <table:table-cell office:value-type="float" office:value="15.7" table:style-name="ce1">
            <text:p>15.7</text:p>
          </table:table-cell>
          <table:table-cell office:value-type="float" office:value="229.637" table:style-name="ce1">
            <text:p>229.637</text:p>
          </table:table-cell>
          <table:table-cell office:value-type="float" office:value="16.033332999999999" table:style-name="ce1">
            <text:p>16.033333</text:p>
          </table:table-cell>
          <table:table-cell office:value-type="float" office:value="242.49987999999999" table:style-name="ce1">
            <text:p>242.49988</text:p>
          </table:table-cell>
          <table:table-cell table:number-columns-repeated="16314"/>
        </table:table-row>
        <table:table-row table:style-name="ro1">
          <table:table-cell office:value-type="float" office:value="23.99935" table:style-name="ce1">
            <text:p>23.99935</text:p>
          </table:table-cell>
          <table:table-cell office:value-type="float" office:value="97.116730000000004" table:style-name="ce1">
            <text:p>97.11673</text:p>
          </table:table-cell>
          <table:table-cell office:value-type="float" office:value="23.999388" table:style-name="ce1">
            <text:p>23.999388</text:p>
          </table:table-cell>
          <table:table-cell office:value-type="float" office:value="97.939070000000001" table:style-name="ce1">
            <text:p>97.93907</text:p>
          </table:table-cell>
          <table:table-cell office:value-type="float" office:value="23.999085999999998" table:style-name="ce1">
            <text:p>23.999086</text:p>
          </table:table-cell>
          <table:table-cell office:value-type="float" office:value="104.07637" table:style-name="ce1">
            <text:p>104.07637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466667000000001" table:style-name="ce1">
            <text:p>20.466667</text:p>
          </table:table-cell>
          <table:table-cell office:value-type="float" office:value="131.35194000000001" table:style-name="ce1">
            <text:p>131.35194</text:p>
          </table:table-cell>
          <table:table-cell office:value-type="float" office:value="20.794796000000002" table:style-name="ce1">
            <text:p>20.794796</text:p>
          </table:table-cell>
          <table:table-cell office:value-type="float" office:value="133.58824000000001" table:style-name="ce1">
            <text:p>133.58824</text:p>
          </table:table-cell>
          <table:table-cell office:value-type="float" office:value="21.133333" table:style-name="ce1">
            <text:p>21.133333</text:p>
          </table:table-cell>
          <table:table-cell office:value-type="float" office:value="134.03005999999999" table:style-name="ce1">
            <text:p>134.03006</text:p>
          </table:table-cell>
          <table:table-cell office:value-type="float" office:value="21.466667000000001" table:style-name="ce1">
            <text:p>21.466667</text:p>
          </table:table-cell>
          <table:table-cell office:value-type="float" office:value="140.12746999999999" table:style-name="ce1">
            <text:p>140.12747</text:p>
          </table:table-cell>
          <table:table-cell office:value-type="float" office:value="19.816668" table:style-name="ce1">
            <text:p>19.816668</text:p>
          </table:table-cell>
          <table:table-cell office:value-type="float" office:value="141.81345999999999" table:style-name="ce1">
            <text:p>141.81346</text:p>
          </table:table-cell>
          <table:table-cell office:value-type="float" office:value="19.881049999999998" table:style-name="ce1">
            <text:p>19.88105</text:p>
          </table:table-cell>
          <table:table-cell office:value-type="float" office:value="144.72999999999999" table:style-name="ce1">
            <text:p>144.73</text:p>
          </table:table-cell>
          <table:table-cell office:value-type="float" office:value="20.237503" table:style-name="ce1">
            <text:p>20.237503</text:p>
          </table:table-cell>
          <table:table-cell office:value-type="float" office:value="130.97184999999999" table:style-name="ce1">
            <text:p>130.97185</text:p>
          </table:table-cell>
          <table:table-cell office:value-type="float" office:value="20.609891999999999" table:style-name="ce1">
            <text:p>20.609892</text:p>
          </table:table-cell>
          <table:table-cell office:value-type="float" office:value="131.44460000000001" table:style-name="ce1">
            <text:p>131.4446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5.691667000000001" table:style-name="ce1">
            <text:p>15.691667</text:p>
          </table:table-cell>
          <table:table-cell office:value-type="float" office:value="258.24002000000002" table:style-name="ce1">
            <text:p>258.24002</text:p>
          </table:table-cell>
          <table:table-cell office:value-type="float" office:value="15.874501" table:style-name="ce1">
            <text:p>15.874501</text:p>
          </table:table-cell>
          <table:table-cell office:value-type="float" office:value="243.04633000000001" table:style-name="ce1">
            <text:p>243.04633</text:p>
          </table:table-cell>
          <table:table-cell office:value-type="float" office:value="16.358333999999999" table:style-name="ce1">
            <text:p>16.358334</text:p>
          </table:table-cell>
          <table:table-cell office:value-type="float" office:value="229.637" table:style-name="ce1">
            <text:p>229.637</text:p>
          </table:table-cell>
          <table:table-cell office:value-type="float" office:value="16.691668" table:style-name="ce1">
            <text:p>16.691668</text:p>
          </table:table-cell>
          <table:table-cell office:value-type="float" office:value="242.49987999999999" table:style-name="ce1">
            <text:p>242.49988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432617" table:style-name="ce1">
            <text:p>21.432617</text:p>
          </table:table-cell>
          <table:table-cell office:value-type="float" office:value="129.46198000000001" table:style-name="ce1">
            <text:p>129.46198</text:p>
          </table:table-cell>
          <table:table-cell office:value-type="float" office:value="20.858333999999999" table:style-name="ce1">
            <text:p>20.858334</text:p>
          </table:table-cell>
          <table:table-cell office:value-type="float" office:value="131.69820999999999" table:style-name="ce1">
            <text:p>131.69821</text:p>
          </table:table-cell>
          <table:table-cell office:value-type="float" office:value="21.191668" table:style-name="ce1">
            <text:p>21.191668</text:p>
          </table:table-cell>
          <table:table-cell office:value-type="float" office:value="132.14003" table:style-name="ce1">
            <text:p>132.14003</text:p>
          </table:table-cell>
          <table:table-cell office:value-type="float" office:value="22.901888" table:style-name="ce1">
            <text:p>22.901888</text:p>
          </table:table-cell>
          <table:table-cell office:value-type="float" office:value="138.23750000000001" table:style-name="ce1">
            <text:p>138.2375</text:p>
          </table:table-cell>
          <table:table-cell office:value-type="float" office:value="19.866667" table:style-name="ce1">
            <text:p>19.866667</text:p>
          </table:table-cell>
          <table:table-cell office:value-type="float" office:value="140.19347999999999" table:style-name="ce1">
            <text:p>140.19348</text:p>
          </table:table-cell>
          <table:table-cell office:value-type="float" office:value="20.526983000000001" table:style-name="ce1">
            <text:p>20.526983</text:p>
          </table:table-cell>
          <table:table-cell office:value-type="float" office:value="143.10995" table:style-name="ce1">
            <text:p>143.10995</text:p>
          </table:table-cell>
          <table:table-cell office:value-type="float" office:value="22.329219999999999" table:style-name="ce1">
            <text:p>22.32922</text:p>
          </table:table-cell>
          <table:table-cell office:value-type="float" office:value="129.35186999999999" table:style-name="ce1">
            <text:p>129.35187</text:p>
          </table:table-cell>
          <table:table-cell office:value-type="float" office:value="20.866667" table:style-name="ce1">
            <text:p>20.866667</text:p>
          </table:table-cell>
          <table:table-cell office:value-type="float" office:value="129.82462000000001" table:style-name="ce1">
            <text:p>129.8246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320387" table:style-name="ce1">
            <text:p>16.320387</text:p>
          </table:table-cell>
          <table:table-cell office:value-type="float" office:value="240.15002000000001" table:style-name="ce1">
            <text:p>240.15002</text:p>
          </table:table-cell>
          <table:table-cell office:value-type="float" office:value="16.583334000000001" table:style-name="ce1">
            <text:p>16.583334</text:p>
          </table:table-cell>
          <table:table-cell office:value-type="float" office:value="224.9563" table:style-name="ce1">
            <text:p>224.9563</text:p>
          </table:table-cell>
          <table:table-cell office:value-type="float" office:value="16.916665999999999" table:style-name="ce1">
            <text:p>16.916666</text:p>
          </table:table-cell>
          <table:table-cell office:value-type="float" office:value="211.54703000000001" table:style-name="ce1">
            <text:p>211.54703</text:p>
          </table:table-cell>
          <table:table-cell office:value-type="float" office:value="17.967563999999999" table:style-name="ce1">
            <text:p>17.967564</text:p>
          </table:table-cell>
          <table:table-cell office:value-type="float" office:value="224.40991" table:style-name="ce1">
            <text:p>224.40991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2.124220000000001" table:style-name="ce1">
            <text:p>22.12422</text:p>
          </table:table-cell>
          <table:table-cell office:value-type="float" office:value="129.46198000000001" table:style-name="ce1">
            <text:p>129.46198</text:p>
          </table:table-cell>
          <table:table-cell office:value-type="float" office:value="23" table:style-name="ce1">
            <text:p>23</text:p>
          </table:table-cell>
          <table:table-cell office:value-type="float" office:value="131.69820999999999" table:style-name="ce1">
            <text:p>131.69821</text:p>
          </table:table-cell>
          <table:table-cell office:value-type="float" office:value="23" table:style-name="ce1">
            <text:p>23</text:p>
          </table:table-cell>
          <table:table-cell office:value-type="float" office:value="132.14003" table:style-name="ce1">
            <text:p>132.14003</text:p>
          </table:table-cell>
          <table:table-cell office:value-type="float" office:value="22.919146000000001" table:style-name="ce1">
            <text:p>22.919146</text:p>
          </table:table-cell>
          <table:table-cell office:value-type="float" office:value="138.23750000000001" table:style-name="ce1">
            <text:p>138.2375</text:p>
          </table:table-cell>
          <table:table-cell office:value-type="float" office:value="23" table:style-name="ce1">
            <text:p>23</text:p>
          </table:table-cell>
          <table:table-cell office:value-type="float" office:value="140.19347999999999" table:style-name="ce1">
            <text:p>140.19348</text:p>
          </table:table-cell>
          <table:table-cell office:value-type="float" office:value="21.753288000000001" table:style-name="ce1">
            <text:p>21.753288</text:p>
          </table:table-cell>
          <table:table-cell office:value-type="float" office:value="143.10995" table:style-name="ce1">
            <text:p>143.10995</text:p>
          </table:table-cell>
          <table:table-cell office:value-type="float" office:value="22.580901999999998" table:style-name="ce1">
            <text:p>22.580902</text:p>
          </table:table-cell>
          <table:table-cell office:value-type="float" office:value="129.35186999999999" table:style-name="ce1">
            <text:p>129.35187</text:p>
          </table:table-cell>
          <table:table-cell office:value-type="float" office:value="23" table:style-name="ce1">
            <text:p>23</text:p>
          </table:table-cell>
          <table:table-cell office:value-type="float" office:value="129.82462000000001" table:style-name="ce1">
            <text:p>129.82462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6.833202" table:style-name="ce1">
            <text:p>16.833202</text:p>
          </table:table-cell>
          <table:table-cell office:value-type="float" office:value="240.15002000000001" table:style-name="ce1">
            <text:p>240.15002</text:p>
          </table:table-cell>
          <table:table-cell office:value-type="float" office:value="17.358333999999999" table:style-name="ce1">
            <text:p>17.358334</text:p>
          </table:table-cell>
          <table:table-cell office:value-type="float" office:value="224.9563" table:style-name="ce1">
            <text:p>224.9563</text:p>
          </table:table-cell>
          <table:table-cell office:value-type="float" office:value="17.691668" table:style-name="ce1">
            <text:p>17.691668</text:p>
          </table:table-cell>
          <table:table-cell office:value-type="float" office:value="211.54703000000001" table:style-name="ce1">
            <text:p>211.54703</text:p>
          </table:table-cell>
          <table:table-cell office:value-type="float" office:value="18.004300000000001" table:style-name="ce1">
            <text:p>18.0043</text:p>
          </table:table-cell>
          <table:table-cell office:value-type="float" office:value="224.40991" table:style-name="ce1">
            <text:p>224.40991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6029" table:style-name="ce1">
            <text:p>23.996029</text:p>
          </table:table-cell>
          <table:table-cell office:value-type="float" office:value="97.331969999999998" table:style-name="ce1">
            <text:p>97.3319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9.568209999999993" table:style-name="ce1">
            <text:p>99.56821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0.010025" table:style-name="ce1">
            <text:p>100.010025</text:p>
          </table:table-cell>
          <table:table-cell office:value-type="float" office:value="23.998735" table:style-name="ce1">
            <text:p>23.998735</text:p>
          </table:table-cell>
          <table:table-cell office:value-type="float" office:value="106.1075" table:style-name="ce1">
            <text:p>106.107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8.06348" table:style-name="ce1">
            <text:p>108.06348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10.97995" table:style-name="ce1">
            <text:p>110.97995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221860000000007" table:style-name="ce1">
            <text:p>97.22186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7.694609999999997" table:style-name="ce1">
            <text:p>97.6946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7.524999999999999" table:style-name="ce1">
            <text:p>17.525</text:p>
          </table:table-cell>
          <table:table-cell office:value-type="float" office:value="223.95003" table:style-name="ce1">
            <text:p>223.95003</text:p>
          </table:table-cell>
          <table:table-cell office:value-type="float" office:value="17.858333999999999" table:style-name="ce1">
            <text:p>17.858334</text:p>
          </table:table-cell>
          <table:table-cell office:value-type="float" office:value="208.75630000000001" table:style-name="ce1">
            <text:p>208.7563</text:p>
          </table:table-cell>
          <table:table-cell office:value-type="float" office:value="18.695150000000002" table:style-name="ce1">
            <text:p>18.69515</text:p>
          </table:table-cell>
          <table:table-cell office:value-type="float" office:value="195.34702999999999" table:style-name="ce1">
            <text:p>195.34703</text:p>
          </table:table-cell>
          <table:table-cell office:value-type="float" office:value="18.524999999999999" table:style-name="ce1">
            <text:p>18.525</text:p>
          </table:table-cell>
          <table:table-cell office:value-type="float" office:value="208.20992000000001" table:style-name="ce1">
            <text:p>208.2099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8169999999998" table:style-name="ce1">
            <text:p>23.99817</text:p>
          </table:table-cell>
          <table:table-cell office:value-type="float" office:value="97.331969999999998" table:style-name="ce1">
            <text:p>97.33197</text:p>
          </table:table-cell>
          <table:table-cell office:value-type="float" office:value="24" table:style-name="ce1">
            <text:p>24</text:p>
          </table:table-cell>
          <table:table-cell office:value-type="float" office:value="99.568209999999993" table:style-name="ce1">
            <text:p>99.56821</text:p>
          </table:table-cell>
          <table:table-cell office:value-type="float" office:value="24" table:style-name="ce1">
            <text:p>24</text:p>
          </table:table-cell>
          <table:table-cell office:value-type="float" office:value="100.010025" table:style-name="ce1">
            <text:p>100.010025</text:p>
          </table:table-cell>
          <table:table-cell office:value-type="float" office:value="23.999417999999999" table:style-name="ce1">
            <text:p>23.999418</text:p>
          </table:table-cell>
          <table:table-cell office:value-type="float" office:value="106.1075" table:style-name="ce1">
            <text:p>106.1075</text:p>
          </table:table-cell>
          <table:table-cell office:value-type="float" office:value="24" table:style-name="ce1">
            <text:p>24</text:p>
          </table:table-cell>
          <table:table-cell office:value-type="float" office:value="108.06348" table:style-name="ce1">
            <text:p>108.06348</text:p>
          </table:table-cell>
          <table:table-cell office:value-type="float" office:value="24" table:style-name="ce1">
            <text:p>24</text:p>
          </table:table-cell>
          <table:table-cell office:value-type="float" office:value="110.97995" table:style-name="ce1">
            <text:p>110.97995</text:p>
          </table:table-cell>
          <table:table-cell office:value-type="float" office:value="24" table:style-name="ce1">
            <text:p>24</text:p>
          </table:table-cell>
          <table:table-cell office:value-type="float" office:value="97.221860000000007" table:style-name="ce1">
            <text:p>97.22186</text:p>
          </table:table-cell>
          <table:table-cell office:value-type="float" office:value="24" table:style-name="ce1">
            <text:p>24</text:p>
          </table:table-cell>
          <table:table-cell office:value-type="float" office:value="97.694609999999997" table:style-name="ce1">
            <text:p>97.69461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3" table:style-name="ce1">
            <text:p>18.3</text:p>
          </table:table-cell>
          <table:table-cell office:value-type="float" office:value="223.95003" table:style-name="ce1">
            <text:p>223.95003</text:p>
          </table:table-cell>
          <table:table-cell office:value-type="float" office:value="18.633333" table:style-name="ce1">
            <text:p>18.633333</text:p>
          </table:table-cell>
          <table:table-cell office:value-type="float" office:value="208.75630000000001" table:style-name="ce1">
            <text:p>208.7563</text:p>
          </table:table-cell>
          <table:table-cell office:value-type="float" office:value="18.860052" table:style-name="ce1">
            <text:p>18.860052</text:p>
          </table:table-cell>
          <table:table-cell office:value-type="float" office:value="195.34702999999999" table:style-name="ce1">
            <text:p>195.34703</text:p>
          </table:table-cell>
          <table:table-cell office:value-type="float" office:value="19.3" table:style-name="ce1">
            <text:p>19.3</text:p>
          </table:table-cell>
          <table:table-cell office:value-type="float" office:value="208.20992000000001" table:style-name="ce1">
            <text:p>208.2099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8.8" table:style-name="ce1">
            <text:p>18.8</text:p>
          </table:table-cell>
          <table:table-cell office:value-type="float" office:value="207.75003000000001" table:style-name="ce1">
            <text:p>207.75003</text:p>
          </table:table-cell>
          <table:table-cell office:value-type="float" office:value="19.256311" table:style-name="ce1">
            <text:p>19.256311</text:p>
          </table:table-cell>
          <table:table-cell office:value-type="float" office:value="192.55629999999999" table:style-name="ce1">
            <text:p>192.5563</text:p>
          </table:table-cell>
          <table:table-cell office:value-type="float" office:value="19.632287999999999" table:style-name="ce1">
            <text:p>19.632288</text:p>
          </table:table-cell>
          <table:table-cell office:value-type="float" office:value="179.14703" table:style-name="ce1">
            <text:p>179.14703</text:p>
          </table:table-cell>
          <table:table-cell office:value-type="float" office:value="19.8" table:style-name="ce1">
            <text:p>19.8</text:p>
          </table:table-cell>
          <table:table-cell office:value-type="float" office:value="192.00991999999999" table:style-name="ce1">
            <text:p>192.0099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475000000000001" table:style-name="ce1">
            <text:p>19.475</text:p>
          </table:table-cell>
          <table:table-cell office:value-type="float" office:value="207.75003000000001" table:style-name="ce1">
            <text:p>207.75003</text:p>
          </table:table-cell>
          <table:table-cell office:value-type="float" office:value="19.449708999999999" table:style-name="ce1">
            <text:p>19.449709</text:p>
          </table:table-cell>
          <table:table-cell office:value-type="float" office:value="192.55629999999999" table:style-name="ce1">
            <text:p>192.5563</text:p>
          </table:table-cell>
          <table:table-cell office:value-type="float" office:value="20.119356" table:style-name="ce1">
            <text:p>20.119356</text:p>
          </table:table-cell>
          <table:table-cell office:value-type="float" office:value="179.14703" table:style-name="ce1">
            <text:p>179.14703</text:p>
          </table:table-cell>
          <table:table-cell office:value-type="float" office:value="20.475000000000001" table:style-name="ce1">
            <text:p>20.475</text:p>
          </table:table-cell>
          <table:table-cell office:value-type="float" office:value="192.00991999999999" table:style-name="ce1">
            <text:p>192.00992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19.75" table:style-name="ce1">
            <text:p>19.75</text:p>
          </table:table-cell>
          <table:table-cell office:value-type="float" office:value="198.84003999999999" table:style-name="ce1">
            <text:p>198.84004</text:p>
          </table:table-cell>
          <table:table-cell office:value-type="float" office:value="20.083334000000001" table:style-name="ce1">
            <text:p>20.083334</text:p>
          </table:table-cell>
          <table:table-cell office:value-type="float" office:value="183.64626000000001" table:style-name="ce1">
            <text:p>183.64626</text:p>
          </table:table-cell>
          <table:table-cell office:value-type="float" office:value="20.416665999999999" table:style-name="ce1">
            <text:p>20.416666</text:p>
          </table:table-cell>
          <table:table-cell office:value-type="float" office:value="170.23705000000001" table:style-name="ce1">
            <text:p>170.23705</text:p>
          </table:table-cell>
          <table:table-cell office:value-type="float" office:value="20.75" table:style-name="ce1">
            <text:p>20.75</text:p>
          </table:table-cell>
          <table:table-cell office:value-type="float" office:value="183.09993" table:style-name="ce1">
            <text:p>183.0999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391666000000001" table:style-name="ce1">
            <text:p>20.391666</text:p>
          </table:table-cell>
          <table:table-cell office:value-type="float" office:value="198.84003999999999" table:style-name="ce1">
            <text:p>198.84004</text:p>
          </table:table-cell>
          <table:table-cell office:value-type="float" office:value="20.725000000000001" table:style-name="ce1">
            <text:p>20.725</text:p>
          </table:table-cell>
          <table:table-cell office:value-type="float" office:value="183.64626000000001" table:style-name="ce1">
            <text:p>183.64626</text:p>
          </table:table-cell>
          <table:table-cell office:value-type="float" office:value="21.058332" table:style-name="ce1">
            <text:p>21.058332</text:p>
          </table:table-cell>
          <table:table-cell office:value-type="float" office:value="170.23705000000001" table:style-name="ce1">
            <text:p>170.23705</text:p>
          </table:table-cell>
          <table:table-cell office:value-type="float" office:value="21.391666000000001" table:style-name="ce1">
            <text:p>21.391666</text:p>
          </table:table-cell>
          <table:table-cell office:value-type="float" office:value="183.09993" table:style-name="ce1">
            <text:p>183.0999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0.766666000000001" table:style-name="ce1">
            <text:p>20.766666</text:p>
          </table:table-cell>
          <table:table-cell office:value-type="float" office:value="186.69005000000001" table:style-name="ce1">
            <text:p>186.69005</text:p>
          </table:table-cell>
          <table:table-cell office:value-type="float" office:value="21.289185" table:style-name="ce1">
            <text:p>21.289185</text:p>
          </table:table-cell>
          <table:table-cell office:value-type="float" office:value="171.49626000000001" table:style-name="ce1">
            <text:p>171.49626</text:p>
          </table:table-cell>
          <table:table-cell office:value-type="float" office:value="21.433332" table:style-name="ce1">
            <text:p>21.433332</text:p>
          </table:table-cell>
          <table:table-cell office:value-type="float" office:value="158.08705" table:style-name="ce1">
            <text:p>158.08705</text:p>
          </table:table-cell>
          <table:table-cell office:value-type="float" office:value="22.177578" table:style-name="ce1">
            <text:p>22.177578</text:p>
          </table:table-cell>
          <table:table-cell office:value-type="float" office:value="170.94994" table:style-name="ce1">
            <text:p>170.9499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3" table:style-name="ce1">
            <text:p>21.3</text:p>
          </table:table-cell>
          <table:table-cell office:value-type="float" office:value="186.69005000000001" table:style-name="ce1">
            <text:p>186.69005</text:p>
          </table:table-cell>
          <table:table-cell office:value-type="float" office:value="21.581579999999999" table:style-name="ce1">
            <text:p>21.58158</text:p>
          </table:table-cell>
          <table:table-cell office:value-type="float" office:value="171.49626000000001" table:style-name="ce1">
            <text:p>171.49626</text:p>
          </table:table-cell>
          <table:table-cell office:value-type="float" office:value="21.966667000000001" table:style-name="ce1">
            <text:p>21.966667</text:p>
          </table:table-cell>
          <table:table-cell office:value-type="float" office:value="158.08705" table:style-name="ce1">
            <text:p>158.08705</text:p>
          </table:table-cell>
          <table:table-cell office:value-type="float" office:value="22.265640000000001" table:style-name="ce1">
            <text:p>22.26564</text:p>
          </table:table-cell>
          <table:table-cell office:value-type="float" office:value="170.94994" table:style-name="ce1">
            <text:p>170.9499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853867000000001" table:style-name="ce1">
            <text:p>21.853867</text:p>
          </table:table-cell>
          <table:table-cell office:value-type="float" office:value="170.76004" table:style-name="ce1">
            <text:p>170.76004</text:p>
          </table:table-cell>
          <table:table-cell office:value-type="float" office:value="22.127146" table:style-name="ce1">
            <text:p>22.127146</text:p>
          </table:table-cell>
          <table:table-cell office:value-type="float" office:value="155.56625" table:style-name="ce1">
            <text:p>155.56625</text:p>
          </table:table-cell>
          <table:table-cell office:value-type="float" office:value="22.464787000000001" table:style-name="ce1">
            <text:p>22.464787</text:p>
          </table:table-cell>
          <table:table-cell office:value-type="float" office:value="142.15703999999999" table:style-name="ce1">
            <text:p>142.15704</text:p>
          </table:table-cell>
          <table:table-cell office:value-type="float" office:value="22.791665999999999" table:style-name="ce1">
            <text:p>22.791666</text:p>
          </table:table-cell>
          <table:table-cell office:value-type="float" office:value="155.01992999999999" table:style-name="ce1">
            <text:p>155.0199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1.862883" table:style-name="ce1">
            <text:p>21.862883</text:p>
          </table:table-cell>
          <table:table-cell office:value-type="float" office:value="170.76004" table:style-name="ce1">
            <text:p>170.76004</text:p>
          </table:table-cell>
          <table:table-cell office:value-type="float" office:value="22.307167" table:style-name="ce1">
            <text:p>22.307167</text:p>
          </table:table-cell>
          <table:table-cell office:value-type="float" office:value="155.56625" table:style-name="ce1">
            <text:p>155.56625</text:p>
          </table:table-cell>
          <table:table-cell office:value-type="float" office:value="22.581398" table:style-name="ce1">
            <text:p>22.581398</text:p>
          </table:table-cell>
          <table:table-cell office:value-type="float" office:value="142.15703999999999" table:style-name="ce1">
            <text:p>142.15704</text:p>
          </table:table-cell>
          <table:table-cell office:value-type="float" office:value="22.991667" table:style-name="ce1">
            <text:p>22.991667</text:p>
          </table:table-cell>
          <table:table-cell office:value-type="float" office:value="155.01992999999999" table:style-name="ce1">
            <text:p>155.01993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" table:style-name="ce1">
            <text:p>23</text:p>
          </table:table-cell>
          <table:table-cell office:value-type="float" office:value="138.09003999999999" table:style-name="ce1">
            <text:p>138.09004</text:p>
          </table:table-cell>
          <table:table-cell office:value-type="float" office:value="23.000284000000001" table:style-name="ce1">
            <text:p>23.000284</text:p>
          </table:table-cell>
          <table:table-cell office:value-type="float" office:value="133.69627" table:style-name="ce1">
            <text:p>133.69627</text:p>
          </table:table-cell>
          <table:table-cell office:value-type="float" office:value="23.000042000000001" table:style-name="ce1">
            <text:p>23.000042</text:p>
          </table:table-cell>
          <table:table-cell office:value-type="float" office:value="131.08702" table:style-name="ce1">
            <text:p>131.08702</text:p>
          </table:table-cell>
          <table:table-cell office:value-type="float" office:value="23" table:style-name="ce1">
            <text:p>23</text:p>
          </table:table-cell>
          <table:table-cell office:value-type="float" office:value="154.74994000000001" table:style-name="ce1">
            <text:p>154.7499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38.09003999999999" table:style-name="ce1">
            <text:p>138.09004</text:p>
          </table:table-cell>
          <table:table-cell office:value-type="float" office:value="23.000875000000001" table:style-name="ce1">
            <text:p>23.000875</text:p>
          </table:table-cell>
          <table:table-cell office:value-type="float" office:value="133.69627" table:style-name="ce1">
            <text:p>133.69627</text:p>
          </table:table-cell>
          <table:table-cell office:value-type="float" office:value="23.000319999999999" table:style-name="ce1">
            <text:p>23.00032</text:p>
          </table:table-cell>
          <table:table-cell office:value-type="float" office:value="131.08702" table:style-name="ce1">
            <text:p>131.08702</text:p>
          </table:table-cell>
          <table:table-cell office:value-type="float" office:value="23.001000000000001" table:style-name="ce1">
            <text:p>23.001</text:p>
          </table:table-cell>
          <table:table-cell office:value-type="float" office:value="154.74994000000001" table:style-name="ce1">
            <text:p>154.7499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5.96004000000001" table:style-name="ce1">
            <text:p>105.96004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101.56627" table:style-name="ce1">
            <text:p>101.56627</text:p>
          </table:table-cell>
          <table:table-cell office:value-type="float" office:value="23.991667" table:style-name="ce1">
            <text:p>23.991667</text:p>
          </table:table-cell>
          <table:table-cell office:value-type="float" office:value="98.957015999999996" table:style-name="ce1">
            <text:p>98.957016</text:p>
          </table:table-cell>
          <table:table-cell office:value-type="float" office:value="23.997672999999999" table:style-name="ce1">
            <text:p>23.997673</text:p>
          </table:table-cell>
          <table:table-cell office:value-type="float" office:value="122.619934" table:style-name="ce1">
            <text:p>122.619934</text:p>
          </table:table-cell>
          <table:table-cell table:number-columns-repeated="16314"/>
        </table:table-row>
        <table:table-row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float" office:value="24" table:style-name="ce1">
            <text:p>24</text:p>
          </table:table-cell>
          <table:table-cell office:value-type="float" office:value="105.96004000000001" table:style-name="ce1">
            <text:p>105.96004</text:p>
          </table:table-cell>
          <table:table-cell office:value-type="float" office:value="24" table:style-name="ce1">
            <text:p>24</text:p>
          </table:table-cell>
          <table:table-cell office:value-type="float" office:value="101.56627" table:style-name="ce1">
            <text:p>101.56627</text:p>
          </table:table-cell>
          <table:table-cell office:value-type="float" office:value="24" table:style-name="ce1">
            <text:p>24</text:p>
          </table:table-cell>
          <table:table-cell office:value-type="float" office:value="98.957015999999996" table:style-name="ce1">
            <text:p>98.957016</text:p>
          </table:table-cell>
          <table:table-cell office:value-type="float" office:value="23.998161" table:style-name="ce1">
            <text:p>23.998161</text:p>
          </table:table-cell>
          <table:table-cell office:value-type="float" office:value="122.619934" table:style-name="ce1">
            <text:p>122.619934</text:p>
          </table:table-cell>
          <table:table-cell table:number-columns-repeated="16314"/>
        </table:table-row>
        <table:table-row table:number-rows-repeated="640" table:style-name="ro1"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14"/>
        </table:table-row>
        <table:table-row table:number-rows-repeated="10478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57:09Z</dc:date>
    <meta:editing-cycles>27</meta:editing-cycles>
    <meta:editing-duration>PT2634S</meta:editing-duration>
  </office:meta>
</office:document-meta>
</file>